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274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3.762cm" svg:height="14.848cm" svg:x="14.732cm" svg:y="0.664cm">
            <draw:object draw:notify-on-update-of-ranges="'1'.A1:'1'.A1 '1'.A2:'1'.A840 '1'.C1:'1'.C1 '1'.C2:'1'.C840 '1'.D1:'1'.D1 '1'.D2:'1'.D840 '1'.F1:'1'.F1 '1'.F2:'1'.F840 '1'.G1:'1'.G1 '1'.G2:'1'.G8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Скорость 1</text:p>
          </table:table-cell>
          <table:table-cell office:value-type="string" calcext:value-type="string">
            <text:p>Угол 1</text:p>
          </table:table-cell>
          <table:table-cell/>
          <table:table-cell office:value-type="string" calcext:value-type="string">
            <text:p>Скорость 2</text:p>
          </table:table-cell>
          <table:table-cell office:value-type="string" calcext:value-type="string">
            <text:p>Угол 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6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7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8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9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0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1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2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3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4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5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6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7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8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19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1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0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1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2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3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4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5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6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7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8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29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2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0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1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2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3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4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5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6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7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8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8]/10" office:value-type="float" office:value="-358.2" calcext:value-type="float">
            <text:p>-358,2</text:p>
          </table:table-cell>
          <table:table-cell/>
          <table:table-cell office:value-type="string" calcext:value-type="string">
            <text:p>Время оборота,ms</text:p>
          </table:table-cell>
          <table:table-cell office:value-type="string" calcext:value-type="string">
            <text:p>Оборотов в секунду</text:p>
          </table:table-cell>
          <table:table-cell office:value-type="string" calcext:value-type="string">
            <text:p>Градусов в секунду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39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39]/10" office:value-type="float" office:value="-358.2" calcext:value-type="float">
            <text:p>-358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0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0]/10" office:value-type="float" office:value="-358.2" calcext:value-type="float">
            <text:p>-358,2</text:p>
          </table:table-cell>
          <table:table-cell/>
          <table:table-cell office:value-type="float" office:value="1310" calcext:value-type="float">
            <text:p>1310</text:p>
          </table:table-cell>
          <table:table-cell table:style-name="ce1" table:formula="of:=([.J39]/[.I40])*1000" office:value-type="float" office:value="0.763358778625954" calcext:value-type="float">
            <text:p>0,76</text:p>
          </table:table-cell>
          <table:table-cell table:formula="of:=([.K39]/[.I40])*1000" office:value-type="float" office:value="274.809160305344" calcext:value-type="float">
            <text:p>274,8091603053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1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1]/10" office:value-type="float" office:value="-358.2" calcext:value-type="float">
            <text:p>-358,2</text:p>
          </table:table-cell>
          <table:table-cell/>
          <table:table-cell office:value-type="float" office:value="2620" calcext:value-type="float">
            <text:p>2620</text:p>
          </table:table-cell>
          <table:table-cell table:style-name="ce1" table:formula="of:=([.J39]/[.I41])*1000" office:value-type="float" office:value="0.381679389312977" calcext:value-type="float">
            <text:p>0,38</text:p>
          </table:table-cell>
          <table:table-cell table:formula="of:=([.K39]/[.I41])*1000" office:value-type="float" office:value="137.404580152672" calcext:value-type="float">
            <text:p>137,404580152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2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3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4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5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6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7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8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9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4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0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1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2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3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4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5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6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7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8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59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5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60]/10" office:value-type="float" office:value="-359.9" calcext:value-type="float">
            <text:p>-35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3568" calcext:value-type="float">
            <text:p>-3568</text:p>
          </table:table-cell>
          <table:table-cell office:value-type="float" office:value="1600" calcext:value-type="float">
            <text:p>1600</text:p>
          </table:table-cell>
          <table:table-cell table:formula="of:=[.B61]/10" office:value-type="float" office:value="-356.8" calcext:value-type="float">
            <text:p>-356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545" calcext:value-type="float">
            <text:p>-3545</text:p>
          </table:table-cell>
          <table:table-cell office:value-type="float" office:value="3552" calcext:value-type="float">
            <text:p>3552</text:p>
          </table:table-cell>
          <table:table-cell table:formula="of:=[.B62]/10" office:value-type="float" office:value="-354.5" calcext:value-type="float">
            <text:p>-354,5</text:p>
          </table:table-cell>
          <table:table-cell office:value-type="float" office:value="-3564" calcext:value-type="float">
            <text:p>-3564</text:p>
          </table:table-cell>
          <table:table-cell office:value-type="float" office:value="1056" calcext:value-type="float">
            <text:p>1056</text:p>
          </table:table-cell>
          <table:table-cell table:formula="of:=[.E62]/10" office:value-type="float" office:value="-356.4" calcext:value-type="float">
            <text:p>-356,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526" calcext:value-type="float">
            <text:p>-3526</text:p>
          </table:table-cell>
          <table:table-cell office:value-type="float" office:value="1376" calcext:value-type="float">
            <text:p>1376</text:p>
          </table:table-cell>
          <table:table-cell table:formula="of:=[.B63]/10" office:value-type="float" office:value="-352.6" calcext:value-type="float">
            <text:p>-352,6</text:p>
          </table:table-cell>
          <table:table-cell office:value-type="float" office:value="-3559" calcext:value-type="float">
            <text:p>-3559</text:p>
          </table:table-cell>
          <table:table-cell office:value-type="float" office:value="1184" calcext:value-type="float">
            <text:p>1184</text:p>
          </table:table-cell>
          <table:table-cell table:formula="of:=[.E63]/10" office:value-type="float" office:value="-355.9" calcext:value-type="float">
            <text:p>-355,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500" calcext:value-type="float">
            <text:p>-3500</text:p>
          </table:table-cell>
          <table:table-cell office:value-type="float" office:value="2592" calcext:value-type="float">
            <text:p>2592</text:p>
          </table:table-cell>
          <table:table-cell table:formula="of:=[.B64]/10" office:value-type="float" office:value="-350" calcext:value-type="float">
            <text:p>-350</text:p>
          </table:table-cell>
          <table:table-cell office:value-type="float" office:value="-3550" calcext:value-type="float">
            <text:p>-3550</text:p>
          </table:table-cell>
          <table:table-cell office:value-type="float" office:value="480" calcext:value-type="float">
            <text:p>480</text:p>
          </table:table-cell>
          <table:table-cell table:formula="of:=[.E64]/10" office:value-type="float" office:value="-355" calcext:value-type="float">
            <text:p>-35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474" calcext:value-type="float">
            <text:p>-3474</text:p>
          </table:table-cell>
          <table:table-cell office:value-type="float" office:value="2656" calcext:value-type="float">
            <text:p>2656</text:p>
          </table:table-cell>
          <table:table-cell table:formula="of:=[.B65]/10" office:value-type="float" office:value="-347.4" calcext:value-type="float">
            <text:p>-347,4</text:p>
          </table:table-cell>
          <table:table-cell office:value-type="float" office:value="-3538" calcext:value-type="float">
            <text:p>-3538</text:p>
          </table:table-cell>
          <table:table-cell office:value-type="float" office:value="1248" calcext:value-type="float">
            <text:p>1248</text:p>
          </table:table-cell>
          <table:table-cell table:formula="of:=[.E65]/10" office:value-type="float" office:value="-353.8" calcext:value-type="float">
            <text:p>-353,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446" calcext:value-type="float">
            <text:p>-3446</text:p>
          </table:table-cell>
          <table:table-cell office:value-type="float" office:value="2784" calcext:value-type="float">
            <text:p>2784</text:p>
          </table:table-cell>
          <table:table-cell table:formula="of:=[.B66]/10" office:value-type="float" office:value="-344.6" calcext:value-type="float">
            <text:p>-344,6</text:p>
          </table:table-cell>
          <table:table-cell office:value-type="float" office:value="-3525" calcext:value-type="float">
            <text:p>-3525</text:p>
          </table:table-cell>
          <table:table-cell office:value-type="float" office:value="1376" calcext:value-type="float">
            <text:p>1376</text:p>
          </table:table-cell>
          <table:table-cell table:formula="of:=[.E66]/10" office:value-type="float" office:value="-352.5" calcext:value-type="float">
            <text:p>-352,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418" calcext:value-type="float">
            <text:p>-3418</text:p>
          </table:table-cell>
          <table:table-cell office:value-type="float" office:value="2688" calcext:value-type="float">
            <text:p>2688</text:p>
          </table:table-cell>
          <table:table-cell table:formula="of:=[.B67]/10" office:value-type="float" office:value="-341.8" calcext:value-type="float">
            <text:p>-341,8</text:p>
          </table:table-cell>
          <table:table-cell office:value-type="float" office:value="-3511" calcext:value-type="float">
            <text:p>-3511</text:p>
          </table:table-cell>
          <table:table-cell office:value-type="float" office:value="1376" calcext:value-type="float">
            <text:p>1376</text:p>
          </table:table-cell>
          <table:table-cell table:formula="of:=[.E67]/10" office:value-type="float" office:value="-351.1" calcext:value-type="float">
            <text:p>-351,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390" calcext:value-type="float">
            <text:p>-3390</text:p>
          </table:table-cell>
          <table:table-cell office:value-type="float" office:value="2752" calcext:value-type="float">
            <text:p>2752</text:p>
          </table:table-cell>
          <table:table-cell table:formula="of:=[.B68]/10" office:value-type="float" office:value="-339" calcext:value-type="float">
            <text:p>-339</text:p>
          </table:table-cell>
          <table:table-cell office:value-type="float" office:value="-3497" calcext:value-type="float">
            <text:p>-3497</text:p>
          </table:table-cell>
          <table:table-cell office:value-type="float" office:value="1312" calcext:value-type="float">
            <text:p>1312</text:p>
          </table:table-cell>
          <table:table-cell table:formula="of:=[.E68]/10" office:value-type="float" office:value="-349.7" calcext:value-type="float">
            <text:p>-349,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64" calcext:value-type="float">
            <text:p>-3364</text:p>
          </table:table-cell>
          <table:table-cell office:value-type="float" office:value="2752" calcext:value-type="float">
            <text:p>2752</text:p>
          </table:table-cell>
          <table:table-cell table:formula="of:=[.B69]/10" office:value-type="float" office:value="-336.4" calcext:value-type="float">
            <text:p>-336,4</text:p>
          </table:table-cell>
          <table:table-cell office:value-type="float" office:value="-3484" calcext:value-type="float">
            <text:p>-3484</text:p>
          </table:table-cell>
          <table:table-cell office:value-type="float" office:value="1344" calcext:value-type="float">
            <text:p>1344</text:p>
          </table:table-cell>
          <table:table-cell table:formula="of:=[.E69]/10" office:value-type="float" office:value="-348.4" calcext:value-type="float">
            <text:p>-348,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336" calcext:value-type="float">
            <text:p>-3336</text:p>
          </table:table-cell>
          <table:table-cell office:value-type="float" office:value="2752" calcext:value-type="float">
            <text:p>2752</text:p>
          </table:table-cell>
          <table:table-cell table:formula="of:=[.B70]/10" office:value-type="float" office:value="-333.6" calcext:value-type="float">
            <text:p>-333,6</text:p>
          </table:table-cell>
          <table:table-cell office:value-type="float" office:value="-3472" calcext:value-type="float">
            <text:p>-3472</text:p>
          </table:table-cell>
          <table:table-cell office:value-type="float" office:value="1280" calcext:value-type="float">
            <text:p>1280</text:p>
          </table:table-cell>
          <table:table-cell table:formula="of:=[.E70]/10" office:value-type="float" office:value="-347.2" calcext:value-type="float">
            <text:p>-347,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308" calcext:value-type="float">
            <text:p>-3308</text:p>
          </table:table-cell>
          <table:table-cell office:value-type="float" office:value="2816" calcext:value-type="float">
            <text:p>2816</text:p>
          </table:table-cell>
          <table:table-cell table:formula="of:=[.B71]/10" office:value-type="float" office:value="-330.8" calcext:value-type="float">
            <text:p>-330,8</text:p>
          </table:table-cell>
          <table:table-cell office:value-type="float" office:value="-3458" calcext:value-type="float">
            <text:p>-3458</text:p>
          </table:table-cell>
          <table:table-cell office:value-type="float" office:value="1376" calcext:value-type="float">
            <text:p>1376</text:p>
          </table:table-cell>
          <table:table-cell table:formula="of:=[.E71]/10" office:value-type="float" office:value="-345.8" calcext:value-type="float">
            <text:p>-345,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281" calcext:value-type="float">
            <text:p>-3281</text:p>
          </table:table-cell>
          <table:table-cell office:value-type="float" office:value="2656" calcext:value-type="float">
            <text:p>2656</text:p>
          </table:table-cell>
          <table:table-cell table:formula="of:=[.B72]/10" office:value-type="float" office:value="-328.1" calcext:value-type="float">
            <text:p>-328,1</text:p>
          </table:table-cell>
          <table:table-cell office:value-type="float" office:value="-3444" calcext:value-type="float">
            <text:p>-3444</text:p>
          </table:table-cell>
          <table:table-cell office:value-type="float" office:value="1344" calcext:value-type="float">
            <text:p>1344</text:p>
          </table:table-cell>
          <table:table-cell table:formula="of:=[.E72]/10" office:value-type="float" office:value="-344.4" calcext:value-type="float">
            <text:p>-344,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254" calcext:value-type="float">
            <text:p>-3254</text:p>
          </table:table-cell>
          <table:table-cell office:value-type="float" office:value="2720" calcext:value-type="float">
            <text:p>2720</text:p>
          </table:table-cell>
          <table:table-cell table:formula="of:=[.B73]/10" office:value-type="float" office:value="-325.4" calcext:value-type="float">
            <text:p>-325,4</text:p>
          </table:table-cell>
          <table:table-cell office:value-type="float" office:value="-3431" calcext:value-type="float">
            <text:p>-3431</text:p>
          </table:table-cell>
          <table:table-cell office:value-type="float" office:value="1344" calcext:value-type="float">
            <text:p>1344</text:p>
          </table:table-cell>
          <table:table-cell table:formula="of:=[.E73]/10" office:value-type="float" office:value="-343.1" calcext:value-type="float">
            <text:p>-343,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227" calcext:value-type="float">
            <text:p>-3227</text:p>
          </table:table-cell>
          <table:table-cell office:value-type="float" office:value="2816" calcext:value-type="float">
            <text:p>2816</text:p>
          </table:table-cell>
          <table:table-cell table:formula="of:=[.B74]/10" office:value-type="float" office:value="-322.7" calcext:value-type="float">
            <text:p>-322,7</text:p>
          </table:table-cell>
          <table:table-cell office:value-type="float" office:value="-3417" calcext:value-type="float">
            <text:p>-3417</text:p>
          </table:table-cell>
          <table:table-cell office:value-type="float" office:value="1344" calcext:value-type="float">
            <text:p>1344</text:p>
          </table:table-cell>
          <table:table-cell table:formula="of:=[.E74]/10" office:value-type="float" office:value="-341.7" calcext:value-type="float">
            <text:p>-341,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198" calcext:value-type="float">
            <text:p>-3198</text:p>
          </table:table-cell>
          <table:table-cell office:value-type="float" office:value="2784" calcext:value-type="float">
            <text:p>2784</text:p>
          </table:table-cell>
          <table:table-cell table:formula="of:=[.B75]/10" office:value-type="float" office:value="-319.8" calcext:value-type="float">
            <text:p>-319,8</text:p>
          </table:table-cell>
          <table:table-cell office:value-type="float" office:value="-3404" calcext:value-type="float">
            <text:p>-3404</text:p>
          </table:table-cell>
          <table:table-cell office:value-type="float" office:value="1376" calcext:value-type="float">
            <text:p>1376</text:p>
          </table:table-cell>
          <table:table-cell table:formula="of:=[.E75]/10" office:value-type="float" office:value="-340.4" calcext:value-type="float">
            <text:p>-340,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168" calcext:value-type="float">
            <text:p>-3168</text:p>
          </table:table-cell>
          <table:table-cell office:value-type="float" office:value="2880" calcext:value-type="float">
            <text:p>2880</text:p>
          </table:table-cell>
          <table:table-cell table:formula="of:=[.B76]/10" office:value-type="float" office:value="-316.8" calcext:value-type="float">
            <text:p>-316,8</text:p>
          </table:table-cell>
          <table:table-cell office:value-type="float" office:value="-3390" calcext:value-type="float">
            <text:p>-3390</text:p>
          </table:table-cell>
          <table:table-cell office:value-type="float" office:value="1408" calcext:value-type="float">
            <text:p>1408</text:p>
          </table:table-cell>
          <table:table-cell table:formula="of:=[.E76]/10" office:value-type="float" office:value="-339" calcext:value-type="float">
            <text:p>-33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141" calcext:value-type="float">
            <text:p>-3141</text:p>
          </table:table-cell>
          <table:table-cell office:value-type="float" office:value="2784" calcext:value-type="float">
            <text:p>2784</text:p>
          </table:table-cell>
          <table:table-cell table:formula="of:=[.B77]/10" office:value-type="float" office:value="-314.1" calcext:value-type="float">
            <text:p>-314,1</text:p>
          </table:table-cell>
          <table:table-cell office:value-type="float" office:value="-3375" calcext:value-type="float">
            <text:p>-3375</text:p>
          </table:table-cell>
          <table:table-cell office:value-type="float" office:value="1408" calcext:value-type="float">
            <text:p>1408</text:p>
          </table:table-cell>
          <table:table-cell table:formula="of:=[.E77]/10" office:value-type="float" office:value="-337.5" calcext:value-type="float">
            <text:p>-337,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114" calcext:value-type="float">
            <text:p>-3114</text:p>
          </table:table-cell>
          <table:table-cell office:value-type="float" office:value="2848" calcext:value-type="float">
            <text:p>2848</text:p>
          </table:table-cell>
          <table:table-cell table:formula="of:=[.B78]/10" office:value-type="float" office:value="-311.4" calcext:value-type="float">
            <text:p>-311,4</text:p>
          </table:table-cell>
          <table:table-cell office:value-type="float" office:value="-3362" calcext:value-type="float">
            <text:p>-3362</text:p>
          </table:table-cell>
          <table:table-cell office:value-type="float" office:value="1376" calcext:value-type="float">
            <text:p>1376</text:p>
          </table:table-cell>
          <table:table-cell table:formula="of:=[.E78]/10" office:value-type="float" office:value="-336.2" calcext:value-type="float">
            <text:p>-336,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084" calcext:value-type="float">
            <text:p>-3084</text:p>
          </table:table-cell>
          <table:table-cell office:value-type="float" office:value="2912" calcext:value-type="float">
            <text:p>2912</text:p>
          </table:table-cell>
          <table:table-cell table:formula="of:=[.B79]/10" office:value-type="float" office:value="-308.4" calcext:value-type="float">
            <text:p>-308,4</text:p>
          </table:table-cell>
          <table:table-cell office:value-type="float" office:value="-3348" calcext:value-type="float">
            <text:p>-3348</text:p>
          </table:table-cell>
          <table:table-cell office:value-type="float" office:value="1440" calcext:value-type="float">
            <text:p>1440</text:p>
          </table:table-cell>
          <table:table-cell table:formula="of:=[.E79]/10" office:value-type="float" office:value="-334.8" calcext:value-type="float">
            <text:p>-334,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058" calcext:value-type="float">
            <text:p>-3058</text:p>
          </table:table-cell>
          <table:table-cell office:value-type="float" office:value="2656" calcext:value-type="float">
            <text:p>2656</text:p>
          </table:table-cell>
          <table:table-cell table:formula="of:=[.B80]/10" office:value-type="float" office:value="-305.8" calcext:value-type="float">
            <text:p>-305,8</text:p>
          </table:table-cell>
          <table:table-cell office:value-type="float" office:value="-3335" calcext:value-type="float">
            <text:p>-3335</text:p>
          </table:table-cell>
          <table:table-cell office:value-type="float" office:value="1344" calcext:value-type="float">
            <text:p>1344</text:p>
          </table:table-cell>
          <table:table-cell table:formula="of:=[.E80]/10" office:value-type="float" office:value="-333.5" calcext:value-type="float">
            <text:p>-333,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030" calcext:value-type="float">
            <text:p>-3030</text:p>
          </table:table-cell>
          <table:table-cell office:value-type="float" office:value="2720" calcext:value-type="float">
            <text:p>2720</text:p>
          </table:table-cell>
          <table:table-cell table:formula="of:=[.B81]/10" office:value-type="float" office:value="-303" calcext:value-type="float">
            <text:p>-303</text:p>
          </table:table-cell>
          <table:table-cell office:value-type="float" office:value="-3320" calcext:value-type="float">
            <text:p>-3320</text:p>
          </table:table-cell>
          <table:table-cell office:value-type="float" office:value="1344" calcext:value-type="float">
            <text:p>1344</text:p>
          </table:table-cell>
          <table:table-cell table:formula="of:=[.E81]/10" office:value-type="float" office:value="-332" calcext:value-type="float">
            <text:p>-33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004" calcext:value-type="float">
            <text:p>-3004</text:p>
          </table:table-cell>
          <table:table-cell office:value-type="float" office:value="2720" calcext:value-type="float">
            <text:p>2720</text:p>
          </table:table-cell>
          <table:table-cell table:formula="of:=[.B82]/10" office:value-type="float" office:value="-300.4" calcext:value-type="float">
            <text:p>-300,4</text:p>
          </table:table-cell>
          <table:table-cell office:value-type="float" office:value="-3307" calcext:value-type="float">
            <text:p>-3307</text:p>
          </table:table-cell>
          <table:table-cell office:value-type="float" office:value="1376" calcext:value-type="float">
            <text:p>1376</text:p>
          </table:table-cell>
          <table:table-cell table:formula="of:=[.E82]/10" office:value-type="float" office:value="-330.7" calcext:value-type="float">
            <text:p>-330,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977" calcext:value-type="float">
            <text:p>-2977</text:p>
          </table:table-cell>
          <table:table-cell office:value-type="float" office:value="2624" calcext:value-type="float">
            <text:p>2624</text:p>
          </table:table-cell>
          <table:table-cell table:formula="of:=[.B83]/10" office:value-type="float" office:value="-297.7" calcext:value-type="float">
            <text:p>-297,7</text:p>
          </table:table-cell>
          <table:table-cell office:value-type="float" office:value="-3293" calcext:value-type="float">
            <text:p>-3293</text:p>
          </table:table-cell>
          <table:table-cell office:value-type="float" office:value="1376" calcext:value-type="float">
            <text:p>1376</text:p>
          </table:table-cell>
          <table:table-cell table:formula="of:=[.E83]/10" office:value-type="float" office:value="-329.3" calcext:value-type="float">
            <text:p>-329,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949" calcext:value-type="float">
            <text:p>-2949</text:p>
          </table:table-cell>
          <table:table-cell office:value-type="float" office:value="2720" calcext:value-type="float">
            <text:p>2720</text:p>
          </table:table-cell>
          <table:table-cell table:formula="of:=[.B84]/10" office:value-type="float" office:value="-294.9" calcext:value-type="float">
            <text:p>-294,9</text:p>
          </table:table-cell>
          <table:table-cell office:value-type="float" office:value="-3279" calcext:value-type="float">
            <text:p>-3279</text:p>
          </table:table-cell>
          <table:table-cell office:value-type="float" office:value="1472" calcext:value-type="float">
            <text:p>1472</text:p>
          </table:table-cell>
          <table:table-cell table:formula="of:=[.E84]/10" office:value-type="float" office:value="-327.9" calcext:value-type="float">
            <text:p>-327,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922" calcext:value-type="float">
            <text:p>-2922</text:p>
          </table:table-cell>
          <table:table-cell office:value-type="float" office:value="2688" calcext:value-type="float">
            <text:p>2688</text:p>
          </table:table-cell>
          <table:table-cell table:formula="of:=[.B85]/10" office:value-type="float" office:value="-292.2" calcext:value-type="float">
            <text:p>-292,2</text:p>
          </table:table-cell>
          <table:table-cell office:value-type="float" office:value="-3265" calcext:value-type="float">
            <text:p>-3265</text:p>
          </table:table-cell>
          <table:table-cell office:value-type="float" office:value="1312" calcext:value-type="float">
            <text:p>1312</text:p>
          </table:table-cell>
          <table:table-cell table:formula="of:=[.E85]/10" office:value-type="float" office:value="-326.5" calcext:value-type="float">
            <text:p>-326,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895" calcext:value-type="float">
            <text:p>-2895</text:p>
          </table:table-cell>
          <table:table-cell office:value-type="float" office:value="2720" calcext:value-type="float">
            <text:p>2720</text:p>
          </table:table-cell>
          <table:table-cell table:formula="of:=[.B86]/10" office:value-type="float" office:value="-289.5" calcext:value-type="float">
            <text:p>-289,5</text:p>
          </table:table-cell>
          <table:table-cell office:value-type="float" office:value="-3252" calcext:value-type="float">
            <text:p>-3252</text:p>
          </table:table-cell>
          <table:table-cell office:value-type="float" office:value="1312" calcext:value-type="float">
            <text:p>1312</text:p>
          </table:table-cell>
          <table:table-cell table:formula="of:=[.E86]/10" office:value-type="float" office:value="-325.2" calcext:value-type="float">
            <text:p>-325,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866" calcext:value-type="float">
            <text:p>-2866</text:p>
          </table:table-cell>
          <table:table-cell office:value-type="float" office:value="2880" calcext:value-type="float">
            <text:p>2880</text:p>
          </table:table-cell>
          <table:table-cell table:formula="of:=[.B87]/10" office:value-type="float" office:value="-286.6" calcext:value-type="float">
            <text:p>-286,6</text:p>
          </table:table-cell>
          <table:table-cell office:value-type="float" office:value="-3238" calcext:value-type="float">
            <text:p>-3238</text:p>
          </table:table-cell>
          <table:table-cell office:value-type="float" office:value="1408" calcext:value-type="float">
            <text:p>1408</text:p>
          </table:table-cell>
          <table:table-cell table:formula="of:=[.E87]/10" office:value-type="float" office:value="-323.8" calcext:value-type="float">
            <text:p>-323,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838" calcext:value-type="float">
            <text:p>-2838</text:p>
          </table:table-cell>
          <table:table-cell office:value-type="float" office:value="2784" calcext:value-type="float">
            <text:p>2784</text:p>
          </table:table-cell>
          <table:table-cell table:formula="of:=[.B88]/10" office:value-type="float" office:value="-283.8" calcext:value-type="float">
            <text:p>-283,8</text:p>
          </table:table-cell>
          <table:table-cell office:value-type="float" office:value="-3225" calcext:value-type="float">
            <text:p>-3225</text:p>
          </table:table-cell>
          <table:table-cell office:value-type="float" office:value="1408" calcext:value-type="float">
            <text:p>1408</text:p>
          </table:table-cell>
          <table:table-cell table:formula="of:=[.E88]/10" office:value-type="float" office:value="-322.5" calcext:value-type="float">
            <text:p>-322,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809" calcext:value-type="float">
            <text:p>-2809</text:p>
          </table:table-cell>
          <table:table-cell office:value-type="float" office:value="2816" calcext:value-type="float">
            <text:p>2816</text:p>
          </table:table-cell>
          <table:table-cell table:formula="of:=[.B89]/10" office:value-type="float" office:value="-280.9" calcext:value-type="float">
            <text:p>-280,9</text:p>
          </table:table-cell>
          <table:table-cell office:value-type="float" office:value="-3210" calcext:value-type="float">
            <text:p>-3210</text:p>
          </table:table-cell>
          <table:table-cell office:value-type="float" office:value="1376" calcext:value-type="float">
            <text:p>1376</text:p>
          </table:table-cell>
          <table:table-cell table:formula="of:=[.E89]/10" office:value-type="float" office:value="-321" calcext:value-type="float">
            <text:p>-32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782" calcext:value-type="float">
            <text:p>-2782</text:p>
          </table:table-cell>
          <table:table-cell office:value-type="float" office:value="2848" calcext:value-type="float">
            <text:p>2848</text:p>
          </table:table-cell>
          <table:table-cell table:formula="of:=[.B90]/10" office:value-type="float" office:value="-278.2" calcext:value-type="float">
            <text:p>-278,2</text:p>
          </table:table-cell>
          <table:table-cell office:value-type="float" office:value="-3197" calcext:value-type="float">
            <text:p>-3197</text:p>
          </table:table-cell>
          <table:table-cell office:value-type="float" office:value="1376" calcext:value-type="float">
            <text:p>1376</text:p>
          </table:table-cell>
          <table:table-cell table:formula="of:=[.E90]/10" office:value-type="float" office:value="-319.7" calcext:value-type="float">
            <text:p>-319,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754" calcext:value-type="float">
            <text:p>-2754</text:p>
          </table:table-cell>
          <table:table-cell office:value-type="float" office:value="2784" calcext:value-type="float">
            <text:p>2784</text:p>
          </table:table-cell>
          <table:table-cell table:formula="of:=[.B91]/10" office:value-type="float" office:value="-275.4" calcext:value-type="float">
            <text:p>-275,4</text:p>
          </table:table-cell>
          <table:table-cell office:value-type="float" office:value="-3184" calcext:value-type="float">
            <text:p>-3184</text:p>
          </table:table-cell>
          <table:table-cell office:value-type="float" office:value="1312" calcext:value-type="float">
            <text:p>1312</text:p>
          </table:table-cell>
          <table:table-cell table:formula="of:=[.E91]/10" office:value-type="float" office:value="-318.4" calcext:value-type="float">
            <text:p>-318,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726" calcext:value-type="float">
            <text:p>-2726</text:p>
          </table:table-cell>
          <table:table-cell office:value-type="float" office:value="2816" calcext:value-type="float">
            <text:p>2816</text:p>
          </table:table-cell>
          <table:table-cell table:formula="of:=[.B92]/10" office:value-type="float" office:value="-272.6" calcext:value-type="float">
            <text:p>-272,6</text:p>
          </table:table-cell>
          <table:table-cell office:value-type="float" office:value="-3169" calcext:value-type="float">
            <text:p>-3169</text:p>
          </table:table-cell>
          <table:table-cell office:value-type="float" office:value="1472" calcext:value-type="float">
            <text:p>1472</text:p>
          </table:table-cell>
          <table:table-cell table:formula="of:=[.E92]/10" office:value-type="float" office:value="-316.9" calcext:value-type="float">
            <text:p>-316,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699" calcext:value-type="float">
            <text:p>-2699</text:p>
          </table:table-cell>
          <table:table-cell office:value-type="float" office:value="2656" calcext:value-type="float">
            <text:p>2656</text:p>
          </table:table-cell>
          <table:table-cell table:formula="of:=[.B93]/10" office:value-type="float" office:value="-269.9" calcext:value-type="float">
            <text:p>-269,9</text:p>
          </table:table-cell>
          <table:table-cell office:value-type="float" office:value="-3154" calcext:value-type="float">
            <text:p>-3154</text:p>
          </table:table-cell>
          <table:table-cell office:value-type="float" office:value="1472" calcext:value-type="float">
            <text:p>1472</text:p>
          </table:table-cell>
          <table:table-cell table:formula="of:=[.E93]/10" office:value-type="float" office:value="-315.4" calcext:value-type="float">
            <text:p>-315,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672" calcext:value-type="float">
            <text:p>-2672</text:p>
          </table:table-cell>
          <table:table-cell office:value-type="float" office:value="2752" calcext:value-type="float">
            <text:p>2752</text:p>
          </table:table-cell>
          <table:table-cell table:formula="of:=[.B94]/10" office:value-type="float" office:value="-267.2" calcext:value-type="float">
            <text:p>-267,2</text:p>
          </table:table-cell>
          <table:table-cell office:value-type="float" office:value="-3139" calcext:value-type="float">
            <text:p>-3139</text:p>
          </table:table-cell>
          <table:table-cell office:value-type="float" office:value="1440" calcext:value-type="float">
            <text:p>1440</text:p>
          </table:table-cell>
          <table:table-cell table:formula="of:=[.E94]/10" office:value-type="float" office:value="-313.9" calcext:value-type="float">
            <text:p>-313,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644" calcext:value-type="float">
            <text:p>-2644</text:p>
          </table:table-cell>
          <table:table-cell office:value-type="float" office:value="2848" calcext:value-type="float">
            <text:p>2848</text:p>
          </table:table-cell>
          <table:table-cell table:formula="of:=[.B95]/10" office:value-type="float" office:value="-264.4" calcext:value-type="float">
            <text:p>-264,4</text:p>
          </table:table-cell>
          <table:table-cell office:value-type="float" office:value="-3126" calcext:value-type="float">
            <text:p>-3126</text:p>
          </table:table-cell>
          <table:table-cell office:value-type="float" office:value="1408" calcext:value-type="float">
            <text:p>1408</text:p>
          </table:table-cell>
          <table:table-cell table:formula="of:=[.E95]/10" office:value-type="float" office:value="-312.6" calcext:value-type="float">
            <text:p>-312,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616" calcext:value-type="float">
            <text:p>-2616</text:p>
          </table:table-cell>
          <table:table-cell office:value-type="float" office:value="2816" calcext:value-type="float">
            <text:p>2816</text:p>
          </table:table-cell>
          <table:table-cell table:formula="of:=[.B96]/10" office:value-type="float" office:value="-261.6" calcext:value-type="float">
            <text:p>-261,6</text:p>
          </table:table-cell>
          <table:table-cell office:value-type="float" office:value="-3112" calcext:value-type="float">
            <text:p>-3112</text:p>
          </table:table-cell>
          <table:table-cell office:value-type="float" office:value="1408" calcext:value-type="float">
            <text:p>1408</text:p>
          </table:table-cell>
          <table:table-cell table:formula="of:=[.E96]/10" office:value-type="float" office:value="-311.2" calcext:value-type="float">
            <text:p>-311,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587" calcext:value-type="float">
            <text:p>-2587</text:p>
          </table:table-cell>
          <table:table-cell office:value-type="float" office:value="2784" calcext:value-type="float">
            <text:p>2784</text:p>
          </table:table-cell>
          <table:table-cell table:formula="of:=[.B97]/10" office:value-type="float" office:value="-258.7" calcext:value-type="float">
            <text:p>-258,7</text:p>
          </table:table-cell>
          <table:table-cell office:value-type="float" office:value="-3097" calcext:value-type="float">
            <text:p>-3097</text:p>
          </table:table-cell>
          <table:table-cell office:value-type="float" office:value="1440" calcext:value-type="float">
            <text:p>1440</text:p>
          </table:table-cell>
          <table:table-cell table:formula="of:=[.E97]/10" office:value-type="float" office:value="-309.7" calcext:value-type="float">
            <text:p>-309,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560" calcext:value-type="float">
            <text:p>-2560</text:p>
          </table:table-cell>
          <table:table-cell office:value-type="float" office:value="2784" calcext:value-type="float">
            <text:p>2784</text:p>
          </table:table-cell>
          <table:table-cell table:formula="of:=[.B98]/10" office:value-type="float" office:value="-256" calcext:value-type="float">
            <text:p>-256</text:p>
          </table:table-cell>
          <table:table-cell office:value-type="float" office:value="-3083" calcext:value-type="float">
            <text:p>-3083</text:p>
          </table:table-cell>
          <table:table-cell office:value-type="float" office:value="1376" calcext:value-type="float">
            <text:p>1376</text:p>
          </table:table-cell>
          <table:table-cell table:formula="of:=[.E98]/10" office:value-type="float" office:value="-308.3" calcext:value-type="float">
            <text:p>-308,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533" calcext:value-type="float">
            <text:p>-2533</text:p>
          </table:table-cell>
          <table:table-cell office:value-type="float" office:value="2720" calcext:value-type="float">
            <text:p>2720</text:p>
          </table:table-cell>
          <table:table-cell table:formula="of:=[.B99]/10" office:value-type="float" office:value="-253.3" calcext:value-type="float">
            <text:p>-253,3</text:p>
          </table:table-cell>
          <table:table-cell office:value-type="float" office:value="-3069" calcext:value-type="float">
            <text:p>-3069</text:p>
          </table:table-cell>
          <table:table-cell office:value-type="float" office:value="1408" calcext:value-type="float">
            <text:p>1408</text:p>
          </table:table-cell>
          <table:table-cell table:formula="of:=[.E99]/10" office:value-type="float" office:value="-306.9" calcext:value-type="float">
            <text:p>-306,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505" calcext:value-type="float">
            <text:p>-2505</text:p>
          </table:table-cell>
          <table:table-cell office:value-type="float" office:value="2816" calcext:value-type="float">
            <text:p>2816</text:p>
          </table:table-cell>
          <table:table-cell table:formula="of:=[.B100]/10" office:value-type="float" office:value="-250.5" calcext:value-type="float">
            <text:p>-250,5</text:p>
          </table:table-cell>
          <table:table-cell office:value-type="float" office:value="-3056" calcext:value-type="float">
            <text:p>-3056</text:p>
          </table:table-cell>
          <table:table-cell office:value-type="float" office:value="1440" calcext:value-type="float">
            <text:p>1440</text:p>
          </table:table-cell>
          <table:table-cell table:formula="of:=[.E100]/10" office:value-type="float" office:value="-305.6" calcext:value-type="float">
            <text:p>-305,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479" calcext:value-type="float">
            <text:p>-2479</text:p>
          </table:table-cell>
          <table:table-cell office:value-type="float" office:value="2592" calcext:value-type="float">
            <text:p>2592</text:p>
          </table:table-cell>
          <table:table-cell table:formula="of:=[.B101]/10" office:value-type="float" office:value="-247.9" calcext:value-type="float">
            <text:p>-247,9</text:p>
          </table:table-cell>
          <table:table-cell office:value-type="float" office:value="-3042" calcext:value-type="float">
            <text:p>-3042</text:p>
          </table:table-cell>
          <table:table-cell office:value-type="float" office:value="1376" calcext:value-type="float">
            <text:p>1376</text:p>
          </table:table-cell>
          <table:table-cell table:formula="of:=[.E101]/10" office:value-type="float" office:value="-304.2" calcext:value-type="float">
            <text:p>-304,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452" calcext:value-type="float">
            <text:p>-2452</text:p>
          </table:table-cell>
          <table:table-cell office:value-type="float" office:value="2656" calcext:value-type="float">
            <text:p>2656</text:p>
          </table:table-cell>
          <table:table-cell table:formula="of:=[.B102]/10" office:value-type="float" office:value="-245.2" calcext:value-type="float">
            <text:p>-245,2</text:p>
          </table:table-cell>
          <table:table-cell office:value-type="float" office:value="-3028" calcext:value-type="float">
            <text:p>-3028</text:p>
          </table:table-cell>
          <table:table-cell office:value-type="float" office:value="1344" calcext:value-type="float">
            <text:p>1344</text:p>
          </table:table-cell>
          <table:table-cell table:formula="of:=[.E102]/10" office:value-type="float" office:value="-302.8" calcext:value-type="float">
            <text:p>-302,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426" calcext:value-type="float">
            <text:p>-2426</text:p>
          </table:table-cell>
          <table:table-cell office:value-type="float" office:value="2656" calcext:value-type="float">
            <text:p>2656</text:p>
          </table:table-cell>
          <table:table-cell table:formula="of:=[.B103]/10" office:value-type="float" office:value="-242.6" calcext:value-type="float">
            <text:p>-242,6</text:p>
          </table:table-cell>
          <table:table-cell office:value-type="float" office:value="-3015" calcext:value-type="float">
            <text:p>-3015</text:p>
          </table:table-cell>
          <table:table-cell office:value-type="float" office:value="1344" calcext:value-type="float">
            <text:p>1344</text:p>
          </table:table-cell>
          <table:table-cell table:formula="of:=[.E103]/10" office:value-type="float" office:value="-301.5" calcext:value-type="float">
            <text:p>-301,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2399" calcext:value-type="float">
            <text:p>-2399</text:p>
          </table:table-cell>
          <table:table-cell office:value-type="float" office:value="2656" calcext:value-type="float">
            <text:p>2656</text:p>
          </table:table-cell>
          <table:table-cell table:formula="of:=[.B104]/10" office:value-type="float" office:value="-239.9" calcext:value-type="float">
            <text:p>-239,9</text:p>
          </table:table-cell>
          <table:table-cell office:value-type="float" office:value="-3001" calcext:value-type="float">
            <text:p>-3001</text:p>
          </table:table-cell>
          <table:table-cell office:value-type="float" office:value="1376" calcext:value-type="float">
            <text:p>1376</text:p>
          </table:table-cell>
          <table:table-cell table:formula="of:=[.E104]/10" office:value-type="float" office:value="-300.1" calcext:value-type="float">
            <text:p>-300,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371" calcext:value-type="float">
            <text:p>-2371</text:p>
          </table:table-cell>
          <table:table-cell office:value-type="float" office:value="2720" calcext:value-type="float">
            <text:p>2720</text:p>
          </table:table-cell>
          <table:table-cell table:formula="of:=[.B105]/10" office:value-type="float" office:value="-237.1" calcext:value-type="float">
            <text:p>-237,1</text:p>
          </table:table-cell>
          <table:table-cell office:value-type="float" office:value="-2987" calcext:value-type="float">
            <text:p>-2987</text:p>
          </table:table-cell>
          <table:table-cell office:value-type="float" office:value="1440" calcext:value-type="float">
            <text:p>1440</text:p>
          </table:table-cell>
          <table:table-cell table:formula="of:=[.E105]/10" office:value-type="float" office:value="-298.7" calcext:value-type="float">
            <text:p>-298,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344" calcext:value-type="float">
            <text:p>-2344</text:p>
          </table:table-cell>
          <table:table-cell office:value-type="float" office:value="2656" calcext:value-type="float">
            <text:p>2656</text:p>
          </table:table-cell>
          <table:table-cell table:formula="of:=[.B106]/10" office:value-type="float" office:value="-234.4" calcext:value-type="float">
            <text:p>-234,4</text:p>
          </table:table-cell>
          <table:table-cell office:value-type="float" office:value="-2973" calcext:value-type="float">
            <text:p>-2973</text:p>
          </table:table-cell>
          <table:table-cell office:value-type="float" office:value="1312" calcext:value-type="float">
            <text:p>1312</text:p>
          </table:table-cell>
          <table:table-cell table:formula="of:=[.E106]/10" office:value-type="float" office:value="-297.3" calcext:value-type="float">
            <text:p>-297,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318" calcext:value-type="float">
            <text:p>-2318</text:p>
          </table:table-cell>
          <table:table-cell office:value-type="float" office:value="2688" calcext:value-type="float">
            <text:p>2688</text:p>
          </table:table-cell>
          <table:table-cell table:formula="of:=[.B107]/10" office:value-type="float" office:value="-231.8" calcext:value-type="float">
            <text:p>-231,8</text:p>
          </table:table-cell>
          <table:table-cell office:value-type="float" office:value="-2961" calcext:value-type="float">
            <text:p>-2961</text:p>
          </table:table-cell>
          <table:table-cell office:value-type="float" office:value="1248" calcext:value-type="float">
            <text:p>1248</text:p>
          </table:table-cell>
          <table:table-cell table:formula="of:=[.E107]/10" office:value-type="float" office:value="-296.1" calcext:value-type="float">
            <text:p>-296,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290" calcext:value-type="float">
            <text:p>-2290</text:p>
          </table:table-cell>
          <table:table-cell office:value-type="float" office:value="2816" calcext:value-type="float">
            <text:p>2816</text:p>
          </table:table-cell>
          <table:table-cell table:formula="of:=[.B108]/10" office:value-type="float" office:value="-229" calcext:value-type="float">
            <text:p>-229</text:p>
          </table:table-cell>
          <table:table-cell office:value-type="float" office:value="-2948" calcext:value-type="float">
            <text:p>-2948</text:p>
          </table:table-cell>
          <table:table-cell office:value-type="float" office:value="1376" calcext:value-type="float">
            <text:p>1376</text:p>
          </table:table-cell>
          <table:table-cell table:formula="of:=[.E108]/10" office:value-type="float" office:value="-294.8" calcext:value-type="float">
            <text:p>-294,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263" calcext:value-type="float">
            <text:p>-2263</text:p>
          </table:table-cell>
          <table:table-cell office:value-type="float" office:value="2688" calcext:value-type="float">
            <text:p>2688</text:p>
          </table:table-cell>
          <table:table-cell table:formula="of:=[.B109]/10" office:value-type="float" office:value="-226.3" calcext:value-type="float">
            <text:p>-226,3</text:p>
          </table:table-cell>
          <table:table-cell office:value-type="float" office:value="-2934" calcext:value-type="float">
            <text:p>-2934</text:p>
          </table:table-cell>
          <table:table-cell office:value-type="float" office:value="1408" calcext:value-type="float">
            <text:p>1408</text:p>
          </table:table-cell>
          <table:table-cell table:formula="of:=[.E109]/10" office:value-type="float" office:value="-293.4" calcext:value-type="float">
            <text:p>-293,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235" calcext:value-type="float">
            <text:p>-2235</text:p>
          </table:table-cell>
          <table:table-cell office:value-type="float" office:value="2720" calcext:value-type="float">
            <text:p>2720</text:p>
          </table:table-cell>
          <table:table-cell table:formula="of:=[.B110]/10" office:value-type="float" office:value="-223.5" calcext:value-type="float">
            <text:p>-223,5</text:p>
          </table:table-cell>
          <table:table-cell office:value-type="float" office:value="-2919" calcext:value-type="float">
            <text:p>-2919</text:p>
          </table:table-cell>
          <table:table-cell office:value-type="float" office:value="1408" calcext:value-type="float">
            <text:p>1408</text:p>
          </table:table-cell>
          <table:table-cell table:formula="of:=[.E110]/10" office:value-type="float" office:value="-291.9" calcext:value-type="float">
            <text:p>-291,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208" calcext:value-type="float">
            <text:p>-2208</text:p>
          </table:table-cell>
          <table:table-cell office:value-type="float" office:value="2752" calcext:value-type="float">
            <text:p>2752</text:p>
          </table:table-cell>
          <table:table-cell table:formula="of:=[.B111]/10" office:value-type="float" office:value="-220.8" calcext:value-type="float">
            <text:p>-220,8</text:p>
          </table:table-cell>
          <table:table-cell office:value-type="float" office:value="-2906" calcext:value-type="float">
            <text:p>-2906</text:p>
          </table:table-cell>
          <table:table-cell office:value-type="float" office:value="1312" calcext:value-type="float">
            <text:p>1312</text:p>
          </table:table-cell>
          <table:table-cell table:formula="of:=[.E111]/10" office:value-type="float" office:value="-290.6" calcext:value-type="float">
            <text:p>-290,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181" calcext:value-type="float">
            <text:p>-2181</text:p>
          </table:table-cell>
          <table:table-cell office:value-type="float" office:value="2752" calcext:value-type="float">
            <text:p>2752</text:p>
          </table:table-cell>
          <table:table-cell table:formula="of:=[.B112]/10" office:value-type="float" office:value="-218.1" calcext:value-type="float">
            <text:p>-218,1</text:p>
          </table:table-cell>
          <table:table-cell office:value-type="float" office:value="-2893" calcext:value-type="float">
            <text:p>-2893</text:p>
          </table:table-cell>
          <table:table-cell office:value-type="float" office:value="1344" calcext:value-type="float">
            <text:p>1344</text:p>
          </table:table-cell>
          <table:table-cell table:formula="of:=[.E112]/10" office:value-type="float" office:value="-289.3" calcext:value-type="float">
            <text:p>-289,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152" calcext:value-type="float">
            <text:p>-2152</text:p>
          </table:table-cell>
          <table:table-cell office:value-type="float" office:value="2848" calcext:value-type="float">
            <text:p>2848</text:p>
          </table:table-cell>
          <table:table-cell table:formula="of:=[.B113]/10" office:value-type="float" office:value="-215.2" calcext:value-type="float">
            <text:p>-215,2</text:p>
          </table:table-cell>
          <table:table-cell office:value-type="float" office:value="-2879" calcext:value-type="float">
            <text:p>-2879</text:p>
          </table:table-cell>
          <table:table-cell office:value-type="float" office:value="1408" calcext:value-type="float">
            <text:p>1408</text:p>
          </table:table-cell>
          <table:table-cell table:formula="of:=[.E113]/10" office:value-type="float" office:value="-287.9" calcext:value-type="float">
            <text:p>-287,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124" calcext:value-type="float">
            <text:p>-2124</text:p>
          </table:table-cell>
          <table:table-cell office:value-type="float" office:value="2752" calcext:value-type="float">
            <text:p>2752</text:p>
          </table:table-cell>
          <table:table-cell table:formula="of:=[.B114]/10" office:value-type="float" office:value="-212.4" calcext:value-type="float">
            <text:p>-212,4</text:p>
          </table:table-cell>
          <table:table-cell office:value-type="float" office:value="-2864" calcext:value-type="float">
            <text:p>-2864</text:p>
          </table:table-cell>
          <table:table-cell office:value-type="float" office:value="1408" calcext:value-type="float">
            <text:p>1408</text:p>
          </table:table-cell>
          <table:table-cell table:formula="of:=[.E114]/10" office:value-type="float" office:value="-286.4" calcext:value-type="float">
            <text:p>-286,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097" calcext:value-type="float">
            <text:p>-2097</text:p>
          </table:table-cell>
          <table:table-cell office:value-type="float" office:value="2752" calcext:value-type="float">
            <text:p>2752</text:p>
          </table:table-cell>
          <table:table-cell table:formula="of:=[.B115]/10" office:value-type="float" office:value="-209.7" calcext:value-type="float">
            <text:p>-209,7</text:p>
          </table:table-cell>
          <table:table-cell office:value-type="float" office:value="-2850" calcext:value-type="float">
            <text:p>-2850</text:p>
          </table:table-cell>
          <table:table-cell office:value-type="float" office:value="1408" calcext:value-type="float">
            <text:p>1408</text:p>
          </table:table-cell>
          <table:table-cell table:formula="of:=[.E115]/10" office:value-type="float" office:value="-285" calcext:value-type="float">
            <text:p>-28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069" calcext:value-type="float">
            <text:p>-2069</text:p>
          </table:table-cell>
          <table:table-cell office:value-type="float" office:value="2880" calcext:value-type="float">
            <text:p>2880</text:p>
          </table:table-cell>
          <table:table-cell table:formula="of:=[.B116]/10" office:value-type="float" office:value="-206.9" calcext:value-type="float">
            <text:p>-206,9</text:p>
          </table:table-cell>
          <table:table-cell office:value-type="float" office:value="-2837" calcext:value-type="float">
            <text:p>-2837</text:p>
          </table:table-cell>
          <table:table-cell office:value-type="float" office:value="1408" calcext:value-type="float">
            <text:p>1408</text:p>
          </table:table-cell>
          <table:table-cell table:formula="of:=[.E116]/10" office:value-type="float" office:value="-283.7" calcext:value-type="float">
            <text:p>-283,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040" calcext:value-type="float">
            <text:p>-2040</text:p>
          </table:table-cell>
          <table:table-cell office:value-type="float" office:value="2784" calcext:value-type="float">
            <text:p>2784</text:p>
          </table:table-cell>
          <table:table-cell table:formula="of:=[.B117]/10" office:value-type="float" office:value="-204" calcext:value-type="float">
            <text:p>-204</text:p>
          </table:table-cell>
          <table:table-cell office:value-type="float" office:value="-2824" calcext:value-type="float">
            <text:p>-2824</text:p>
          </table:table-cell>
          <table:table-cell office:value-type="float" office:value="1376" calcext:value-type="float">
            <text:p>1376</text:p>
          </table:table-cell>
          <table:table-cell table:formula="of:=[.E117]/10" office:value-type="float" office:value="-282.4" calcext:value-type="float">
            <text:p>-282,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012" calcext:value-type="float">
            <text:p>-2012</text:p>
          </table:table-cell>
          <table:table-cell office:value-type="float" office:value="2784" calcext:value-type="float">
            <text:p>2784</text:p>
          </table:table-cell>
          <table:table-cell table:formula="of:=[.B118]/10" office:value-type="float" office:value="-201.2" calcext:value-type="float">
            <text:p>-201,2</text:p>
          </table:table-cell>
          <table:table-cell office:value-type="float" office:value="-2809" calcext:value-type="float">
            <text:p>-2809</text:p>
          </table:table-cell>
          <table:table-cell office:value-type="float" office:value="1440" calcext:value-type="float">
            <text:p>1440</text:p>
          </table:table-cell>
          <table:table-cell table:formula="of:=[.E118]/10" office:value-type="float" office:value="-280.9" calcext:value-type="float">
            <text:p>-280,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985" calcext:value-type="float">
            <text:p>-1985</text:p>
          </table:table-cell>
          <table:table-cell office:value-type="float" office:value="2688" calcext:value-type="float">
            <text:p>2688</text:p>
          </table:table-cell>
          <table:table-cell table:formula="of:=[.B119]/10" office:value-type="float" office:value="-198.5" calcext:value-type="float">
            <text:p>-198,5</text:p>
          </table:table-cell>
          <table:table-cell office:value-type="float" office:value="-2794" calcext:value-type="float">
            <text:p>-2794</text:p>
          </table:table-cell>
          <table:table-cell office:value-type="float" office:value="1408" calcext:value-type="float">
            <text:p>1408</text:p>
          </table:table-cell>
          <table:table-cell table:formula="of:=[.E119]/10" office:value-type="float" office:value="-279.4" calcext:value-type="float">
            <text:p>-279,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959" calcext:value-type="float">
            <text:p>-1959</text:p>
          </table:table-cell>
          <table:table-cell office:value-type="float" office:value="2720" calcext:value-type="float">
            <text:p>2720</text:p>
          </table:table-cell>
          <table:table-cell table:formula="of:=[.B120]/10" office:value-type="float" office:value="-195.9" calcext:value-type="float">
            <text:p>-195,9</text:p>
          </table:table-cell>
          <table:table-cell office:value-type="float" office:value="-2780" calcext:value-type="float">
            <text:p>-2780</text:p>
          </table:table-cell>
          <table:table-cell office:value-type="float" office:value="1440" calcext:value-type="float">
            <text:p>1440</text:p>
          </table:table-cell>
          <table:table-cell table:formula="of:=[.E120]/10" office:value-type="float" office:value="-278" calcext:value-type="float">
            <text:p>-27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931" calcext:value-type="float">
            <text:p>-1931</text:p>
          </table:table-cell>
          <table:table-cell office:value-type="float" office:value="2784" calcext:value-type="float">
            <text:p>2784</text:p>
          </table:table-cell>
          <table:table-cell table:formula="of:=[.B121]/10" office:value-type="float" office:value="-193.1" calcext:value-type="float">
            <text:p>-193,1</text:p>
          </table:table-cell>
          <table:table-cell office:value-type="float" office:value="-2766" calcext:value-type="float">
            <text:p>-2766</text:p>
          </table:table-cell>
          <table:table-cell office:value-type="float" office:value="1440" calcext:value-type="float">
            <text:p>1440</text:p>
          </table:table-cell>
          <table:table-cell table:formula="of:=[.E121]/10" office:value-type="float" office:value="-276.6" calcext:value-type="float">
            <text:p>-276,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904" calcext:value-type="float">
            <text:p>-1904</text:p>
          </table:table-cell>
          <table:table-cell office:value-type="float" office:value="2688" calcext:value-type="float">
            <text:p>2688</text:p>
          </table:table-cell>
          <table:table-cell table:formula="of:=[.B122]/10" office:value-type="float" office:value="-190.4" calcext:value-type="float">
            <text:p>-190,4</text:p>
          </table:table-cell>
          <table:table-cell office:value-type="float" office:value="-2752" calcext:value-type="float">
            <text:p>-2752</text:p>
          </table:table-cell>
          <table:table-cell office:value-type="float" office:value="1376" calcext:value-type="float">
            <text:p>1376</text:p>
          </table:table-cell>
          <table:table-cell table:formula="of:=[.E122]/10" office:value-type="float" office:value="-275.2" calcext:value-type="float">
            <text:p>-275,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876" calcext:value-type="float">
            <text:p>-1876</text:p>
          </table:table-cell>
          <table:table-cell office:value-type="float" office:value="2688" calcext:value-type="float">
            <text:p>2688</text:p>
          </table:table-cell>
          <table:table-cell table:formula="of:=[.B123]/10" office:value-type="float" office:value="-187.6" calcext:value-type="float">
            <text:p>-187,6</text:p>
          </table:table-cell>
          <table:table-cell office:value-type="float" office:value="-2738" calcext:value-type="float">
            <text:p>-2738</text:p>
          </table:table-cell>
          <table:table-cell office:value-type="float" office:value="1344" calcext:value-type="float">
            <text:p>1344</text:p>
          </table:table-cell>
          <table:table-cell table:formula="of:=[.E123]/10" office:value-type="float" office:value="-273.8" calcext:value-type="float">
            <text:p>-273,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850" calcext:value-type="float">
            <text:p>-1850</text:p>
          </table:table-cell>
          <table:table-cell office:value-type="float" office:value="2752" calcext:value-type="float">
            <text:p>2752</text:p>
          </table:table-cell>
          <table:table-cell table:formula="of:=[.B124]/10" office:value-type="float" office:value="-185" calcext:value-type="float">
            <text:p>-185</text:p>
          </table:table-cell>
          <table:table-cell office:value-type="float" office:value="-2724" calcext:value-type="float">
            <text:p>-2724</text:p>
          </table:table-cell>
          <table:table-cell office:value-type="float" office:value="1408" calcext:value-type="float">
            <text:p>1408</text:p>
          </table:table-cell>
          <table:table-cell table:formula="of:=[.E124]/10" office:value-type="float" office:value="-272.4" calcext:value-type="float">
            <text:p>-272,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822" calcext:value-type="float">
            <text:p>-1822</text:p>
          </table:table-cell>
          <table:table-cell office:value-type="float" office:value="2784" calcext:value-type="float">
            <text:p>2784</text:p>
          </table:table-cell>
          <table:table-cell table:formula="of:=[.B125]/10" office:value-type="float" office:value="-182.2" calcext:value-type="float">
            <text:p>-182,2</text:p>
          </table:table-cell>
          <table:table-cell office:value-type="float" office:value="-2711" calcext:value-type="float">
            <text:p>-2711</text:p>
          </table:table-cell>
          <table:table-cell office:value-type="float" office:value="1408" calcext:value-type="float">
            <text:p>1408</text:p>
          </table:table-cell>
          <table:table-cell table:formula="of:=[.E125]/10" office:value-type="float" office:value="-271.1" calcext:value-type="float">
            <text:p>-271,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794" calcext:value-type="float">
            <text:p>-1794</text:p>
          </table:table-cell>
          <table:table-cell office:value-type="float" office:value="2752" calcext:value-type="float">
            <text:p>2752</text:p>
          </table:table-cell>
          <table:table-cell table:formula="of:=[.B126]/10" office:value-type="float" office:value="-179.4" calcext:value-type="float">
            <text:p>-179,4</text:p>
          </table:table-cell>
          <table:table-cell office:value-type="float" office:value="-2697" calcext:value-type="float">
            <text:p>-2697</text:p>
          </table:table-cell>
          <table:table-cell office:value-type="float" office:value="1408" calcext:value-type="float">
            <text:p>1408</text:p>
          </table:table-cell>
          <table:table-cell table:formula="of:=[.E126]/10" office:value-type="float" office:value="-269.7" calcext:value-type="float">
            <text:p>-269,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766" calcext:value-type="float">
            <text:p>-1766</text:p>
          </table:table-cell>
          <table:table-cell office:value-type="float" office:value="2720" calcext:value-type="float">
            <text:p>2720</text:p>
          </table:table-cell>
          <table:table-cell table:formula="of:=[.B127]/10" office:value-type="float" office:value="-176.6" calcext:value-type="float">
            <text:p>-176,6</text:p>
          </table:table-cell>
          <table:table-cell office:value-type="float" office:value="-2683" calcext:value-type="float">
            <text:p>-2683</text:p>
          </table:table-cell>
          <table:table-cell office:value-type="float" office:value="1312" calcext:value-type="float">
            <text:p>1312</text:p>
          </table:table-cell>
          <table:table-cell table:formula="of:=[.E127]/10" office:value-type="float" office:value="-268.3" calcext:value-type="float">
            <text:p>-268,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740" calcext:value-type="float">
            <text:p>-1740</text:p>
          </table:table-cell>
          <table:table-cell office:value-type="float" office:value="2688" calcext:value-type="float">
            <text:p>2688</text:p>
          </table:table-cell>
          <table:table-cell table:formula="of:=[.B128]/10" office:value-type="float" office:value="-174" calcext:value-type="float">
            <text:p>-174</text:p>
          </table:table-cell>
          <table:table-cell office:value-type="float" office:value="-2670" calcext:value-type="float">
            <text:p>-2670</text:p>
          </table:table-cell>
          <table:table-cell office:value-type="float" office:value="1312" calcext:value-type="float">
            <text:p>1312</text:p>
          </table:table-cell>
          <table:table-cell table:formula="of:=[.E128]/10" office:value-type="float" office:value="-267" calcext:value-type="float">
            <text:p>-267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712" calcext:value-type="float">
            <text:p>-1712</text:p>
          </table:table-cell>
          <table:table-cell office:value-type="float" office:value="2816" calcext:value-type="float">
            <text:p>2816</text:p>
          </table:table-cell>
          <table:table-cell table:formula="of:=[.B129]/10" office:value-type="float" office:value="-171.2" calcext:value-type="float">
            <text:p>-171,2</text:p>
          </table:table-cell>
          <table:table-cell office:value-type="float" office:value="-2657" calcext:value-type="float">
            <text:p>-2657</text:p>
          </table:table-cell>
          <table:table-cell office:value-type="float" office:value="1376" calcext:value-type="float">
            <text:p>1376</text:p>
          </table:table-cell>
          <table:table-cell table:formula="of:=[.E129]/10" office:value-type="float" office:value="-265.7" calcext:value-type="float">
            <text:p>-265,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685" calcext:value-type="float">
            <text:p>-1685</text:p>
          </table:table-cell>
          <table:table-cell office:value-type="float" office:value="2656" calcext:value-type="float">
            <text:p>2656</text:p>
          </table:table-cell>
          <table:table-cell table:formula="of:=[.B130]/10" office:value-type="float" office:value="-168.5" calcext:value-type="float">
            <text:p>-168,5</text:p>
          </table:table-cell>
          <table:table-cell office:value-type="float" office:value="-2643" calcext:value-type="float">
            <text:p>-2643</text:p>
          </table:table-cell>
          <table:table-cell office:value-type="float" office:value="1408" calcext:value-type="float">
            <text:p>1408</text:p>
          </table:table-cell>
          <table:table-cell table:formula="of:=[.E130]/10" office:value-type="float" office:value="-264.3" calcext:value-type="float">
            <text:p>-264,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57" calcext:value-type="float">
            <text:p>-1657</text:p>
          </table:table-cell>
          <table:table-cell office:value-type="float" office:value="2752" calcext:value-type="float">
            <text:p>2752</text:p>
          </table:table-cell>
          <table:table-cell table:formula="of:=[.B131]/10" office:value-type="float" office:value="-165.7" calcext:value-type="float">
            <text:p>-165,7</text:p>
          </table:table-cell>
          <table:table-cell office:value-type="float" office:value="-2628" calcext:value-type="float">
            <text:p>-2628</text:p>
          </table:table-cell>
          <table:table-cell office:value-type="float" office:value="1440" calcext:value-type="float">
            <text:p>1440</text:p>
          </table:table-cell>
          <table:table-cell table:formula="of:=[.E131]/10" office:value-type="float" office:value="-262.8" calcext:value-type="float">
            <text:p>-262,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630" calcext:value-type="float">
            <text:p>-1630</text:p>
          </table:table-cell>
          <table:table-cell office:value-type="float" office:value="2752" calcext:value-type="float">
            <text:p>2752</text:p>
          </table:table-cell>
          <table:table-cell table:formula="of:=[.B132]/10" office:value-type="float" office:value="-163" calcext:value-type="float">
            <text:p>-163</text:p>
          </table:table-cell>
          <table:table-cell office:value-type="float" office:value="-2614" calcext:value-type="float">
            <text:p>-2614</text:p>
          </table:table-cell>
          <table:table-cell office:value-type="float" office:value="1376" calcext:value-type="float">
            <text:p>1376</text:p>
          </table:table-cell>
          <table:table-cell table:formula="of:=[.E132]/10" office:value-type="float" office:value="-261.4" calcext:value-type="float">
            <text:p>-261,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03" calcext:value-type="float">
            <text:p>-1603</text:p>
          </table:table-cell>
          <table:table-cell office:value-type="float" office:value="2816" calcext:value-type="float">
            <text:p>2816</text:p>
          </table:table-cell>
          <table:table-cell table:formula="of:=[.B133]/10" office:value-type="float" office:value="-160.3" calcext:value-type="float">
            <text:p>-160,3</text:p>
          </table:table-cell>
          <table:table-cell office:value-type="float" office:value="-2601" calcext:value-type="float">
            <text:p>-2601</text:p>
          </table:table-cell>
          <table:table-cell office:value-type="float" office:value="1344" calcext:value-type="float">
            <text:p>1344</text:p>
          </table:table-cell>
          <table:table-cell table:formula="of:=[.E133]/10" office:value-type="float" office:value="-260.1" calcext:value-type="float">
            <text:p>-260,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574" calcext:value-type="float">
            <text:p>-1574</text:p>
          </table:table-cell>
          <table:table-cell office:value-type="float" office:value="2816" calcext:value-type="float">
            <text:p>2816</text:p>
          </table:table-cell>
          <table:table-cell table:formula="of:=[.B134]/10" office:value-type="float" office:value="-157.4" calcext:value-type="float">
            <text:p>-157,4</text:p>
          </table:table-cell>
          <table:table-cell office:value-type="float" office:value="-2587" calcext:value-type="float">
            <text:p>-2587</text:p>
          </table:table-cell>
          <table:table-cell office:value-type="float" office:value="1440" calcext:value-type="float">
            <text:p>1440</text:p>
          </table:table-cell>
          <table:table-cell table:formula="of:=[.E134]/10" office:value-type="float" office:value="-258.7" calcext:value-type="float">
            <text:p>-258,7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46" calcext:value-type="float">
            <text:p>-1546</text:p>
          </table:table-cell>
          <table:table-cell office:value-type="float" office:value="2720" calcext:value-type="float">
            <text:p>2720</text:p>
          </table:table-cell>
          <table:table-cell table:formula="of:=[.B135]/10" office:value-type="float" office:value="-154.6" calcext:value-type="float">
            <text:p>-154,6</text:p>
          </table:table-cell>
          <table:table-cell office:value-type="float" office:value="-2572" calcext:value-type="float">
            <text:p>-2572</text:p>
          </table:table-cell>
          <table:table-cell office:value-type="float" office:value="1408" calcext:value-type="float">
            <text:p>1408</text:p>
          </table:table-cell>
          <table:table-cell table:formula="of:=[.E135]/10" office:value-type="float" office:value="-257.2" calcext:value-type="float">
            <text:p>-257,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519" calcext:value-type="float">
            <text:p>-1519</text:p>
          </table:table-cell>
          <table:table-cell office:value-type="float" office:value="2752" calcext:value-type="float">
            <text:p>2752</text:p>
          </table:table-cell>
          <table:table-cell table:formula="of:=[.B136]/10" office:value-type="float" office:value="-151.9" calcext:value-type="float">
            <text:p>-151,9</text:p>
          </table:table-cell>
          <table:table-cell office:value-type="float" office:value="-2558" calcext:value-type="float">
            <text:p>-2558</text:p>
          </table:table-cell>
          <table:table-cell office:value-type="float" office:value="1376" calcext:value-type="float">
            <text:p>1376</text:p>
          </table:table-cell>
          <table:table-cell table:formula="of:=[.E136]/10" office:value-type="float" office:value="-255.8" calcext:value-type="float">
            <text:p>-255,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493" calcext:value-type="float">
            <text:p>-1493</text:p>
          </table:table-cell>
          <table:table-cell office:value-type="float" office:value="2752" calcext:value-type="float">
            <text:p>2752</text:p>
          </table:table-cell>
          <table:table-cell table:formula="of:=[.B137]/10" office:value-type="float" office:value="-149.3" calcext:value-type="float">
            <text:p>-149,3</text:p>
          </table:table-cell>
          <table:table-cell office:value-type="float" office:value="-2545" calcext:value-type="float">
            <text:p>-2545</text:p>
          </table:table-cell>
          <table:table-cell office:value-type="float" office:value="1408" calcext:value-type="float">
            <text:p>1408</text:p>
          </table:table-cell>
          <table:table-cell table:formula="of:=[.E137]/10" office:value-type="float" office:value="-254.5" calcext:value-type="float">
            <text:p>-254,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465" calcext:value-type="float">
            <text:p>-1465</text:p>
          </table:table-cell>
          <table:table-cell office:value-type="float" office:value="2688" calcext:value-type="float">
            <text:p>2688</text:p>
          </table:table-cell>
          <table:table-cell table:formula="of:=[.B138]/10" office:value-type="float" office:value="-146.5" calcext:value-type="float">
            <text:p>-146,5</text:p>
          </table:table-cell>
          <table:table-cell office:value-type="float" office:value="-2531" calcext:value-type="float">
            <text:p>-2531</text:p>
          </table:table-cell>
          <table:table-cell office:value-type="float" office:value="1376" calcext:value-type="float">
            <text:p>1376</text:p>
          </table:table-cell>
          <table:table-cell table:formula="of:=[.E138]/10" office:value-type="float" office:value="-253.1" calcext:value-type="float">
            <text:p>-253,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438" calcext:value-type="float">
            <text:p>-1438</text:p>
          </table:table-cell>
          <table:table-cell office:value-type="float" office:value="2688" calcext:value-type="float">
            <text:p>2688</text:p>
          </table:table-cell>
          <table:table-cell table:formula="of:=[.B139]/10" office:value-type="float" office:value="-143.8" calcext:value-type="float">
            <text:p>-143,8</text:p>
          </table:table-cell>
          <table:table-cell office:value-type="float" office:value="-2517" calcext:value-type="float">
            <text:p>-2517</text:p>
          </table:table-cell>
          <table:table-cell office:value-type="float" office:value="1408" calcext:value-type="float">
            <text:p>1408</text:p>
          </table:table-cell>
          <table:table-cell table:formula="of:=[.E139]/10" office:value-type="float" office:value="-251.7" calcext:value-type="float">
            <text:p>-251,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411" calcext:value-type="float">
            <text:p>-1411</text:p>
          </table:table-cell>
          <table:table-cell office:value-type="float" office:value="2656" calcext:value-type="float">
            <text:p>2656</text:p>
          </table:table-cell>
          <table:table-cell table:formula="of:=[.B140]/10" office:value-type="float" office:value="-141.1" calcext:value-type="float">
            <text:p>-141,1</text:p>
          </table:table-cell>
          <table:table-cell office:value-type="float" office:value="-2503" calcext:value-type="float">
            <text:p>-2503</text:p>
          </table:table-cell>
          <table:table-cell office:value-type="float" office:value="1344" calcext:value-type="float">
            <text:p>1344</text:p>
          </table:table-cell>
          <table:table-cell table:formula="of:=[.E140]/10" office:value-type="float" office:value="-250.3" calcext:value-type="float">
            <text:p>-250,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385" calcext:value-type="float">
            <text:p>-1385</text:p>
          </table:table-cell>
          <table:table-cell office:value-type="float" office:value="2688" calcext:value-type="float">
            <text:p>2688</text:p>
          </table:table-cell>
          <table:table-cell table:formula="of:=[.B141]/10" office:value-type="float" office:value="-138.5" calcext:value-type="float">
            <text:p>-138,5</text:p>
          </table:table-cell>
          <table:table-cell office:value-type="float" office:value="-2490" calcext:value-type="float">
            <text:p>-2490</text:p>
          </table:table-cell>
          <table:table-cell office:value-type="float" office:value="1344" calcext:value-type="float">
            <text:p>1344</text:p>
          </table:table-cell>
          <table:table-cell table:formula="of:=[.E141]/10" office:value-type="float" office:value="-249" calcext:value-type="float">
            <text:p>-24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357" calcext:value-type="float">
            <text:p>-1357</text:p>
          </table:table-cell>
          <table:table-cell office:value-type="float" office:value="2816" calcext:value-type="float">
            <text:p>2816</text:p>
          </table:table-cell>
          <table:table-cell table:formula="of:=[.B142]/10" office:value-type="float" office:value="-135.7" calcext:value-type="float">
            <text:p>-135,7</text:p>
          </table:table-cell>
          <table:table-cell office:value-type="float" office:value="-2476" calcext:value-type="float">
            <text:p>-2476</text:p>
          </table:table-cell>
          <table:table-cell office:value-type="float" office:value="1376" calcext:value-type="float">
            <text:p>1376</text:p>
          </table:table-cell>
          <table:table-cell table:formula="of:=[.E142]/10" office:value-type="float" office:value="-247.6" calcext:value-type="float">
            <text:p>-247,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329" calcext:value-type="float">
            <text:p>-1329</text:p>
          </table:table-cell>
          <table:table-cell office:value-type="float" office:value="2688" calcext:value-type="float">
            <text:p>2688</text:p>
          </table:table-cell>
          <table:table-cell table:formula="of:=[.B143]/10" office:value-type="float" office:value="-132.9" calcext:value-type="float">
            <text:p>-132,9</text:p>
          </table:table-cell>
          <table:table-cell office:value-type="float" office:value="-2464" calcext:value-type="float">
            <text:p>-2464</text:p>
          </table:table-cell>
          <table:table-cell office:value-type="float" office:value="1312" calcext:value-type="float">
            <text:p>1312</text:p>
          </table:table-cell>
          <table:table-cell table:formula="of:=[.E143]/10" office:value-type="float" office:value="-246.4" calcext:value-type="float">
            <text:p>-246,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301" calcext:value-type="float">
            <text:p>-1301</text:p>
          </table:table-cell>
          <table:table-cell office:value-type="float" office:value="2752" calcext:value-type="float">
            <text:p>2752</text:p>
          </table:table-cell>
          <table:table-cell table:formula="of:=[.B144]/10" office:value-type="float" office:value="-130.1" calcext:value-type="float">
            <text:p>-130,1</text:p>
          </table:table-cell>
          <table:table-cell office:value-type="float" office:value="-2450" calcext:value-type="float">
            <text:p>-2450</text:p>
          </table:table-cell>
          <table:table-cell office:value-type="float" office:value="1312" calcext:value-type="float">
            <text:p>1312</text:p>
          </table:table-cell>
          <table:table-cell table:formula="of:=[.E144]/10" office:value-type="float" office:value="-245" calcext:value-type="float">
            <text:p>-24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275" calcext:value-type="float">
            <text:p>-1275</text:p>
          </table:table-cell>
          <table:table-cell office:value-type="float" office:value="2720" calcext:value-type="float">
            <text:p>2720</text:p>
          </table:table-cell>
          <table:table-cell table:formula="of:=[.B145]/10" office:value-type="float" office:value="-127.5" calcext:value-type="float">
            <text:p>-127,5</text:p>
          </table:table-cell>
          <table:table-cell office:value-type="float" office:value="-2436" calcext:value-type="float">
            <text:p>-2436</text:p>
          </table:table-cell>
          <table:table-cell office:value-type="float" office:value="1344" calcext:value-type="float">
            <text:p>1344</text:p>
          </table:table-cell>
          <table:table-cell table:formula="of:=[.E145]/10" office:value-type="float" office:value="-243.6" calcext:value-type="float">
            <text:p>-243,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247" calcext:value-type="float">
            <text:p>-1247</text:p>
          </table:table-cell>
          <table:table-cell office:value-type="float" office:value="2784" calcext:value-type="float">
            <text:p>2784</text:p>
          </table:table-cell>
          <table:table-cell table:formula="of:=[.B146]/10" office:value-type="float" office:value="-124.7" calcext:value-type="float">
            <text:p>-124,7</text:p>
          </table:table-cell>
          <table:table-cell office:value-type="float" office:value="-2424" calcext:value-type="float">
            <text:p>-2424</text:p>
          </table:table-cell>
          <table:table-cell office:value-type="float" office:value="1344" calcext:value-type="float">
            <text:p>1344</text:p>
          </table:table-cell>
          <table:table-cell table:formula="of:=[.E146]/10" office:value-type="float" office:value="-242.4" calcext:value-type="float">
            <text:p>-242,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219" calcext:value-type="float">
            <text:p>-1219</text:p>
          </table:table-cell>
          <table:table-cell office:value-type="float" office:value="2784" calcext:value-type="float">
            <text:p>2784</text:p>
          </table:table-cell>
          <table:table-cell table:formula="of:=[.B147]/10" office:value-type="float" office:value="-121.9" calcext:value-type="float">
            <text:p>-121,9</text:p>
          </table:table-cell>
          <table:table-cell office:value-type="float" office:value="-2410" calcext:value-type="float">
            <text:p>-2410</text:p>
          </table:table-cell>
          <table:table-cell office:value-type="float" office:value="1376" calcext:value-type="float">
            <text:p>1376</text:p>
          </table:table-cell>
          <table:table-cell table:formula="of:=[.E147]/10" office:value-type="float" office:value="-241" calcext:value-type="float">
            <text:p>-24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192" calcext:value-type="float">
            <text:p>-1192</text:p>
          </table:table-cell>
          <table:table-cell office:value-type="float" office:value="2656" calcext:value-type="float">
            <text:p>2656</text:p>
          </table:table-cell>
          <table:table-cell table:formula="of:=[.B148]/10" office:value-type="float" office:value="-119.2" calcext:value-type="float">
            <text:p>-119,2</text:p>
          </table:table-cell>
          <table:table-cell office:value-type="float" office:value="-2397" calcext:value-type="float">
            <text:p>-2397</text:p>
          </table:table-cell>
          <table:table-cell office:value-type="float" office:value="1312" calcext:value-type="float">
            <text:p>1312</text:p>
          </table:table-cell>
          <table:table-cell table:formula="of:=[.E148]/10" office:value-type="float" office:value="-239.7" calcext:value-type="float">
            <text:p>-239,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66" calcext:value-type="float">
            <text:p>-1166</text:p>
          </table:table-cell>
          <table:table-cell office:value-type="float" office:value="2656" calcext:value-type="float">
            <text:p>2656</text:p>
          </table:table-cell>
          <table:table-cell table:formula="of:=[.B149]/10" office:value-type="float" office:value="-116.6" calcext:value-type="float">
            <text:p>-116,6</text:p>
          </table:table-cell>
          <table:table-cell office:value-type="float" office:value="-2384" calcext:value-type="float">
            <text:p>-2384</text:p>
          </table:table-cell>
          <table:table-cell office:value-type="float" office:value="1280" calcext:value-type="float">
            <text:p>1280</text:p>
          </table:table-cell>
          <table:table-cell table:formula="of:=[.E149]/10" office:value-type="float" office:value="-238.4" calcext:value-type="float">
            <text:p>-238,4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139" calcext:value-type="float">
            <text:p>-1139</text:p>
          </table:table-cell>
          <table:table-cell office:value-type="float" office:value="2784" calcext:value-type="float">
            <text:p>2784</text:p>
          </table:table-cell>
          <table:table-cell table:formula="of:=[.B150]/10" office:value-type="float" office:value="-113.9" calcext:value-type="float">
            <text:p>-113,9</text:p>
          </table:table-cell>
          <table:table-cell office:value-type="float" office:value="-2371" calcext:value-type="float">
            <text:p>-2371</text:p>
          </table:table-cell>
          <table:table-cell office:value-type="float" office:value="1344" calcext:value-type="float">
            <text:p>1344</text:p>
          </table:table-cell>
          <table:table-cell table:formula="of:=[.E150]/10" office:value-type="float" office:value="-237.1" calcext:value-type="float">
            <text:p>-237,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10" calcext:value-type="float">
            <text:p>-1110</text:p>
          </table:table-cell>
          <table:table-cell office:value-type="float" office:value="2784" calcext:value-type="float">
            <text:p>2784</text:p>
          </table:table-cell>
          <table:table-cell table:formula="of:=[.B151]/10" office:value-type="float" office:value="-111" calcext:value-type="float">
            <text:p>-111</text:p>
          </table:table-cell>
          <table:table-cell office:value-type="float" office:value="-2357" calcext:value-type="float">
            <text:p>-2357</text:p>
          </table:table-cell>
          <table:table-cell office:value-type="float" office:value="1408" calcext:value-type="float">
            <text:p>1408</text:p>
          </table:table-cell>
          <table:table-cell table:formula="of:=[.E151]/10" office:value-type="float" office:value="-235.7" calcext:value-type="float">
            <text:p>-235,7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081" calcext:value-type="float">
            <text:p>-1081</text:p>
          </table:table-cell>
          <table:table-cell office:value-type="float" office:value="2848" calcext:value-type="float">
            <text:p>2848</text:p>
          </table:table-cell>
          <table:table-cell table:formula="of:=[.B152]/10" office:value-type="float" office:value="-108.1" calcext:value-type="float">
            <text:p>-108,1</text:p>
          </table:table-cell>
          <table:table-cell office:value-type="float" office:value="-2342" calcext:value-type="float">
            <text:p>-2342</text:p>
          </table:table-cell>
          <table:table-cell office:value-type="float" office:value="1408" calcext:value-type="float">
            <text:p>1408</text:p>
          </table:table-cell>
          <table:table-cell table:formula="of:=[.E152]/10" office:value-type="float" office:value="-234.2" calcext:value-type="float">
            <text:p>-234,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053" calcext:value-type="float">
            <text:p>-1053</text:p>
          </table:table-cell>
          <table:table-cell office:value-type="float" office:value="2784" calcext:value-type="float">
            <text:p>2784</text:p>
          </table:table-cell>
          <table:table-cell table:formula="of:=[.B153]/10" office:value-type="float" office:value="-105.3" calcext:value-type="float">
            <text:p>-105,3</text:p>
          </table:table-cell>
          <table:table-cell office:value-type="float" office:value="-2329" calcext:value-type="float">
            <text:p>-2329</text:p>
          </table:table-cell>
          <table:table-cell office:value-type="float" office:value="1312" calcext:value-type="float">
            <text:p>1312</text:p>
          </table:table-cell>
          <table:table-cell table:formula="of:=[.E153]/10" office:value-type="float" office:value="-232.9" calcext:value-type="float">
            <text:p>-232,9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026" calcext:value-type="float">
            <text:p>-1026</text:p>
          </table:table-cell>
          <table:table-cell office:value-type="float" office:value="2848" calcext:value-type="float">
            <text:p>2848</text:p>
          </table:table-cell>
          <table:table-cell table:formula="of:=[.B154]/10" office:value-type="float" office:value="-102.6" calcext:value-type="float">
            <text:p>-102,6</text:p>
          </table:table-cell>
          <table:table-cell office:value-type="float" office:value="-2316" calcext:value-type="float">
            <text:p>-2316</text:p>
          </table:table-cell>
          <table:table-cell office:value-type="float" office:value="1312" calcext:value-type="float">
            <text:p>1312</text:p>
          </table:table-cell>
          <table:table-cell table:formula="of:=[.E154]/10" office:value-type="float" office:value="-231.6" calcext:value-type="float">
            <text:p>-231,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996" calcext:value-type="float">
            <text:p>-996</text:p>
          </table:table-cell>
          <table:table-cell office:value-type="float" office:value="2912" calcext:value-type="float">
            <text:p>2912</text:p>
          </table:table-cell>
          <table:table-cell table:formula="of:=[.B155]/10" office:value-type="float" office:value="-99.6" calcext:value-type="float">
            <text:p>-99,6</text:p>
          </table:table-cell>
          <table:table-cell office:value-type="float" office:value="-2303" calcext:value-type="float">
            <text:p>-2303</text:p>
          </table:table-cell>
          <table:table-cell office:value-type="float" office:value="1408" calcext:value-type="float">
            <text:p>1408</text:p>
          </table:table-cell>
          <table:table-cell table:formula="of:=[.E155]/10" office:value-type="float" office:value="-230.3" calcext:value-type="float">
            <text:p>-230,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969" calcext:value-type="float">
            <text:p>-969</text:p>
          </table:table-cell>
          <table:table-cell office:value-type="float" office:value="2688" calcext:value-type="float">
            <text:p>2688</text:p>
          </table:table-cell>
          <table:table-cell table:formula="of:=[.B156]/10" office:value-type="float" office:value="-96.9" calcext:value-type="float">
            <text:p>-96,9</text:p>
          </table:table-cell>
          <table:table-cell office:value-type="float" office:value="-2289" calcext:value-type="float">
            <text:p>-2289</text:p>
          </table:table-cell>
          <table:table-cell office:value-type="float" office:value="1408" calcext:value-type="float">
            <text:p>1408</text:p>
          </table:table-cell>
          <table:table-cell table:formula="of:=[.E156]/10" office:value-type="float" office:value="-228.9" calcext:value-type="float">
            <text:p>-228,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941" calcext:value-type="float">
            <text:p>-941</text:p>
          </table:table-cell>
          <table:table-cell office:value-type="float" office:value="2784" calcext:value-type="float">
            <text:p>2784</text:p>
          </table:table-cell>
          <table:table-cell table:formula="of:=[.B157]/10" office:value-type="float" office:value="-94.1" calcext:value-type="float">
            <text:p>-94,1</text:p>
          </table:table-cell>
          <table:table-cell office:value-type="float" office:value="-2274" calcext:value-type="float">
            <text:p>-2274</text:p>
          </table:table-cell>
          <table:table-cell office:value-type="float" office:value="1344" calcext:value-type="float">
            <text:p>1344</text:p>
          </table:table-cell>
          <table:table-cell table:formula="of:=[.E157]/10" office:value-type="float" office:value="-227.4" calcext:value-type="float">
            <text:p>-227,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915" calcext:value-type="float">
            <text:p>-915</text:p>
          </table:table-cell>
          <table:table-cell office:value-type="float" office:value="2752" calcext:value-type="float">
            <text:p>2752</text:p>
          </table:table-cell>
          <table:table-cell table:formula="of:=[.B158]/10" office:value-type="float" office:value="-91.5" calcext:value-type="float">
            <text:p>-91,5</text:p>
          </table:table-cell>
          <table:table-cell office:value-type="float" office:value="-2261" calcext:value-type="float">
            <text:p>-2261</text:p>
          </table:table-cell>
          <table:table-cell office:value-type="float" office:value="1376" calcext:value-type="float">
            <text:p>1376</text:p>
          </table:table-cell>
          <table:table-cell table:formula="of:=[.E158]/10" office:value-type="float" office:value="-226.1" calcext:value-type="float">
            <text:p>-226,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888" calcext:value-type="float">
            <text:p>-888</text:p>
          </table:table-cell>
          <table:table-cell office:value-type="float" office:value="2720" calcext:value-type="float">
            <text:p>2720</text:p>
          </table:table-cell>
          <table:table-cell table:formula="of:=[.B159]/10" office:value-type="float" office:value="-88.8" calcext:value-type="float">
            <text:p>-88,8</text:p>
          </table:table-cell>
          <table:table-cell office:value-type="float" office:value="-2248" calcext:value-type="float">
            <text:p>-2248</text:p>
          </table:table-cell>
          <table:table-cell office:value-type="float" office:value="1344" calcext:value-type="float">
            <text:p>1344</text:p>
          </table:table-cell>
          <table:table-cell table:formula="of:=[.E159]/10" office:value-type="float" office:value="-224.8" calcext:value-type="float">
            <text:p>-224,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59" calcext:value-type="float">
            <text:p>-859</text:p>
          </table:table-cell>
          <table:table-cell office:value-type="float" office:value="2784" calcext:value-type="float">
            <text:p>2784</text:p>
          </table:table-cell>
          <table:table-cell table:formula="of:=[.B160]/10" office:value-type="float" office:value="-85.9" calcext:value-type="float">
            <text:p>-85,9</text:p>
          </table:table-cell>
          <table:table-cell office:value-type="float" office:value="-2234" calcext:value-type="float">
            <text:p>-2234</text:p>
          </table:table-cell>
          <table:table-cell office:value-type="float" office:value="1408" calcext:value-type="float">
            <text:p>1408</text:p>
          </table:table-cell>
          <table:table-cell table:formula="of:=[.E160]/10" office:value-type="float" office:value="-223.4" calcext:value-type="float">
            <text:p>-223,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832" calcext:value-type="float">
            <text:p>-832</text:p>
          </table:table-cell>
          <table:table-cell office:value-type="float" office:value="2720" calcext:value-type="float">
            <text:p>2720</text:p>
          </table:table-cell>
          <table:table-cell table:formula="of:=[.B161]/10" office:value-type="float" office:value="-83.2" calcext:value-type="float">
            <text:p>-83,2</text:p>
          </table:table-cell>
          <table:table-cell office:value-type="float" office:value="-2220" calcext:value-type="float">
            <text:p>-2220</text:p>
          </table:table-cell>
          <table:table-cell office:value-type="float" office:value="1344" calcext:value-type="float">
            <text:p>1344</text:p>
          </table:table-cell>
          <table:table-cell table:formula="of:=[.E161]/10" office:value-type="float" office:value="-222" calcext:value-type="float">
            <text:p>-22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05" calcext:value-type="float">
            <text:p>-805</text:p>
          </table:table-cell>
          <table:table-cell office:value-type="float" office:value="2784" calcext:value-type="float">
            <text:p>2784</text:p>
          </table:table-cell>
          <table:table-cell table:formula="of:=[.B162]/10" office:value-type="float" office:value="-80.5" calcext:value-type="float">
            <text:p>-80,5</text:p>
          </table:table-cell>
          <table:table-cell office:value-type="float" office:value="-2206" calcext:value-type="float">
            <text:p>-2206</text:p>
          </table:table-cell>
          <table:table-cell office:value-type="float" office:value="1376" calcext:value-type="float">
            <text:p>1376</text:p>
          </table:table-cell>
          <table:table-cell table:formula="of:=[.E162]/10" office:value-type="float" office:value="-220.6" calcext:value-type="float">
            <text:p>-220,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776" calcext:value-type="float">
            <text:p>-776</text:p>
          </table:table-cell>
          <table:table-cell office:value-type="float" office:value="2912" calcext:value-type="float">
            <text:p>2912</text:p>
          </table:table-cell>
          <table:table-cell table:formula="of:=[.B163]/10" office:value-type="float" office:value="-77.6" calcext:value-type="float">
            <text:p>-77,6</text:p>
          </table:table-cell>
          <table:table-cell office:value-type="float" office:value="-2193" calcext:value-type="float">
            <text:p>-2193</text:p>
          </table:table-cell>
          <table:table-cell office:value-type="float" office:value="1408" calcext:value-type="float">
            <text:p>1408</text:p>
          </table:table-cell>
          <table:table-cell table:formula="of:=[.E163]/10" office:value-type="float" office:value="-219.3" calcext:value-type="float">
            <text:p>-219,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748" calcext:value-type="float">
            <text:p>-748</text:p>
          </table:table-cell>
          <table:table-cell office:value-type="float" office:value="2784" calcext:value-type="float">
            <text:p>2784</text:p>
          </table:table-cell>
          <table:table-cell table:formula="of:=[.B164]/10" office:value-type="float" office:value="-74.8" calcext:value-type="float">
            <text:p>-74,8</text:p>
          </table:table-cell>
          <table:table-cell office:value-type="float" office:value="-2179" calcext:value-type="float">
            <text:p>-2179</text:p>
          </table:table-cell>
          <table:table-cell office:value-type="float" office:value="1376" calcext:value-type="float">
            <text:p>1376</text:p>
          </table:table-cell>
          <table:table-cell table:formula="of:=[.E164]/10" office:value-type="float" office:value="-217.9" calcext:value-type="float">
            <text:p>-217,9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719" calcext:value-type="float">
            <text:p>-719</text:p>
          </table:table-cell>
          <table:table-cell office:value-type="float" office:value="2784" calcext:value-type="float">
            <text:p>2784</text:p>
          </table:table-cell>
          <table:table-cell table:formula="of:=[.B165]/10" office:value-type="float" office:value="-71.9" calcext:value-type="float">
            <text:p>-71,9</text:p>
          </table:table-cell>
          <table:table-cell office:value-type="float" office:value="-2165" calcext:value-type="float">
            <text:p>-2165</text:p>
          </table:table-cell>
          <table:table-cell office:value-type="float" office:value="1376" calcext:value-type="float">
            <text:p>1376</text:p>
          </table:table-cell>
          <table:table-cell table:formula="of:=[.E165]/10" office:value-type="float" office:value="-216.5" calcext:value-type="float">
            <text:p>-216,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92" calcext:value-type="float">
            <text:p>-692</text:p>
          </table:table-cell>
          <table:table-cell office:value-type="float" office:value="2784" calcext:value-type="float">
            <text:p>2784</text:p>
          </table:table-cell>
          <table:table-cell table:formula="of:=[.B166]/10" office:value-type="float" office:value="-69.2" calcext:value-type="float">
            <text:p>-69,2</text:p>
          </table:table-cell>
          <table:table-cell office:value-type="float" office:value="-2151" calcext:value-type="float">
            <text:p>-2151</text:p>
          </table:table-cell>
          <table:table-cell office:value-type="float" office:value="1376" calcext:value-type="float">
            <text:p>1376</text:p>
          </table:table-cell>
          <table:table-cell table:formula="of:=[.E166]/10" office:value-type="float" office:value="-215.1" calcext:value-type="float">
            <text:p>-215,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66" calcext:value-type="float">
            <text:p>-666</text:p>
          </table:table-cell>
          <table:table-cell office:value-type="float" office:value="2720" calcext:value-type="float">
            <text:p>2720</text:p>
          </table:table-cell>
          <table:table-cell table:formula="of:=[.B167]/10" office:value-type="float" office:value="-66.6" calcext:value-type="float">
            <text:p>-66,6</text:p>
          </table:table-cell>
          <table:table-cell office:value-type="float" office:value="-2138" calcext:value-type="float">
            <text:p>-2138</text:p>
          </table:table-cell>
          <table:table-cell office:value-type="float" office:value="1408" calcext:value-type="float">
            <text:p>1408</text:p>
          </table:table-cell>
          <table:table-cell table:formula="of:=[.E167]/10" office:value-type="float" office:value="-213.8" calcext:value-type="float">
            <text:p>-213,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38" calcext:value-type="float">
            <text:p>-638</text:p>
          </table:table-cell>
          <table:table-cell office:value-type="float" office:value="2752" calcext:value-type="float">
            <text:p>2752</text:p>
          </table:table-cell>
          <table:table-cell table:formula="of:=[.B168]/10" office:value-type="float" office:value="-63.8" calcext:value-type="float">
            <text:p>-63,8</text:p>
          </table:table-cell>
          <table:table-cell office:value-type="float" office:value="-2124" calcext:value-type="float">
            <text:p>-2124</text:p>
          </table:table-cell>
          <table:table-cell office:value-type="float" office:value="1440" calcext:value-type="float">
            <text:p>1440</text:p>
          </table:table-cell>
          <table:table-cell table:formula="of:=[.E168]/10" office:value-type="float" office:value="-212.4" calcext:value-type="float">
            <text:p>-212,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11" calcext:value-type="float">
            <text:p>-611</text:p>
          </table:table-cell>
          <table:table-cell office:value-type="float" office:value="2624" calcext:value-type="float">
            <text:p>2624</text:p>
          </table:table-cell>
          <table:table-cell table:formula="of:=[.B169]/10" office:value-type="float" office:value="-61.1" calcext:value-type="float">
            <text:p>-61,1</text:p>
          </table:table-cell>
          <table:table-cell office:value-type="float" office:value="-2110" calcext:value-type="float">
            <text:p>-2110</text:p>
          </table:table-cell>
          <table:table-cell office:value-type="float" office:value="1376" calcext:value-type="float">
            <text:p>1376</text:p>
          </table:table-cell>
          <table:table-cell table:formula="of:=[.E169]/10" office:value-type="float" office:value="-211" calcext:value-type="float">
            <text:p>-21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84" calcext:value-type="float">
            <text:p>-584</text:p>
          </table:table-cell>
          <table:table-cell office:value-type="float" office:value="2688" calcext:value-type="float">
            <text:p>2688</text:p>
          </table:table-cell>
          <table:table-cell table:formula="of:=[.B170]/10" office:value-type="float" office:value="-58.4" calcext:value-type="float">
            <text:p>-58,4</text:p>
          </table:table-cell>
          <table:table-cell office:value-type="float" office:value="-2095" calcext:value-type="float">
            <text:p>-2095</text:p>
          </table:table-cell>
          <table:table-cell office:value-type="float" office:value="1344" calcext:value-type="float">
            <text:p>1344</text:p>
          </table:table-cell>
          <table:table-cell table:formula="of:=[.E170]/10" office:value-type="float" office:value="-209.5" calcext:value-type="float">
            <text:p>-209,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56" calcext:value-type="float">
            <text:p>-556</text:p>
          </table:table-cell>
          <table:table-cell office:value-type="float" office:value="2848" calcext:value-type="float">
            <text:p>2848</text:p>
          </table:table-cell>
          <table:table-cell table:formula="of:=[.B171]/10" office:value-type="float" office:value="-55.6" calcext:value-type="float">
            <text:p>-55,6</text:p>
          </table:table-cell>
          <table:table-cell office:value-type="float" office:value="-2082" calcext:value-type="float">
            <text:p>-2082</text:p>
          </table:table-cell>
          <table:table-cell office:value-type="float" office:value="1408" calcext:value-type="float">
            <text:p>1408</text:p>
          </table:table-cell>
          <table:table-cell table:formula="of:=[.E171]/10" office:value-type="float" office:value="-208.2" calcext:value-type="float">
            <text:p>-208,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29" calcext:value-type="float">
            <text:p>-529</text:p>
          </table:table-cell>
          <table:table-cell office:value-type="float" office:value="2720" calcext:value-type="float">
            <text:p>2720</text:p>
          </table:table-cell>
          <table:table-cell table:formula="of:=[.B172]/10" office:value-type="float" office:value="-52.9" calcext:value-type="float">
            <text:p>-52,9</text:p>
          </table:table-cell>
          <table:table-cell office:value-type="float" office:value="-2068" calcext:value-type="float">
            <text:p>-2068</text:p>
          </table:table-cell>
          <table:table-cell office:value-type="float" office:value="1440" calcext:value-type="float">
            <text:p>1440</text:p>
          </table:table-cell>
          <table:table-cell table:formula="of:=[.E172]/10" office:value-type="float" office:value="-206.8" calcext:value-type="float">
            <text:p>-206,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00" calcext:value-type="float">
            <text:p>-500</text:p>
          </table:table-cell>
          <table:table-cell office:value-type="float" office:value="2752" calcext:value-type="float">
            <text:p>2752</text:p>
          </table:table-cell>
          <table:table-cell table:formula="of:=[.B173]/10" office:value-type="float" office:value="-50" calcext:value-type="float">
            <text:p>-50</text:p>
          </table:table-cell>
          <table:table-cell office:value-type="float" office:value="-2053" calcext:value-type="float">
            <text:p>-2053</text:p>
          </table:table-cell>
          <table:table-cell office:value-type="float" office:value="1440" calcext:value-type="float">
            <text:p>1440</text:p>
          </table:table-cell>
          <table:table-cell table:formula="of:=[.E173]/10" office:value-type="float" office:value="-205.3" calcext:value-type="float">
            <text:p>-205,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73" calcext:value-type="float">
            <text:p>-473</text:p>
          </table:table-cell>
          <table:table-cell office:value-type="float" office:value="2752" calcext:value-type="float">
            <text:p>2752</text:p>
          </table:table-cell>
          <table:table-cell table:formula="of:=[.B174]/10" office:value-type="float" office:value="-47.3" calcext:value-type="float">
            <text:p>-47,3</text:p>
          </table:table-cell>
          <table:table-cell office:value-type="float" office:value="-2039" calcext:value-type="float">
            <text:p>-2039</text:p>
          </table:table-cell>
          <table:table-cell office:value-type="float" office:value="1376" calcext:value-type="float">
            <text:p>1376</text:p>
          </table:table-cell>
          <table:table-cell table:formula="of:=[.E174]/10" office:value-type="float" office:value="-203.9" calcext:value-type="float">
            <text:p>-203,9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46" calcext:value-type="float">
            <text:p>-446</text:p>
          </table:table-cell>
          <table:table-cell office:value-type="float" office:value="2720" calcext:value-type="float">
            <text:p>2720</text:p>
          </table:table-cell>
          <table:table-cell table:formula="of:=[.B175]/10" office:value-type="float" office:value="-44.6" calcext:value-type="float">
            <text:p>-44,6</text:p>
          </table:table-cell>
          <table:table-cell office:value-type="float" office:value="-2026" calcext:value-type="float">
            <text:p>-2026</text:p>
          </table:table-cell>
          <table:table-cell office:value-type="float" office:value="1344" calcext:value-type="float">
            <text:p>1344</text:p>
          </table:table-cell>
          <table:table-cell table:formula="of:=[.E175]/10" office:value-type="float" office:value="-202.6" calcext:value-type="float">
            <text:p>-202,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18" calcext:value-type="float">
            <text:p>-418</text:p>
          </table:table-cell>
          <table:table-cell office:value-type="float" office:value="2784" calcext:value-type="float">
            <text:p>2784</text:p>
          </table:table-cell>
          <table:table-cell table:formula="of:=[.B176]/10" office:value-type="float" office:value="-41.8" calcext:value-type="float">
            <text:p>-41,8</text:p>
          </table:table-cell>
          <table:table-cell office:value-type="float" office:value="-2012" calcext:value-type="float">
            <text:p>-2012</text:p>
          </table:table-cell>
          <table:table-cell office:value-type="float" office:value="1408" calcext:value-type="float">
            <text:p>1408</text:p>
          </table:table-cell>
          <table:table-cell table:formula="of:=[.E176]/10" office:value-type="float" office:value="-201.2" calcext:value-type="float">
            <text:p>-201,2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91" calcext:value-type="float">
            <text:p>-391</text:p>
          </table:table-cell>
          <table:table-cell office:value-type="float" office:value="2656" calcext:value-type="float">
            <text:p>2656</text:p>
          </table:table-cell>
          <table:table-cell table:formula="of:=[.B177]/10" office:value-type="float" office:value="-39.1" calcext:value-type="float">
            <text:p>-39,1</text:p>
          </table:table-cell>
          <table:table-cell office:value-type="float" office:value="-1998" calcext:value-type="float">
            <text:p>-1998</text:p>
          </table:table-cell>
          <table:table-cell office:value-type="float" office:value="1408" calcext:value-type="float">
            <text:p>1408</text:p>
          </table:table-cell>
          <table:table-cell table:formula="of:=[.E177]/10" office:value-type="float" office:value="-199.8" calcext:value-type="float">
            <text:p>-199,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64" calcext:value-type="float">
            <text:p>-364</text:p>
          </table:table-cell>
          <table:table-cell office:value-type="float" office:value="2720" calcext:value-type="float">
            <text:p>2720</text:p>
          </table:table-cell>
          <table:table-cell table:formula="of:=[.B178]/10" office:value-type="float" office:value="-36.4" calcext:value-type="float">
            <text:p>-36,4</text:p>
          </table:table-cell>
          <table:table-cell office:value-type="float" office:value="-1984" calcext:value-type="float">
            <text:p>-1984</text:p>
          </table:table-cell>
          <table:table-cell office:value-type="float" office:value="1344" calcext:value-type="float">
            <text:p>1344</text:p>
          </table:table-cell>
          <table:table-cell table:formula="of:=[.E178]/10" office:value-type="float" office:value="-198.4" calcext:value-type="float">
            <text:p>-198,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38" calcext:value-type="float">
            <text:p>-338</text:p>
          </table:table-cell>
          <table:table-cell office:value-type="float" office:value="2720" calcext:value-type="float">
            <text:p>2720</text:p>
          </table:table-cell>
          <table:table-cell table:formula="of:=[.B179]/10" office:value-type="float" office:value="-33.8" calcext:value-type="float">
            <text:p>-33,8</text:p>
          </table:table-cell>
          <table:table-cell office:value-type="float" office:value="-1970" calcext:value-type="float">
            <text:p>-1970</text:p>
          </table:table-cell>
          <table:table-cell office:value-type="float" office:value="1376" calcext:value-type="float">
            <text:p>1376</text:p>
          </table:table-cell>
          <table:table-cell table:formula="of:=[.E179]/10" office:value-type="float" office:value="-197" calcext:value-type="float">
            <text:p>-19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11" calcext:value-type="float">
            <text:p>-311</text:p>
          </table:table-cell>
          <table:table-cell office:value-type="float" office:value="2688" calcext:value-type="float">
            <text:p>2688</text:p>
          </table:table-cell>
          <table:table-cell table:formula="of:=[.B180]/10" office:value-type="float" office:value="-31.1" calcext:value-type="float">
            <text:p>-31,1</text:p>
          </table:table-cell>
          <table:table-cell office:value-type="float" office:value="-1957" calcext:value-type="float">
            <text:p>-1957</text:p>
          </table:table-cell>
          <table:table-cell office:value-type="float" office:value="1312" calcext:value-type="float">
            <text:p>1312</text:p>
          </table:table-cell>
          <table:table-cell table:formula="of:=[.E180]/10" office:value-type="float" office:value="-195.7" calcext:value-type="float">
            <text:p>-195,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83" calcext:value-type="float">
            <text:p>-283</text:p>
          </table:table-cell>
          <table:table-cell office:value-type="float" office:value="2720" calcext:value-type="float">
            <text:p>2720</text:p>
          </table:table-cell>
          <table:table-cell table:formula="of:=[.B181]/10" office:value-type="float" office:value="-28.3" calcext:value-type="float">
            <text:p>-28,3</text:p>
          </table:table-cell>
          <table:table-cell office:value-type="float" office:value="-1943" calcext:value-type="float">
            <text:p>-1943</text:p>
          </table:table-cell>
          <table:table-cell office:value-type="float" office:value="1440" calcext:value-type="float">
            <text:p>1440</text:p>
          </table:table-cell>
          <table:table-cell table:formula="of:=[.E181]/10" office:value-type="float" office:value="-194.3" calcext:value-type="float">
            <text:p>-194,3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56" calcext:value-type="float">
            <text:p>-256</text:p>
          </table:table-cell>
          <table:table-cell office:value-type="float" office:value="2688" calcext:value-type="float">
            <text:p>2688</text:p>
          </table:table-cell>
          <table:table-cell table:formula="of:=[.B182]/10" office:value-type="float" office:value="-25.6" calcext:value-type="float">
            <text:p>-25,6</text:p>
          </table:table-cell>
          <table:table-cell office:value-type="float" office:value="-1929" calcext:value-type="float">
            <text:p>-1929</text:p>
          </table:table-cell>
          <table:table-cell office:value-type="float" office:value="1344" calcext:value-type="float">
            <text:p>1344</text:p>
          </table:table-cell>
          <table:table-cell table:formula="of:=[.E182]/10" office:value-type="float" office:value="-192.9" calcext:value-type="float">
            <text:p>-192,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29" calcext:value-type="float">
            <text:p>-229</text:p>
          </table:table-cell>
          <table:table-cell office:value-type="float" office:value="2688" calcext:value-type="float">
            <text:p>2688</text:p>
          </table:table-cell>
          <table:table-cell table:formula="of:=[.B183]/10" office:value-type="float" office:value="-22.9" calcext:value-type="float">
            <text:p>-22,9</text:p>
          </table:table-cell>
          <table:table-cell office:value-type="float" office:value="-1916" calcext:value-type="float">
            <text:p>-1916</text:p>
          </table:table-cell>
          <table:table-cell office:value-type="float" office:value="1344" calcext:value-type="float">
            <text:p>1344</text:p>
          </table:table-cell>
          <table:table-cell table:formula="of:=[.E183]/10" office:value-type="float" office:value="-191.6" calcext:value-type="float">
            <text:p>-191,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02" calcext:value-type="float">
            <text:p>-202</text:p>
          </table:table-cell>
          <table:table-cell office:value-type="float" office:value="2816" calcext:value-type="float">
            <text:p>2816</text:p>
          </table:table-cell>
          <table:table-cell table:formula="of:=[.B184]/10" office:value-type="float" office:value="-20.2" calcext:value-type="float">
            <text:p>-20,2</text:p>
          </table:table-cell>
          <table:table-cell office:value-type="float" office:value="-1903" calcext:value-type="float">
            <text:p>-1903</text:p>
          </table:table-cell>
          <table:table-cell office:value-type="float" office:value="1376" calcext:value-type="float">
            <text:p>1376</text:p>
          </table:table-cell>
          <table:table-cell table:formula="of:=[.E184]/10" office:value-type="float" office:value="-190.3" calcext:value-type="float">
            <text:p>-190,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74" calcext:value-type="float">
            <text:p>-174</text:p>
          </table:table-cell>
          <table:table-cell office:value-type="float" office:value="2688" calcext:value-type="float">
            <text:p>2688</text:p>
          </table:table-cell>
          <table:table-cell table:formula="of:=[.B185]/10" office:value-type="float" office:value="-17.4" calcext:value-type="float">
            <text:p>-17,4</text:p>
          </table:table-cell>
          <table:table-cell office:value-type="float" office:value="-1890" calcext:value-type="float">
            <text:p>-1890</text:p>
          </table:table-cell>
          <table:table-cell office:value-type="float" office:value="1344" calcext:value-type="float">
            <text:p>1344</text:p>
          </table:table-cell>
          <table:table-cell table:formula="of:=[.E185]/10" office:value-type="float" office:value="-189" calcext:value-type="float">
            <text:p>-18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47" calcext:value-type="float">
            <text:p>-147</text:p>
          </table:table-cell>
          <table:table-cell office:value-type="float" office:value="2688" calcext:value-type="float">
            <text:p>2688</text:p>
          </table:table-cell>
          <table:table-cell table:formula="of:=[.B186]/10" office:value-type="float" office:value="-14.7" calcext:value-type="float">
            <text:p>-14,7</text:p>
          </table:table-cell>
          <table:table-cell office:value-type="float" office:value="-1875" calcext:value-type="float">
            <text:p>-1875</text:p>
          </table:table-cell>
          <table:table-cell office:value-type="float" office:value="1376" calcext:value-type="float">
            <text:p>1376</text:p>
          </table:table-cell>
          <table:table-cell table:formula="of:=[.E186]/10" office:value-type="float" office:value="-187.5" calcext:value-type="float">
            <text:p>-187,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20" calcext:value-type="float">
            <text:p>-120</text:p>
          </table:table-cell>
          <table:table-cell office:value-type="float" office:value="2720" calcext:value-type="float">
            <text:p>2720</text:p>
          </table:table-cell>
          <table:table-cell table:formula="of:=[.B187]/10" office:value-type="float" office:value="-12" calcext:value-type="float">
            <text:p>-12</text:p>
          </table:table-cell>
          <table:table-cell office:value-type="float" office:value="-1861" calcext:value-type="float">
            <text:p>-1861</text:p>
          </table:table-cell>
          <table:table-cell office:value-type="float" office:value="1376" calcext:value-type="float">
            <text:p>1376</text:p>
          </table:table-cell>
          <table:table-cell table:formula="of:=[.E187]/10" office:value-type="float" office:value="-186.1" calcext:value-type="float">
            <text:p>-186,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93" calcext:value-type="float">
            <text:p>-93</text:p>
          </table:table-cell>
          <table:table-cell office:value-type="float" office:value="2720" calcext:value-type="float">
            <text:p>2720</text:p>
          </table:table-cell>
          <table:table-cell table:formula="of:=[.B188]/10" office:value-type="float" office:value="-9.3" calcext:value-type="float">
            <text:p>-9,3</text:p>
          </table:table-cell>
          <table:table-cell office:value-type="float" office:value="-1848" calcext:value-type="float">
            <text:p>-1848</text:p>
          </table:table-cell>
          <table:table-cell office:value-type="float" office:value="1344" calcext:value-type="float">
            <text:p>1344</text:p>
          </table:table-cell>
          <table:table-cell table:formula="of:=[.E188]/10" office:value-type="float" office:value="-184.8" calcext:value-type="float">
            <text:p>-184,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65" calcext:value-type="float">
            <text:p>-65</text:p>
          </table:table-cell>
          <table:table-cell office:value-type="float" office:value="2784" calcext:value-type="float">
            <text:p>2784</text:p>
          </table:table-cell>
          <table:table-cell table:formula="of:=[.B189]/10" office:value-type="float" office:value="-6.5" calcext:value-type="float">
            <text:p>-6,5</text:p>
          </table:table-cell>
          <table:table-cell office:value-type="float" office:value="-1834" calcext:value-type="float">
            <text:p>-1834</text:p>
          </table:table-cell>
          <table:table-cell office:value-type="float" office:value="1440" calcext:value-type="float">
            <text:p>1440</text:p>
          </table:table-cell>
          <table:table-cell table:formula="of:=[.E189]/10" office:value-type="float" office:value="-183.4" calcext:value-type="float">
            <text:p>-183,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8" calcext:value-type="float">
            <text:p>-38</text:p>
          </table:table-cell>
          <table:table-cell office:value-type="float" office:value="2720" calcext:value-type="float">
            <text:p>2720</text:p>
          </table:table-cell>
          <table:table-cell table:formula="of:=[.B190]/10" office:value-type="float" office:value="-3.8" calcext:value-type="float">
            <text:p>-3,8</text:p>
          </table:table-cell>
          <table:table-cell office:value-type="float" office:value="-1821" calcext:value-type="float">
            <text:p>-1821</text:p>
          </table:table-cell>
          <table:table-cell office:value-type="float" office:value="1376" calcext:value-type="float">
            <text:p>1376</text:p>
          </table:table-cell>
          <table:table-cell table:formula="of:=[.E190]/10" office:value-type="float" office:value="-182.1" calcext:value-type="float">
            <text:p>-182,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0" calcext:value-type="float">
            <text:p>-10</text:p>
          </table:table-cell>
          <table:table-cell office:value-type="float" office:value="2752" calcext:value-type="float">
            <text:p>2752</text:p>
          </table:table-cell>
          <table:table-cell table:formula="of:=[.B191]/10" office:value-type="float" office:value="-1" calcext:value-type="float">
            <text:p>-1</text:p>
          </table:table-cell>
          <table:table-cell office:value-type="float" office:value="-1807" calcext:value-type="float">
            <text:p>-1807</text:p>
          </table:table-cell>
          <table:table-cell office:value-type="float" office:value="1312" calcext:value-type="float">
            <text:p>1312</text:p>
          </table:table-cell>
          <table:table-cell table:formula="of:=[.E191]/10" office:value-type="float" office:value="-180.7" calcext:value-type="float">
            <text:p>-180,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formula="of:=[.B192]/10" office:value-type="float" office:value="0" calcext:value-type="float">
            <text:p>0</text:p>
          </table:table-cell>
          <table:table-cell office:value-type="float" office:value="-1793" calcext:value-type="float">
            <text:p>-1793</text:p>
          </table:table-cell>
          <table:table-cell office:value-type="float" office:value="1408" calcext:value-type="float">
            <text:p>1408</text:p>
          </table:table-cell>
          <table:table-cell table:formula="of:=[.E192]/10" office:value-type="float" office:value="-179.3" calcext:value-type="float">
            <text:p>-179,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B193]/10" office:value-type="float" office:value="0" calcext:value-type="float">
            <text:p>0</text:p>
          </table:table-cell>
          <table:table-cell office:value-type="float" office:value="-1779" calcext:value-type="float">
            <text:p>-1779</text:p>
          </table:table-cell>
          <table:table-cell office:value-type="float" office:value="1408" calcext:value-type="float">
            <text:p>1408</text:p>
          </table:table-cell>
          <table:table-cell table:formula="of:=[.E193]/10" office:value-type="float" office:value="-177.9" calcext:value-type="float">
            <text:p>-177,9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4]/10" office:value-type="float" office:value="0" calcext:value-type="float">
            <text:p>0</text:p>
          </table:table-cell>
          <table:table-cell office:value-type="float" office:value="-1765" calcext:value-type="float">
            <text:p>-1765</text:p>
          </table:table-cell>
          <table:table-cell office:value-type="float" office:value="1408" calcext:value-type="float">
            <text:p>1408</text:p>
          </table:table-cell>
          <table:table-cell table:formula="of:=[.E194]/10" office:value-type="float" office:value="-176.5" calcext:value-type="float">
            <text:p>-176,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5]/10" office:value-type="float" office:value="0" calcext:value-type="float">
            <text:p>0</text:p>
          </table:table-cell>
          <table:table-cell office:value-type="float" office:value="-1751" calcext:value-type="float">
            <text:p>-1751</text:p>
          </table:table-cell>
          <table:table-cell office:value-type="float" office:value="1344" calcext:value-type="float">
            <text:p>1344</text:p>
          </table:table-cell>
          <table:table-cell table:formula="of:=[.E195]/10" office:value-type="float" office:value="-175.1" calcext:value-type="float">
            <text:p>-175,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6]/10" office:value-type="float" office:value="0" calcext:value-type="float">
            <text:p>0</text:p>
          </table:table-cell>
          <table:table-cell office:value-type="float" office:value="-1739" calcext:value-type="float">
            <text:p>-1739</text:p>
          </table:table-cell>
          <table:table-cell office:value-type="float" office:value="1312" calcext:value-type="float">
            <text:p>1312</text:p>
          </table:table-cell>
          <table:table-cell table:formula="of:=[.E196]/10" office:value-type="float" office:value="-173.9" calcext:value-type="float">
            <text:p>-173,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7]/10" office:value-type="float" office:value="0" calcext:value-type="float">
            <text:p>0</text:p>
          </table:table-cell>
          <table:table-cell office:value-type="float" office:value="-1725" calcext:value-type="float">
            <text:p>-1725</text:p>
          </table:table-cell>
          <table:table-cell office:value-type="float" office:value="1408" calcext:value-type="float">
            <text:p>1408</text:p>
          </table:table-cell>
          <table:table-cell table:formula="of:=[.E197]/10" office:value-type="float" office:value="-172.5" calcext:value-type="float">
            <text:p>-172,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8]/10" office:value-type="float" office:value="0" calcext:value-type="float">
            <text:p>0</text:p>
          </table:table-cell>
          <table:table-cell office:value-type="float" office:value="-1710" calcext:value-type="float">
            <text:p>-1710</text:p>
          </table:table-cell>
          <table:table-cell office:value-type="float" office:value="1440" calcext:value-type="float">
            <text:p>1440</text:p>
          </table:table-cell>
          <table:table-cell table:formula="of:=[.E198]/10" office:value-type="float" office:value="-171" calcext:value-type="float">
            <text:p>-17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9]/10" office:value-type="float" office:value="0" calcext:value-type="float">
            <text:p>0</text:p>
          </table:table-cell>
          <table:table-cell office:value-type="float" office:value="-1696" calcext:value-type="float">
            <text:p>-1696</text:p>
          </table:table-cell>
          <table:table-cell office:value-type="float" office:value="1376" calcext:value-type="float">
            <text:p>1376</text:p>
          </table:table-cell>
          <table:table-cell table:formula="of:=[.E199]/10" office:value-type="float" office:value="-169.6" calcext:value-type="float">
            <text:p>-169,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0]/10" office:value-type="float" office:value="0" calcext:value-type="float">
            <text:p>0</text:p>
          </table:table-cell>
          <table:table-cell office:value-type="float" office:value="-1683" calcext:value-type="float">
            <text:p>-1683</text:p>
          </table:table-cell>
          <table:table-cell office:value-type="float" office:value="1344" calcext:value-type="float">
            <text:p>1344</text:p>
          </table:table-cell>
          <table:table-cell table:formula="of:=[.E200]/10" office:value-type="float" office:value="-168.3" calcext:value-type="float">
            <text:p>-168,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1]/10" office:value-type="float" office:value="0" calcext:value-type="float">
            <text:p>0</text:p>
          </table:table-cell>
          <table:table-cell office:value-type="float" office:value="-1671" calcext:value-type="float">
            <text:p>-1671</text:p>
          </table:table-cell>
          <table:table-cell office:value-type="float" office:value="1280" calcext:value-type="float">
            <text:p>1280</text:p>
          </table:table-cell>
          <table:table-cell table:formula="of:=[.E201]/10" office:value-type="float" office:value="-167.1" calcext:value-type="float">
            <text:p>-167,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2]/10" office:value-type="float" office:value="0" calcext:value-type="float">
            <text:p>0</text:p>
          </table:table-cell>
          <table:table-cell office:value-type="float" office:value="-1657" calcext:value-type="float">
            <text:p>-1657</text:p>
          </table:table-cell>
          <table:table-cell office:value-type="float" office:value="1376" calcext:value-type="float">
            <text:p>1376</text:p>
          </table:table-cell>
          <table:table-cell table:formula="of:=[.E202]/10" office:value-type="float" office:value="-165.7" calcext:value-type="float">
            <text:p>-165,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3]/10" office:value-type="float" office:value="0" calcext:value-type="float">
            <text:p>0</text:p>
          </table:table-cell>
          <table:table-cell office:value-type="float" office:value="-1642" calcext:value-type="float">
            <text:p>-1642</text:p>
          </table:table-cell>
          <table:table-cell office:value-type="float" office:value="1408" calcext:value-type="float">
            <text:p>1408</text:p>
          </table:table-cell>
          <table:table-cell table:formula="of:=[.E203]/10" office:value-type="float" office:value="-164.2" calcext:value-type="float">
            <text:p>-164,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4]/10" office:value-type="float" office:value="0" calcext:value-type="float">
            <text:p>0</text:p>
          </table:table-cell>
          <table:table-cell office:value-type="float" office:value="-1628" calcext:value-type="float">
            <text:p>-1628</text:p>
          </table:table-cell>
          <table:table-cell office:value-type="float" office:value="1376" calcext:value-type="float">
            <text:p>1376</text:p>
          </table:table-cell>
          <table:table-cell table:formula="of:=[.E204]/10" office:value-type="float" office:value="-162.8" calcext:value-type="float">
            <text:p>-162,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5]/10" office:value-type="float" office:value="0" calcext:value-type="float">
            <text:p>0</text:p>
          </table:table-cell>
          <table:table-cell office:value-type="float" office:value="-1615" calcext:value-type="float">
            <text:p>-1615</text:p>
          </table:table-cell>
          <table:table-cell office:value-type="float" office:value="1376" calcext:value-type="float">
            <text:p>1376</text:p>
          </table:table-cell>
          <table:table-cell table:formula="of:=[.E205]/10" office:value-type="float" office:value="-161.5" calcext:value-type="float">
            <text:p>-161,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6]/10" office:value-type="float" office:value="0" calcext:value-type="float">
            <text:p>0</text:p>
          </table:table-cell>
          <table:table-cell office:value-type="float" office:value="-1601" calcext:value-type="float">
            <text:p>-1601</text:p>
          </table:table-cell>
          <table:table-cell office:value-type="float" office:value="1344" calcext:value-type="float">
            <text:p>1344</text:p>
          </table:table-cell>
          <table:table-cell table:formula="of:=[.E206]/10" office:value-type="float" office:value="-160.1" calcext:value-type="float">
            <text:p>-160,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7]/10" office:value-type="float" office:value="0" calcext:value-type="float">
            <text:p>0</text:p>
          </table:table-cell>
          <table:table-cell office:value-type="float" office:value="-1587" calcext:value-type="float">
            <text:p>-1587</text:p>
          </table:table-cell>
          <table:table-cell office:value-type="float" office:value="1408" calcext:value-type="float">
            <text:p>1408</text:p>
          </table:table-cell>
          <table:table-cell table:formula="of:=[.E207]/10" office:value-type="float" office:value="-158.7" calcext:value-type="float">
            <text:p>-158,7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8]/10" office:value-type="float" office:value="0" calcext:value-type="float">
            <text:p>0</text:p>
          </table:table-cell>
          <table:table-cell office:value-type="float" office:value="-1573" calcext:value-type="float">
            <text:p>-1573</text:p>
          </table:table-cell>
          <table:table-cell office:value-type="float" office:value="1376" calcext:value-type="float">
            <text:p>1376</text:p>
          </table:table-cell>
          <table:table-cell table:formula="of:=[.E208]/10" office:value-type="float" office:value="-157.3" calcext:value-type="float">
            <text:p>-157,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9]/10" office:value-type="float" office:value="0" calcext:value-type="float">
            <text:p>0</text:p>
          </table:table-cell>
          <table:table-cell office:value-type="float" office:value="-1559" calcext:value-type="float">
            <text:p>-1559</text:p>
          </table:table-cell>
          <table:table-cell office:value-type="float" office:value="1376" calcext:value-type="float">
            <text:p>1376</text:p>
          </table:table-cell>
          <table:table-cell table:formula="of:=[.E209]/10" office:value-type="float" office:value="-155.9" calcext:value-type="float">
            <text:p>-155,9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0]/10" office:value-type="float" office:value="0" calcext:value-type="float">
            <text:p>0</text:p>
          </table:table-cell>
          <table:table-cell office:value-type="float" office:value="-1545" calcext:value-type="float">
            <text:p>-1545</text:p>
          </table:table-cell>
          <table:table-cell office:value-type="float" office:value="1440" calcext:value-type="float">
            <text:p>1440</text:p>
          </table:table-cell>
          <table:table-cell table:formula="of:=[.E210]/10" office:value-type="float" office:value="-154.5" calcext:value-type="float">
            <text:p>-154,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1]/10" office:value-type="float" office:value="0" calcext:value-type="float">
            <text:p>0</text:p>
          </table:table-cell>
          <table:table-cell office:value-type="float" office:value="-1532" calcext:value-type="float">
            <text:p>-1532</text:p>
          </table:table-cell>
          <table:table-cell office:value-type="float" office:value="1376" calcext:value-type="float">
            <text:p>1376</text:p>
          </table:table-cell>
          <table:table-cell table:formula="of:=[.E211]/10" office:value-type="float" office:value="-153.2" calcext:value-type="float">
            <text:p>-153,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2]/10" office:value-type="float" office:value="0" calcext:value-type="float">
            <text:p>0</text:p>
          </table:table-cell>
          <table:table-cell office:value-type="float" office:value="-1517" calcext:value-type="float">
            <text:p>-1517</text:p>
          </table:table-cell>
          <table:table-cell office:value-type="float" office:value="1344" calcext:value-type="float">
            <text:p>1344</text:p>
          </table:table-cell>
          <table:table-cell table:formula="of:=[.E212]/10" office:value-type="float" office:value="-151.7" calcext:value-type="float">
            <text:p>-151,7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3]/10" office:value-type="float" office:value="0" calcext:value-type="float">
            <text:p>0</text:p>
          </table:table-cell>
          <table:table-cell office:value-type="float" office:value="-1504" calcext:value-type="float">
            <text:p>-1504</text:p>
          </table:table-cell>
          <table:table-cell office:value-type="float" office:value="1376" calcext:value-type="float">
            <text:p>1376</text:p>
          </table:table-cell>
          <table:table-cell table:formula="of:=[.E213]/10" office:value-type="float" office:value="-150.4" calcext:value-type="float">
            <text:p>-150,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4]/10" office:value-type="float" office:value="0" calcext:value-type="float">
            <text:p>0</text:p>
          </table:table-cell>
          <table:table-cell office:value-type="float" office:value="-1491" calcext:value-type="float">
            <text:p>-1491</text:p>
          </table:table-cell>
          <table:table-cell office:value-type="float" office:value="1376" calcext:value-type="float">
            <text:p>1376</text:p>
          </table:table-cell>
          <table:table-cell table:formula="of:=[.E214]/10" office:value-type="float" office:value="-149.1" calcext:value-type="float">
            <text:p>-149,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5]/10" office:value-type="float" office:value="0" calcext:value-type="float">
            <text:p>0</text:p>
          </table:table-cell>
          <table:table-cell office:value-type="float" office:value="-1477" calcext:value-type="float">
            <text:p>-1477</text:p>
          </table:table-cell>
          <table:table-cell office:value-type="float" office:value="1408" calcext:value-type="float">
            <text:p>1408</text:p>
          </table:table-cell>
          <table:table-cell table:formula="of:=[.E215]/10" office:value-type="float" office:value="-147.7" calcext:value-type="float">
            <text:p>-147,7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6]/10" office:value-type="float" office:value="0" calcext:value-type="float">
            <text:p>0</text:p>
          </table:table-cell>
          <table:table-cell office:value-type="float" office:value="-1463" calcext:value-type="float">
            <text:p>-1463</text:p>
          </table:table-cell>
          <table:table-cell office:value-type="float" office:value="1344" calcext:value-type="float">
            <text:p>1344</text:p>
          </table:table-cell>
          <table:table-cell table:formula="of:=[.E216]/10" office:value-type="float" office:value="-146.3" calcext:value-type="float">
            <text:p>-146,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7]/10" office:value-type="float" office:value="0" calcext:value-type="float">
            <text:p>0</text:p>
          </table:table-cell>
          <table:table-cell office:value-type="float" office:value="-1450" calcext:value-type="float">
            <text:p>-1450</text:p>
          </table:table-cell>
          <table:table-cell office:value-type="float" office:value="1280" calcext:value-type="float">
            <text:p>1280</text:p>
          </table:table-cell>
          <table:table-cell table:formula="of:=[.E217]/10" office:value-type="float" office:value="-145" calcext:value-type="float">
            <text:p>-14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8]/10" office:value-type="float" office:value="0" calcext:value-type="float">
            <text:p>0</text:p>
          </table:table-cell>
          <table:table-cell office:value-type="float" office:value="-1437" calcext:value-type="float">
            <text:p>-1437</text:p>
          </table:table-cell>
          <table:table-cell office:value-type="float" office:value="1376" calcext:value-type="float">
            <text:p>1376</text:p>
          </table:table-cell>
          <table:table-cell table:formula="of:=[.E218]/10" office:value-type="float" office:value="-143.7" calcext:value-type="float">
            <text:p>-143,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9]/10" office:value-type="float" office:value="0" calcext:value-type="float">
            <text:p>0</text:p>
          </table:table-cell>
          <table:table-cell office:value-type="float" office:value="-1423" calcext:value-type="float">
            <text:p>-1423</text:p>
          </table:table-cell>
          <table:table-cell office:value-type="float" office:value="1376" calcext:value-type="float">
            <text:p>1376</text:p>
          </table:table-cell>
          <table:table-cell table:formula="of:=[.E219]/10" office:value-type="float" office:value="-142.3" calcext:value-type="float">
            <text:p>-142,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0]/10" office:value-type="float" office:value="0" calcext:value-type="float">
            <text:p>0</text:p>
          </table:table-cell>
          <table:table-cell office:value-type="float" office:value="-1409" calcext:value-type="float">
            <text:p>-1409</text:p>
          </table:table-cell>
          <table:table-cell office:value-type="float" office:value="1344" calcext:value-type="float">
            <text:p>1344</text:p>
          </table:table-cell>
          <table:table-cell table:formula="of:=[.E220]/10" office:value-type="float" office:value="-140.9" calcext:value-type="float">
            <text:p>-140,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1]/10" office:value-type="float" office:value="0" calcext:value-type="float">
            <text:p>0</text:p>
          </table:table-cell>
          <table:table-cell office:value-type="float" office:value="-1396" calcext:value-type="float">
            <text:p>-1396</text:p>
          </table:table-cell>
          <table:table-cell office:value-type="float" office:value="1312" calcext:value-type="float">
            <text:p>1312</text:p>
          </table:table-cell>
          <table:table-cell table:formula="of:=[.E221]/10" office:value-type="float" office:value="-139.6" calcext:value-type="float">
            <text:p>-139,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2]/10" office:value-type="float" office:value="0" calcext:value-type="float">
            <text:p>0</text:p>
          </table:table-cell>
          <table:table-cell office:value-type="float" office:value="-1383" calcext:value-type="float">
            <text:p>-1383</text:p>
          </table:table-cell>
          <table:table-cell office:value-type="float" office:value="1312" calcext:value-type="float">
            <text:p>1312</text:p>
          </table:table-cell>
          <table:table-cell table:formula="of:=[.E222]/10" office:value-type="float" office:value="-138.3" calcext:value-type="float">
            <text:p>-138,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3]/10" office:value-type="float" office:value="0" calcext:value-type="float">
            <text:p>0</text:p>
          </table:table-cell>
          <table:table-cell office:value-type="float" office:value="-1369" calcext:value-type="float">
            <text:p>-1369</text:p>
          </table:table-cell>
          <table:table-cell office:value-type="float" office:value="1408" calcext:value-type="float">
            <text:p>1408</text:p>
          </table:table-cell>
          <table:table-cell table:formula="of:=[.E223]/10" office:value-type="float" office:value="-136.9" calcext:value-type="float">
            <text:p>-136,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4]/10" office:value-type="float" office:value="0" calcext:value-type="float">
            <text:p>0</text:p>
          </table:table-cell>
          <table:table-cell office:value-type="float" office:value="-1355" calcext:value-type="float">
            <text:p>-1355</text:p>
          </table:table-cell>
          <table:table-cell office:value-type="float" office:value="1408" calcext:value-type="float">
            <text:p>1408</text:p>
          </table:table-cell>
          <table:table-cell table:formula="of:=[.E224]/10" office:value-type="float" office:value="-135.5" calcext:value-type="float">
            <text:p>-135,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5]/10" office:value-type="float" office:value="0" calcext:value-type="float">
            <text:p>0</text:p>
          </table:table-cell>
          <table:table-cell office:value-type="float" office:value="-1341" calcext:value-type="float">
            <text:p>-1341</text:p>
          </table:table-cell>
          <table:table-cell office:value-type="float" office:value="1344" calcext:value-type="float">
            <text:p>1344</text:p>
          </table:table-cell>
          <table:table-cell table:formula="of:=[.E225]/10" office:value-type="float" office:value="-134.1" calcext:value-type="float">
            <text:p>-134,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6]/10" office:value-type="float" office:value="0" calcext:value-type="float">
            <text:p>0</text:p>
          </table:table-cell>
          <table:table-cell office:value-type="float" office:value="-1328" calcext:value-type="float">
            <text:p>-1328</text:p>
          </table:table-cell>
          <table:table-cell office:value-type="float" office:value="1376" calcext:value-type="float">
            <text:p>1376</text:p>
          </table:table-cell>
          <table:table-cell table:formula="of:=[.E226]/10" office:value-type="float" office:value="-132.8" calcext:value-type="float">
            <text:p>-132,8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7]/10" office:value-type="float" office:value="0" calcext:value-type="float">
            <text:p>0</text:p>
          </table:table-cell>
          <table:table-cell office:value-type="float" office:value="-1315" calcext:value-type="float">
            <text:p>-1315</text:p>
          </table:table-cell>
          <table:table-cell office:value-type="float" office:value="1376" calcext:value-type="float">
            <text:p>1376</text:p>
          </table:table-cell>
          <table:table-cell table:formula="of:=[.E227]/10" office:value-type="float" office:value="-131.5" calcext:value-type="float">
            <text:p>-131,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8]/10" office:value-type="float" office:value="0" calcext:value-type="float">
            <text:p>0</text:p>
          </table:table-cell>
          <table:table-cell office:value-type="float" office:value="-1300" calcext:value-type="float">
            <text:p>-1300</text:p>
          </table:table-cell>
          <table:table-cell office:value-type="float" office:value="1408" calcext:value-type="float">
            <text:p>1408</text:p>
          </table:table-cell>
          <table:table-cell table:formula="of:=[.E228]/10" office:value-type="float" office:value="-130" calcext:value-type="float">
            <text:p>-13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9]/10" office:value-type="float" office:value="0" calcext:value-type="float">
            <text:p>0</text:p>
          </table:table-cell>
          <table:table-cell office:value-type="float" office:value="-1286" calcext:value-type="float">
            <text:p>-1286</text:p>
          </table:table-cell>
          <table:table-cell office:value-type="float" office:value="1344" calcext:value-type="float">
            <text:p>1344</text:p>
          </table:table-cell>
          <table:table-cell table:formula="of:=[.E229]/10" office:value-type="float" office:value="-128.6" calcext:value-type="float">
            <text:p>-128,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0]/10" office:value-type="float" office:value="0" calcext:value-type="float">
            <text:p>0</text:p>
          </table:table-cell>
          <table:table-cell office:value-type="float" office:value="-1273" calcext:value-type="float">
            <text:p>-1273</text:p>
          </table:table-cell>
          <table:table-cell office:value-type="float" office:value="1376" calcext:value-type="float">
            <text:p>1376</text:p>
          </table:table-cell>
          <table:table-cell table:formula="of:=[.E230]/10" office:value-type="float" office:value="-127.3" calcext:value-type="float">
            <text:p>-127,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1]/10" office:value-type="float" office:value="0" calcext:value-type="float">
            <text:p>0</text:p>
          </table:table-cell>
          <table:table-cell office:value-type="float" office:value="-1259" calcext:value-type="float">
            <text:p>-1259</text:p>
          </table:table-cell>
          <table:table-cell office:value-type="float" office:value="1440" calcext:value-type="float">
            <text:p>1440</text:p>
          </table:table-cell>
          <table:table-cell table:formula="of:=[.E231]/10" office:value-type="float" office:value="-125.9" calcext:value-type="float">
            <text:p>-125,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2]/10" office:value-type="float" office:value="0" calcext:value-type="float">
            <text:p>0</text:p>
          </table:table-cell>
          <table:table-cell office:value-type="float" office:value="-1245" calcext:value-type="float">
            <text:p>-1245</text:p>
          </table:table-cell>
          <table:table-cell office:value-type="float" office:value="1344" calcext:value-type="float">
            <text:p>1344</text:p>
          </table:table-cell>
          <table:table-cell table:formula="of:=[.E232]/10" office:value-type="float" office:value="-124.5" calcext:value-type="float">
            <text:p>-124,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3]/10" office:value-type="float" office:value="0" calcext:value-type="float">
            <text:p>0</text:p>
          </table:table-cell>
          <table:table-cell office:value-type="float" office:value="-1231" calcext:value-type="float">
            <text:p>-1231</text:p>
          </table:table-cell>
          <table:table-cell office:value-type="float" office:value="1344" calcext:value-type="float">
            <text:p>1344</text:p>
          </table:table-cell>
          <table:table-cell table:formula="of:=[.E233]/10" office:value-type="float" office:value="-123.1" calcext:value-type="float">
            <text:p>-123,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4]/10" office:value-type="float" office:value="0" calcext:value-type="float">
            <text:p>0</text:p>
          </table:table-cell>
          <table:table-cell office:value-type="float" office:value="-1217" calcext:value-type="float">
            <text:p>-1217</text:p>
          </table:table-cell>
          <table:table-cell office:value-type="float" office:value="1376" calcext:value-type="float">
            <text:p>1376</text:p>
          </table:table-cell>
          <table:table-cell table:formula="of:=[.E234]/10" office:value-type="float" office:value="-121.7" calcext:value-type="float">
            <text:p>-121,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5]/10" office:value-type="float" office:value="0" calcext:value-type="float">
            <text:p>0</text:p>
          </table:table-cell>
          <table:table-cell office:value-type="float" office:value="-1204" calcext:value-type="float">
            <text:p>-1204</text:p>
          </table:table-cell>
          <table:table-cell office:value-type="float" office:value="1408" calcext:value-type="float">
            <text:p>1408</text:p>
          </table:table-cell>
          <table:table-cell table:formula="of:=[.E235]/10" office:value-type="float" office:value="-120.4" calcext:value-type="float">
            <text:p>-120,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6]/10" office:value-type="float" office:value="0" calcext:value-type="float">
            <text:p>0</text:p>
          </table:table-cell>
          <table:table-cell office:value-type="float" office:value="-1190" calcext:value-type="float">
            <text:p>-1190</text:p>
          </table:table-cell>
          <table:table-cell office:value-type="float" office:value="1408" calcext:value-type="float">
            <text:p>1408</text:p>
          </table:table-cell>
          <table:table-cell table:formula="of:=[.E236]/10" office:value-type="float" office:value="-119" calcext:value-type="float">
            <text:p>-11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7]/10" office:value-type="float" office:value="0" calcext:value-type="float">
            <text:p>0</text:p>
          </table:table-cell>
          <table:table-cell office:value-type="float" office:value="-1177" calcext:value-type="float">
            <text:p>-1177</text:p>
          </table:table-cell>
          <table:table-cell office:value-type="float" office:value="1312" calcext:value-type="float">
            <text:p>1312</text:p>
          </table:table-cell>
          <table:table-cell table:formula="of:=[.E237]/10" office:value-type="float" office:value="-117.7" calcext:value-type="float">
            <text:p>-117,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8]/10" office:value-type="float" office:value="0" calcext:value-type="float">
            <text:p>0</text:p>
          </table:table-cell>
          <table:table-cell office:value-type="float" office:value="-1163" calcext:value-type="float">
            <text:p>-1163</text:p>
          </table:table-cell>
          <table:table-cell office:value-type="float" office:value="1280" calcext:value-type="float">
            <text:p>1280</text:p>
          </table:table-cell>
          <table:table-cell table:formula="of:=[.E238]/10" office:value-type="float" office:value="-116.3" calcext:value-type="float">
            <text:p>-116,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9]/10" office:value-type="float" office:value="0" calcext:value-type="float">
            <text:p>0</text:p>
          </table:table-cell>
          <table:table-cell office:value-type="float" office:value="-1151" calcext:value-type="float">
            <text:p>-1151</text:p>
          </table:table-cell>
          <table:table-cell office:value-type="float" office:value="1376" calcext:value-type="float">
            <text:p>1376</text:p>
          </table:table-cell>
          <table:table-cell table:formula="of:=[.E239]/10" office:value-type="float" office:value="-115.1" calcext:value-type="float">
            <text:p>-115,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0]/10" office:value-type="float" office:value="0" calcext:value-type="float">
            <text:p>0</text:p>
          </table:table-cell>
          <table:table-cell office:value-type="float" office:value="-1137" calcext:value-type="float">
            <text:p>-1137</text:p>
          </table:table-cell>
          <table:table-cell office:value-type="float" office:value="1408" calcext:value-type="float">
            <text:p>1408</text:p>
          </table:table-cell>
          <table:table-cell table:formula="of:=[.E240]/10" office:value-type="float" office:value="-113.7" calcext:value-type="float">
            <text:p>-113,7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1]/10" office:value-type="float" office:value="0" calcext:value-type="float">
            <text:p>0</text:p>
          </table:table-cell>
          <table:table-cell office:value-type="float" office:value="-1122" calcext:value-type="float">
            <text:p>-1122</text:p>
          </table:table-cell>
          <table:table-cell office:value-type="float" office:value="1376" calcext:value-type="float">
            <text:p>1376</text:p>
          </table:table-cell>
          <table:table-cell table:formula="of:=[.E241]/10" office:value-type="float" office:value="-112.2" calcext:value-type="float">
            <text:p>-112,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2]/10" office:value-type="float" office:value="0" calcext:value-type="float">
            <text:p>0</text:p>
          </table:table-cell>
          <table:table-cell office:value-type="float" office:value="-1109" calcext:value-type="float">
            <text:p>-1109</text:p>
          </table:table-cell>
          <table:table-cell office:value-type="float" office:value="1344" calcext:value-type="float">
            <text:p>1344</text:p>
          </table:table-cell>
          <table:table-cell table:formula="of:=[.E242]/10" office:value-type="float" office:value="-110.9" calcext:value-type="float">
            <text:p>-110,9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3]/10" office:value-type="float" office:value="0" calcext:value-type="float">
            <text:p>0</text:p>
          </table:table-cell>
          <table:table-cell office:value-type="float" office:value="-1096" calcext:value-type="float">
            <text:p>-1096</text:p>
          </table:table-cell>
          <table:table-cell office:value-type="float" office:value="1344" calcext:value-type="float">
            <text:p>1344</text:p>
          </table:table-cell>
          <table:table-cell table:formula="of:=[.E243]/10" office:value-type="float" office:value="-109.6" calcext:value-type="float">
            <text:p>-109,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4]/10" office:value-type="float" office:value="0" calcext:value-type="float">
            <text:p>0</text:p>
          </table:table-cell>
          <table:table-cell office:value-type="float" office:value="-1082" calcext:value-type="float">
            <text:p>-1082</text:p>
          </table:table-cell>
          <table:table-cell office:value-type="float" office:value="1440" calcext:value-type="float">
            <text:p>1440</text:p>
          </table:table-cell>
          <table:table-cell table:formula="of:=[.E244]/10" office:value-type="float" office:value="-108.2" calcext:value-type="float">
            <text:p>-108,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5]/10" office:value-type="float" office:value="0" calcext:value-type="float">
            <text:p>0</text:p>
          </table:table-cell>
          <table:table-cell office:value-type="float" office:value="-1066" calcext:value-type="float">
            <text:p>-1066</text:p>
          </table:table-cell>
          <table:table-cell office:value-type="float" office:value="1472" calcext:value-type="float">
            <text:p>1472</text:p>
          </table:table-cell>
          <table:table-cell table:formula="of:=[.E245]/10" office:value-type="float" office:value="-106.6" calcext:value-type="float">
            <text:p>-106,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6]/10" office:value-type="float" office:value="0" calcext:value-type="float">
            <text:p>0</text:p>
          </table:table-cell>
          <table:table-cell office:value-type="float" office:value="-1052" calcext:value-type="float">
            <text:p>-1052</text:p>
          </table:table-cell>
          <table:table-cell office:value-type="float" office:value="1408" calcext:value-type="float">
            <text:p>1408</text:p>
          </table:table-cell>
          <table:table-cell table:formula="of:=[.E246]/10" office:value-type="float" office:value="-105.2" calcext:value-type="float">
            <text:p>-105,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7]/10" office:value-type="float" office:value="0" calcext:value-type="float">
            <text:p>0</text:p>
          </table:table-cell>
          <table:table-cell office:value-type="float" office:value="-1039" calcext:value-type="float">
            <text:p>-1039</text:p>
          </table:table-cell>
          <table:table-cell office:value-type="float" office:value="1408" calcext:value-type="float">
            <text:p>1408</text:p>
          </table:table-cell>
          <table:table-cell table:formula="of:=[.E247]/10" office:value-type="float" office:value="-103.9" calcext:value-type="float">
            <text:p>-103,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8]/10" office:value-type="float" office:value="0" calcext:value-type="float">
            <text:p>0</text:p>
          </table:table-cell>
          <table:table-cell office:value-type="float" office:value="-1025" calcext:value-type="float">
            <text:p>-1025</text:p>
          </table:table-cell>
          <table:table-cell office:value-type="float" office:value="1440" calcext:value-type="float">
            <text:p>1440</text:p>
          </table:table-cell>
          <table:table-cell table:formula="of:=[.E248]/10" office:value-type="float" office:value="-102.5" calcext:value-type="float">
            <text:p>-102,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49]/10" office:value-type="float" office:value="0" calcext:value-type="float">
            <text:p>0</text:p>
          </table:table-cell>
          <table:table-cell office:value-type="float" office:value="-1010" calcext:value-type="float">
            <text:p>-1010</text:p>
          </table:table-cell>
          <table:table-cell office:value-type="float" office:value="1440" calcext:value-type="float">
            <text:p>1440</text:p>
          </table:table-cell>
          <table:table-cell table:formula="of:=[.E249]/10"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0]/10" office:value-type="float" office:value="0" calcext:value-type="float">
            <text:p>0</text:p>
          </table:table-cell>
          <table:table-cell office:value-type="float" office:value="-995" calcext:value-type="float">
            <text:p>-995</text:p>
          </table:table-cell>
          <table:table-cell office:value-type="float" office:value="1408" calcext:value-type="float">
            <text:p>1408</text:p>
          </table:table-cell>
          <table:table-cell table:formula="of:=[.E250]/10" office:value-type="float" office:value="-99.5" calcext:value-type="float">
            <text:p>-99,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1]/10" office:value-type="float" office:value="0" calcext:value-type="float">
            <text:p>0</text:p>
          </table:table-cell>
          <table:table-cell office:value-type="float" office:value="-982" calcext:value-type="float">
            <text:p>-982</text:p>
          </table:table-cell>
          <table:table-cell office:value-type="float" office:value="1408" calcext:value-type="float">
            <text:p>1408</text:p>
          </table:table-cell>
          <table:table-cell table:formula="of:=[.E251]/10" office:value-type="float" office:value="-98.2" calcext:value-type="float">
            <text:p>-98,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2]/10" office:value-type="float" office:value="0" calcext:value-type="float">
            <text:p>0</text:p>
          </table:table-cell>
          <table:table-cell office:value-type="float" office:value="-968" calcext:value-type="float">
            <text:p>-968</text:p>
          </table:table-cell>
          <table:table-cell office:value-type="float" office:value="1440" calcext:value-type="float">
            <text:p>1440</text:p>
          </table:table-cell>
          <table:table-cell table:formula="of:=[.E252]/10" office:value-type="float" office:value="-96.8" calcext:value-type="float">
            <text:p>-96,8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3]/10" office:value-type="float" office:value="0" calcext:value-type="float">
            <text:p>0</text:p>
          </table:table-cell>
          <table:table-cell office:value-type="float" office:value="-954" calcext:value-type="float">
            <text:p>-954</text:p>
          </table:table-cell>
          <table:table-cell office:value-type="float" office:value="1408" calcext:value-type="float">
            <text:p>1408</text:p>
          </table:table-cell>
          <table:table-cell table:formula="of:=[.E253]/10" office:value-type="float" office:value="-95.4" calcext:value-type="float">
            <text:p>-95,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4]/10" office:value-type="float" office:value="0" calcext:value-type="float">
            <text:p>0</text:p>
          </table:table-cell>
          <table:table-cell office:value-type="float" office:value="-940" calcext:value-type="float">
            <text:p>-940</text:p>
          </table:table-cell>
          <table:table-cell office:value-type="float" office:value="1312" calcext:value-type="float">
            <text:p>1312</text:p>
          </table:table-cell>
          <table:table-cell table:formula="of:=[.E254]/10" office:value-type="float" office:value="-94" calcext:value-type="float">
            <text:p>-9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5]/10" office:value-type="float" office:value="0" calcext:value-type="float">
            <text:p>0</text:p>
          </table:table-cell>
          <table:table-cell office:value-type="float" office:value="-927" calcext:value-type="float">
            <text:p>-927</text:p>
          </table:table-cell>
          <table:table-cell office:value-type="float" office:value="1344" calcext:value-type="float">
            <text:p>1344</text:p>
          </table:table-cell>
          <table:table-cell table:formula="of:=[.E255]/10" office:value-type="float" office:value="-92.7" calcext:value-type="float">
            <text:p>-92,7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6]/10" office:value-type="float" office:value="0" calcext:value-type="float">
            <text:p>0</text:p>
          </table:table-cell>
          <table:table-cell office:value-type="float" office:value="-913" calcext:value-type="float">
            <text:p>-913</text:p>
          </table:table-cell>
          <table:table-cell office:value-type="float" office:value="1440" calcext:value-type="float">
            <text:p>1440</text:p>
          </table:table-cell>
          <table:table-cell table:formula="of:=[.E256]/10" office:value-type="float" office:value="-91.3" calcext:value-type="float">
            <text:p>-91,3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7]/10" office:value-type="float" office:value="0" calcext:value-type="float">
            <text:p>0</text:p>
          </table:table-cell>
          <table:table-cell office:value-type="float" office:value="-899" calcext:value-type="float">
            <text:p>-899</text:p>
          </table:table-cell>
          <table:table-cell office:value-type="float" office:value="1408" calcext:value-type="float">
            <text:p>1408</text:p>
          </table:table-cell>
          <table:table-cell table:formula="of:=[.E257]/10" office:value-type="float" office:value="-89.9" calcext:value-type="float">
            <text:p>-89,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8]/10" office:value-type="float" office:value="0" calcext:value-type="float">
            <text:p>0</text:p>
          </table:table-cell>
          <table:table-cell office:value-type="float" office:value="-885" calcext:value-type="float">
            <text:p>-885</text:p>
          </table:table-cell>
          <table:table-cell office:value-type="float" office:value="1344" calcext:value-type="float">
            <text:p>1344</text:p>
          </table:table-cell>
          <table:table-cell table:formula="of:=[.E258]/10" office:value-type="float" office:value="-88.5" calcext:value-type="float">
            <text:p>-88,5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59]/10" office:value-type="float" office:value="0" calcext:value-type="float">
            <text:p>0</text:p>
          </table:table-cell>
          <table:table-cell office:value-type="float" office:value="-872" calcext:value-type="float">
            <text:p>-872</text:p>
          </table:table-cell>
          <table:table-cell office:value-type="float" office:value="1280" calcext:value-type="float">
            <text:p>1280</text:p>
          </table:table-cell>
          <table:table-cell table:formula="of:=[.E259]/10" office:value-type="float" office:value="-87.2" calcext:value-type="float">
            <text:p>-87,2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0]/10" office:value-type="float" office:value="0" calcext:value-type="float">
            <text:p>0</text:p>
          </table:table-cell>
          <table:table-cell office:value-type="float" office:value="-859" calcext:value-type="float">
            <text:p>-859</text:p>
          </table:table-cell>
          <table:table-cell office:value-type="float" office:value="1376" calcext:value-type="float">
            <text:p>1376</text:p>
          </table:table-cell>
          <table:table-cell table:formula="of:=[.E260]/10" office:value-type="float" office:value="-85.9" calcext:value-type="float">
            <text:p>-85,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1]/10" office:value-type="float" office:value="0" calcext:value-type="float">
            <text:p>0</text:p>
          </table:table-cell>
          <table:table-cell office:value-type="float" office:value="-845" calcext:value-type="float">
            <text:p>-845</text:p>
          </table:table-cell>
          <table:table-cell office:value-type="float" office:value="1408" calcext:value-type="float">
            <text:p>1408</text:p>
          </table:table-cell>
          <table:table-cell table:formula="of:=[.E261]/10" office:value-type="float" office:value="-84.5" calcext:value-type="float">
            <text:p>-84,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2]/10" office:value-type="float" office:value="0" calcext:value-type="float">
            <text:p>0</text:p>
          </table:table-cell>
          <table:table-cell office:value-type="float" office:value="-830" calcext:value-type="float">
            <text:p>-830</text:p>
          </table:table-cell>
          <table:table-cell office:value-type="float" office:value="1408" calcext:value-type="float">
            <text:p>1408</text:p>
          </table:table-cell>
          <table:table-cell table:formula="of:=[.E262]/10" office:value-type="float" office:value="-83" calcext:value-type="float">
            <text:p>-83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3]/10" office:value-type="float" office:value="0" calcext:value-type="float">
            <text:p>0</text:p>
          </table:table-cell>
          <table:table-cell office:value-type="float" office:value="-817" calcext:value-type="float">
            <text:p>-817</text:p>
          </table:table-cell>
          <table:table-cell office:value-type="float" office:value="1344" calcext:value-type="float">
            <text:p>1344</text:p>
          </table:table-cell>
          <table:table-cell table:formula="of:=[.E263]/10" office:value-type="float" office:value="-81.7" calcext:value-type="float">
            <text:p>-81,7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4]/10" office:value-type="float" office:value="0" calcext:value-type="float">
            <text:p>0</text:p>
          </table:table-cell>
          <table:table-cell office:value-type="float" office:value="-803" calcext:value-type="float">
            <text:p>-803</text:p>
          </table:table-cell>
          <table:table-cell office:value-type="float" office:value="1344" calcext:value-type="float">
            <text:p>1344</text:p>
          </table:table-cell>
          <table:table-cell table:formula="of:=[.E264]/10" office:value-type="float" office:value="-80.3" calcext:value-type="float">
            <text:p>-80,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5]/10" office:value-type="float" office:value="0" calcext:value-type="float">
            <text:p>0</text:p>
          </table:table-cell>
          <table:table-cell office:value-type="float" office:value="-790" calcext:value-type="float">
            <text:p>-790</text:p>
          </table:table-cell>
          <table:table-cell office:value-type="float" office:value="1408" calcext:value-type="float">
            <text:p>1408</text:p>
          </table:table-cell>
          <table:table-cell table:formula="of:=[.E265]/10" office:value-type="float" office:value="-79" calcext:value-type="float">
            <text:p>-7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6]/10"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office:value-type="float" office:value="1440" calcext:value-type="float">
            <text:p>1440</text:p>
          </table:table-cell>
          <table:table-cell table:formula="of:=[.E266]/10" office:value-type="float" office:value="-77.5" calcext:value-type="float">
            <text:p>-77,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7]/10" office:value-type="float" office:value="0" calcext:value-type="float">
            <text:p>0</text:p>
          </table:table-cell>
          <table:table-cell office:value-type="float" office:value="-760" calcext:value-type="float">
            <text:p>-760</text:p>
          </table:table-cell>
          <table:table-cell office:value-type="float" office:value="1408" calcext:value-type="float">
            <text:p>1408</text:p>
          </table:table-cell>
          <table:table-cell table:formula="of:=[.E267]/10" office:value-type="float" office:value="-76" calcext:value-type="float">
            <text:p>-7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8]/10" office:value-type="float" office:value="0" calcext:value-type="float">
            <text:p>0</text:p>
          </table:table-cell>
          <table:table-cell office:value-type="float" office:value="-746" calcext:value-type="float">
            <text:p>-746</text:p>
          </table:table-cell>
          <table:table-cell office:value-type="float" office:value="1440" calcext:value-type="float">
            <text:p>1440</text:p>
          </table:table-cell>
          <table:table-cell table:formula="of:=[.E268]/10" office:value-type="float" office:value="-74.6" calcext:value-type="float">
            <text:p>-74,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9]/10" office:value-type="float" office:value="0" calcext:value-type="float">
            <text:p>0</text:p>
          </table:table-cell>
          <table:table-cell office:value-type="float" office:value="-733" calcext:value-type="float">
            <text:p>-733</text:p>
          </table:table-cell>
          <table:table-cell office:value-type="float" office:value="1376" calcext:value-type="float">
            <text:p>1376</text:p>
          </table:table-cell>
          <table:table-cell table:formula="of:=[.E269]/10" office:value-type="float" office:value="-73.3" calcext:value-type="float">
            <text:p>-73,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70]/10" office:value-type="float" office:value="0" calcext:value-type="float">
            <text:p>0</text:p>
          </table:table-cell>
          <table:table-cell office:value-type="float" office:value="-719" calcext:value-type="float">
            <text:p>-719</text:p>
          </table:table-cell>
          <table:table-cell office:value-type="float" office:value="1408" calcext:value-type="float">
            <text:p>1408</text:p>
          </table:table-cell>
          <table:table-cell table:formula="of:=[.E270]/10" office:value-type="float" office:value="-71.9" calcext:value-type="float">
            <text:p>-71,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38" calcext:value-type="float">
            <text:p>-38</text:p>
          </table:table-cell>
          <table:table-cell office:value-type="float" office:value="-2592" calcext:value-type="float">
            <text:p>-2592</text:p>
          </table:table-cell>
          <table:table-cell table:formula="of:=[.B271]/10" office:value-type="float" office:value="-3.8" calcext:value-type="float">
            <text:p>-3,8</text:p>
          </table:table-cell>
          <table:table-cell office:value-type="float" office:value="-704" calcext:value-type="float">
            <text:p>-704</text:p>
          </table:table-cell>
          <table:table-cell office:value-type="float" office:value="1408" calcext:value-type="float">
            <text:p>1408</text:p>
          </table:table-cell>
          <table:table-cell table:formula="of:=[.E271]/10" office:value-type="float" office:value="-70.4" calcext:value-type="float">
            <text:p>-70,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50" calcext:value-type="float">
            <text:p>-50</text:p>
          </table:table-cell>
          <table:table-cell office:value-type="float" office:value="-1760" calcext:value-type="float">
            <text:p>-1760</text:p>
          </table:table-cell>
          <table:table-cell table:formula="of:=[.B272]/10" office:value-type="float" office:value="-5" calcext:value-type="float">
            <text:p>-5</text:p>
          </table:table-cell>
          <table:table-cell office:value-type="float" office:value="-691" calcext:value-type="float">
            <text:p>-691</text:p>
          </table:table-cell>
          <table:table-cell office:value-type="float" office:value="1376" calcext:value-type="float">
            <text:p>1376</text:p>
          </table:table-cell>
          <table:table-cell table:formula="of:=[.E272]/10" office:value-type="float" office:value="-69.1" calcext:value-type="float">
            <text:p>-69,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79" calcext:value-type="float">
            <text:p>-79</text:p>
          </table:table-cell>
          <table:table-cell office:value-type="float" office:value="-2720" calcext:value-type="float">
            <text:p>-2720</text:p>
          </table:table-cell>
          <table:table-cell table:formula="of:=[.B273]/10" office:value-type="float" office:value="-7.9" calcext:value-type="float">
            <text:p>-7,9</text:p>
          </table:table-cell>
          <table:table-cell office:value-type="float" office:value="-677" calcext:value-type="float">
            <text:p>-677</text:p>
          </table:table-cell>
          <table:table-cell office:value-type="float" office:value="1440" calcext:value-type="float">
            <text:p>1440</text:p>
          </table:table-cell>
          <table:table-cell table:formula="of:=[.E273]/10" office:value-type="float" office:value="-67.7" calcext:value-type="float">
            <text:p>-67,7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07" calcext:value-type="float">
            <text:p>-107</text:p>
          </table:table-cell>
          <table:table-cell office:value-type="float" office:value="-2720" calcext:value-type="float">
            <text:p>-2720</text:p>
          </table:table-cell>
          <table:table-cell table:formula="of:=[.B274]/10" office:value-type="float" office:value="-10.7" calcext:value-type="float">
            <text:p>-10,7</text:p>
          </table:table-cell>
          <table:table-cell office:value-type="float" office:value="-664" calcext:value-type="float">
            <text:p>-664</text:p>
          </table:table-cell>
          <table:table-cell office:value-type="float" office:value="1376" calcext:value-type="float">
            <text:p>1376</text:p>
          </table:table-cell>
          <table:table-cell table:formula="of:=[.E274]/10" office:value-type="float" office:value="-66.4" calcext:value-type="float">
            <text:p>-66,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3" calcext:value-type="float">
            <text:p>-133</text:p>
          </table:table-cell>
          <table:table-cell office:value-type="float" office:value="-2720" calcext:value-type="float">
            <text:p>-2720</text:p>
          </table:table-cell>
          <table:table-cell table:formula="of:=[.B275]/10" office:value-type="float" office:value="-13.3" calcext:value-type="float">
            <text:p>-13,3</text:p>
          </table:table-cell>
          <table:table-cell office:value-type="float" office:value="-649" calcext:value-type="float">
            <text:p>-649</text:p>
          </table:table-cell>
          <table:table-cell office:value-type="float" office:value="1344" calcext:value-type="float">
            <text:p>1344</text:p>
          </table:table-cell>
          <table:table-cell table:formula="of:=[.E275]/10" office:value-type="float" office:value="-64.9" calcext:value-type="float">
            <text:p>-64,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61" calcext:value-type="float">
            <text:p>-161</text:p>
          </table:table-cell>
          <table:table-cell office:value-type="float" office:value="-2816" calcext:value-type="float">
            <text:p>-2816</text:p>
          </table:table-cell>
          <table:table-cell table:formula="of:=[.B276]/10" office:value-type="float" office:value="-16.1" calcext:value-type="float">
            <text:p>-16,1</text:p>
          </table:table-cell>
          <table:table-cell office:value-type="float" office:value="-636" calcext:value-type="float">
            <text:p>-636</text:p>
          </table:table-cell>
          <table:table-cell office:value-type="float" office:value="1312" calcext:value-type="float">
            <text:p>1312</text:p>
          </table:table-cell>
          <table:table-cell table:formula="of:=[.E276]/10" office:value-type="float" office:value="-63.6" calcext:value-type="float">
            <text:p>-63,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88" calcext:value-type="float">
            <text:p>-188</text:p>
          </table:table-cell>
          <table:table-cell office:value-type="float" office:value="-2720" calcext:value-type="float">
            <text:p>-2720</text:p>
          </table:table-cell>
          <table:table-cell table:formula="of:=[.B277]/10" office:value-type="float" office:value="-18.8" calcext:value-type="float">
            <text:p>-18,8</text:p>
          </table:table-cell>
          <table:table-cell office:value-type="float" office:value="-623" calcext:value-type="float">
            <text:p>-623</text:p>
          </table:table-cell>
          <table:table-cell office:value-type="float" office:value="1376" calcext:value-type="float">
            <text:p>1376</text:p>
          </table:table-cell>
          <table:table-cell table:formula="of:=[.E277]/10" office:value-type="float" office:value="-62.3" calcext:value-type="float">
            <text:p>-62,3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16" calcext:value-type="float">
            <text:p>-216</text:p>
          </table:table-cell>
          <table:table-cell office:value-type="float" office:value="-2688" calcext:value-type="float">
            <text:p>-2688</text:p>
          </table:table-cell>
          <table:table-cell table:formula="of:=[.B278]/10" office:value-type="float" office:value="-21.6" calcext:value-type="float">
            <text:p>-21,6</text:p>
          </table:table-cell>
          <table:table-cell office:value-type="float" office:value="-609" calcext:value-type="float">
            <text:p>-609</text:p>
          </table:table-cell>
          <table:table-cell office:value-type="float" office:value="1408" calcext:value-type="float">
            <text:p>1408</text:p>
          </table:table-cell>
          <table:table-cell table:formula="of:=[.E278]/10" office:value-type="float" office:value="-60.9" calcext:value-type="float">
            <text:p>-60,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42" calcext:value-type="float">
            <text:p>-242</text:p>
          </table:table-cell>
          <table:table-cell office:value-type="float" office:value="-2688" calcext:value-type="float">
            <text:p>-2688</text:p>
          </table:table-cell>
          <table:table-cell table:formula="of:=[.B279]/10" office:value-type="float" office:value="-24.2" calcext:value-type="float">
            <text:p>-24,2</text:p>
          </table:table-cell>
          <table:table-cell office:value-type="float" office:value="-596" calcext:value-type="float">
            <text:p>-596</text:p>
          </table:table-cell>
          <table:table-cell office:value-type="float" office:value="1312" calcext:value-type="float">
            <text:p>1312</text:p>
          </table:table-cell>
          <table:table-cell table:formula="of:=[.E279]/10" office:value-type="float" office:value="-59.6" calcext:value-type="float">
            <text:p>-59,6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69" calcext:value-type="float">
            <text:p>-269</text:p>
          </table:table-cell>
          <table:table-cell office:value-type="float" office:value="-2720" calcext:value-type="float">
            <text:p>-2720</text:p>
          </table:table-cell>
          <table:table-cell table:formula="of:=[.B280]/10" office:value-type="float" office:value="-26.9" calcext:value-type="float">
            <text:p>-26,9</text:p>
          </table:table-cell>
          <table:table-cell office:value-type="float" office:value="-582" calcext:value-type="float">
            <text:p>-582</text:p>
          </table:table-cell>
          <table:table-cell office:value-type="float" office:value="1280" calcext:value-type="float">
            <text:p>1280</text:p>
          </table:table-cell>
          <table:table-cell table:formula="of:=[.E280]/10" office:value-type="float" office:value="-58.2" calcext:value-type="float">
            <text:p>-58,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98" calcext:value-type="float">
            <text:p>-298</text:p>
          </table:table-cell>
          <table:table-cell office:value-type="float" office:value="-2784" calcext:value-type="float">
            <text:p>-2784</text:p>
          </table:table-cell>
          <table:table-cell table:formula="of:=[.B281]/10" office:value-type="float" office:value="-29.8" calcext:value-type="float">
            <text:p>-29,8</text:p>
          </table:table-cell>
          <table:table-cell office:value-type="float" office:value="-569" calcext:value-type="float">
            <text:p>-569</text:p>
          </table:table-cell>
          <table:table-cell office:value-type="float" office:value="1408" calcext:value-type="float">
            <text:p>1408</text:p>
          </table:table-cell>
          <table:table-cell table:formula="of:=[.E281]/10" office:value-type="float" office:value="-56.9" calcext:value-type="float">
            <text:p>-56,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25" calcext:value-type="float">
            <text:p>-325</text:p>
          </table:table-cell>
          <table:table-cell office:value-type="float" office:value="-2688" calcext:value-type="float">
            <text:p>-2688</text:p>
          </table:table-cell>
          <table:table-cell table:formula="of:=[.B282]/10" office:value-type="float" office:value="-32.5" calcext:value-type="float">
            <text:p>-32,5</text:p>
          </table:table-cell>
          <table:table-cell office:value-type="float" office:value="-555" calcext:value-type="float">
            <text:p>-555</text:p>
          </table:table-cell>
          <table:table-cell office:value-type="float" office:value="1408" calcext:value-type="float">
            <text:p>1408</text:p>
          </table:table-cell>
          <table:table-cell table:formula="of:=[.E282]/10" office:value-type="float" office:value="-55.5" calcext:value-type="float">
            <text:p>-55,5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52" calcext:value-type="float">
            <text:p>-352</text:p>
          </table:table-cell>
          <table:table-cell office:value-type="float" office:value="-2688" calcext:value-type="float">
            <text:p>-2688</text:p>
          </table:table-cell>
          <table:table-cell table:formula="of:=[.B283]/10" office:value-type="float" office:value="-35.2" calcext:value-type="float">
            <text:p>-35,2</text:p>
          </table:table-cell>
          <table:table-cell office:value-type="float" office:value="-540" calcext:value-type="float">
            <text:p>-540</text:p>
          </table:table-cell>
          <table:table-cell office:value-type="float" office:value="1440" calcext:value-type="float">
            <text:p>1440</text:p>
          </table:table-cell>
          <table:table-cell table:formula="of:=[.E283]/10" office:value-type="float" office:value="-54" calcext:value-type="float">
            <text:p>-54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78" calcext:value-type="float">
            <text:p>-378</text:p>
          </table:table-cell>
          <table:table-cell office:value-type="float" office:value="-2720" calcext:value-type="float">
            <text:p>-2720</text:p>
          </table:table-cell>
          <table:table-cell table:formula="of:=[.B284]/10" office:value-type="float" office:value="-37.8" calcext:value-type="float">
            <text:p>-37,8</text:p>
          </table:table-cell>
          <table:table-cell office:value-type="float" office:value="-527" calcext:value-type="float">
            <text:p>-527</text:p>
          </table:table-cell>
          <table:table-cell office:value-type="float" office:value="1344" calcext:value-type="float">
            <text:p>1344</text:p>
          </table:table-cell>
          <table:table-cell table:formula="of:=[.E284]/10" office:value-type="float" office:value="-52.7" calcext:value-type="float">
            <text:p>-52,7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406" calcext:value-type="float">
            <text:p>-406</text:p>
          </table:table-cell>
          <table:table-cell office:value-type="float" office:value="-2720" calcext:value-type="float">
            <text:p>-2720</text:p>
          </table:table-cell>
          <table:table-cell table:formula="of:=[.B285]/10" office:value-type="float" office:value="-40.6" calcext:value-type="float">
            <text:p>-40,6</text:p>
          </table:table-cell>
          <table:table-cell office:value-type="float" office:value="-514" calcext:value-type="float">
            <text:p>-514</text:p>
          </table:table-cell>
          <table:table-cell office:value-type="float" office:value="1312" calcext:value-type="float">
            <text:p>1312</text:p>
          </table:table-cell>
          <table:table-cell table:formula="of:=[.E285]/10" office:value-type="float" office:value="-51.4" calcext:value-type="float">
            <text:p>-51,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434" calcext:value-type="float">
            <text:p>-434</text:p>
          </table:table-cell>
          <table:table-cell office:value-type="float" office:value="-2720" calcext:value-type="float">
            <text:p>-2720</text:p>
          </table:table-cell>
          <table:table-cell table:formula="of:=[.B286]/10" office:value-type="float" office:value="-43.4" calcext:value-type="float">
            <text:p>-43,4</text:p>
          </table:table-cell>
          <table:table-cell office:value-type="float" office:value="-500" calcext:value-type="float">
            <text:p>-500</text:p>
          </table:table-cell>
          <table:table-cell office:value-type="float" office:value="1408" calcext:value-type="float">
            <text:p>1408</text:p>
          </table:table-cell>
          <table:table-cell table:formula="of:=[.E286]/10"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460" calcext:value-type="float">
            <text:p>-460</text:p>
          </table:table-cell>
          <table:table-cell office:value-type="float" office:value="-2720" calcext:value-type="float">
            <text:p>-2720</text:p>
          </table:table-cell>
          <table:table-cell table:formula="of:=[.B287]/10" office:value-type="float" office:value="-46" calcext:value-type="float">
            <text:p>-46</text:p>
          </table:table-cell>
          <table:table-cell office:value-type="float" office:value="-486" calcext:value-type="float">
            <text:p>-486</text:p>
          </table:table-cell>
          <table:table-cell office:value-type="float" office:value="1408" calcext:value-type="float">
            <text:p>1408</text:p>
          </table:table-cell>
          <table:table-cell table:formula="of:=[.E287]/10" office:value-type="float" office:value="-48.6" calcext:value-type="float">
            <text:p>-48,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487" calcext:value-type="float">
            <text:p>-487</text:p>
          </table:table-cell>
          <table:table-cell office:value-type="float" office:value="-2688" calcext:value-type="float">
            <text:p>-2688</text:p>
          </table:table-cell>
          <table:table-cell table:formula="of:=[.B288]/10" office:value-type="float" office:value="-48.7" calcext:value-type="float">
            <text:p>-48,7</text:p>
          </table:table-cell>
          <table:table-cell office:value-type="float" office:value="-471" calcext:value-type="float">
            <text:p>-471</text:p>
          </table:table-cell>
          <table:table-cell office:value-type="float" office:value="1376" calcext:value-type="float">
            <text:p>1376</text:p>
          </table:table-cell>
          <table:table-cell table:formula="of:=[.E288]/10" office:value-type="float" office:value="-47.1" calcext:value-type="float">
            <text:p>-47,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515" calcext:value-type="float">
            <text:p>-515</text:p>
          </table:table-cell>
          <table:table-cell office:value-type="float" office:value="-2848" calcext:value-type="float">
            <text:p>-2848</text:p>
          </table:table-cell>
          <table:table-cell table:formula="of:=[.B289]/10" office:value-type="float" office:value="-51.5" calcext:value-type="float">
            <text:p>-51,5</text:p>
          </table:table-cell>
          <table:table-cell office:value-type="float" office:value="-458" calcext:value-type="float">
            <text:p>-458</text:p>
          </table:table-cell>
          <table:table-cell office:value-type="float" office:value="1376" calcext:value-type="float">
            <text:p>1376</text:p>
          </table:table-cell>
          <table:table-cell table:formula="of:=[.E289]/10" office:value-type="float" office:value="-45.8" calcext:value-type="float">
            <text:p>-45,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543" calcext:value-type="float">
            <text:p>-543</text:p>
          </table:table-cell>
          <table:table-cell office:value-type="float" office:value="-2720" calcext:value-type="float">
            <text:p>-2720</text:p>
          </table:table-cell>
          <table:table-cell table:formula="of:=[.B290]/10" office:value-type="float" office:value="-54.3" calcext:value-type="float">
            <text:p>-54,3</text:p>
          </table:table-cell>
          <table:table-cell office:value-type="float" office:value="-445" calcext:value-type="float">
            <text:p>-445</text:p>
          </table:table-cell>
          <table:table-cell office:value-type="float" office:value="1344" calcext:value-type="float">
            <text:p>1344</text:p>
          </table:table-cell>
          <table:table-cell table:formula="of:=[.E290]/10" office:value-type="float" office:value="-44.5" calcext:value-type="float">
            <text:p>-44,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571" calcext:value-type="float">
            <text:p>-571</text:p>
          </table:table-cell>
          <table:table-cell office:value-type="float" office:value="-2688" calcext:value-type="float">
            <text:p>-2688</text:p>
          </table:table-cell>
          <table:table-cell table:formula="of:=[.B291]/10" office:value-type="float" office:value="-57.1" calcext:value-type="float">
            <text:p>-57,1</text:p>
          </table:table-cell>
          <table:table-cell office:value-type="float" office:value="-431" calcext:value-type="float">
            <text:p>-431</text:p>
          </table:table-cell>
          <table:table-cell office:value-type="float" office:value="1408" calcext:value-type="float">
            <text:p>1408</text:p>
          </table:table-cell>
          <table:table-cell table:formula="of:=[.E291]/10" office:value-type="float" office:value="-43.1" calcext:value-type="float">
            <text:p>-43,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597" calcext:value-type="float">
            <text:p>-597</text:p>
          </table:table-cell>
          <table:table-cell office:value-type="float" office:value="-2752" calcext:value-type="float">
            <text:p>-2752</text:p>
          </table:table-cell>
          <table:table-cell table:formula="of:=[.B292]/10" office:value-type="float" office:value="-59.7" calcext:value-type="float">
            <text:p>-59,7</text:p>
          </table:table-cell>
          <table:table-cell office:value-type="float" office:value="-417" calcext:value-type="float">
            <text:p>-417</text:p>
          </table:table-cell>
          <table:table-cell office:value-type="float" office:value="1376" calcext:value-type="float">
            <text:p>1376</text:p>
          </table:table-cell>
          <table:table-cell table:formula="of:=[.E292]/10" office:value-type="float" office:value="-41.7" calcext:value-type="float">
            <text:p>-41,7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623" calcext:value-type="float">
            <text:p>-623</text:p>
          </table:table-cell>
          <table:table-cell office:value-type="float" office:value="-2720" calcext:value-type="float">
            <text:p>-2720</text:p>
          </table:table-cell>
          <table:table-cell table:formula="of:=[.B293]/10" office:value-type="float" office:value="-62.3" calcext:value-type="float">
            <text:p>-62,3</text:p>
          </table:table-cell>
          <table:table-cell office:value-type="float" office:value="-403" calcext:value-type="float">
            <text:p>-403</text:p>
          </table:table-cell>
          <table:table-cell office:value-type="float" office:value="1344" calcext:value-type="float">
            <text:p>1344</text:p>
          </table:table-cell>
          <table:table-cell table:formula="of:=[.E293]/10" office:value-type="float" office:value="-40.3" calcext:value-type="float">
            <text:p>-40,3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652" calcext:value-type="float">
            <text:p>-652</text:p>
          </table:table-cell>
          <table:table-cell office:value-type="float" office:value="-2720" calcext:value-type="float">
            <text:p>-2720</text:p>
          </table:table-cell>
          <table:table-cell table:formula="of:=[.B294]/10" office:value-type="float" office:value="-65.2" calcext:value-type="float">
            <text:p>-65,2</text:p>
          </table:table-cell>
          <table:table-cell office:value-type="float" office:value="-390" calcext:value-type="float">
            <text:p>-390</text:p>
          </table:table-cell>
          <table:table-cell office:value-type="float" office:value="1408" calcext:value-type="float">
            <text:p>1408</text:p>
          </table:table-cell>
          <table:table-cell table:formula="of:=[.E294]/10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679" calcext:value-type="float">
            <text:p>-679</text:p>
          </table:table-cell>
          <table:table-cell office:value-type="float" office:value="-2688" calcext:value-type="float">
            <text:p>-2688</text:p>
          </table:table-cell>
          <table:table-cell table:formula="of:=[.B295]/10" office:value-type="float" office:value="-67.9" calcext:value-type="float">
            <text:p>-67,9</text:p>
          </table:table-cell>
          <table:table-cell office:value-type="float" office:value="-377" calcext:value-type="float">
            <text:p>-377</text:p>
          </table:table-cell>
          <table:table-cell office:value-type="float" office:value="1344" calcext:value-type="float">
            <text:p>1344</text:p>
          </table:table-cell>
          <table:table-cell table:formula="of:=[.E295]/10" office:value-type="float" office:value="-37.7" calcext:value-type="float">
            <text:p>-37,7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706" calcext:value-type="float">
            <text:p>-706</text:p>
          </table:table-cell>
          <table:table-cell office:value-type="float" office:value="-2688" calcext:value-type="float">
            <text:p>-2688</text:p>
          </table:table-cell>
          <table:table-cell table:formula="of:=[.B296]/10" office:value-type="float" office:value="-70.6" calcext:value-type="float">
            <text:p>-70,6</text:p>
          </table:table-cell>
          <table:table-cell office:value-type="float" office:value="-363" calcext:value-type="float">
            <text:p>-363</text:p>
          </table:table-cell>
          <table:table-cell office:value-type="float" office:value="1344" calcext:value-type="float">
            <text:p>1344</text:p>
          </table:table-cell>
          <table:table-cell table:formula="of:=[.E296]/10" office:value-type="float" office:value="-36.3" calcext:value-type="float">
            <text:p>-36,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734" calcext:value-type="float">
            <text:p>-734</text:p>
          </table:table-cell>
          <table:table-cell office:value-type="float" office:value="-2880" calcext:value-type="float">
            <text:p>-2880</text:p>
          </table:table-cell>
          <table:table-cell table:formula="of:=[.B297]/10" office:value-type="float" office:value="-73.4" calcext:value-type="float">
            <text:p>-73,4</text:p>
          </table:table-cell>
          <table:table-cell office:value-type="float" office:value="-349" calcext:value-type="float">
            <text:p>-349</text:p>
          </table:table-cell>
          <table:table-cell office:value-type="float" office:value="1376" calcext:value-type="float">
            <text:p>1376</text:p>
          </table:table-cell>
          <table:table-cell table:formula="of:=[.E297]/10" office:value-type="float" office:value="-34.9" calcext:value-type="float">
            <text:p>-34,9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762" calcext:value-type="float">
            <text:p>-762</text:p>
          </table:table-cell>
          <table:table-cell office:value-type="float" office:value="-2784" calcext:value-type="float">
            <text:p>-2784</text:p>
          </table:table-cell>
          <table:table-cell table:formula="of:=[.B298]/10" office:value-type="float" office:value="-76.2" calcext:value-type="float">
            <text:p>-76,2</text:p>
          </table:table-cell>
          <table:table-cell office:value-type="float" office:value="-336" calcext:value-type="float">
            <text:p>-336</text:p>
          </table:table-cell>
          <table:table-cell office:value-type="float" office:value="1344" calcext:value-type="float">
            <text:p>1344</text:p>
          </table:table-cell>
          <table:table-cell table:formula="of:=[.E298]/10" office:value-type="float" office:value="-33.6" calcext:value-type="float">
            <text:p>-33,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790" calcext:value-type="float">
            <text:p>-790</text:p>
          </table:table-cell>
          <table:table-cell office:value-type="float" office:value="-2720" calcext:value-type="float">
            <text:p>-2720</text:p>
          </table:table-cell>
          <table:table-cell table:formula="of:=[.B299]/10" office:value-type="float" office:value="-79" calcext:value-type="float">
            <text:p>-79</text:p>
          </table:table-cell>
          <table:table-cell office:value-type="float" office:value="-322" calcext:value-type="float">
            <text:p>-322</text:p>
          </table:table-cell>
          <table:table-cell office:value-type="float" office:value="1408" calcext:value-type="float">
            <text:p>1408</text:p>
          </table:table-cell>
          <table:table-cell table:formula="of:=[.E299]/10" office:value-type="float" office:value="-32.2" calcext:value-type="float">
            <text:p>-32,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817" calcext:value-type="float">
            <text:p>-817</text:p>
          </table:table-cell>
          <table:table-cell office:value-type="float" office:value="-2784" calcext:value-type="float">
            <text:p>-2784</text:p>
          </table:table-cell>
          <table:table-cell table:formula="of:=[.B300]/10" office:value-type="float" office:value="-81.7" calcext:value-type="float">
            <text:p>-81,7</text:p>
          </table:table-cell>
          <table:table-cell office:value-type="float" office:value="-308" calcext:value-type="float">
            <text:p>-308</text:p>
          </table:table-cell>
          <table:table-cell office:value-type="float" office:value="1344" calcext:value-type="float">
            <text:p>1344</text:p>
          </table:table-cell>
          <table:table-cell table:formula="of:=[.E300]/10" office:value-type="float" office:value="-30.8" calcext:value-type="float">
            <text:p>-30,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845" calcext:value-type="float">
            <text:p>-845</text:p>
          </table:table-cell>
          <table:table-cell office:value-type="float" office:value="-2848" calcext:value-type="float">
            <text:p>-2848</text:p>
          </table:table-cell>
          <table:table-cell table:formula="of:=[.B301]/10" office:value-type="float" office:value="-84.5" calcext:value-type="float">
            <text:p>-84,5</text:p>
          </table:table-cell>
          <table:table-cell office:value-type="float" office:value="-295" calcext:value-type="float">
            <text:p>-295</text:p>
          </table:table-cell>
          <table:table-cell office:value-type="float" office:value="1312" calcext:value-type="float">
            <text:p>1312</text:p>
          </table:table-cell>
          <table:table-cell table:formula="of:=[.E301]/10" office:value-type="float" office:value="-29.5" calcext:value-type="float">
            <text:p>-29,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874" calcext:value-type="float">
            <text:p>-874</text:p>
          </table:table-cell>
          <table:table-cell office:value-type="float" office:value="-2816" calcext:value-type="float">
            <text:p>-2816</text:p>
          </table:table-cell>
          <table:table-cell table:formula="of:=[.B302]/10" office:value-type="float" office:value="-87.4" calcext:value-type="float">
            <text:p>-87,4</text:p>
          </table:table-cell>
          <table:table-cell office:value-type="float" office:value="-282" calcext:value-type="float">
            <text:p>-282</text:p>
          </table:table-cell>
          <table:table-cell office:value-type="float" office:value="1344" calcext:value-type="float">
            <text:p>1344</text:p>
          </table:table-cell>
          <table:table-cell table:formula="of:=[.E302]/10" office:value-type="float" office:value="-28.2" calcext:value-type="float">
            <text:p>-28,2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901" calcext:value-type="float">
            <text:p>-901</text:p>
          </table:table-cell>
          <table:table-cell office:value-type="float" office:value="-2688" calcext:value-type="float">
            <text:p>-2688</text:p>
          </table:table-cell>
          <table:table-cell table:formula="of:=[.B303]/10" office:value-type="float" office:value="-90.1" calcext:value-type="float">
            <text:p>-90,1</text:p>
          </table:table-cell>
          <table:table-cell office:value-type="float" office:value="-268" calcext:value-type="float">
            <text:p>-268</text:p>
          </table:table-cell>
          <table:table-cell office:value-type="float" office:value="1408" calcext:value-type="float">
            <text:p>1408</text:p>
          </table:table-cell>
          <table:table-cell table:formula="of:=[.E303]/10" office:value-type="float" office:value="-26.8" calcext:value-type="float">
            <text:p>-26,8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927" calcext:value-type="float">
            <text:p>-927</text:p>
          </table:table-cell>
          <table:table-cell office:value-type="float" office:value="-2656" calcext:value-type="float">
            <text:p>-2656</text:p>
          </table:table-cell>
          <table:table-cell table:formula="of:=[.B304]/10" office:value-type="float" office:value="-92.7" calcext:value-type="float">
            <text:p>-92,7</text:p>
          </table:table-cell>
          <table:table-cell office:value-type="float" office:value="-254" calcext:value-type="float">
            <text:p>-254</text:p>
          </table:table-cell>
          <table:table-cell office:value-type="float" office:value="1408" calcext:value-type="float">
            <text:p>1408</text:p>
          </table:table-cell>
          <table:table-cell table:formula="of:=[.E304]/10" office:value-type="float" office:value="-25.4" calcext:value-type="float">
            <text:p>-25,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955" calcext:value-type="float">
            <text:p>-955</text:p>
          </table:table-cell>
          <table:table-cell office:value-type="float" office:value="-2848" calcext:value-type="float">
            <text:p>-2848</text:p>
          </table:table-cell>
          <table:table-cell table:formula="of:=[.B305]/10" office:value-type="float" office:value="-95.5" calcext:value-type="float">
            <text:p>-95,5</text:p>
          </table:table-cell>
          <table:table-cell office:value-type="float" office:value="-240" calcext:value-type="float">
            <text:p>-240</text:p>
          </table:table-cell>
          <table:table-cell office:value-type="float" office:value="1344" calcext:value-type="float">
            <text:p>1344</text:p>
          </table:table-cell>
          <table:table-cell table:formula="of:=[.E305]/10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983" calcext:value-type="float">
            <text:p>-983</text:p>
          </table:table-cell>
          <table:table-cell office:value-type="float" office:value="-2784" calcext:value-type="float">
            <text:p>-2784</text:p>
          </table:table-cell>
          <table:table-cell table:formula="of:=[.B306]/10" office:value-type="float" office:value="-98.3" calcext:value-type="float">
            <text:p>-98,3</text:p>
          </table:table-cell>
          <table:table-cell office:value-type="float" office:value="-228" calcext:value-type="float">
            <text:p>-228</text:p>
          </table:table-cell>
          <table:table-cell office:value-type="float" office:value="1280" calcext:value-type="float">
            <text:p>1280</text:p>
          </table:table-cell>
          <table:table-cell table:formula="of:=[.E306]/10" office:value-type="float" office:value="-22.8" calcext:value-type="float">
            <text:p>-22,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012" calcext:value-type="float">
            <text:p>-1012</text:p>
          </table:table-cell>
          <table:table-cell office:value-type="float" office:value="-2720" calcext:value-type="float">
            <text:p>-2720</text:p>
          </table:table-cell>
          <table:table-cell table:formula="of:=[.B307]/10" office:value-type="float" office:value="-101.2" calcext:value-type="float">
            <text:p>-101,2</text:p>
          </table:table-cell>
          <table:table-cell office:value-type="float" office:value="-214" calcext:value-type="float">
            <text:p>-214</text:p>
          </table:table-cell>
          <table:table-cell office:value-type="float" office:value="1408" calcext:value-type="float">
            <text:p>1408</text:p>
          </table:table-cell>
          <table:table-cell table:formula="of:=[.E307]/10" office:value-type="float" office:value="-21.4" calcext:value-type="float">
            <text:p>-21,4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039" calcext:value-type="float">
            <text:p>-1039</text:p>
          </table:table-cell>
          <table:table-cell office:value-type="float" office:value="-2784" calcext:value-type="float">
            <text:p>-2784</text:p>
          </table:table-cell>
          <table:table-cell table:formula="of:=[.B308]/10" office:value-type="float" office:value="-103.9" calcext:value-type="float">
            <text:p>-103,9</text:p>
          </table:table-cell>
          <table:table-cell office:value-type="float" office:value="-200" calcext:value-type="float">
            <text:p>-200</text:p>
          </table:table-cell>
          <table:table-cell office:value-type="float" office:value="1408" calcext:value-type="float">
            <text:p>1408</text:p>
          </table:table-cell>
          <table:table-cell table:formula="of:=[.E308]/10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066" calcext:value-type="float">
            <text:p>-1066</text:p>
          </table:table-cell>
          <table:table-cell office:value-type="float" office:value="-2816" calcext:value-type="float">
            <text:p>-2816</text:p>
          </table:table-cell>
          <table:table-cell table:formula="of:=[.B309]/10" office:value-type="float" office:value="-106.6" calcext:value-type="float">
            <text:p>-106,6</text:p>
          </table:table-cell>
          <table:table-cell office:value-type="float" office:value="-186" calcext:value-type="float">
            <text:p>-186</text:p>
          </table:table-cell>
          <table:table-cell office:value-type="float" office:value="1344" calcext:value-type="float">
            <text:p>1344</text:p>
          </table:table-cell>
          <table:table-cell table:formula="of:=[.E309]/10" office:value-type="float" office:value="-18.6" calcext:value-type="float">
            <text:p>-18,6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095" calcext:value-type="float">
            <text:p>-1095</text:p>
          </table:table-cell>
          <table:table-cell office:value-type="float" office:value="-2912" calcext:value-type="float">
            <text:p>-2912</text:p>
          </table:table-cell>
          <table:table-cell table:formula="of:=[.B310]/10" office:value-type="float" office:value="-109.5" calcext:value-type="float">
            <text:p>-109,5</text:p>
          </table:table-cell>
          <table:table-cell office:value-type="float" office:value="-172" calcext:value-type="float">
            <text:p>-172</text:p>
          </table:table-cell>
          <table:table-cell office:value-type="float" office:value="1376" calcext:value-type="float">
            <text:p>1376</text:p>
          </table:table-cell>
          <table:table-cell table:formula="of:=[.E310]/10" office:value-type="float" office:value="-17.2" calcext:value-type="float">
            <text:p>-17,2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23" calcext:value-type="float">
            <text:p>-1123</text:p>
          </table:table-cell>
          <table:table-cell office:value-type="float" office:value="-2752" calcext:value-type="float">
            <text:p>-2752</text:p>
          </table:table-cell>
          <table:table-cell table:formula="of:=[.B311]/10" office:value-type="float" office:value="-112.3" calcext:value-type="float">
            <text:p>-112,3</text:p>
          </table:table-cell>
          <table:table-cell office:value-type="float" office:value="-160" calcext:value-type="float">
            <text:p>-160</text:p>
          </table:table-cell>
          <table:table-cell office:value-type="float" office:value="1344" calcext:value-type="float">
            <text:p>1344</text:p>
          </table:table-cell>
          <table:table-cell table:formula="of:=[.E311]/10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151" calcext:value-type="float">
            <text:p>-1151</text:p>
          </table:table-cell>
          <table:table-cell office:value-type="float" office:value="-2720" calcext:value-type="float">
            <text:p>-2720</text:p>
          </table:table-cell>
          <table:table-cell table:formula="of:=[.B312]/10" office:value-type="float" office:value="-115.1" calcext:value-type="float">
            <text:p>-115,1</text:p>
          </table:table-cell>
          <table:table-cell office:value-type="float" office:value="-146" calcext:value-type="float">
            <text:p>-146</text:p>
          </table:table-cell>
          <table:table-cell office:value-type="float" office:value="1376" calcext:value-type="float">
            <text:p>1376</text:p>
          </table:table-cell>
          <table:table-cell table:formula="of:=[.E312]/10" office:value-type="float" office:value="-14.6" calcext:value-type="float">
            <text:p>-14,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78" calcext:value-type="float">
            <text:p>-1178</text:p>
          </table:table-cell>
          <table:table-cell office:value-type="float" office:value="-2816" calcext:value-type="float">
            <text:p>-2816</text:p>
          </table:table-cell>
          <table:table-cell table:formula="of:=[.B313]/10" office:value-type="float" office:value="-117.8" calcext:value-type="float">
            <text:p>-117,8</text:p>
          </table:table-cell>
          <table:table-cell office:value-type="float" office:value="-132" calcext:value-type="float">
            <text:p>-132</text:p>
          </table:table-cell>
          <table:table-cell office:value-type="float" office:value="1376" calcext:value-type="float">
            <text:p>1376</text:p>
          </table:table-cell>
          <table:table-cell table:formula="of:=[.E313]/10" office:value-type="float" office:value="-13.2" calcext:value-type="float">
            <text:p>-13,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205" calcext:value-type="float">
            <text:p>-1205</text:p>
          </table:table-cell>
          <table:table-cell office:value-type="float" office:value="-2784" calcext:value-type="float">
            <text:p>-2784</text:p>
          </table:table-cell>
          <table:table-cell table:formula="of:=[.B314]/10" office:value-type="float" office:value="-120.5" calcext:value-type="float">
            <text:p>-120,5</text:p>
          </table:table-cell>
          <table:table-cell office:value-type="float" office:value="-118" calcext:value-type="float">
            <text:p>-118</text:p>
          </table:table-cell>
          <table:table-cell office:value-type="float" office:value="1312" calcext:value-type="float">
            <text:p>1312</text:p>
          </table:table-cell>
          <table:table-cell table:formula="of:=[.E314]/10" office:value-type="float" office:value="-11.8" calcext:value-type="float">
            <text:p>-11,8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33" calcext:value-type="float">
            <text:p>-1233</text:p>
          </table:table-cell>
          <table:table-cell office:value-type="float" office:value="-2720" calcext:value-type="float">
            <text:p>-2720</text:p>
          </table:table-cell>
          <table:table-cell table:formula="of:=[.B315]/10" office:value-type="float" office:value="-123.3" calcext:value-type="float">
            <text:p>-123,3</text:p>
          </table:table-cell>
          <table:table-cell office:value-type="float" office:value="-105" calcext:value-type="float">
            <text:p>-105</text:p>
          </table:table-cell>
          <table:table-cell office:value-type="float" office:value="1408" calcext:value-type="float">
            <text:p>1408</text:p>
          </table:table-cell>
          <table:table-cell table:formula="of:=[.E315]/10" office:value-type="float" office:value="-10.5" calcext:value-type="float">
            <text:p>-10,5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261" calcext:value-type="float">
            <text:p>-1261</text:p>
          </table:table-cell>
          <table:table-cell office:value-type="float" office:value="-2688" calcext:value-type="float">
            <text:p>-2688</text:p>
          </table:table-cell>
          <table:table-cell table:formula="of:=[.B316]/10" office:value-type="float" office:value="-126.1" calcext:value-type="float">
            <text:p>-126,1</text:p>
          </table:table-cell>
          <table:table-cell office:value-type="float" office:value="-92" calcext:value-type="float">
            <text:p>-92</text:p>
          </table:table-cell>
          <table:table-cell office:value-type="float" office:value="1344" calcext:value-type="float">
            <text:p>1344</text:p>
          </table:table-cell>
          <table:table-cell table:formula="of:=[.E316]/10" office:value-type="float" office:value="-9.2" calcext:value-type="float">
            <text:p>-9,2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87" calcext:value-type="float">
            <text:p>-1287</text:p>
          </table:table-cell>
          <table:table-cell office:value-type="float" office:value="-2720" calcext:value-type="float">
            <text:p>-2720</text:p>
          </table:table-cell>
          <table:table-cell table:formula="of:=[.B317]/10" office:value-type="float" office:value="-128.7" calcext:value-type="float">
            <text:p>-128,7</text:p>
          </table:table-cell>
          <table:table-cell office:value-type="float" office:value="-77" calcext:value-type="float">
            <text:p>-77</text:p>
          </table:table-cell>
          <table:table-cell office:value-type="float" office:value="1344" calcext:value-type="float">
            <text:p>1344</text:p>
          </table:table-cell>
          <table:table-cell table:formula="of:=[.E317]/10" office:value-type="float" office:value="-7.7" calcext:value-type="float">
            <text:p>-7,7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315" calcext:value-type="float">
            <text:p>-1315</text:p>
          </table:table-cell>
          <table:table-cell office:value-type="float" office:value="-2816" calcext:value-type="float">
            <text:p>-2816</text:p>
          </table:table-cell>
          <table:table-cell table:formula="of:=[.B318]/10" office:value-type="float" office:value="-131.5" calcext:value-type="float">
            <text:p>-131,5</text:p>
          </table:table-cell>
          <table:table-cell office:value-type="float" office:value="-64" calcext:value-type="float">
            <text:p>-64</text:p>
          </table:table-cell>
          <table:table-cell office:value-type="float" office:value="1344" calcext:value-type="float">
            <text:p>1344</text:p>
          </table:table-cell>
          <table:table-cell table:formula="of:=[.E318]/10" office:value-type="float" office:value="-6.4" calcext:value-type="float">
            <text:p>-6,4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342" calcext:value-type="float">
            <text:p>-1342</text:p>
          </table:table-cell>
          <table:table-cell office:value-type="float" office:value="-2720" calcext:value-type="float">
            <text:p>-2720</text:p>
          </table:table-cell>
          <table:table-cell table:formula="of:=[.B319]/10" office:value-type="float" office:value="-134.2" calcext:value-type="float">
            <text:p>-134,2</text:p>
          </table:table-cell>
          <table:table-cell office:value-type="float" office:value="-51" calcext:value-type="float">
            <text:p>-51</text:p>
          </table:table-cell>
          <table:table-cell office:value-type="float" office:value="1376" calcext:value-type="float">
            <text:p>1376</text:p>
          </table:table-cell>
          <table:table-cell table:formula="of:=[.E319]/10" office:value-type="float" office:value="-5.1" calcext:value-type="float">
            <text:p>-5,1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370" calcext:value-type="float">
            <text:p>-1370</text:p>
          </table:table-cell>
          <table:table-cell office:value-type="float" office:value="-2688" calcext:value-type="float">
            <text:p>-2688</text:p>
          </table:table-cell>
          <table:table-cell table:formula="of:=[.B320]/10" office:value-type="float" office:value="-137" calcext:value-type="float">
            <text:p>-137</text:p>
          </table:table-cell>
          <table:table-cell office:value-type="float" office:value="-37" calcext:value-type="float">
            <text:p>-37</text:p>
          </table:table-cell>
          <table:table-cell office:value-type="float" office:value="1440" calcext:value-type="float">
            <text:p>1440</text:p>
          </table:table-cell>
          <table:table-cell table:formula="of:=[.E320]/10" office:value-type="float" office:value="-3.7" calcext:value-type="float">
            <text:p>-3,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397" calcext:value-type="float">
            <text:p>-1397</text:p>
          </table:table-cell>
          <table:table-cell office:value-type="float" office:value="-2720" calcext:value-type="float">
            <text:p>-2720</text:p>
          </table:table-cell>
          <table:table-cell table:formula="of:=[.B321]/10" office:value-type="float" office:value="-139.7" calcext:value-type="float">
            <text:p>-139,7</text:p>
          </table:table-cell>
          <table:table-cell office:value-type="float" office:value="-23" calcext:value-type="float">
            <text:p>-23</text:p>
          </table:table-cell>
          <table:table-cell office:value-type="float" office:value="1376" calcext:value-type="float">
            <text:p>1376</text:p>
          </table:table-cell>
          <table:table-cell table:formula="of:=[.E321]/10" office:value-type="float" office:value="-2.3" calcext:value-type="float">
            <text:p>-2,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423" calcext:value-type="float">
            <text:p>-1423</text:p>
          </table:table-cell>
          <table:table-cell office:value-type="float" office:value="-2688" calcext:value-type="float">
            <text:p>-2688</text:p>
          </table:table-cell>
          <table:table-cell table:formula="of:=[.B322]/10" office:value-type="float" office:value="-142.3" calcext:value-type="float">
            <text:p>-142,3</text:p>
          </table:table-cell>
          <table:table-cell office:value-type="float" office:value="-9" calcext:value-type="float">
            <text:p>-9</text:p>
          </table:table-cell>
          <table:table-cell office:value-type="float" office:value="1344" calcext:value-type="float">
            <text:p>1344</text:p>
          </table:table-cell>
          <table:table-cell table:formula="of:=[.E322]/10" office:value-type="float" office:value="-0.9" calcext:value-type="float">
            <text:p>-0,9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451" calcext:value-type="float">
            <text:p>-1451</text:p>
          </table:table-cell>
          <table:table-cell office:value-type="float" office:value="-2752" calcext:value-type="float">
            <text:p>-2752</text:p>
          </table:table-cell>
          <table:table-cell table:formula="of:=[.B323]/10" office:value-type="float" office:value="-145.1" calcext:value-type="float">
            <text:p>-145,1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table:formula="of:=[.E32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478" calcext:value-type="float">
            <text:p>-1478</text:p>
          </table:table-cell>
          <table:table-cell office:value-type="float" office:value="-2688" calcext:value-type="float">
            <text:p>-2688</text:p>
          </table:table-cell>
          <table:table-cell table:formula="of:=[.B324]/10" office:value-type="float" office:value="-147.8" calcext:value-type="float">
            <text:p>-147,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E32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505" calcext:value-type="float">
            <text:p>-1505</text:p>
          </table:table-cell>
          <table:table-cell office:value-type="float" office:value="-2656" calcext:value-type="float">
            <text:p>-2656</text:p>
          </table:table-cell>
          <table:table-cell table:formula="of:=[.B325]/10" office:value-type="float" office:value="-150.5" calcext:value-type="float">
            <text:p>-150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532" calcext:value-type="float">
            <text:p>-1532</text:p>
          </table:table-cell>
          <table:table-cell office:value-type="float" office:value="-2784" calcext:value-type="float">
            <text:p>-2784</text:p>
          </table:table-cell>
          <table:table-cell table:formula="of:=[.B326]/10" office:value-type="float" office:value="-153.2" calcext:value-type="float">
            <text:p>-153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560" calcext:value-type="float">
            <text:p>-1560</text:p>
          </table:table-cell>
          <table:table-cell office:value-type="float" office:value="-2784" calcext:value-type="float">
            <text:p>-2784</text:p>
          </table:table-cell>
          <table:table-cell table:formula="of:=[.B327]/10" office:value-type="float" office:value="-156" calcext:value-type="float">
            <text:p>-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589" calcext:value-type="float">
            <text:p>-1589</text:p>
          </table:table-cell>
          <table:table-cell office:value-type="float" office:value="-2752" calcext:value-type="float">
            <text:p>-2752</text:p>
          </table:table-cell>
          <table:table-cell table:formula="of:=[.B328]/10" office:value-type="float" office:value="-158.9" calcext:value-type="float">
            <text:p>-158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16" calcext:value-type="float">
            <text:p>-1616</text:p>
          </table:table-cell>
          <table:table-cell office:value-type="float" office:value="-2720" calcext:value-type="float">
            <text:p>-2720</text:p>
          </table:table-cell>
          <table:table-cell table:formula="of:=[.B329]/10" office:value-type="float" office:value="-161.6" calcext:value-type="float">
            <text:p>-161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43" calcext:value-type="float">
            <text:p>-1643</text:p>
          </table:table-cell>
          <table:table-cell office:value-type="float" office:value="-2752" calcext:value-type="float">
            <text:p>-2752</text:p>
          </table:table-cell>
          <table:table-cell table:formula="of:=[.B330]/10" office:value-type="float" office:value="-164.3" calcext:value-type="float">
            <text:p>-164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71" calcext:value-type="float">
            <text:p>-1671</text:p>
          </table:table-cell>
          <table:table-cell office:value-type="float" office:value="-2816" calcext:value-type="float">
            <text:p>-2816</text:p>
          </table:table-cell>
          <table:table-cell table:formula="of:=[.B331]/10" office:value-type="float" office:value="-167.1" calcext:value-type="float">
            <text:p>-167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98" calcext:value-type="float">
            <text:p>-1698</text:p>
          </table:table-cell>
          <table:table-cell office:value-type="float" office:value="-2720" calcext:value-type="float">
            <text:p>-2720</text:p>
          </table:table-cell>
          <table:table-cell table:formula="of:=[.B332]/10" office:value-type="float" office:value="-169.8" calcext:value-type="float">
            <text:p>-169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726" calcext:value-type="float">
            <text:p>-1726</text:p>
          </table:table-cell>
          <table:table-cell office:value-type="float" office:value="-2752" calcext:value-type="float">
            <text:p>-2752</text:p>
          </table:table-cell>
          <table:table-cell table:formula="of:=[.B333]/10" office:value-type="float" office:value="-172.6" calcext:value-type="float">
            <text:p>-172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753" calcext:value-type="float">
            <text:p>-1753</text:p>
          </table:table-cell>
          <table:table-cell office:value-type="float" office:value="-2784" calcext:value-type="float">
            <text:p>-2784</text:p>
          </table:table-cell>
          <table:table-cell table:formula="of:=[.B334]/10" office:value-type="float" office:value="-175.3" calcext:value-type="float">
            <text:p>-175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780" calcext:value-type="float">
            <text:p>-1780</text:p>
          </table:table-cell>
          <table:table-cell office:value-type="float" office:value="-2688" calcext:value-type="float">
            <text:p>-2688</text:p>
          </table:table-cell>
          <table:table-cell table:formula="of:=[.B335]/10" office:value-type="float" office:value="-178" calcext:value-type="float">
            <text:p>-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809" calcext:value-type="float">
            <text:p>-1809</text:p>
          </table:table-cell>
          <table:table-cell office:value-type="float" office:value="-2816" calcext:value-type="float">
            <text:p>-2816</text:p>
          </table:table-cell>
          <table:table-cell table:formula="of:=[.B336]/10" office:value-type="float" office:value="-180.9" calcext:value-type="float">
            <text:p>-180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836" calcext:value-type="float">
            <text:p>-1836</text:p>
          </table:table-cell>
          <table:table-cell office:value-type="float" office:value="-2720" calcext:value-type="float">
            <text:p>-2720</text:p>
          </table:table-cell>
          <table:table-cell table:formula="of:=[.B337]/10" office:value-type="float" office:value="-183.6" calcext:value-type="float">
            <text:p>-183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863" calcext:value-type="float">
            <text:p>-1863</text:p>
          </table:table-cell>
          <table:table-cell office:value-type="float" office:value="-2688" calcext:value-type="float">
            <text:p>-2688</text:p>
          </table:table-cell>
          <table:table-cell table:formula="of:=[.B338]/10" office:value-type="float" office:value="-186.3" calcext:value-type="float">
            <text:p>-186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891" calcext:value-type="float">
            <text:p>-1891</text:p>
          </table:table-cell>
          <table:table-cell office:value-type="float" office:value="-2816" calcext:value-type="float">
            <text:p>-2816</text:p>
          </table:table-cell>
          <table:table-cell table:formula="of:=[.B339]/10" office:value-type="float" office:value="-189.1" calcext:value-type="float">
            <text:p>-189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3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919" calcext:value-type="float">
            <text:p>-1919</text:p>
          </table:table-cell>
          <table:table-cell office:value-type="float" office:value="-2752" calcext:value-type="float">
            <text:p>-2752</text:p>
          </table:table-cell>
          <table:table-cell table:formula="of:=[.B340]/10" office:value-type="float" office:value="-191.9" calcext:value-type="float">
            <text:p>-191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947" calcext:value-type="float">
            <text:p>-1947</text:p>
          </table:table-cell>
          <table:table-cell office:value-type="float" office:value="-2752" calcext:value-type="float">
            <text:p>-2752</text:p>
          </table:table-cell>
          <table:table-cell table:formula="of:=[.B341]/10" office:value-type="float" office:value="-194.7" calcext:value-type="float">
            <text:p>-194,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974" calcext:value-type="float">
            <text:p>-1974</text:p>
          </table:table-cell>
          <table:table-cell office:value-type="float" office:value="-2752" calcext:value-type="float">
            <text:p>-2752</text:p>
          </table:table-cell>
          <table:table-cell table:formula="of:=[.B342]/10" office:value-type="float" office:value="-197.4" calcext:value-type="float">
            <text:p>-197,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999" calcext:value-type="float">
            <text:p>-1999</text:p>
          </table:table-cell>
          <table:table-cell office:value-type="float" office:value="-2624" calcext:value-type="float">
            <text:p>-2624</text:p>
          </table:table-cell>
          <table:table-cell table:formula="of:=[.B343]/10" office:value-type="float" office:value="-199.9" calcext:value-type="float">
            <text:p>-199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028" calcext:value-type="float">
            <text:p>-2028</text:p>
          </table:table-cell>
          <table:table-cell office:value-type="float" office:value="-2752" calcext:value-type="float">
            <text:p>-2752</text:p>
          </table:table-cell>
          <table:table-cell table:formula="of:=[.B344]/10" office:value-type="float" office:value="-202.8" calcext:value-type="float">
            <text:p>-202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055" calcext:value-type="float">
            <text:p>-2055</text:p>
          </table:table-cell>
          <table:table-cell office:value-type="float" office:value="-2688" calcext:value-type="float">
            <text:p>-2688</text:p>
          </table:table-cell>
          <table:table-cell table:formula="of:=[.B345]/10" office:value-type="float" office:value="-205.5" calcext:value-type="float">
            <text:p>-205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082" calcext:value-type="float">
            <text:p>-2082</text:p>
          </table:table-cell>
          <table:table-cell office:value-type="float" office:value="-2752" calcext:value-type="float">
            <text:p>-2752</text:p>
          </table:table-cell>
          <table:table-cell table:formula="of:=[.B346]/10" office:value-type="float" office:value="-208.2" calcext:value-type="float">
            <text:p>-208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110" calcext:value-type="float">
            <text:p>-2110</text:p>
          </table:table-cell>
          <table:table-cell office:value-type="float" office:value="-2848" calcext:value-type="float">
            <text:p>-2848</text:p>
          </table:table-cell>
          <table:table-cell table:formula="of:=[.B347]/10" office:value-type="float" office:value="-211" calcext:value-type="float">
            <text:p>-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138" calcext:value-type="float">
            <text:p>-2138</text:p>
          </table:table-cell>
          <table:table-cell office:value-type="float" office:value="-2784" calcext:value-type="float">
            <text:p>-2784</text:p>
          </table:table-cell>
          <table:table-cell table:formula="of:=[.B348]/10" office:value-type="float" office:value="-213.8" calcext:value-type="float">
            <text:p>-213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166" calcext:value-type="float">
            <text:p>-2166</text:p>
          </table:table-cell>
          <table:table-cell office:value-type="float" office:value="-2816" calcext:value-type="float">
            <text:p>-2816</text:p>
          </table:table-cell>
          <table:table-cell table:formula="of:=[.B349]/10" office:value-type="float" office:value="-216.6" calcext:value-type="float">
            <text:p>-216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4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195" calcext:value-type="float">
            <text:p>-2195</text:p>
          </table:table-cell>
          <table:table-cell office:value-type="float" office:value="-2784" calcext:value-type="float">
            <text:p>-2784</text:p>
          </table:table-cell>
          <table:table-cell table:formula="of:=[.B350]/10" office:value-type="float" office:value="-219.5" calcext:value-type="float">
            <text:p>-219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221" calcext:value-type="float">
            <text:p>-2221</text:p>
          </table:table-cell>
          <table:table-cell office:value-type="float" office:value="-2720" calcext:value-type="float">
            <text:p>-2720</text:p>
          </table:table-cell>
          <table:table-cell table:formula="of:=[.B351]/10" office:value-type="float" office:value="-222.1" calcext:value-type="float">
            <text:p>-222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249" calcext:value-type="float">
            <text:p>-2249</text:p>
          </table:table-cell>
          <table:table-cell office:value-type="float" office:value="-2848" calcext:value-type="float">
            <text:p>-2848</text:p>
          </table:table-cell>
          <table:table-cell table:formula="of:=[.B352]/10" office:value-type="float" office:value="-224.9" calcext:value-type="float">
            <text:p>-224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277" calcext:value-type="float">
            <text:p>-2277</text:p>
          </table:table-cell>
          <table:table-cell office:value-type="float" office:value="-2752" calcext:value-type="float">
            <text:p>-2752</text:p>
          </table:table-cell>
          <table:table-cell table:formula="of:=[.B353]/10" office:value-type="float" office:value="-227.7" calcext:value-type="float">
            <text:p>-227,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305" calcext:value-type="float">
            <text:p>-2305</text:p>
          </table:table-cell>
          <table:table-cell office:value-type="float" office:value="-2720" calcext:value-type="float">
            <text:p>-2720</text:p>
          </table:table-cell>
          <table:table-cell table:formula="of:=[.B354]/10" office:value-type="float" office:value="-230.5" calcext:value-type="float">
            <text:p>-230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331" calcext:value-type="float">
            <text:p>-2331</text:p>
          </table:table-cell>
          <table:table-cell office:value-type="float" office:value="-2688" calcext:value-type="float">
            <text:p>-2688</text:p>
          </table:table-cell>
          <table:table-cell table:formula="of:=[.B355]/10" office:value-type="float" office:value="-233.1" calcext:value-type="float">
            <text:p>-233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358" calcext:value-type="float">
            <text:p>-2358</text:p>
          </table:table-cell>
          <table:table-cell office:value-type="float" office:value="-2688" calcext:value-type="float">
            <text:p>-2688</text:p>
          </table:table-cell>
          <table:table-cell table:formula="of:=[.B356]/10" office:value-type="float" office:value="-235.8" calcext:value-type="float">
            <text:p>-235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386" calcext:value-type="float">
            <text:p>-2386</text:p>
          </table:table-cell>
          <table:table-cell office:value-type="float" office:value="-2752" calcext:value-type="float">
            <text:p>-2752</text:p>
          </table:table-cell>
          <table:table-cell table:formula="of:=[.B357]/10" office:value-type="float" office:value="-238.6" calcext:value-type="float">
            <text:p>-238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412" calcext:value-type="float">
            <text:p>-2412</text:p>
          </table:table-cell>
          <table:table-cell office:value-type="float" office:value="-2624" calcext:value-type="float">
            <text:p>-2624</text:p>
          </table:table-cell>
          <table:table-cell table:formula="of:=[.B358]/10" office:value-type="float" office:value="-241.2" calcext:value-type="float">
            <text:p>-241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438" calcext:value-type="float">
            <text:p>-2438</text:p>
          </table:table-cell>
          <table:table-cell office:value-type="float" office:value="-2656" calcext:value-type="float">
            <text:p>-2656</text:p>
          </table:table-cell>
          <table:table-cell table:formula="of:=[.B359]/10" office:value-type="float" office:value="-243.8" calcext:value-type="float">
            <text:p>-243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5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465" calcext:value-type="float">
            <text:p>-2465</text:p>
          </table:table-cell>
          <table:table-cell office:value-type="float" office:value="-2688" calcext:value-type="float">
            <text:p>-2688</text:p>
          </table:table-cell>
          <table:table-cell table:formula="of:=[.B360]/10" office:value-type="float" office:value="-246.5" calcext:value-type="float">
            <text:p>-246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492" calcext:value-type="float">
            <text:p>-2492</text:p>
          </table:table-cell>
          <table:table-cell office:value-type="float" office:value="-2656" calcext:value-type="float">
            <text:p>-2656</text:p>
          </table:table-cell>
          <table:table-cell table:formula="of:=[.B361]/10" office:value-type="float" office:value="-249.2" calcext:value-type="float">
            <text:p>-249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520" calcext:value-type="float">
            <text:p>-2520</text:p>
          </table:table-cell>
          <table:table-cell office:value-type="float" office:value="-2720" calcext:value-type="float">
            <text:p>-2720</text:p>
          </table:table-cell>
          <table:table-cell table:formula="of:=[.B362]/10" office:value-type="float" office:value="-252" calcext:value-type="float">
            <text:p>-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546" calcext:value-type="float">
            <text:p>-2546</text:p>
          </table:table-cell>
          <table:table-cell office:value-type="float" office:value="-2688" calcext:value-type="float">
            <text:p>-2688</text:p>
          </table:table-cell>
          <table:table-cell table:formula="of:=[.B363]/10" office:value-type="float" office:value="-254.6" calcext:value-type="float">
            <text:p>-254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572" calcext:value-type="float">
            <text:p>-2572</text:p>
          </table:table-cell>
          <table:table-cell office:value-type="float" office:value="-2720" calcext:value-type="float">
            <text:p>-2720</text:p>
          </table:table-cell>
          <table:table-cell table:formula="of:=[.B364]/10" office:value-type="float" office:value="-257.2" calcext:value-type="float">
            <text:p>-257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602" calcext:value-type="float">
            <text:p>-2602</text:p>
          </table:table-cell>
          <table:table-cell office:value-type="float" office:value="-2880" calcext:value-type="float">
            <text:p>-2880</text:p>
          </table:table-cell>
          <table:table-cell table:formula="of:=[.B365]/10" office:value-type="float" office:value="-260.2" calcext:value-type="float">
            <text:p>-26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629" calcext:value-type="float">
            <text:p>-2629</text:p>
          </table:table-cell>
          <table:table-cell office:value-type="float" office:value="-2720" calcext:value-type="float">
            <text:p>-2720</text:p>
          </table:table-cell>
          <table:table-cell table:formula="of:=[.B366]/10" office:value-type="float" office:value="-262.9" calcext:value-type="float">
            <text:p>-262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657" calcext:value-type="float">
            <text:p>-2657</text:p>
          </table:table-cell>
          <table:table-cell office:value-type="float" office:value="-2720" calcext:value-type="float">
            <text:p>-2720</text:p>
          </table:table-cell>
          <table:table-cell table:formula="of:=[.B367]/10" office:value-type="float" office:value="-265.7" calcext:value-type="float">
            <text:p>-265,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684" calcext:value-type="float">
            <text:p>-2684</text:p>
          </table:table-cell>
          <table:table-cell office:value-type="float" office:value="-2784" calcext:value-type="float">
            <text:p>-2784</text:p>
          </table:table-cell>
          <table:table-cell table:formula="of:=[.B368]/10" office:value-type="float" office:value="-268.4" calcext:value-type="float">
            <text:p>-268,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711" calcext:value-type="float">
            <text:p>-2711</text:p>
          </table:table-cell>
          <table:table-cell office:value-type="float" office:value="-2720" calcext:value-type="float">
            <text:p>-2720</text:p>
          </table:table-cell>
          <table:table-cell table:formula="of:=[.B369]/10" office:value-type="float" office:value="-271.1" calcext:value-type="float">
            <text:p>-271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6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740" calcext:value-type="float">
            <text:p>-2740</text:p>
          </table:table-cell>
          <table:table-cell office:value-type="float" office:value="-2784" calcext:value-type="float">
            <text:p>-2784</text:p>
          </table:table-cell>
          <table:table-cell table:formula="of:=[.B370]/10" office:value-type="float" office:value="-274" calcext:value-type="float">
            <text:p>-2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768" calcext:value-type="float">
            <text:p>-2768</text:p>
          </table:table-cell>
          <table:table-cell office:value-type="float" office:value="-2816" calcext:value-type="float">
            <text:p>-2816</text:p>
          </table:table-cell>
          <table:table-cell table:formula="of:=[.B371]/10" office:value-type="float" office:value="-276.8" calcext:value-type="float">
            <text:p>-276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794" calcext:value-type="float">
            <text:p>-2794</text:p>
          </table:table-cell>
          <table:table-cell office:value-type="float" office:value="-2720" calcext:value-type="float">
            <text:p>-2720</text:p>
          </table:table-cell>
          <table:table-cell table:formula="of:=[.B372]/10" office:value-type="float" office:value="-279.4" calcext:value-type="float">
            <text:p>-279,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824" calcext:value-type="float">
            <text:p>-2824</text:p>
          </table:table-cell>
          <table:table-cell office:value-type="float" office:value="-2912" calcext:value-type="float">
            <text:p>-2912</text:p>
          </table:table-cell>
          <table:table-cell table:formula="of:=[.B373]/10" office:value-type="float" office:value="-282.4" calcext:value-type="float">
            <text:p>-282,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852" calcext:value-type="float">
            <text:p>-2852</text:p>
          </table:table-cell>
          <table:table-cell office:value-type="float" office:value="-2816" calcext:value-type="float">
            <text:p>-2816</text:p>
          </table:table-cell>
          <table:table-cell table:formula="of:=[.B374]/10" office:value-type="float" office:value="-285.2" calcext:value-type="float">
            <text:p>-285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881" calcext:value-type="float">
            <text:p>-2881</text:p>
          </table:table-cell>
          <table:table-cell office:value-type="float" office:value="-2816" calcext:value-type="float">
            <text:p>-2816</text:p>
          </table:table-cell>
          <table:table-cell table:formula="of:=[.B375]/10" office:value-type="float" office:value="-288.1" calcext:value-type="float">
            <text:p>-288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909" calcext:value-type="float">
            <text:p>-2909</text:p>
          </table:table-cell>
          <table:table-cell office:value-type="float" office:value="-2848" calcext:value-type="float">
            <text:p>-2848</text:p>
          </table:table-cell>
          <table:table-cell table:formula="of:=[.B376]/10" office:value-type="float" office:value="-290.9" calcext:value-type="float">
            <text:p>-290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936" calcext:value-type="float">
            <text:p>-2936</text:p>
          </table:table-cell>
          <table:table-cell office:value-type="float" office:value="-2816" calcext:value-type="float">
            <text:p>-2816</text:p>
          </table:table-cell>
          <table:table-cell table:formula="of:=[.B377]/10" office:value-type="float" office:value="-293.6" calcext:value-type="float">
            <text:p>-293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965" calcext:value-type="float">
            <text:p>-2965</text:p>
          </table:table-cell>
          <table:table-cell office:value-type="float" office:value="-2816" calcext:value-type="float">
            <text:p>-2816</text:p>
          </table:table-cell>
          <table:table-cell table:formula="of:=[.B378]/10" office:value-type="float" office:value="-296.5" calcext:value-type="float">
            <text:p>-296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993" calcext:value-type="float">
            <text:p>-2993</text:p>
          </table:table-cell>
          <table:table-cell office:value-type="float" office:value="-2816" calcext:value-type="float">
            <text:p>-2816</text:p>
          </table:table-cell>
          <table:table-cell table:formula="of:=[.B379]/10" office:value-type="float" office:value="-299.3" calcext:value-type="float">
            <text:p>-299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7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3019" calcext:value-type="float">
            <text:p>-3019</text:p>
          </table:table-cell>
          <table:table-cell office:value-type="float" office:value="-2656" calcext:value-type="float">
            <text:p>-2656</text:p>
          </table:table-cell>
          <table:table-cell table:formula="of:=[.B380]/10" office:value-type="float" office:value="-301.9" calcext:value-type="float">
            <text:p>-301,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3045" calcext:value-type="float">
            <text:p>-3045</text:p>
          </table:table-cell>
          <table:table-cell office:value-type="float" office:value="-2624" calcext:value-type="float">
            <text:p>-2624</text:p>
          </table:table-cell>
          <table:table-cell table:formula="of:=[.B381]/10" office:value-type="float" office:value="-304.5" calcext:value-type="float">
            <text:p>-304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3072" calcext:value-type="float">
            <text:p>-3072</text:p>
          </table:table-cell>
          <table:table-cell office:value-type="float" office:value="-2592" calcext:value-type="float">
            <text:p>-2592</text:p>
          </table:table-cell>
          <table:table-cell table:formula="of:=[.B382]/10" office:value-type="float" office:value="-307.2" calcext:value-type="float">
            <text:p>-307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3100" calcext:value-type="float">
            <text:p>-3100</text:p>
          </table:table-cell>
          <table:table-cell office:value-type="float" office:value="-2720" calcext:value-type="float">
            <text:p>-2720</text:p>
          </table:table-cell>
          <table:table-cell table:formula="of:=[.B383]/10" office:value-type="float" office:value="-310" calcext:value-type="float">
            <text:p>-3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3128" calcext:value-type="float">
            <text:p>-3128</text:p>
          </table:table-cell>
          <table:table-cell office:value-type="float" office:value="-2816" calcext:value-type="float">
            <text:p>-2816</text:p>
          </table:table-cell>
          <table:table-cell table:formula="of:=[.B384]/10" office:value-type="float" office:value="-312.8" calcext:value-type="float">
            <text:p>-312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3155" calcext:value-type="float">
            <text:p>-3155</text:p>
          </table:table-cell>
          <table:table-cell office:value-type="float" office:value="-2784" calcext:value-type="float">
            <text:p>-2784</text:p>
          </table:table-cell>
          <table:table-cell table:formula="of:=[.B385]/10" office:value-type="float" office:value="-315.5" calcext:value-type="float">
            <text:p>-315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3184" calcext:value-type="float">
            <text:p>-3184</text:p>
          </table:table-cell>
          <table:table-cell office:value-type="float" office:value="-2880" calcext:value-type="float">
            <text:p>-2880</text:p>
          </table:table-cell>
          <table:table-cell table:formula="of:=[.B386]/10" office:value-type="float" office:value="-318.4" calcext:value-type="float">
            <text:p>-318,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3211" calcext:value-type="float">
            <text:p>-3211</text:p>
          </table:table-cell>
          <table:table-cell office:value-type="float" office:value="-2720" calcext:value-type="float">
            <text:p>-2720</text:p>
          </table:table-cell>
          <table:table-cell table:formula="of:=[.B387]/10" office:value-type="float" office:value="-321.1" calcext:value-type="float">
            <text:p>-321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3240" calcext:value-type="float">
            <text:p>-3240</text:p>
          </table:table-cell>
          <table:table-cell office:value-type="float" office:value="-2752" calcext:value-type="float">
            <text:p>-2752</text:p>
          </table:table-cell>
          <table:table-cell table:formula="of:=[.B388]/10" office:value-type="float" office:value="-324" calcext:value-type="float">
            <text:p>-3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3267" calcext:value-type="float">
            <text:p>-3267</text:p>
          </table:table-cell>
          <table:table-cell office:value-type="float" office:value="-2848" calcext:value-type="float">
            <text:p>-2848</text:p>
          </table:table-cell>
          <table:table-cell table:formula="of:=[.B389]/10" office:value-type="float" office:value="-326.7" calcext:value-type="float">
            <text:p>-326,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8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3294" calcext:value-type="float">
            <text:p>-3294</text:p>
          </table:table-cell>
          <table:table-cell office:value-type="float" office:value="-2784" calcext:value-type="float">
            <text:p>-2784</text:p>
          </table:table-cell>
          <table:table-cell table:formula="of:=[.B390]/10" office:value-type="float" office:value="-329.4" calcext:value-type="float">
            <text:p>-329,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3323" calcext:value-type="float">
            <text:p>-3323</text:p>
          </table:table-cell>
          <table:table-cell office:value-type="float" office:value="-2816" calcext:value-type="float">
            <text:p>-2816</text:p>
          </table:table-cell>
          <table:table-cell table:formula="of:=[.B391]/10" office:value-type="float" office:value="-332.3" calcext:value-type="float">
            <text:p>-332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3351" calcext:value-type="float">
            <text:p>-3351</text:p>
          </table:table-cell>
          <table:table-cell office:value-type="float" office:value="-2752" calcext:value-type="float">
            <text:p>-2752</text:p>
          </table:table-cell>
          <table:table-cell table:formula="of:=[.B392]/10" office:value-type="float" office:value="-335.1" calcext:value-type="float">
            <text:p>-335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3378" calcext:value-type="float">
            <text:p>-3378</text:p>
          </table:table-cell>
          <table:table-cell office:value-type="float" office:value="-2688" calcext:value-type="float">
            <text:p>-2688</text:p>
          </table:table-cell>
          <table:table-cell table:formula="of:=[.B393]/10" office:value-type="float" office:value="-337.8" calcext:value-type="float">
            <text:p>-337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3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3406" calcext:value-type="float">
            <text:p>-3406</text:p>
          </table:table-cell>
          <table:table-cell office:value-type="float" office:value="-2848" calcext:value-type="float">
            <text:p>-2848</text:p>
          </table:table-cell>
          <table:table-cell table:formula="of:=[.B394]/10" office:value-type="float" office:value="-340.6" calcext:value-type="float">
            <text:p>-340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4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3433" calcext:value-type="float">
            <text:p>-3433</text:p>
          </table:table-cell>
          <table:table-cell office:value-type="float" office:value="-2720" calcext:value-type="float">
            <text:p>-2720</text:p>
          </table:table-cell>
          <table:table-cell table:formula="of:=[.B395]/10" office:value-type="float" office:value="-343.3" calcext:value-type="float">
            <text:p>-343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5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3461" calcext:value-type="float">
            <text:p>-3461</text:p>
          </table:table-cell>
          <table:table-cell office:value-type="float" office:value="-2688" calcext:value-type="float">
            <text:p>-2688</text:p>
          </table:table-cell>
          <table:table-cell table:formula="of:=[.B396]/10" office:value-type="float" office:value="-346.1" calcext:value-type="float">
            <text:p>-346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6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3487" calcext:value-type="float">
            <text:p>-3487</text:p>
          </table:table-cell>
          <table:table-cell office:value-type="float" office:value="-2752" calcext:value-type="float">
            <text:p>-2752</text:p>
          </table:table-cell>
          <table:table-cell table:formula="of:=[.B397]/10" office:value-type="float" office:value="-348.7" calcext:value-type="float">
            <text:p>-348,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7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3513" calcext:value-type="float">
            <text:p>-3513</text:p>
          </table:table-cell>
          <table:table-cell office:value-type="float" office:value="-2624" calcext:value-type="float">
            <text:p>-2624</text:p>
          </table:table-cell>
          <table:table-cell table:formula="of:=[.B398]/10" office:value-type="float" office:value="-351.3" calcext:value-type="float">
            <text:p>-351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8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3541" calcext:value-type="float">
            <text:p>-3541</text:p>
          </table:table-cell>
          <table:table-cell office:value-type="float" office:value="-2720" calcext:value-type="float">
            <text:p>-2720</text:p>
          </table:table-cell>
          <table:table-cell table:formula="of:=[.B399]/10" office:value-type="float" office:value="-354.1" calcext:value-type="float">
            <text:p>-354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99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3568" calcext:value-type="float">
            <text:p>-3568</text:p>
          </table:table-cell>
          <table:table-cell office:value-type="float" office:value="-2656" calcext:value-type="float">
            <text:p>-2656</text:p>
          </table:table-cell>
          <table:table-cell table:formula="of:=[.B400]/10" office:value-type="float" office:value="-356.8" calcext:value-type="float">
            <text:p>-356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0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3592" calcext:value-type="float">
            <text:p>-3592</text:p>
          </table:table-cell>
          <table:table-cell office:value-type="float" office:value="-2528" calcext:value-type="float">
            <text:p>-2528</text:p>
          </table:table-cell>
          <table:table-cell table:formula="of:=[.B401]/10" office:value-type="float" office:value="-359.2" calcext:value-type="float">
            <text:p>-359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1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598" calcext:value-type="float">
            <text:p>-3598</text:p>
          </table:table-cell>
          <table:table-cell office:value-type="float" office:value="-1312" calcext:value-type="float">
            <text:p>-1312</text:p>
          </table:table-cell>
          <table:table-cell table:formula="of:=[.B402]/10" office:value-type="float" office:value="-359.8" calcext:value-type="float">
            <text:p>-359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2]/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3599" calcext:value-type="float">
            <text:p>-3599</text:p>
          </table:table-cell>
          <table:table-cell office:value-type="float" office:value="-32" calcext:value-type="float">
            <text:p>-32</text:p>
          </table:table-cell>
          <table:table-cell table:formula="of:=[.B403]/10" office:value-type="float" office:value="-359.9" calcext:value-type="float">
            <text:p>-359,9</text:p>
          </table:table-cell>
          <table:table-cell office:value-type="float" office:value="-3" calcext:value-type="float">
            <text:p>-3</text:p>
          </table:table-cell>
          <table:table-cell office:value-type="float" office:value="-224" calcext:value-type="float">
            <text:p>-224</text:p>
          </table:table-cell>
          <table:table-cell table:formula="of:=[.E403]/10" office:value-type="float" office:value="-0.3" calcext:value-type="float">
            <text:p>-0,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3598" calcext:value-type="float">
            <text:p>-3598</text:p>
          </table:table-cell>
          <table:table-cell office:value-type="float" office:value="32" calcext:value-type="float">
            <text:p>32</text:p>
          </table:table-cell>
          <table:table-cell table:formula="of:=[.B404]/10" office:value-type="float" office:value="-359.8" calcext:value-type="float">
            <text:p>-359,8</text:p>
          </table:table-cell>
          <table:table-cell office:value-type="float" office:value="-16" calcext:value-type="float">
            <text:p>-16</text:p>
          </table:table-cell>
          <table:table-cell office:value-type="float" office:value="-896" calcext:value-type="float">
            <text:p>-896</text:p>
          </table:table-cell>
          <table:table-cell table:formula="of:=[.E404]/10" office:value-type="float" office:value="-1.6" calcext:value-type="float">
            <text:p>-1,6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05]/10" office:value-type="float" office:value="-359.8" calcext:value-type="float">
            <text:p>-359,8</text:p>
          </table:table-cell>
          <table:table-cell office:value-type="float" office:value="-29" calcext:value-type="float">
            <text:p>-29</text:p>
          </table:table-cell>
          <table:table-cell office:value-type="float" office:value="-1344" calcext:value-type="float">
            <text:p>-1344</text:p>
          </table:table-cell>
          <table:table-cell table:formula="of:=[.E405]/10" office:value-type="float" office:value="-2.9" calcext:value-type="float">
            <text:p>-2,9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06]/10" office:value-type="float" office:value="-359.8" calcext:value-type="float">
            <text:p>-359,8</text:p>
          </table:table-cell>
          <table:table-cell office:value-type="float" office:value="-42" calcext:value-type="float">
            <text:p>-42</text:p>
          </table:table-cell>
          <table:table-cell office:value-type="float" office:value="-1408" calcext:value-type="float">
            <text:p>-1408</text:p>
          </table:table-cell>
          <table:table-cell table:formula="of:=[.E406]/10" office:value-type="float" office:value="-4.2" calcext:value-type="float">
            <text:p>-4,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07]/10" office:value-type="float" office:value="-359.8" calcext:value-type="float">
            <text:p>-359,8</text:p>
          </table:table-cell>
          <table:table-cell office:value-type="float" office:value="-56" calcext:value-type="float">
            <text:p>-56</text:p>
          </table:table-cell>
          <table:table-cell office:value-type="float" office:value="-1408" calcext:value-type="float">
            <text:p>-1408</text:p>
          </table:table-cell>
          <table:table-cell table:formula="of:=[.E407]/10" office:value-type="float" office:value="-5.6" calcext:value-type="float">
            <text:p>-5,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08]/10" office:value-type="float" office:value="-359.8" calcext:value-type="float">
            <text:p>-359,8</text:p>
          </table:table-cell>
          <table:table-cell office:value-type="float" office:value="-70" calcext:value-type="float">
            <text:p>-70</text:p>
          </table:table-cell>
          <table:table-cell office:value-type="float" office:value="-1376" calcext:value-type="float">
            <text:p>-1376</text:p>
          </table:table-cell>
          <table:table-cell table:formula="of:=[.E408]/10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09]/10" office:value-type="float" office:value="-359.8" calcext:value-type="float">
            <text:p>-359,8</text:p>
          </table:table-cell>
          <table:table-cell office:value-type="float" office:value="-84" calcext:value-type="float">
            <text:p>-84</text:p>
          </table:table-cell>
          <table:table-cell office:value-type="float" office:value="-1312" calcext:value-type="float">
            <text:p>-1312</text:p>
          </table:table-cell>
          <table:table-cell table:formula="of:=[.E409]/10" office:value-type="float" office:value="-8.4" calcext:value-type="float">
            <text:p>-8,4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10]/10" office:value-type="float" office:value="-359.8" calcext:value-type="float">
            <text:p>-359,8</text:p>
          </table:table-cell>
          <table:table-cell office:value-type="float" office:value="-97" calcext:value-type="float">
            <text:p>-97</text:p>
          </table:table-cell>
          <table:table-cell office:value-type="float" office:value="-1376" calcext:value-type="float">
            <text:p>-1376</text:p>
          </table:table-cell>
          <table:table-cell table:formula="of:=[.E410]/10" office:value-type="float" office:value="-9.7" calcext:value-type="float">
            <text:p>-9,7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11]/10" office:value-type="float" office:value="-359.9" calcext:value-type="float">
            <text:p>-359,9</text:p>
          </table:table-cell>
          <table:table-cell office:value-type="float" office:value="-111" calcext:value-type="float">
            <text:p>-111</text:p>
          </table:table-cell>
          <table:table-cell office:value-type="float" office:value="-1440" calcext:value-type="float">
            <text:p>-1440</text:p>
          </table:table-cell>
          <table:table-cell table:formula="of:=[.E411]/10" office:value-type="float" office:value="-11.1" calcext:value-type="float">
            <text:p>-11,1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12]/10" office:value-type="float" office:value="-359.8" calcext:value-type="float">
            <text:p>-359,8</text:p>
          </table:table-cell>
          <table:table-cell office:value-type="float" office:value="-126" calcext:value-type="float">
            <text:p>-126</text:p>
          </table:table-cell>
          <table:table-cell office:value-type="float" office:value="-1408" calcext:value-type="float">
            <text:p>-1408</text:p>
          </table:table-cell>
          <table:table-cell table:formula="of:=[.E412]/10" office:value-type="float" office:value="-12.6" calcext:value-type="float">
            <text:p>-12,6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13]/10" office:value-type="float" office:value="-359.8" calcext:value-type="float">
            <text:p>-359,8</text:p>
          </table:table-cell>
          <table:table-cell office:value-type="float" office:value="-139" calcext:value-type="float">
            <text:p>-139</text:p>
          </table:table-cell>
          <table:table-cell office:value-type="float" office:value="-1344" calcext:value-type="float">
            <text:p>-1344</text:p>
          </table:table-cell>
          <table:table-cell table:formula="of:=[.E413]/10" office:value-type="float" office:value="-13.9" calcext:value-type="float">
            <text:p>-13,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14]/10" office:value-type="float" office:value="-359.8" calcext:value-type="float">
            <text:p>-359,8</text:p>
          </table:table-cell>
          <table:table-cell office:value-type="float" office:value="-152" calcext:value-type="float">
            <text:p>-152</text:p>
          </table:table-cell>
          <table:table-cell office:value-type="float" office:value="-1344" calcext:value-type="float">
            <text:p>-1344</text:p>
          </table:table-cell>
          <table:table-cell table:formula="of:=[.E414]/10" office:value-type="float" office:value="-15.2" calcext:value-type="float">
            <text:p>-15,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15]/10" office:value-type="float" office:value="-359.9" calcext:value-type="float">
            <text:p>-359,9</text:p>
          </table:table-cell>
          <table:table-cell office:value-type="float" office:value="-166" calcext:value-type="float">
            <text:p>-166</text:p>
          </table:table-cell>
          <table:table-cell office:value-type="float" office:value="-1376" calcext:value-type="float">
            <text:p>-1376</text:p>
          </table:table-cell>
          <table:table-cell table:formula="of:=[.E415]/10" office:value-type="float" office:value="-16.6" calcext:value-type="float">
            <text:p>-16,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16]/10" office:value-type="float" office:value="-359.8" calcext:value-type="float">
            <text:p>-359,8</text:p>
          </table:table-cell>
          <table:table-cell office:value-type="float" office:value="-180" calcext:value-type="float">
            <text:p>-180</text:p>
          </table:table-cell>
          <table:table-cell office:value-type="float" office:value="-1376" calcext:value-type="float">
            <text:p>-1376</text:p>
          </table:table-cell>
          <table:table-cell table:formula="of:=[.E416]/10" office:value-type="float" office:value="-18" calcext:value-type="float">
            <text:p>-18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17]/10" office:value-type="float" office:value="-359.9" calcext:value-type="float">
            <text:p>-359,9</text:p>
          </table:table-cell>
          <table:table-cell office:value-type="float" office:value="-193" calcext:value-type="float">
            <text:p>-193</text:p>
          </table:table-cell>
          <table:table-cell office:value-type="float" office:value="-1344" calcext:value-type="float">
            <text:p>-1344</text:p>
          </table:table-cell>
          <table:table-cell table:formula="of:=[.E417]/10" office:value-type="float" office:value="-19.3" calcext:value-type="float">
            <text:p>-19,3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18]/10" office:value-type="float" office:value="-359.8" calcext:value-type="float">
            <text:p>-359,8</text:p>
          </table:table-cell>
          <table:table-cell office:value-type="float" office:value="-207" calcext:value-type="float">
            <text:p>-207</text:p>
          </table:table-cell>
          <table:table-cell office:value-type="float" office:value="-1344" calcext:value-type="float">
            <text:p>-1344</text:p>
          </table:table-cell>
          <table:table-cell table:formula="of:=[.E418]/10" office:value-type="float" office:value="-20.7" calcext:value-type="float">
            <text:p>-20,7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19]/10" office:value-type="float" office:value="-359.8" calcext:value-type="float">
            <text:p>-359,8</text:p>
          </table:table-cell>
          <table:table-cell office:value-type="float" office:value="-220" calcext:value-type="float">
            <text:p>-220</text:p>
          </table:table-cell>
          <table:table-cell office:value-type="float" office:value="-1376" calcext:value-type="float">
            <text:p>-1376</text:p>
          </table:table-cell>
          <table:table-cell table:formula="of:=[.E419]/10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0]/10" office:value-type="float" office:value="-359.8" calcext:value-type="float">
            <text:p>-359,8</text:p>
          </table:table-cell>
          <table:table-cell office:value-type="float" office:value="-234" calcext:value-type="float">
            <text:p>-234</text:p>
          </table:table-cell>
          <table:table-cell office:value-type="float" office:value="-1344" calcext:value-type="float">
            <text:p>-1344</text:p>
          </table:table-cell>
          <table:table-cell table:formula="of:=[.E420]/10" office:value-type="float" office:value="-23.4" calcext:value-type="float">
            <text:p>-23,4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1]/10" office:value-type="float" office:value="-359.8" calcext:value-type="float">
            <text:p>-359,8</text:p>
          </table:table-cell>
          <table:table-cell office:value-type="float" office:value="-248" calcext:value-type="float">
            <text:p>-248</text:p>
          </table:table-cell>
          <table:table-cell office:value-type="float" office:value="-1344" calcext:value-type="float">
            <text:p>-1344</text:p>
          </table:table-cell>
          <table:table-cell table:formula="of:=[.E421]/10" office:value-type="float" office:value="-24.8" calcext:value-type="float">
            <text:p>-24,8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2]/10" office:value-type="float" office:value="-359.8" calcext:value-type="float">
            <text:p>-359,8</text:p>
          </table:table-cell>
          <table:table-cell office:value-type="float" office:value="-262" calcext:value-type="float">
            <text:p>-262</text:p>
          </table:table-cell>
          <table:table-cell office:value-type="float" office:value="-1376" calcext:value-type="float">
            <text:p>-1376</text:p>
          </table:table-cell>
          <table:table-cell table:formula="of:=[.E422]/10" office:value-type="float" office:value="-26.2" calcext:value-type="float">
            <text:p>-26,2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3599" calcext:value-type="float">
            <text:p>-3599</text:p>
          </table:table-cell>
          <table:table-cell office:value-type="float" office:value="-32" calcext:value-type="float">
            <text:p>-32</text:p>
          </table:table-cell>
          <table:table-cell table:formula="of:=[.B423]/10" office:value-type="float" office:value="-359.9" calcext:value-type="float">
            <text:p>-359,9</text:p>
          </table:table-cell>
          <table:table-cell office:value-type="float" office:value="-275" calcext:value-type="float">
            <text:p>-275</text:p>
          </table:table-cell>
          <table:table-cell office:value-type="float" office:value="-1376" calcext:value-type="float">
            <text:p>-1376</text:p>
          </table:table-cell>
          <table:table-cell table:formula="of:=[.E423]/10" office:value-type="float" office:value="-27.5" calcext:value-type="float">
            <text:p>-27,5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4]/10" office:value-type="float" office:value="-359.8" calcext:value-type="float">
            <text:p>-359,8</text:p>
          </table:table-cell>
          <table:table-cell office:value-type="float" office:value="-288" calcext:value-type="float">
            <text:p>-288</text:p>
          </table:table-cell>
          <table:table-cell office:value-type="float" office:value="-1376" calcext:value-type="float">
            <text:p>-1376</text:p>
          </table:table-cell>
          <table:table-cell table:formula="of:=[.E424]/10" office:value-type="float" office:value="-28.8" calcext:value-type="float">
            <text:p>-28,8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5]/10" office:value-type="float" office:value="-359.8" calcext:value-type="float">
            <text:p>-359,8</text:p>
          </table:table-cell>
          <table:table-cell office:value-type="float" office:value="-302" calcext:value-type="float">
            <text:p>-302</text:p>
          </table:table-cell>
          <table:table-cell office:value-type="float" office:value="-1312" calcext:value-type="float">
            <text:p>-1312</text:p>
          </table:table-cell>
          <table:table-cell table:formula="of:=[.E425]/10" office:value-type="float" office:value="-30.2" calcext:value-type="float">
            <text:p>-30,2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6]/10" office:value-type="float" office:value="-359.8" calcext:value-type="float">
            <text:p>-359,8</text:p>
          </table:table-cell>
          <table:table-cell office:value-type="float" office:value="-316" calcext:value-type="float">
            <text:p>-316</text:p>
          </table:table-cell>
          <table:table-cell office:value-type="float" office:value="-1344" calcext:value-type="float">
            <text:p>-1344</text:p>
          </table:table-cell>
          <table:table-cell table:formula="of:=[.E426]/10" office:value-type="float" office:value="-31.6" calcext:value-type="float">
            <text:p>-31,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7]/10" office:value-type="float" office:value="-359.8" calcext:value-type="float">
            <text:p>-359,8</text:p>
          </table:table-cell>
          <table:table-cell office:value-type="float" office:value="-329" calcext:value-type="float">
            <text:p>-329</text:p>
          </table:table-cell>
          <table:table-cell office:value-type="float" office:value="-1376" calcext:value-type="float">
            <text:p>-1376</text:p>
          </table:table-cell>
          <table:table-cell table:formula="of:=[.E427]/10" office:value-type="float" office:value="-32.9" calcext:value-type="float">
            <text:p>-32,9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8]/10" office:value-type="float" office:value="-359.8" calcext:value-type="float">
            <text:p>-359,8</text:p>
          </table:table-cell>
          <table:table-cell office:value-type="float" office:value="-342" calcext:value-type="float">
            <text:p>-342</text:p>
          </table:table-cell>
          <table:table-cell office:value-type="float" office:value="-1376" calcext:value-type="float">
            <text:p>-1376</text:p>
          </table:table-cell>
          <table:table-cell table:formula="of:=[.E428]/10" office:value-type="float" office:value="-34.2" calcext:value-type="float">
            <text:p>-34,2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29]/10" office:value-type="float" office:value="-359.8" calcext:value-type="float">
            <text:p>-359,8</text:p>
          </table:table-cell>
          <table:table-cell office:value-type="float" office:value="-357" calcext:value-type="float">
            <text:p>-357</text:p>
          </table:table-cell>
          <table:table-cell office:value-type="float" office:value="-1376" calcext:value-type="float">
            <text:p>-1376</text:p>
          </table:table-cell>
          <table:table-cell table:formula="of:=[.E429]/10" office:value-type="float" office:value="-35.7" calcext:value-type="float">
            <text:p>-35,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0]/10" office:value-type="float" office:value="-359.8" calcext:value-type="float">
            <text:p>-359,8</text:p>
          </table:table-cell>
          <table:table-cell office:value-type="float" office:value="-369" calcext:value-type="float">
            <text:p>-369</text:p>
          </table:table-cell>
          <table:table-cell office:value-type="float" office:value="-1280" calcext:value-type="float">
            <text:p>-1280</text:p>
          </table:table-cell>
          <table:table-cell table:formula="of:=[.E430]/10" office:value-type="float" office:value="-36.9" calcext:value-type="float">
            <text:p>-36,9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1]/10" office:value-type="float" office:value="-359.8" calcext:value-type="float">
            <text:p>-359,8</text:p>
          </table:table-cell>
          <table:table-cell office:value-type="float" office:value="-383" calcext:value-type="float">
            <text:p>-383</text:p>
          </table:table-cell>
          <table:table-cell office:value-type="float" office:value="-1376" calcext:value-type="float">
            <text:p>-1376</text:p>
          </table:table-cell>
          <table:table-cell table:formula="of:=[.E431]/10" office:value-type="float" office:value="-38.3" calcext:value-type="float">
            <text:p>-38,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2]/10" office:value-type="float" office:value="-359.8" calcext:value-type="float">
            <text:p>-359,8</text:p>
          </table:table-cell>
          <table:table-cell office:value-type="float" office:value="-397" calcext:value-type="float">
            <text:p>-397</text:p>
          </table:table-cell>
          <table:table-cell office:value-type="float" office:value="-1408" calcext:value-type="float">
            <text:p>-1408</text:p>
          </table:table-cell>
          <table:table-cell table:formula="of:=[.E432]/10" office:value-type="float" office:value="-39.7" calcext:value-type="float">
            <text:p>-39,7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3]/10" office:value-type="float" office:value="-359.8" calcext:value-type="float">
            <text:p>-359,8</text:p>
          </table:table-cell>
          <table:table-cell office:value-type="float" office:value="-411" calcext:value-type="float">
            <text:p>-411</text:p>
          </table:table-cell>
          <table:table-cell office:value-type="float" office:value="-1376" calcext:value-type="float">
            <text:p>-1376</text:p>
          </table:table-cell>
          <table:table-cell table:formula="of:=[.E433]/10" office:value-type="float" office:value="-41.1" calcext:value-type="float">
            <text:p>-41,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4]/10" office:value-type="float" office:value="-359.8" calcext:value-type="float">
            <text:p>-359,8</text:p>
          </table:table-cell>
          <table:table-cell office:value-type="float" office:value="-425" calcext:value-type="float">
            <text:p>-425</text:p>
          </table:table-cell>
          <table:table-cell office:value-type="float" office:value="-1344" calcext:value-type="float">
            <text:p>-1344</text:p>
          </table:table-cell>
          <table:table-cell table:formula="of:=[.E434]/10" office:value-type="float" office:value="-42.5" calcext:value-type="float">
            <text:p>-42,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5]/10" office:value-type="float" office:value="-359.8" calcext:value-type="float">
            <text:p>-359,8</text:p>
          </table:table-cell>
          <table:table-cell office:value-type="float" office:value="-437" calcext:value-type="float">
            <text:p>-437</text:p>
          </table:table-cell>
          <table:table-cell office:value-type="float" office:value="-1344" calcext:value-type="float">
            <text:p>-1344</text:p>
          </table:table-cell>
          <table:table-cell table:formula="of:=[.E435]/10" office:value-type="float" office:value="-43.7" calcext:value-type="float">
            <text:p>-43,7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6]/10" office:value-type="float" office:value="-359.8" calcext:value-type="float">
            <text:p>-359,8</text:p>
          </table:table-cell>
          <table:table-cell office:value-type="float" office:value="-451" calcext:value-type="float">
            <text:p>-451</text:p>
          </table:table-cell>
          <table:table-cell office:value-type="float" office:value="-1344" calcext:value-type="float">
            <text:p>-1344</text:p>
          </table:table-cell>
          <table:table-cell table:formula="of:=[.E436]/10" office:value-type="float" office:value="-45.1" calcext:value-type="float">
            <text:p>-45,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7]/10" office:value-type="float" office:value="-359.8" calcext:value-type="float">
            <text:p>-359,8</text:p>
          </table:table-cell>
          <table:table-cell office:value-type="float" office:value="-466" calcext:value-type="float">
            <text:p>-466</text:p>
          </table:table-cell>
          <table:table-cell office:value-type="float" office:value="-1408" calcext:value-type="float">
            <text:p>-1408</text:p>
          </table:table-cell>
          <table:table-cell table:formula="of:=[.E437]/10" office:value-type="float" office:value="-46.6" calcext:value-type="float">
            <text:p>-46,6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8]/10" office:value-type="float" office:value="-359.8" calcext:value-type="float">
            <text:p>-359,8</text:p>
          </table:table-cell>
          <table:table-cell office:value-type="float" office:value="-480" calcext:value-type="float">
            <text:p>-480</text:p>
          </table:table-cell>
          <table:table-cell office:value-type="float" office:value="-1408" calcext:value-type="float">
            <text:p>-1408</text:p>
          </table:table-cell>
          <table:table-cell table:formula="of:=[.E438]/10" office:value-type="float" office:value="-48" calcext:value-type="float">
            <text:p>-48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39]/10" office:value-type="float" office:value="-359.8" calcext:value-type="float">
            <text:p>-359,8</text:p>
          </table:table-cell>
          <table:table-cell office:value-type="float" office:value="-493" calcext:value-type="float">
            <text:p>-493</text:p>
          </table:table-cell>
          <table:table-cell office:value-type="float" office:value="-1376" calcext:value-type="float">
            <text:p>-1376</text:p>
          </table:table-cell>
          <table:table-cell table:formula="of:=[.E439]/10" office:value-type="float" office:value="-49.3" calcext:value-type="float">
            <text:p>-49,3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0]/10" office:value-type="float" office:value="-359.8" calcext:value-type="float">
            <text:p>-359,8</text:p>
          </table:table-cell>
          <table:table-cell office:value-type="float" office:value="-506" calcext:value-type="float">
            <text:p>-506</text:p>
          </table:table-cell>
          <table:table-cell office:value-type="float" office:value="-1376" calcext:value-type="float">
            <text:p>-1376</text:p>
          </table:table-cell>
          <table:table-cell table:formula="of:=[.E440]/10" office:value-type="float" office:value="-50.6" calcext:value-type="float">
            <text:p>-50,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1]/10" office:value-type="float" office:value="-359.8" calcext:value-type="float">
            <text:p>-359,8</text:p>
          </table:table-cell>
          <table:table-cell office:value-type="float" office:value="-520" calcext:value-type="float">
            <text:p>-520</text:p>
          </table:table-cell>
          <table:table-cell office:value-type="float" office:value="-1376" calcext:value-type="float">
            <text:p>-1376</text:p>
          </table:table-cell>
          <table:table-cell table:formula="of:=[.E441]/10" office:value-type="float" office:value="-52" calcext:value-type="float">
            <text:p>-52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2]/10" office:value-type="float" office:value="-359.8" calcext:value-type="float">
            <text:p>-359,8</text:p>
          </table:table-cell>
          <table:table-cell office:value-type="float" office:value="-535" calcext:value-type="float">
            <text:p>-535</text:p>
          </table:table-cell>
          <table:table-cell office:value-type="float" office:value="-1344" calcext:value-type="float">
            <text:p>-1344</text:p>
          </table:table-cell>
          <table:table-cell table:formula="of:=[.E442]/10" office:value-type="float" office:value="-53.5" calcext:value-type="float">
            <text:p>-53,5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3]/10" office:value-type="float" office:value="-359.8" calcext:value-type="float">
            <text:p>-359,8</text:p>
          </table:table-cell>
          <table:table-cell office:value-type="float" office:value="-548" calcext:value-type="float">
            <text:p>-548</text:p>
          </table:table-cell>
          <table:table-cell office:value-type="float" office:value="-1376" calcext:value-type="float">
            <text:p>-1376</text:p>
          </table:table-cell>
          <table:table-cell table:formula="of:=[.E443]/10" office:value-type="float" office:value="-54.8" calcext:value-type="float">
            <text:p>-54,8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3598" calcext:value-type="float">
            <text:p>-3598</text:p>
          </table:table-cell>
          <table:table-cell office:value-type="float" office:value="-32" calcext:value-type="float">
            <text:p>-32</text:p>
          </table:table-cell>
          <table:table-cell table:formula="of:=[.B444]/10" office:value-type="float" office:value="-359.8" calcext:value-type="float">
            <text:p>-359,8</text:p>
          </table:table-cell>
          <table:table-cell office:value-type="float" office:value="-561" calcext:value-type="float">
            <text:p>-561</text:p>
          </table:table-cell>
          <table:table-cell office:value-type="float" office:value="-1408" calcext:value-type="float">
            <text:p>-1408</text:p>
          </table:table-cell>
          <table:table-cell table:formula="of:=[.E444]/10" office:value-type="float" office:value="-56.1" calcext:value-type="float">
            <text:p>-56,1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45]/10" office:value-type="float" office:value="-359.9" calcext:value-type="float">
            <text:p>-359,9</text:p>
          </table:table-cell>
          <table:table-cell office:value-type="float" office:value="-575" calcext:value-type="float">
            <text:p>-575</text:p>
          </table:table-cell>
          <table:table-cell office:value-type="float" office:value="-1376" calcext:value-type="float">
            <text:p>-1376</text:p>
          </table:table-cell>
          <table:table-cell table:formula="of:=[.E445]/10" office:value-type="float" office:value="-57.5" calcext:value-type="float">
            <text:p>-57,5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6]/10" office:value-type="float" office:value="-359.8" calcext:value-type="float">
            <text:p>-359,8</text:p>
          </table:table-cell>
          <table:table-cell office:value-type="float" office:value="-589" calcext:value-type="float">
            <text:p>-589</text:p>
          </table:table-cell>
          <table:table-cell office:value-type="float" office:value="-1280" calcext:value-type="float">
            <text:p>-1280</text:p>
          </table:table-cell>
          <table:table-cell table:formula="of:=[.E446]/10" office:value-type="float" office:value="-58.9" calcext:value-type="float">
            <text:p>-58,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7]/10" office:value-type="float" office:value="-359.8" calcext:value-type="float">
            <text:p>-359,8</text:p>
          </table:table-cell>
          <table:table-cell office:value-type="float" office:value="-602" calcext:value-type="float">
            <text:p>-602</text:p>
          </table:table-cell>
          <table:table-cell office:value-type="float" office:value="-1312" calcext:value-type="float">
            <text:p>-1312</text:p>
          </table:table-cell>
          <table:table-cell table:formula="of:=[.E447]/10" office:value-type="float" office:value="-60.2" calcext:value-type="float">
            <text:p>-60,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8]/10" office:value-type="float" office:value="-359.8" calcext:value-type="float">
            <text:p>-359,8</text:p>
          </table:table-cell>
          <table:table-cell office:value-type="float" office:value="-615" calcext:value-type="float">
            <text:p>-615</text:p>
          </table:table-cell>
          <table:table-cell office:value-type="float" office:value="-1376" calcext:value-type="float">
            <text:p>-1376</text:p>
          </table:table-cell>
          <table:table-cell table:formula="of:=[.E448]/10" office:value-type="float" office:value="-61.5" calcext:value-type="float">
            <text:p>-61,5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49]/10" office:value-type="float" office:value="-359.8" calcext:value-type="float">
            <text:p>-359,8</text:p>
          </table:table-cell>
          <table:table-cell office:value-type="float" office:value="-629" calcext:value-type="float">
            <text:p>-629</text:p>
          </table:table-cell>
          <table:table-cell office:value-type="float" office:value="-1408" calcext:value-type="float">
            <text:p>-1408</text:p>
          </table:table-cell>
          <table:table-cell table:formula="of:=[.E449]/10" office:value-type="float" office:value="-62.9" calcext:value-type="float">
            <text:p>-62,9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0]/10" office:value-type="float" office:value="-359.8" calcext:value-type="float">
            <text:p>-359,8</text:p>
          </table:table-cell>
          <table:table-cell office:value-type="float" office:value="-643" calcext:value-type="float">
            <text:p>-643</text:p>
          </table:table-cell>
          <table:table-cell office:value-type="float" office:value="-1376" calcext:value-type="float">
            <text:p>-1376</text:p>
          </table:table-cell>
          <table:table-cell table:formula="of:=[.E450]/10" office:value-type="float" office:value="-64.3" calcext:value-type="float">
            <text:p>-64,3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1]/10" office:value-type="float" office:value="-359.8" calcext:value-type="float">
            <text:p>-359,8</text:p>
          </table:table-cell>
          <table:table-cell office:value-type="float" office:value="-656" calcext:value-type="float">
            <text:p>-656</text:p>
          </table:table-cell>
          <table:table-cell office:value-type="float" office:value="-1312" calcext:value-type="float">
            <text:p>-1312</text:p>
          </table:table-cell>
          <table:table-cell table:formula="of:=[.E451]/10" office:value-type="float" office:value="-65.6" calcext:value-type="float">
            <text:p>-65,6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2]/10" office:value-type="float" office:value="-359.8" calcext:value-type="float">
            <text:p>-359,8</text:p>
          </table:table-cell>
          <table:table-cell office:value-type="float" office:value="-669" calcext:value-type="float">
            <text:p>-669</text:p>
          </table:table-cell>
          <table:table-cell office:value-type="float" office:value="-1344" calcext:value-type="float">
            <text:p>-1344</text:p>
          </table:table-cell>
          <table:table-cell table:formula="of:=[.E452]/10" office:value-type="float" office:value="-66.9" calcext:value-type="float">
            <text:p>-66,9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3]/10" office:value-type="float" office:value="-359.8" calcext:value-type="float">
            <text:p>-359,8</text:p>
          </table:table-cell>
          <table:table-cell office:value-type="float" office:value="-683" calcext:value-type="float">
            <text:p>-683</text:p>
          </table:table-cell>
          <table:table-cell office:value-type="float" office:value="-1408" calcext:value-type="float">
            <text:p>-1408</text:p>
          </table:table-cell>
          <table:table-cell table:formula="of:=[.E453]/10" office:value-type="float" office:value="-68.3" calcext:value-type="float">
            <text:p>-68,3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4]/10" office:value-type="float" office:value="-359.8" calcext:value-type="float">
            <text:p>-359,8</text:p>
          </table:table-cell>
          <table:table-cell office:value-type="float" office:value="-698" calcext:value-type="float">
            <text:p>-698</text:p>
          </table:table-cell>
          <table:table-cell office:value-type="float" office:value="-1472" calcext:value-type="float">
            <text:p>-1472</text:p>
          </table:table-cell>
          <table:table-cell table:formula="of:=[.E454]/10" office:value-type="float" office:value="-69.8" calcext:value-type="float">
            <text:p>-69,8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55]/10" office:value-type="float" office:value="-359.9" calcext:value-type="float">
            <text:p>-359,9</text:p>
          </table:table-cell>
          <table:table-cell office:value-type="float" office:value="-712" calcext:value-type="float">
            <text:p>-712</text:p>
          </table:table-cell>
          <table:table-cell office:value-type="float" office:value="-1344" calcext:value-type="float">
            <text:p>-1344</text:p>
          </table:table-cell>
          <table:table-cell table:formula="of:=[.E455]/10" office:value-type="float" office:value="-71.2" calcext:value-type="float">
            <text:p>-71,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6]/10" office:value-type="float" office:value="-359.8" calcext:value-type="float">
            <text:p>-359,8</text:p>
          </table:table-cell>
          <table:table-cell office:value-type="float" office:value="-725" calcext:value-type="float">
            <text:p>-725</text:p>
          </table:table-cell>
          <table:table-cell office:value-type="float" office:value="-1376" calcext:value-type="float">
            <text:p>-1376</text:p>
          </table:table-cell>
          <table:table-cell table:formula="of:=[.E456]/10" office:value-type="float" office:value="-72.5" calcext:value-type="float">
            <text:p>-72,5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7]/10" office:value-type="float" office:value="-359.8" calcext:value-type="float">
            <text:p>-359,8</text:p>
          </table:table-cell>
          <table:table-cell office:value-type="float" office:value="-739" calcext:value-type="float">
            <text:p>-739</text:p>
          </table:table-cell>
          <table:table-cell office:value-type="float" office:value="-1408" calcext:value-type="float">
            <text:p>-1408</text:p>
          </table:table-cell>
          <table:table-cell table:formula="of:=[.E457]/10" office:value-type="float" office:value="-73.9" calcext:value-type="float">
            <text:p>-73,9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8]/10" office:value-type="float" office:value="-359.8" calcext:value-type="float">
            <text:p>-359,8</text:p>
          </table:table-cell>
          <table:table-cell office:value-type="float" office:value="-754" calcext:value-type="float">
            <text:p>-754</text:p>
          </table:table-cell>
          <table:table-cell office:value-type="float" office:value="-1408" calcext:value-type="float">
            <text:p>-1408</text:p>
          </table:table-cell>
          <table:table-cell table:formula="of:=[.E458]/10" office:value-type="float" office:value="-75.4" calcext:value-type="float">
            <text:p>-75,4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59]/10" office:value-type="float" office:value="-359.8" calcext:value-type="float">
            <text:p>-359,8</text:p>
          </table:table-cell>
          <table:table-cell office:value-type="float" office:value="-767" calcext:value-type="float">
            <text:p>-767</text:p>
          </table:table-cell>
          <table:table-cell office:value-type="float" office:value="-1344" calcext:value-type="float">
            <text:p>-1344</text:p>
          </table:table-cell>
          <table:table-cell table:formula="of:=[.E459]/10" office:value-type="float" office:value="-76.7" calcext:value-type="float">
            <text:p>-76,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0]/10" office:value-type="float" office:value="-359.8" calcext:value-type="float">
            <text:p>-359,8</text:p>
          </table:table-cell>
          <table:table-cell office:value-type="float" office:value="-781" calcext:value-type="float">
            <text:p>-781</text:p>
          </table:table-cell>
          <table:table-cell office:value-type="float" office:value="-1376" calcext:value-type="float">
            <text:p>-1376</text:p>
          </table:table-cell>
          <table:table-cell table:formula="of:=[.E460]/10" office:value-type="float" office:value="-78.1" calcext:value-type="float">
            <text:p>-78,1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1]/10" office:value-type="float" office:value="-359.8" calcext:value-type="float">
            <text:p>-359,8</text:p>
          </table:table-cell>
          <table:table-cell office:value-type="float" office:value="-794" calcext:value-type="float">
            <text:p>-794</text:p>
          </table:table-cell>
          <table:table-cell office:value-type="float" office:value="-1408" calcext:value-type="float">
            <text:p>-1408</text:p>
          </table:table-cell>
          <table:table-cell table:formula="of:=[.E461]/10" office:value-type="float" office:value="-79.4" calcext:value-type="float">
            <text:p>-79,4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2]/10" office:value-type="float" office:value="-359.8" calcext:value-type="float">
            <text:p>-359,8</text:p>
          </table:table-cell>
          <table:table-cell office:value-type="float" office:value="-809" calcext:value-type="float">
            <text:p>-809</text:p>
          </table:table-cell>
          <table:table-cell office:value-type="float" office:value="-1472" calcext:value-type="float">
            <text:p>-1472</text:p>
          </table:table-cell>
          <table:table-cell table:formula="of:=[.E462]/10" office:value-type="float" office:value="-80.9" calcext:value-type="float">
            <text:p>-80,9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3]/10" office:value-type="float" office:value="-359.8" calcext:value-type="float">
            <text:p>-359,8</text:p>
          </table:table-cell>
          <table:table-cell office:value-type="float" office:value="-824" calcext:value-type="float">
            <text:p>-824</text:p>
          </table:table-cell>
          <table:table-cell office:value-type="float" office:value="-1376" calcext:value-type="float">
            <text:p>-1376</text:p>
          </table:table-cell>
          <table:table-cell table:formula="of:=[.E463]/10" office:value-type="float" office:value="-82.4" calcext:value-type="float">
            <text:p>-82,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4]/10" office:value-type="float" office:value="-359.8" calcext:value-type="float">
            <text:p>-359,8</text:p>
          </table:table-cell>
          <table:table-cell office:value-type="float" office:value="-837" calcext:value-type="float">
            <text:p>-837</text:p>
          </table:table-cell>
          <table:table-cell office:value-type="float" office:value="-1376" calcext:value-type="float">
            <text:p>-1376</text:p>
          </table:table-cell>
          <table:table-cell table:formula="of:=[.E464]/10" office:value-type="float" office:value="-83.7" calcext:value-type="float">
            <text:p>-83,7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5]/10" office:value-type="float" office:value="-359.8" calcext:value-type="float">
            <text:p>-359,8</text:p>
          </table:table-cell>
          <table:table-cell office:value-type="float" office:value="-850" calcext:value-type="float">
            <text:p>-850</text:p>
          </table:table-cell>
          <table:table-cell office:value-type="float" office:value="-1376" calcext:value-type="float">
            <text:p>-1376</text:p>
          </table:table-cell>
          <table:table-cell table:formula="of:=[.E465]/10" office:value-type="float" office:value="-85" calcext:value-type="float">
            <text:p>-85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6]/10" office:value-type="float" office:value="-359.8" calcext:value-type="float">
            <text:p>-359,8</text:p>
          </table:table-cell>
          <table:table-cell office:value-type="float" office:value="-864" calcext:value-type="float">
            <text:p>-864</text:p>
          </table:table-cell>
          <table:table-cell office:value-type="float" office:value="-1376" calcext:value-type="float">
            <text:p>-1376</text:p>
          </table:table-cell>
          <table:table-cell table:formula="of:=[.E466]/10" office:value-type="float" office:value="-86.4" calcext:value-type="float">
            <text:p>-86,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67]/10" office:value-type="float" office:value="-359.9" calcext:value-type="float">
            <text:p>-359,9</text:p>
          </table:table-cell>
          <table:table-cell office:value-type="float" office:value="-878" calcext:value-type="float">
            <text:p>-878</text:p>
          </table:table-cell>
          <table:table-cell office:value-type="float" office:value="-1344" calcext:value-type="float">
            <text:p>-1344</text:p>
          </table:table-cell>
          <table:table-cell table:formula="of:=[.E467]/10" office:value-type="float" office:value="-87.8" calcext:value-type="float">
            <text:p>-87,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68]/10" office:value-type="float" office:value="-359.8" calcext:value-type="float">
            <text:p>-359,8</text:p>
          </table:table-cell>
          <table:table-cell office:value-type="float" office:value="-891" calcext:value-type="float">
            <text:p>-891</text:p>
          </table:table-cell>
          <table:table-cell office:value-type="float" office:value="-1344" calcext:value-type="float">
            <text:p>-1344</text:p>
          </table:table-cell>
          <table:table-cell table:formula="of:=[.E468]/10" office:value-type="float" office:value="-89.1" calcext:value-type="float">
            <text:p>-89,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69]/10" office:value-type="float" office:value="-359.9" calcext:value-type="float">
            <text:p>-359,9</text:p>
          </table:table-cell>
          <table:table-cell office:value-type="float" office:value="-905" calcext:value-type="float">
            <text:p>-905</text:p>
          </table:table-cell>
          <table:table-cell office:value-type="float" office:value="-1408" calcext:value-type="float">
            <text:p>-1408</text:p>
          </table:table-cell>
          <table:table-cell table:formula="of:=[.E469]/10" office:value-type="float" office:value="-90.5" calcext:value-type="float">
            <text:p>-90,5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0]/10" office:value-type="float" office:value="-359.8" calcext:value-type="float">
            <text:p>-359,8</text:p>
          </table:table-cell>
          <table:table-cell office:value-type="float" office:value="-919" calcext:value-type="float">
            <text:p>-919</text:p>
          </table:table-cell>
          <table:table-cell office:value-type="float" office:value="-1440" calcext:value-type="float">
            <text:p>-1440</text:p>
          </table:table-cell>
          <table:table-cell table:formula="of:=[.E470]/10" office:value-type="float" office:value="-91.9" calcext:value-type="float">
            <text:p>-91,9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1]/10" office:value-type="float" office:value="-359.8" calcext:value-type="float">
            <text:p>-359,8</text:p>
          </table:table-cell>
          <table:table-cell office:value-type="float" office:value="-934" calcext:value-type="float">
            <text:p>-934</text:p>
          </table:table-cell>
          <table:table-cell office:value-type="float" office:value="-1408" calcext:value-type="float">
            <text:p>-1408</text:p>
          </table:table-cell>
          <table:table-cell table:formula="of:=[.E471]/10" office:value-type="float" office:value="-93.4" calcext:value-type="float">
            <text:p>-93,4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2]/10" office:value-type="float" office:value="-359.8" calcext:value-type="float">
            <text:p>-359,8</text:p>
          </table:table-cell>
          <table:table-cell office:value-type="float" office:value="-947" calcext:value-type="float">
            <text:p>-947</text:p>
          </table:table-cell>
          <table:table-cell office:value-type="float" office:value="-1312" calcext:value-type="float">
            <text:p>-1312</text:p>
          </table:table-cell>
          <table:table-cell table:formula="of:=[.E472]/10" office:value-type="float" office:value="-94.7" calcext:value-type="float">
            <text:p>-94,7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3]/10" office:value-type="float" office:value="-359.8" calcext:value-type="float">
            <text:p>-359,8</text:p>
          </table:table-cell>
          <table:table-cell office:value-type="float" office:value="-960" calcext:value-type="float">
            <text:p>-960</text:p>
          </table:table-cell>
          <table:table-cell office:value-type="float" office:value="-1376" calcext:value-type="float">
            <text:p>-1376</text:p>
          </table:table-cell>
          <table:table-cell table:formula="of:=[.E473]/10" office:value-type="float" office:value="-96" calcext:value-type="float">
            <text:p>-96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4]/10" office:value-type="float" office:value="-359.8" calcext:value-type="float">
            <text:p>-359,8</text:p>
          </table:table-cell>
          <table:table-cell office:value-type="float" office:value="-974" calcext:value-type="float">
            <text:p>-974</text:p>
          </table:table-cell>
          <table:table-cell office:value-type="float" office:value="-1408" calcext:value-type="float">
            <text:p>-1408</text:p>
          </table:table-cell>
          <table:table-cell table:formula="of:=[.E474]/10" office:value-type="float" office:value="-97.4" calcext:value-type="float">
            <text:p>-97,4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5]/10" office:value-type="float" office:value="-359.8" calcext:value-type="float">
            <text:p>-359,8</text:p>
          </table:table-cell>
          <table:table-cell office:value-type="float" office:value="-989" calcext:value-type="float">
            <text:p>-989</text:p>
          </table:table-cell>
          <table:table-cell office:value-type="float" office:value="-1408" calcext:value-type="float">
            <text:p>-1408</text:p>
          </table:table-cell>
          <table:table-cell table:formula="of:=[.E475]/10" office:value-type="float" office:value="-98.9" calcext:value-type="float">
            <text:p>-98,9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6]/10" office:value-type="float" office:value="-359.8" calcext:value-type="float">
            <text:p>-359,8</text:p>
          </table:table-cell>
          <table:table-cell office:value-type="float" office:value="-1003" calcext:value-type="float">
            <text:p>-1003</text:p>
          </table:table-cell>
          <table:table-cell office:value-type="float" office:value="-1408" calcext:value-type="float">
            <text:p>-1408</text:p>
          </table:table-cell>
          <table:table-cell table:formula="of:=[.E476]/10" office:value-type="float" office:value="-100.3" calcext:value-type="float">
            <text:p>-100,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7]/10" office:value-type="float" office:value="-359.8" calcext:value-type="float">
            <text:p>-359,8</text:p>
          </table:table-cell>
          <table:table-cell office:value-type="float" office:value="-1016" calcext:value-type="float">
            <text:p>-1016</text:p>
          </table:table-cell>
          <table:table-cell office:value-type="float" office:value="-1344" calcext:value-type="float">
            <text:p>-1344</text:p>
          </table:table-cell>
          <table:table-cell table:formula="of:=[.E477]/10" office:value-type="float" office:value="-101.6" calcext:value-type="float">
            <text:p>-101,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3598" calcext:value-type="float">
            <text:p>-3598</text:p>
          </table:table-cell>
          <table:table-cell office:value-type="float" office:value="0" calcext:value-type="float">
            <text:p>0</text:p>
          </table:table-cell>
          <table:table-cell table:formula="of:=[.B478]/10" office:value-type="float" office:value="-359.8" calcext:value-type="float">
            <text:p>-359,8</text:p>
          </table:table-cell>
          <table:table-cell office:value-type="float" office:value="-1030" calcext:value-type="float">
            <text:p>-1030</text:p>
          </table:table-cell>
          <table:table-cell office:value-type="float" office:value="-1440" calcext:value-type="float">
            <text:p>-1440</text:p>
          </table:table-cell>
          <table:table-cell table:formula="of:=[.E478]/10" office:value-type="float" office:value="-103" calcext:value-type="float">
            <text:p>-103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479]/10" office:value-type="float" office:value="-359.9" calcext:value-type="float">
            <text:p>-359,9</text:p>
          </table:table-cell>
          <table:table-cell office:value-type="float" office:value="-1045" calcext:value-type="float">
            <text:p>-1045</text:p>
          </table:table-cell>
          <table:table-cell office:value-type="float" office:value="-1472" calcext:value-type="float">
            <text:p>-1472</text:p>
          </table:table-cell>
          <table:table-cell table:formula="of:=[.E479]/10" office:value-type="float" office:value="-104.5" calcext:value-type="float">
            <text:p>-104,5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3589" calcext:value-type="float">
            <text:p>-3589</text:p>
          </table:table-cell>
          <table:table-cell office:value-type="float" office:value="224" calcext:value-type="float">
            <text:p>224</text:p>
          </table:table-cell>
          <table:table-cell table:formula="of:=[.B480]/10" office:value-type="float" office:value="-358.9" calcext:value-type="float">
            <text:p>-358,9</text:p>
          </table:table-cell>
          <table:table-cell office:value-type="float" office:value="-1059" calcext:value-type="float">
            <text:p>-1059</text:p>
          </table:table-cell>
          <table:table-cell office:value-type="float" office:value="-1376" calcext:value-type="float">
            <text:p>-1376</text:p>
          </table:table-cell>
          <table:table-cell table:formula="of:=[.E480]/10" office:value-type="float" office:value="-105.9" calcext:value-type="float">
            <text:p>-105,9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3549" calcext:value-type="float">
            <text:p>-3549</text:p>
          </table:table-cell>
          <table:table-cell office:value-type="float" office:value="3808" calcext:value-type="float">
            <text:p>3808</text:p>
          </table:table-cell>
          <table:table-cell table:formula="of:=[.B481]/10" office:value-type="float" office:value="-354.9" calcext:value-type="float">
            <text:p>-354,9</text:p>
          </table:table-cell>
          <table:table-cell office:value-type="float" office:value="-1073" calcext:value-type="float">
            <text:p>-1073</text:p>
          </table:table-cell>
          <table:table-cell office:value-type="float" office:value="-1408" calcext:value-type="float">
            <text:p>-1408</text:p>
          </table:table-cell>
          <table:table-cell table:formula="of:=[.E481]/10" office:value-type="float" office:value="-107.3" calcext:value-type="float">
            <text:p>-107,3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3537" calcext:value-type="float">
            <text:p>-3537</text:p>
          </table:table-cell>
          <table:table-cell office:value-type="float" office:value="1600" calcext:value-type="float">
            <text:p>1600</text:p>
          </table:table-cell>
          <table:table-cell table:formula="of:=[.B482]/10" office:value-type="float" office:value="-353.7" calcext:value-type="float">
            <text:p>-353,7</text:p>
          </table:table-cell>
          <table:table-cell office:value-type="float" office:value="-1086" calcext:value-type="float">
            <text:p>-1086</text:p>
          </table:table-cell>
          <table:table-cell office:value-type="float" office:value="-1376" calcext:value-type="float">
            <text:p>-1376</text:p>
          </table:table-cell>
          <table:table-cell table:formula="of:=[.E482]/10" office:value-type="float" office:value="-108.6" calcext:value-type="float">
            <text:p>-108,6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3512" calcext:value-type="float">
            <text:p>-3512</text:p>
          </table:table-cell>
          <table:table-cell office:value-type="float" office:value="2272" calcext:value-type="float">
            <text:p>2272</text:p>
          </table:table-cell>
          <table:table-cell table:formula="of:=[.B483]/10" office:value-type="float" office:value="-351.2" calcext:value-type="float">
            <text:p>-351,2</text:p>
          </table:table-cell>
          <table:table-cell office:value-type="float" office:value="-1100" calcext:value-type="float">
            <text:p>-1100</text:p>
          </table:table-cell>
          <table:table-cell office:value-type="float" office:value="-1376" calcext:value-type="float">
            <text:p>-1376</text:p>
          </table:table-cell>
          <table:table-cell table:formula="of:=[.E483]/10" office:value-type="float" office:value="-110" calcext:value-type="float">
            <text:p>-11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3485" calcext:value-type="float">
            <text:p>-3485</text:p>
          </table:table-cell>
          <table:table-cell office:value-type="float" office:value="2656" calcext:value-type="float">
            <text:p>2656</text:p>
          </table:table-cell>
          <table:table-cell table:formula="of:=[.B484]/10" office:value-type="float" office:value="-348.5" calcext:value-type="float">
            <text:p>-348,5</text:p>
          </table:table-cell>
          <table:table-cell office:value-type="float" office:value="-1115" calcext:value-type="float">
            <text:p>-1115</text:p>
          </table:table-cell>
          <table:table-cell office:value-type="float" office:value="-1376" calcext:value-type="float">
            <text:p>-1376</text:p>
          </table:table-cell>
          <table:table-cell table:formula="of:=[.E484]/10" office:value-type="float" office:value="-111.5" calcext:value-type="float">
            <text:p>-111,5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3457" calcext:value-type="float">
            <text:p>-3457</text:p>
          </table:table-cell>
          <table:table-cell office:value-type="float" office:value="2688" calcext:value-type="float">
            <text:p>2688</text:p>
          </table:table-cell>
          <table:table-cell table:formula="of:=[.B485]/10" office:value-type="float" office:value="-345.7" calcext:value-type="float">
            <text:p>-345,7</text:p>
          </table:table-cell>
          <table:table-cell office:value-type="float" office:value="-1129" calcext:value-type="float">
            <text:p>-1129</text:p>
          </table:table-cell>
          <table:table-cell office:value-type="float" office:value="-1376" calcext:value-type="float">
            <text:p>-1376</text:p>
          </table:table-cell>
          <table:table-cell table:formula="of:=[.E485]/10" office:value-type="float" office:value="-112.9" calcext:value-type="float">
            <text:p>-112,9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3430" calcext:value-type="float">
            <text:p>-3430</text:p>
          </table:table-cell>
          <table:table-cell office:value-type="float" office:value="2688" calcext:value-type="float">
            <text:p>2688</text:p>
          </table:table-cell>
          <table:table-cell table:formula="of:=[.B486]/10" office:value-type="float" office:value="-343" calcext:value-type="float">
            <text:p>-343</text:p>
          </table:table-cell>
          <table:table-cell office:value-type="float" office:value="-1142" calcext:value-type="float">
            <text:p>-1142</text:p>
          </table:table-cell>
          <table:table-cell office:value-type="float" office:value="-1440" calcext:value-type="float">
            <text:p>-1440</text:p>
          </table:table-cell>
          <table:table-cell table:formula="of:=[.E486]/10" office:value-type="float" office:value="-114.2" calcext:value-type="float">
            <text:p>-114,2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3403" calcext:value-type="float">
            <text:p>-3403</text:p>
          </table:table-cell>
          <table:table-cell office:value-type="float" office:value="2784" calcext:value-type="float">
            <text:p>2784</text:p>
          </table:table-cell>
          <table:table-cell table:formula="of:=[.B487]/10" office:value-type="float" office:value="-340.3" calcext:value-type="float">
            <text:p>-340,3</text:p>
          </table:table-cell>
          <table:table-cell office:value-type="float" office:value="-1156" calcext:value-type="float">
            <text:p>-1156</text:p>
          </table:table-cell>
          <table:table-cell office:value-type="float" office:value="-1440" calcext:value-type="float">
            <text:p>-1440</text:p>
          </table:table-cell>
          <table:table-cell table:formula="of:=[.E487]/10" office:value-type="float" office:value="-115.6" calcext:value-type="float">
            <text:p>-115,6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3374" calcext:value-type="float">
            <text:p>-3374</text:p>
          </table:table-cell>
          <table:table-cell office:value-type="float" office:value="2848" calcext:value-type="float">
            <text:p>2848</text:p>
          </table:table-cell>
          <table:table-cell table:formula="of:=[.B488]/10" office:value-type="float" office:value="-337.4" calcext:value-type="float">
            <text:p>-337,4</text:p>
          </table:table-cell>
          <table:table-cell office:value-type="float" office:value="-1170" calcext:value-type="float">
            <text:p>-1170</text:p>
          </table:table-cell>
          <table:table-cell office:value-type="float" office:value="-1376" calcext:value-type="float">
            <text:p>-1376</text:p>
          </table:table-cell>
          <table:table-cell table:formula="of:=[.E488]/10" office:value-type="float" office:value="-117" calcext:value-type="float">
            <text:p>-117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3347" calcext:value-type="float">
            <text:p>-3347</text:p>
          </table:table-cell>
          <table:table-cell office:value-type="float" office:value="2656" calcext:value-type="float">
            <text:p>2656</text:p>
          </table:table-cell>
          <table:table-cell table:formula="of:=[.B489]/10" office:value-type="float" office:value="-334.7" calcext:value-type="float">
            <text:p>-334,7</text:p>
          </table:table-cell>
          <table:table-cell office:value-type="float" office:value="-1184" calcext:value-type="float">
            <text:p>-1184</text:p>
          </table:table-cell>
          <table:table-cell office:value-type="float" office:value="-1312" calcext:value-type="float">
            <text:p>-1312</text:p>
          </table:table-cell>
          <table:table-cell table:formula="of:=[.E489]/10" office:value-type="float" office:value="-118.4" calcext:value-type="float">
            <text:p>-118,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3319" calcext:value-type="float">
            <text:p>-3319</text:p>
          </table:table-cell>
          <table:table-cell office:value-type="float" office:value="2784" calcext:value-type="float">
            <text:p>2784</text:p>
          </table:table-cell>
          <table:table-cell table:formula="of:=[.B490]/10" office:value-type="float" office:value="-331.9" calcext:value-type="float">
            <text:p>-331,9</text:p>
          </table:table-cell>
          <table:table-cell office:value-type="float" office:value="-1197" calcext:value-type="float">
            <text:p>-1197</text:p>
          </table:table-cell>
          <table:table-cell office:value-type="float" office:value="-1376" calcext:value-type="float">
            <text:p>-1376</text:p>
          </table:table-cell>
          <table:table-cell table:formula="of:=[.E490]/10" office:value-type="float" office:value="-119.7" calcext:value-type="float">
            <text:p>-119,7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3293" calcext:value-type="float">
            <text:p>-3293</text:p>
          </table:table-cell>
          <table:table-cell office:value-type="float" office:value="2752" calcext:value-type="float">
            <text:p>2752</text:p>
          </table:table-cell>
          <table:table-cell table:formula="of:=[.B491]/10" office:value-type="float" office:value="-329.3" calcext:value-type="float">
            <text:p>-329,3</text:p>
          </table:table-cell>
          <table:table-cell office:value-type="float" office:value="-1210" calcext:value-type="float">
            <text:p>-1210</text:p>
          </table:table-cell>
          <table:table-cell office:value-type="float" office:value="-1376" calcext:value-type="float">
            <text:p>-1376</text:p>
          </table:table-cell>
          <table:table-cell table:formula="of:=[.E491]/10" office:value-type="float" office:value="-121" calcext:value-type="float">
            <text:p>-121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3265" calcext:value-type="float">
            <text:p>-3265</text:p>
          </table:table-cell>
          <table:table-cell office:value-type="float" office:value="2720" calcext:value-type="float">
            <text:p>2720</text:p>
          </table:table-cell>
          <table:table-cell table:formula="of:=[.B492]/10" office:value-type="float" office:value="-326.5" calcext:value-type="float">
            <text:p>-326,5</text:p>
          </table:table-cell>
          <table:table-cell office:value-type="float" office:value="-1225" calcext:value-type="float">
            <text:p>-1225</text:p>
          </table:table-cell>
          <table:table-cell office:value-type="float" office:value="-1408" calcext:value-type="float">
            <text:p>-1408</text:p>
          </table:table-cell>
          <table:table-cell table:formula="of:=[.E492]/10" office:value-type="float" office:value="-122.5" calcext:value-type="float">
            <text:p>-122,5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3237" calcext:value-type="float">
            <text:p>-3237</text:p>
          </table:table-cell>
          <table:table-cell office:value-type="float" office:value="2784" calcext:value-type="float">
            <text:p>2784</text:p>
          </table:table-cell>
          <table:table-cell table:formula="of:=[.B493]/10" office:value-type="float" office:value="-323.7" calcext:value-type="float">
            <text:p>-323,7</text:p>
          </table:table-cell>
          <table:table-cell office:value-type="float" office:value="-1238" calcext:value-type="float">
            <text:p>-1238</text:p>
          </table:table-cell>
          <table:table-cell office:value-type="float" office:value="-1312" calcext:value-type="float">
            <text:p>-1312</text:p>
          </table:table-cell>
          <table:table-cell table:formula="of:=[.E493]/10" office:value-type="float" office:value="-123.8" calcext:value-type="float">
            <text:p>-123,8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3210" calcext:value-type="float">
            <text:p>-3210</text:p>
          </table:table-cell>
          <table:table-cell office:value-type="float" office:value="2688" calcext:value-type="float">
            <text:p>2688</text:p>
          </table:table-cell>
          <table:table-cell table:formula="of:=[.B494]/10" office:value-type="float" office:value="-321" calcext:value-type="float">
            <text:p>-321</text:p>
          </table:table-cell>
          <table:table-cell office:value-type="float" office:value="-1251" calcext:value-type="float">
            <text:p>-1251</text:p>
          </table:table-cell>
          <table:table-cell office:value-type="float" office:value="-1376" calcext:value-type="float">
            <text:p>-1376</text:p>
          </table:table-cell>
          <table:table-cell table:formula="of:=[.E494]/10" office:value-type="float" office:value="-125.1" calcext:value-type="float">
            <text:p>-125,1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3182" calcext:value-type="float">
            <text:p>-3182</text:p>
          </table:table-cell>
          <table:table-cell office:value-type="float" office:value="2848" calcext:value-type="float">
            <text:p>2848</text:p>
          </table:table-cell>
          <table:table-cell table:formula="of:=[.B495]/10" office:value-type="float" office:value="-318.2" calcext:value-type="float">
            <text:p>-318,2</text:p>
          </table:table-cell>
          <table:table-cell office:value-type="float" office:value="-1265" calcext:value-type="float">
            <text:p>-1265</text:p>
          </table:table-cell>
          <table:table-cell office:value-type="float" office:value="-1440" calcext:value-type="float">
            <text:p>-1440</text:p>
          </table:table-cell>
          <table:table-cell table:formula="of:=[.E495]/10" office:value-type="float" office:value="-126.5" calcext:value-type="float">
            <text:p>-126,5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3153" calcext:value-type="float">
            <text:p>-3153</text:p>
          </table:table-cell>
          <table:table-cell office:value-type="float" office:value="2944" calcext:value-type="float">
            <text:p>2944</text:p>
          </table:table-cell>
          <table:table-cell table:formula="of:=[.B496]/10" office:value-type="float" office:value="-315.3" calcext:value-type="float">
            <text:p>-315,3</text:p>
          </table:table-cell>
          <table:table-cell office:value-type="float" office:value="-1280" calcext:value-type="float">
            <text:p>-1280</text:p>
          </table:table-cell>
          <table:table-cell office:value-type="float" office:value="-1408" calcext:value-type="float">
            <text:p>-1408</text:p>
          </table:table-cell>
          <table:table-cell table:formula="of:=[.E496]/10" office:value-type="float" office:value="-128" calcext:value-type="float">
            <text:p>-128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3124" calcext:value-type="float">
            <text:p>-3124</text:p>
          </table:table-cell>
          <table:table-cell office:value-type="float" office:value="2816" calcext:value-type="float">
            <text:p>2816</text:p>
          </table:table-cell>
          <table:table-cell table:formula="of:=[.B497]/10" office:value-type="float" office:value="-312.4" calcext:value-type="float">
            <text:p>-312,4</text:p>
          </table:table-cell>
          <table:table-cell office:value-type="float" office:value="-1294" calcext:value-type="float">
            <text:p>-1294</text:p>
          </table:table-cell>
          <table:table-cell office:value-type="float" office:value="-1376" calcext:value-type="float">
            <text:p>-1376</text:p>
          </table:table-cell>
          <table:table-cell table:formula="of:=[.E497]/10" office:value-type="float" office:value="-129.4" calcext:value-type="float">
            <text:p>-129,4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3095" calcext:value-type="float">
            <text:p>-3095</text:p>
          </table:table-cell>
          <table:table-cell office:value-type="float" office:value="2816" calcext:value-type="float">
            <text:p>2816</text:p>
          </table:table-cell>
          <table:table-cell table:formula="of:=[.B498]/10" office:value-type="float" office:value="-309.5" calcext:value-type="float">
            <text:p>-309,5</text:p>
          </table:table-cell>
          <table:table-cell office:value-type="float" office:value="-1307" calcext:value-type="float">
            <text:p>-1307</text:p>
          </table:table-cell>
          <table:table-cell office:value-type="float" office:value="-1312" calcext:value-type="float">
            <text:p>-1312</text:p>
          </table:table-cell>
          <table:table-cell table:formula="of:=[.E498]/10" office:value-type="float" office:value="-130.7" calcext:value-type="float">
            <text:p>-130,7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3069" calcext:value-type="float">
            <text:p>-3069</text:p>
          </table:table-cell>
          <table:table-cell office:value-type="float" office:value="2752" calcext:value-type="float">
            <text:p>2752</text:p>
          </table:table-cell>
          <table:table-cell table:formula="of:=[.B499]/10" office:value-type="float" office:value="-306.9" calcext:value-type="float">
            <text:p>-306,9</text:p>
          </table:table-cell>
          <table:table-cell office:value-type="float" office:value="-1320" calcext:value-type="float">
            <text:p>-1320</text:p>
          </table:table-cell>
          <table:table-cell office:value-type="float" office:value="-1376" calcext:value-type="float">
            <text:p>-1376</text:p>
          </table:table-cell>
          <table:table-cell table:formula="of:=[.E499]/10" office:value-type="float" office:value="-132" calcext:value-type="float">
            <text:p>-132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3042" calcext:value-type="float">
            <text:p>-3042</text:p>
          </table:table-cell>
          <table:table-cell office:value-type="float" office:value="2720" calcext:value-type="float">
            <text:p>2720</text:p>
          </table:table-cell>
          <table:table-cell table:formula="of:=[.B500]/10" office:value-type="float" office:value="-304.2" calcext:value-type="float">
            <text:p>-304,2</text:p>
          </table:table-cell>
          <table:table-cell office:value-type="float" office:value="-1334" calcext:value-type="float">
            <text:p>-1334</text:p>
          </table:table-cell>
          <table:table-cell office:value-type="float" office:value="-1408" calcext:value-type="float">
            <text:p>-1408</text:p>
          </table:table-cell>
          <table:table-cell table:formula="of:=[.E500]/10" office:value-type="float" office:value="-133.4" calcext:value-type="float">
            <text:p>-133,4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3014" calcext:value-type="float">
            <text:p>-3014</text:p>
          </table:table-cell>
          <table:table-cell office:value-type="float" office:value="2784" calcext:value-type="float">
            <text:p>2784</text:p>
          </table:table-cell>
          <table:table-cell table:formula="of:=[.B501]/10" office:value-type="float" office:value="-301.4" calcext:value-type="float">
            <text:p>-301,4</text:p>
          </table:table-cell>
          <table:table-cell office:value-type="float" office:value="-1348" calcext:value-type="float">
            <text:p>-1348</text:p>
          </table:table-cell>
          <table:table-cell office:value-type="float" office:value="-1344" calcext:value-type="float">
            <text:p>-1344</text:p>
          </table:table-cell>
          <table:table-cell table:formula="of:=[.E501]/10" office:value-type="float" office:value="-134.8" calcext:value-type="float">
            <text:p>-134,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988" calcext:value-type="float">
            <text:p>-2988</text:p>
          </table:table-cell>
          <table:table-cell office:value-type="float" office:value="2624" calcext:value-type="float">
            <text:p>2624</text:p>
          </table:table-cell>
          <table:table-cell table:formula="of:=[.B502]/10" office:value-type="float" office:value="-298.8" calcext:value-type="float">
            <text:p>-298,8</text:p>
          </table:table-cell>
          <table:table-cell office:value-type="float" office:value="-1362" calcext:value-type="float">
            <text:p>-1362</text:p>
          </table:table-cell>
          <table:table-cell office:value-type="float" office:value="-1344" calcext:value-type="float">
            <text:p>-1344</text:p>
          </table:table-cell>
          <table:table-cell table:formula="of:=[.E502]/10" office:value-type="float" office:value="-136.2" calcext:value-type="float">
            <text:p>-136,2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960" calcext:value-type="float">
            <text:p>-2960</text:p>
          </table:table-cell>
          <table:table-cell office:value-type="float" office:value="2656" calcext:value-type="float">
            <text:p>2656</text:p>
          </table:table-cell>
          <table:table-cell table:formula="of:=[.B503]/10" office:value-type="float" office:value="-296" calcext:value-type="float">
            <text:p>-296</text:p>
          </table:table-cell>
          <table:table-cell office:value-type="float" office:value="-1374" calcext:value-type="float">
            <text:p>-1374</text:p>
          </table:table-cell>
          <table:table-cell office:value-type="float" office:value="-1376" calcext:value-type="float">
            <text:p>-1376</text:p>
          </table:table-cell>
          <table:table-cell table:formula="of:=[.E503]/10" office:value-type="float" office:value="-137.4" calcext:value-type="float">
            <text:p>-137,4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934" calcext:value-type="float">
            <text:p>-2934</text:p>
          </table:table-cell>
          <table:table-cell office:value-type="float" office:value="2784" calcext:value-type="float">
            <text:p>2784</text:p>
          </table:table-cell>
          <table:table-cell table:formula="of:=[.B504]/10" office:value-type="float" office:value="-293.4" calcext:value-type="float">
            <text:p>-293,4</text:p>
          </table:table-cell>
          <table:table-cell office:value-type="float" office:value="-1388" calcext:value-type="float">
            <text:p>-1388</text:p>
          </table:table-cell>
          <table:table-cell office:value-type="float" office:value="-1344" calcext:value-type="float">
            <text:p>-1344</text:p>
          </table:table-cell>
          <table:table-cell table:formula="of:=[.E504]/10" office:value-type="float" office:value="-138.8" calcext:value-type="float">
            <text:p>-138,8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906" calcext:value-type="float">
            <text:p>-2906</text:p>
          </table:table-cell>
          <table:table-cell office:value-type="float" office:value="2688" calcext:value-type="float">
            <text:p>2688</text:p>
          </table:table-cell>
          <table:table-cell table:formula="of:=[.B505]/10" office:value-type="float" office:value="-290.6" calcext:value-type="float">
            <text:p>-290,6</text:p>
          </table:table-cell>
          <table:table-cell office:value-type="float" office:value="-1402" calcext:value-type="float">
            <text:p>-1402</text:p>
          </table:table-cell>
          <table:table-cell office:value-type="float" office:value="-1344" calcext:value-type="float">
            <text:p>-1344</text:p>
          </table:table-cell>
          <table:table-cell table:formula="of:=[.E505]/10" office:value-type="float" office:value="-140.2" calcext:value-type="float">
            <text:p>-140,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877" calcext:value-type="float">
            <text:p>-2877</text:p>
          </table:table-cell>
          <table:table-cell office:value-type="float" office:value="2816" calcext:value-type="float">
            <text:p>2816</text:p>
          </table:table-cell>
          <table:table-cell table:formula="of:=[.B506]/10" office:value-type="float" office:value="-287.7" calcext:value-type="float">
            <text:p>-287,7</text:p>
          </table:table-cell>
          <table:table-cell office:value-type="float" office:value="-1416" calcext:value-type="float">
            <text:p>-1416</text:p>
          </table:table-cell>
          <table:table-cell office:value-type="float" office:value="-1344" calcext:value-type="float">
            <text:p>-1344</text:p>
          </table:table-cell>
          <table:table-cell table:formula="of:=[.E506]/10" office:value-type="float" office:value="-141.6" calcext:value-type="float">
            <text:p>-141,6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850" calcext:value-type="float">
            <text:p>-2850</text:p>
          </table:table-cell>
          <table:table-cell office:value-type="float" office:value="2784" calcext:value-type="float">
            <text:p>2784</text:p>
          </table:table-cell>
          <table:table-cell table:formula="of:=[.B507]/10" office:value-type="float" office:value="-285" calcext:value-type="float">
            <text:p>-285</text:p>
          </table:table-cell>
          <table:table-cell office:value-type="float" office:value="-1428" calcext:value-type="float">
            <text:p>-1428</text:p>
          </table:table-cell>
          <table:table-cell office:value-type="float" office:value="-1344" calcext:value-type="float">
            <text:p>-1344</text:p>
          </table:table-cell>
          <table:table-cell table:formula="of:=[.E507]/10" office:value-type="float" office:value="-142.8" calcext:value-type="float">
            <text:p>-142,8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822" calcext:value-type="float">
            <text:p>-2822</text:p>
          </table:table-cell>
          <table:table-cell office:value-type="float" office:value="2816" calcext:value-type="float">
            <text:p>2816</text:p>
          </table:table-cell>
          <table:table-cell table:formula="of:=[.B508]/10" office:value-type="float" office:value="-282.2" calcext:value-type="float">
            <text:p>-282,2</text:p>
          </table:table-cell>
          <table:table-cell office:value-type="float" office:value="-1442" calcext:value-type="float">
            <text:p>-1442</text:p>
          </table:table-cell>
          <table:table-cell office:value-type="float" office:value="-1408" calcext:value-type="float">
            <text:p>-1408</text:p>
          </table:table-cell>
          <table:table-cell table:formula="of:=[.E508]/10" office:value-type="float" office:value="-144.2" calcext:value-type="float">
            <text:p>-144,2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793" calcext:value-type="float">
            <text:p>-2793</text:p>
          </table:table-cell>
          <table:table-cell office:value-type="float" office:value="2944" calcext:value-type="float">
            <text:p>2944</text:p>
          </table:table-cell>
          <table:table-cell table:formula="of:=[.B509]/10" office:value-type="float" office:value="-279.3" calcext:value-type="float">
            <text:p>-279,3</text:p>
          </table:table-cell>
          <table:table-cell office:value-type="float" office:value="-1456" calcext:value-type="float">
            <text:p>-1456</text:p>
          </table:table-cell>
          <table:table-cell office:value-type="float" office:value="-1312" calcext:value-type="float">
            <text:p>-1312</text:p>
          </table:table-cell>
          <table:table-cell table:formula="of:=[.E509]/10" office:value-type="float" office:value="-145.6" calcext:value-type="float">
            <text:p>-145,6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765" calcext:value-type="float">
            <text:p>-2765</text:p>
          </table:table-cell>
          <table:table-cell office:value-type="float" office:value="2720" calcext:value-type="float">
            <text:p>2720</text:p>
          </table:table-cell>
          <table:table-cell table:formula="of:=[.B510]/10" office:value-type="float" office:value="-276.5" calcext:value-type="float">
            <text:p>-276,5</text:p>
          </table:table-cell>
          <table:table-cell office:value-type="float" office:value="-1470" calcext:value-type="float">
            <text:p>-1470</text:p>
          </table:table-cell>
          <table:table-cell office:value-type="float" office:value="-1344" calcext:value-type="float">
            <text:p>-1344</text:p>
          </table:table-cell>
          <table:table-cell table:formula="of:=[.E510]/10" office:value-type="float" office:value="-147" calcext:value-type="float">
            <text:p>-147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737" calcext:value-type="float">
            <text:p>-2737</text:p>
          </table:table-cell>
          <table:table-cell office:value-type="float" office:value="2784" calcext:value-type="float">
            <text:p>2784</text:p>
          </table:table-cell>
          <table:table-cell table:formula="of:=[.B511]/10" office:value-type="float" office:value="-273.7" calcext:value-type="float">
            <text:p>-273,7</text:p>
          </table:table-cell>
          <table:table-cell office:value-type="float" office:value="-1483" calcext:value-type="float">
            <text:p>-1483</text:p>
          </table:table-cell>
          <table:table-cell office:value-type="float" office:value="-1376" calcext:value-type="float">
            <text:p>-1376</text:p>
          </table:table-cell>
          <table:table-cell table:formula="of:=[.E511]/10" office:value-type="float" office:value="-148.3" calcext:value-type="float">
            <text:p>-148,3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711" calcext:value-type="float">
            <text:p>-2711</text:p>
          </table:table-cell>
          <table:table-cell office:value-type="float" office:value="2720" calcext:value-type="float">
            <text:p>2720</text:p>
          </table:table-cell>
          <table:table-cell table:formula="of:=[.B512]/10" office:value-type="float" office:value="-271.1" calcext:value-type="float">
            <text:p>-271,1</text:p>
          </table:table-cell>
          <table:table-cell office:value-type="float" office:value="-1497" calcext:value-type="float">
            <text:p>-1497</text:p>
          </table:table-cell>
          <table:table-cell office:value-type="float" office:value="-1408" calcext:value-type="float">
            <text:p>-1408</text:p>
          </table:table-cell>
          <table:table-cell table:formula="of:=[.E512]/10" office:value-type="float" office:value="-149.7" calcext:value-type="float">
            <text:p>-149,7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684" calcext:value-type="float">
            <text:p>-2684</text:p>
          </table:table-cell>
          <table:table-cell office:value-type="float" office:value="2720" calcext:value-type="float">
            <text:p>2720</text:p>
          </table:table-cell>
          <table:table-cell table:formula="of:=[.B513]/10" office:value-type="float" office:value="-268.4" calcext:value-type="float">
            <text:p>-268,4</text:p>
          </table:table-cell>
          <table:table-cell office:value-type="float" office:value="-1511" calcext:value-type="float">
            <text:p>-1511</text:p>
          </table:table-cell>
          <table:table-cell office:value-type="float" office:value="-1408" calcext:value-type="float">
            <text:p>-1408</text:p>
          </table:table-cell>
          <table:table-cell table:formula="of:=[.E513]/10" office:value-type="float" office:value="-151.1" calcext:value-type="float">
            <text:p>-151,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655" calcext:value-type="float">
            <text:p>-2655</text:p>
          </table:table-cell>
          <table:table-cell office:value-type="float" office:value="2816" calcext:value-type="float">
            <text:p>2816</text:p>
          </table:table-cell>
          <table:table-cell table:formula="of:=[.B514]/10" office:value-type="float" office:value="-265.5" calcext:value-type="float">
            <text:p>-265,5</text:p>
          </table:table-cell>
          <table:table-cell office:value-type="float" office:value="-1525" calcext:value-type="float">
            <text:p>-1525</text:p>
          </table:table-cell>
          <table:table-cell office:value-type="float" office:value="-1344" calcext:value-type="float">
            <text:p>-1344</text:p>
          </table:table-cell>
          <table:table-cell table:formula="of:=[.E514]/10" office:value-type="float" office:value="-152.5" calcext:value-type="float">
            <text:p>-152,5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627" calcext:value-type="float">
            <text:p>-2627</text:p>
          </table:table-cell>
          <table:table-cell office:value-type="float" office:value="2784" calcext:value-type="float">
            <text:p>2784</text:p>
          </table:table-cell>
          <table:table-cell table:formula="of:=[.B515]/10" office:value-type="float" office:value="-262.7" calcext:value-type="float">
            <text:p>-262,7</text:p>
          </table:table-cell>
          <table:table-cell office:value-type="float" office:value="-1538" calcext:value-type="float">
            <text:p>-1538</text:p>
          </table:table-cell>
          <table:table-cell office:value-type="float" office:value="-1376" calcext:value-type="float">
            <text:p>-1376</text:p>
          </table:table-cell>
          <table:table-cell table:formula="of:=[.E515]/10" office:value-type="float" office:value="-153.8" calcext:value-type="float">
            <text:p>-153,8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600" calcext:value-type="float">
            <text:p>-2600</text:p>
          </table:table-cell>
          <table:table-cell office:value-type="float" office:value="2752" calcext:value-type="float">
            <text:p>2752</text:p>
          </table:table-cell>
          <table:table-cell table:formula="of:=[.B516]/10" office:value-type="float" office:value="-260" calcext:value-type="float">
            <text:p>-260</text:p>
          </table:table-cell>
          <table:table-cell office:value-type="float" office:value="-1552" calcext:value-type="float">
            <text:p>-1552</text:p>
          </table:table-cell>
          <table:table-cell office:value-type="float" office:value="-1440" calcext:value-type="float">
            <text:p>-1440</text:p>
          </table:table-cell>
          <table:table-cell table:formula="of:=[.E516]/10" office:value-type="float" office:value="-155.2" calcext:value-type="float">
            <text:p>-155,2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572" calcext:value-type="float">
            <text:p>-2572</text:p>
          </table:table-cell>
          <table:table-cell office:value-type="float" office:value="2880" calcext:value-type="float">
            <text:p>2880</text:p>
          </table:table-cell>
          <table:table-cell table:formula="of:=[.B517]/10" office:value-type="float" office:value="-257.2" calcext:value-type="float">
            <text:p>-257,2</text:p>
          </table:table-cell>
          <table:table-cell office:value-type="float" office:value="-1566" calcext:value-type="float">
            <text:p>-1566</text:p>
          </table:table-cell>
          <table:table-cell office:value-type="float" office:value="-1408" calcext:value-type="float">
            <text:p>-1408</text:p>
          </table:table-cell>
          <table:table-cell table:formula="of:=[.E517]/10" office:value-type="float" office:value="-156.6" calcext:value-type="float">
            <text:p>-156,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543" calcext:value-type="float">
            <text:p>-2543</text:p>
          </table:table-cell>
          <table:table-cell office:value-type="float" office:value="2784" calcext:value-type="float">
            <text:p>2784</text:p>
          </table:table-cell>
          <table:table-cell table:formula="of:=[.B518]/10" office:value-type="float" office:value="-254.3" calcext:value-type="float">
            <text:p>-254,3</text:p>
          </table:table-cell>
          <table:table-cell office:value-type="float" office:value="-1581" calcext:value-type="float">
            <text:p>-1581</text:p>
          </table:table-cell>
          <table:table-cell office:value-type="float" office:value="-1344" calcext:value-type="float">
            <text:p>-1344</text:p>
          </table:table-cell>
          <table:table-cell table:formula="of:=[.E518]/10" office:value-type="float" office:value="-158.1" calcext:value-type="float">
            <text:p>-158,1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516" calcext:value-type="float">
            <text:p>-2516</text:p>
          </table:table-cell>
          <table:table-cell office:value-type="float" office:value="2688" calcext:value-type="float">
            <text:p>2688</text:p>
          </table:table-cell>
          <table:table-cell table:formula="of:=[.B519]/10" office:value-type="float" office:value="-251.6" calcext:value-type="float">
            <text:p>-251,6</text:p>
          </table:table-cell>
          <table:table-cell office:value-type="float" office:value="-1594" calcext:value-type="float">
            <text:p>-1594</text:p>
          </table:table-cell>
          <table:table-cell office:value-type="float" office:value="-1376" calcext:value-type="float">
            <text:p>-1376</text:p>
          </table:table-cell>
          <table:table-cell table:formula="of:=[.E519]/10" office:value-type="float" office:value="-159.4" calcext:value-type="float">
            <text:p>-159,4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490" calcext:value-type="float">
            <text:p>-2490</text:p>
          </table:table-cell>
          <table:table-cell office:value-type="float" office:value="2688" calcext:value-type="float">
            <text:p>2688</text:p>
          </table:table-cell>
          <table:table-cell table:formula="of:=[.B520]/10" office:value-type="float" office:value="-249" calcext:value-type="float">
            <text:p>-249</text:p>
          </table:table-cell>
          <table:table-cell office:value-type="float" office:value="-1607" calcext:value-type="float">
            <text:p>-1607</text:p>
          </table:table-cell>
          <table:table-cell office:value-type="float" office:value="-1344" calcext:value-type="float">
            <text:p>-1344</text:p>
          </table:table-cell>
          <table:table-cell table:formula="of:=[.E520]/10" office:value-type="float" office:value="-160.7" calcext:value-type="float">
            <text:p>-160,7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463" calcext:value-type="float">
            <text:p>-2463</text:p>
          </table:table-cell>
          <table:table-cell office:value-type="float" office:value="2656" calcext:value-type="float">
            <text:p>2656</text:p>
          </table:table-cell>
          <table:table-cell table:formula="of:=[.B521]/10" office:value-type="float" office:value="-246.3" calcext:value-type="float">
            <text:p>-246,3</text:p>
          </table:table-cell>
          <table:table-cell office:value-type="float" office:value="-1621" calcext:value-type="float">
            <text:p>-1621</text:p>
          </table:table-cell>
          <table:table-cell office:value-type="float" office:value="-1376" calcext:value-type="float">
            <text:p>-1376</text:p>
          </table:table-cell>
          <table:table-cell table:formula="of:=[.E521]/10" office:value-type="float" office:value="-162.1" calcext:value-type="float">
            <text:p>-162,1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436" calcext:value-type="float">
            <text:p>-2436</text:p>
          </table:table-cell>
          <table:table-cell office:value-type="float" office:value="2752" calcext:value-type="float">
            <text:p>2752</text:p>
          </table:table-cell>
          <table:table-cell table:formula="of:=[.B522]/10" office:value-type="float" office:value="-243.6" calcext:value-type="float">
            <text:p>-243,6</text:p>
          </table:table-cell>
          <table:table-cell office:value-type="float" office:value="-1636" calcext:value-type="float">
            <text:p>-1636</text:p>
          </table:table-cell>
          <table:table-cell office:value-type="float" office:value="-1408" calcext:value-type="float">
            <text:p>-1408</text:p>
          </table:table-cell>
          <table:table-cell table:formula="of:=[.E522]/10" office:value-type="float" office:value="-163.6" calcext:value-type="float">
            <text:p>-163,6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2410" calcext:value-type="float">
            <text:p>-2410</text:p>
          </table:table-cell>
          <table:table-cell office:value-type="float" office:value="2592" calcext:value-type="float">
            <text:p>2592</text:p>
          </table:table-cell>
          <table:table-cell table:formula="of:=[.B523]/10" office:value-type="float" office:value="-241" calcext:value-type="float">
            <text:p>-241</text:p>
          </table:table-cell>
          <table:table-cell office:value-type="float" office:value="-1649" calcext:value-type="float">
            <text:p>-1649</text:p>
          </table:table-cell>
          <table:table-cell office:value-type="float" office:value="-1376" calcext:value-type="float">
            <text:p>-1376</text:p>
          </table:table-cell>
          <table:table-cell table:formula="of:=[.E523]/10" office:value-type="float" office:value="-164.9" calcext:value-type="float">
            <text:p>-164,9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383" calcext:value-type="float">
            <text:p>-2383</text:p>
          </table:table-cell>
          <table:table-cell office:value-type="float" office:value="2656" calcext:value-type="float">
            <text:p>2656</text:p>
          </table:table-cell>
          <table:table-cell table:formula="of:=[.B524]/10" office:value-type="float" office:value="-238.3" calcext:value-type="float">
            <text:p>-238,3</text:p>
          </table:table-cell>
          <table:table-cell office:value-type="float" office:value="-1662" calcext:value-type="float">
            <text:p>-1662</text:p>
          </table:table-cell>
          <table:table-cell office:value-type="float" office:value="-1376" calcext:value-type="float">
            <text:p>-1376</text:p>
          </table:table-cell>
          <table:table-cell table:formula="of:=[.E524]/10" office:value-type="float" office:value="-166.2" calcext:value-type="float">
            <text:p>-166,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357" calcext:value-type="float">
            <text:p>-2357</text:p>
          </table:table-cell>
          <table:table-cell office:value-type="float" office:value="2752" calcext:value-type="float">
            <text:p>2752</text:p>
          </table:table-cell>
          <table:table-cell table:formula="of:=[.B525]/10" office:value-type="float" office:value="-235.7" calcext:value-type="float">
            <text:p>-235,7</text:p>
          </table:table-cell>
          <table:table-cell office:value-type="float" office:value="-1676" calcext:value-type="float">
            <text:p>-1676</text:p>
          </table:table-cell>
          <table:table-cell office:value-type="float" office:value="-1408" calcext:value-type="float">
            <text:p>-1408</text:p>
          </table:table-cell>
          <table:table-cell table:formula="of:=[.E525]/10" office:value-type="float" office:value="-167.6" calcext:value-type="float">
            <text:p>-167,6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2329" calcext:value-type="float">
            <text:p>-2329</text:p>
          </table:table-cell>
          <table:table-cell office:value-type="float" office:value="2688" calcext:value-type="float">
            <text:p>2688</text:p>
          </table:table-cell>
          <table:table-cell table:formula="of:=[.B526]/10" office:value-type="float" office:value="-232.9" calcext:value-type="float">
            <text:p>-232,9</text:p>
          </table:table-cell>
          <table:table-cell office:value-type="float" office:value="-1691" calcext:value-type="float">
            <text:p>-1691</text:p>
          </table:table-cell>
          <table:table-cell office:value-type="float" office:value="-1408" calcext:value-type="float">
            <text:p>-1408</text:p>
          </table:table-cell>
          <table:table-cell table:formula="of:=[.E526]/10" office:value-type="float" office:value="-169.1" calcext:value-type="float">
            <text:p>-169,1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301" calcext:value-type="float">
            <text:p>-2301</text:p>
          </table:table-cell>
          <table:table-cell office:value-type="float" office:value="2720" calcext:value-type="float">
            <text:p>2720</text:p>
          </table:table-cell>
          <table:table-cell table:formula="of:=[.B527]/10" office:value-type="float" office:value="-230.1" calcext:value-type="float">
            <text:p>-230,1</text:p>
          </table:table-cell>
          <table:table-cell office:value-type="float" office:value="-1704" calcext:value-type="float">
            <text:p>-1704</text:p>
          </table:table-cell>
          <table:table-cell office:value-type="float" office:value="-1376" calcext:value-type="float">
            <text:p>-1376</text:p>
          </table:table-cell>
          <table:table-cell table:formula="of:=[.E527]/10" office:value-type="float" office:value="-170.4" calcext:value-type="float">
            <text:p>-170,4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274" calcext:value-type="float">
            <text:p>-2274</text:p>
          </table:table-cell>
          <table:table-cell office:value-type="float" office:value="2688" calcext:value-type="float">
            <text:p>2688</text:p>
          </table:table-cell>
          <table:table-cell table:formula="of:=[.B528]/10" office:value-type="float" office:value="-227.4" calcext:value-type="float">
            <text:p>-227,4</text:p>
          </table:table-cell>
          <table:table-cell office:value-type="float" office:value="-1718" calcext:value-type="float">
            <text:p>-1718</text:p>
          </table:table-cell>
          <table:table-cell office:value-type="float" office:value="-1408" calcext:value-type="float">
            <text:p>-1408</text:p>
          </table:table-cell>
          <table:table-cell table:formula="of:=[.E528]/10" office:value-type="float" office:value="-171.8" calcext:value-type="float">
            <text:p>-171,8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248" calcext:value-type="float">
            <text:p>-2248</text:p>
          </table:table-cell>
          <table:table-cell office:value-type="float" office:value="2688" calcext:value-type="float">
            <text:p>2688</text:p>
          </table:table-cell>
          <table:table-cell table:formula="of:=[.B529]/10" office:value-type="float" office:value="-224.8" calcext:value-type="float">
            <text:p>-224,8</text:p>
          </table:table-cell>
          <table:table-cell office:value-type="float" office:value="-1731" calcext:value-type="float">
            <text:p>-1731</text:p>
          </table:table-cell>
          <table:table-cell office:value-type="float" office:value="-1376" calcext:value-type="float">
            <text:p>-1376</text:p>
          </table:table-cell>
          <table:table-cell table:formula="of:=[.E529]/10" office:value-type="float" office:value="-173.1" calcext:value-type="float">
            <text:p>-173,1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220" calcext:value-type="float">
            <text:p>-2220</text:p>
          </table:table-cell>
          <table:table-cell office:value-type="float" office:value="2848" calcext:value-type="float">
            <text:p>2848</text:p>
          </table:table-cell>
          <table:table-cell table:formula="of:=[.B530]/10" office:value-type="float" office:value="-222" calcext:value-type="float">
            <text:p>-222</text:p>
          </table:table-cell>
          <table:table-cell office:value-type="float" office:value="-1745" calcext:value-type="float">
            <text:p>-1745</text:p>
          </table:table-cell>
          <table:table-cell office:value-type="float" office:value="-1312" calcext:value-type="float">
            <text:p>-1312</text:p>
          </table:table-cell>
          <table:table-cell table:formula="of:=[.E530]/10" office:value-type="float" office:value="-174.5" calcext:value-type="float">
            <text:p>-174,5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192" calcext:value-type="float">
            <text:p>-2192</text:p>
          </table:table-cell>
          <table:table-cell office:value-type="float" office:value="2688" calcext:value-type="float">
            <text:p>2688</text:p>
          </table:table-cell>
          <table:table-cell table:formula="of:=[.B531]/10" office:value-type="float" office:value="-219.2" calcext:value-type="float">
            <text:p>-219,2</text:p>
          </table:table-cell>
          <table:table-cell office:value-type="float" office:value="-1759" calcext:value-type="float">
            <text:p>-1759</text:p>
          </table:table-cell>
          <table:table-cell office:value-type="float" office:value="-1376" calcext:value-type="float">
            <text:p>-1376</text:p>
          </table:table-cell>
          <table:table-cell table:formula="of:=[.E531]/10" office:value-type="float" office:value="-175.9" calcext:value-type="float">
            <text:p>-175,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163" calcext:value-type="float">
            <text:p>-2163</text:p>
          </table:table-cell>
          <table:table-cell office:value-type="float" office:value="2784" calcext:value-type="float">
            <text:p>2784</text:p>
          </table:table-cell>
          <table:table-cell table:formula="of:=[.B532]/10" office:value-type="float" office:value="-216.3" calcext:value-type="float">
            <text:p>-216,3</text:p>
          </table:table-cell>
          <table:table-cell office:value-type="float" office:value="-1772" calcext:value-type="float">
            <text:p>-1772</text:p>
          </table:table-cell>
          <table:table-cell office:value-type="float" office:value="-1376" calcext:value-type="float">
            <text:p>-1376</text:p>
          </table:table-cell>
          <table:table-cell table:formula="of:=[.E532]/10" office:value-type="float" office:value="-177.2" calcext:value-type="float">
            <text:p>-177,2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2136" calcext:value-type="float">
            <text:p>-2136</text:p>
          </table:table-cell>
          <table:table-cell office:value-type="float" office:value="2816" calcext:value-type="float">
            <text:p>2816</text:p>
          </table:table-cell>
          <table:table-cell table:formula="of:=[.B533]/10" office:value-type="float" office:value="-213.6" calcext:value-type="float">
            <text:p>-213,6</text:p>
          </table:table-cell>
          <table:table-cell office:value-type="float" office:value="-1787" calcext:value-type="float">
            <text:p>-1787</text:p>
          </table:table-cell>
          <table:table-cell office:value-type="float" office:value="-1440" calcext:value-type="float">
            <text:p>-1440</text:p>
          </table:table-cell>
          <table:table-cell table:formula="of:=[.E533]/10" office:value-type="float" office:value="-178.7" calcext:value-type="float">
            <text:p>-178,7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2109" calcext:value-type="float">
            <text:p>-2109</text:p>
          </table:table-cell>
          <table:table-cell office:value-type="float" office:value="2784" calcext:value-type="float">
            <text:p>2784</text:p>
          </table:table-cell>
          <table:table-cell table:formula="of:=[.B534]/10" office:value-type="float" office:value="-210.9" calcext:value-type="float">
            <text:p>-210,9</text:p>
          </table:table-cell>
          <table:table-cell office:value-type="float" office:value="-1801" calcext:value-type="float">
            <text:p>-1801</text:p>
          </table:table-cell>
          <table:table-cell office:value-type="float" office:value="-1376" calcext:value-type="float">
            <text:p>-1376</text:p>
          </table:table-cell>
          <table:table-cell table:formula="of:=[.E534]/10" office:value-type="float" office:value="-180.1" calcext:value-type="float">
            <text:p>-180,1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079" calcext:value-type="float">
            <text:p>-2079</text:p>
          </table:table-cell>
          <table:table-cell office:value-type="float" office:value="2848" calcext:value-type="float">
            <text:p>2848</text:p>
          </table:table-cell>
          <table:table-cell table:formula="of:=[.B535]/10" office:value-type="float" office:value="-207.9" calcext:value-type="float">
            <text:p>-207,9</text:p>
          </table:table-cell>
          <table:table-cell office:value-type="float" office:value="-1814" calcext:value-type="float">
            <text:p>-1814</text:p>
          </table:table-cell>
          <table:table-cell office:value-type="float" office:value="-1312" calcext:value-type="float">
            <text:p>-1312</text:p>
          </table:table-cell>
          <table:table-cell table:formula="of:=[.E535]/10" office:value-type="float" office:value="-181.4" calcext:value-type="float">
            <text:p>-181,4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052" calcext:value-type="float">
            <text:p>-2052</text:p>
          </table:table-cell>
          <table:table-cell office:value-type="float" office:value="2784" calcext:value-type="float">
            <text:p>2784</text:p>
          </table:table-cell>
          <table:table-cell table:formula="of:=[.B536]/10" office:value-type="float" office:value="-205.2" calcext:value-type="float">
            <text:p>-205,2</text:p>
          </table:table-cell>
          <table:table-cell office:value-type="float" office:value="-1827" calcext:value-type="float">
            <text:p>-1827</text:p>
          </table:table-cell>
          <table:table-cell office:value-type="float" office:value="-1344" calcext:value-type="float">
            <text:p>-1344</text:p>
          </table:table-cell>
          <table:table-cell table:formula="of:=[.E536]/10" office:value-type="float" office:value="-182.7" calcext:value-type="float">
            <text:p>-182,7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2024" calcext:value-type="float">
            <text:p>-2024</text:p>
          </table:table-cell>
          <table:table-cell office:value-type="float" office:value="2720" calcext:value-type="float">
            <text:p>2720</text:p>
          </table:table-cell>
          <table:table-cell table:formula="of:=[.B537]/10" office:value-type="float" office:value="-202.4" calcext:value-type="float">
            <text:p>-202,4</text:p>
          </table:table-cell>
          <table:table-cell office:value-type="float" office:value="-1841" calcext:value-type="float">
            <text:p>-1841</text:p>
          </table:table-cell>
          <table:table-cell office:value-type="float" office:value="-1440" calcext:value-type="float">
            <text:p>-1440</text:p>
          </table:table-cell>
          <table:table-cell table:formula="of:=[.E537]/10" office:value-type="float" office:value="-184.1" calcext:value-type="float">
            <text:p>-184,1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997" calcext:value-type="float">
            <text:p>-1997</text:p>
          </table:table-cell>
          <table:table-cell office:value-type="float" office:value="2816" calcext:value-type="float">
            <text:p>2816</text:p>
          </table:table-cell>
          <table:table-cell table:formula="of:=[.B538]/10" office:value-type="float" office:value="-199.7" calcext:value-type="float">
            <text:p>-199,7</text:p>
          </table:table-cell>
          <table:table-cell office:value-type="float" office:value="-1856" calcext:value-type="float">
            <text:p>-1856</text:p>
          </table:table-cell>
          <table:table-cell office:value-type="float" office:value="-1408" calcext:value-type="float">
            <text:p>-1408</text:p>
          </table:table-cell>
          <table:table-cell table:formula="of:=[.E538]/10" office:value-type="float" office:value="-185.6" calcext:value-type="float">
            <text:p>-185,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969" calcext:value-type="float">
            <text:p>-1969</text:p>
          </table:table-cell>
          <table:table-cell office:value-type="float" office:value="2752" calcext:value-type="float">
            <text:p>2752</text:p>
          </table:table-cell>
          <table:table-cell table:formula="of:=[.B539]/10" office:value-type="float" office:value="-196.9" calcext:value-type="float">
            <text:p>-196,9</text:p>
          </table:table-cell>
          <table:table-cell office:value-type="float" office:value="-1870" calcext:value-type="float">
            <text:p>-1870</text:p>
          </table:table-cell>
          <table:table-cell office:value-type="float" office:value="-1376" calcext:value-type="float">
            <text:p>-1376</text:p>
          </table:table-cell>
          <table:table-cell table:formula="of:=[.E539]/10" office:value-type="float" office:value="-187" calcext:value-type="float">
            <text:p>-18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942" calcext:value-type="float">
            <text:p>-1942</text:p>
          </table:table-cell>
          <table:table-cell office:value-type="float" office:value="2688" calcext:value-type="float">
            <text:p>2688</text:p>
          </table:table-cell>
          <table:table-cell table:formula="of:=[.B540]/10" office:value-type="float" office:value="-194.2" calcext:value-type="float">
            <text:p>-194,2</text:p>
          </table:table-cell>
          <table:table-cell office:value-type="float" office:value="-1883" calcext:value-type="float">
            <text:p>-1883</text:p>
          </table:table-cell>
          <table:table-cell office:value-type="float" office:value="-1344" calcext:value-type="float">
            <text:p>-1344</text:p>
          </table:table-cell>
          <table:table-cell table:formula="of:=[.E540]/10" office:value-type="float" office:value="-188.3" calcext:value-type="float">
            <text:p>-188,3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915" calcext:value-type="float">
            <text:p>-1915</text:p>
          </table:table-cell>
          <table:table-cell office:value-type="float" office:value="2688" calcext:value-type="float">
            <text:p>2688</text:p>
          </table:table-cell>
          <table:table-cell table:formula="of:=[.B541]/10" office:value-type="float" office:value="-191.5" calcext:value-type="float">
            <text:p>-191,5</text:p>
          </table:table-cell>
          <table:table-cell office:value-type="float" office:value="-1896" calcext:value-type="float">
            <text:p>-1896</text:p>
          </table:table-cell>
          <table:table-cell office:value-type="float" office:value="-1408" calcext:value-type="float">
            <text:p>-1408</text:p>
          </table:table-cell>
          <table:table-cell table:formula="of:=[.E541]/10" office:value-type="float" office:value="-189.6" calcext:value-type="float">
            <text:p>-189,6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889" calcext:value-type="float">
            <text:p>-1889</text:p>
          </table:table-cell>
          <table:table-cell office:value-type="float" office:value="2720" calcext:value-type="float">
            <text:p>2720</text:p>
          </table:table-cell>
          <table:table-cell table:formula="of:=[.B542]/10" office:value-type="float" office:value="-188.9" calcext:value-type="float">
            <text:p>-188,9</text:p>
          </table:table-cell>
          <table:table-cell office:value-type="float" office:value="-1910" calcext:value-type="float">
            <text:p>-1910</text:p>
          </table:table-cell>
          <table:table-cell office:value-type="float" office:value="-1440" calcext:value-type="float">
            <text:p>-1440</text:p>
          </table:table-cell>
          <table:table-cell table:formula="of:=[.E542]/10" office:value-type="float" office:value="-191" calcext:value-type="float">
            <text:p>-191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861" calcext:value-type="float">
            <text:p>-1861</text:p>
          </table:table-cell>
          <table:table-cell office:value-type="float" office:value="2784" calcext:value-type="float">
            <text:p>2784</text:p>
          </table:table-cell>
          <table:table-cell table:formula="of:=[.B543]/10" office:value-type="float" office:value="-186.1" calcext:value-type="float">
            <text:p>-186,1</text:p>
          </table:table-cell>
          <table:table-cell office:value-type="float" office:value="-1924" calcext:value-type="float">
            <text:p>-1924</text:p>
          </table:table-cell>
          <table:table-cell office:value-type="float" office:value="-1344" calcext:value-type="float">
            <text:p>-1344</text:p>
          </table:table-cell>
          <table:table-cell table:formula="of:=[.E543]/10" office:value-type="float" office:value="-192.4" calcext:value-type="float">
            <text:p>-192,4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833" calcext:value-type="float">
            <text:p>-1833</text:p>
          </table:table-cell>
          <table:table-cell office:value-type="float" office:value="2720" calcext:value-type="float">
            <text:p>2720</text:p>
          </table:table-cell>
          <table:table-cell table:formula="of:=[.B544]/10" office:value-type="float" office:value="-183.3" calcext:value-type="float">
            <text:p>-183,3</text:p>
          </table:table-cell>
          <table:table-cell office:value-type="float" office:value="-1938" calcext:value-type="float">
            <text:p>-1938</text:p>
          </table:table-cell>
          <table:table-cell office:value-type="float" office:value="-1376" calcext:value-type="float">
            <text:p>-1376</text:p>
          </table:table-cell>
          <table:table-cell table:formula="of:=[.E544]/10" office:value-type="float" office:value="-193.8" calcext:value-type="float">
            <text:p>-193,8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806" calcext:value-type="float">
            <text:p>-1806</text:p>
          </table:table-cell>
          <table:table-cell office:value-type="float" office:value="2720" calcext:value-type="float">
            <text:p>2720</text:p>
          </table:table-cell>
          <table:table-cell table:formula="of:=[.B545]/10" office:value-type="float" office:value="-180.6" calcext:value-type="float">
            <text:p>-180,6</text:p>
          </table:table-cell>
          <table:table-cell office:value-type="float" office:value="-1951" calcext:value-type="float">
            <text:p>-1951</text:p>
          </table:table-cell>
          <table:table-cell office:value-type="float" office:value="-1344" calcext:value-type="float">
            <text:p>-1344</text:p>
          </table:table-cell>
          <table:table-cell table:formula="of:=[.E545]/10" office:value-type="float" office:value="-195.1" calcext:value-type="float">
            <text:p>-195,1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778" calcext:value-type="float">
            <text:p>-1778</text:p>
          </table:table-cell>
          <table:table-cell office:value-type="float" office:value="2784" calcext:value-type="float">
            <text:p>2784</text:p>
          </table:table-cell>
          <table:table-cell table:formula="of:=[.B546]/10" office:value-type="float" office:value="-177.8" calcext:value-type="float">
            <text:p>-177,8</text:p>
          </table:table-cell>
          <table:table-cell office:value-type="float" office:value="-1964" calcext:value-type="float">
            <text:p>-1964</text:p>
          </table:table-cell>
          <table:table-cell office:value-type="float" office:value="-1344" calcext:value-type="float">
            <text:p>-1344</text:p>
          </table:table-cell>
          <table:table-cell table:formula="of:=[.E546]/10" office:value-type="float" office:value="-196.4" calcext:value-type="float">
            <text:p>-196,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751" calcext:value-type="float">
            <text:p>-1751</text:p>
          </table:table-cell>
          <table:table-cell office:value-type="float" office:value="2720" calcext:value-type="float">
            <text:p>2720</text:p>
          </table:table-cell>
          <table:table-cell table:formula="of:=[.B547]/10" office:value-type="float" office:value="-175.1" calcext:value-type="float">
            <text:p>-175,1</text:p>
          </table:table-cell>
          <table:table-cell office:value-type="float" office:value="-1979" calcext:value-type="float">
            <text:p>-1979</text:p>
          </table:table-cell>
          <table:table-cell office:value-type="float" office:value="-1344" calcext:value-type="float">
            <text:p>-1344</text:p>
          </table:table-cell>
          <table:table-cell table:formula="of:=[.E547]/10" office:value-type="float" office:value="-197.9" calcext:value-type="float">
            <text:p>-197,9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723" calcext:value-type="float">
            <text:p>-1723</text:p>
          </table:table-cell>
          <table:table-cell office:value-type="float" office:value="2784" calcext:value-type="float">
            <text:p>2784</text:p>
          </table:table-cell>
          <table:table-cell table:formula="of:=[.B548]/10" office:value-type="float" office:value="-172.3" calcext:value-type="float">
            <text:p>-172,3</text:p>
          </table:table-cell>
          <table:table-cell office:value-type="float" office:value="-1992" calcext:value-type="float">
            <text:p>-1992</text:p>
          </table:table-cell>
          <table:table-cell office:value-type="float" office:value="-1344" calcext:value-type="float">
            <text:p>-1344</text:p>
          </table:table-cell>
          <table:table-cell table:formula="of:=[.E548]/10" office:value-type="float" office:value="-199.2" calcext:value-type="float">
            <text:p>-199,2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697" calcext:value-type="float">
            <text:p>-1697</text:p>
          </table:table-cell>
          <table:table-cell office:value-type="float" office:value="2656" calcext:value-type="float">
            <text:p>2656</text:p>
          </table:table-cell>
          <table:table-cell table:formula="of:=[.B549]/10" office:value-type="float" office:value="-169.7" calcext:value-type="float">
            <text:p>-169,7</text:p>
          </table:table-cell>
          <table:table-cell office:value-type="float" office:value="-2005" calcext:value-type="float">
            <text:p>-2005</text:p>
          </table:table-cell>
          <table:table-cell office:value-type="float" office:value="-1408" calcext:value-type="float">
            <text:p>-1408</text:p>
          </table:table-cell>
          <table:table-cell table:formula="of:=[.E549]/10" office:value-type="float" office:value="-200.5" calcext:value-type="float">
            <text:p>-200,5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669" calcext:value-type="float">
            <text:p>-1669</text:p>
          </table:table-cell>
          <table:table-cell office:value-type="float" office:value="2720" calcext:value-type="float">
            <text:p>2720</text:p>
          </table:table-cell>
          <table:table-cell table:formula="of:=[.B550]/10" office:value-type="float" office:value="-166.9" calcext:value-type="float">
            <text:p>-166,9</text:p>
          </table:table-cell>
          <table:table-cell office:value-type="float" office:value="-2019" calcext:value-type="float">
            <text:p>-2019</text:p>
          </table:table-cell>
          <table:table-cell office:value-type="float" office:value="-1376" calcext:value-type="float">
            <text:p>-1376</text:p>
          </table:table-cell>
          <table:table-cell table:formula="of:=[.E550]/10" office:value-type="float" office:value="-201.9" calcext:value-type="float">
            <text:p>-201,9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642" calcext:value-type="float">
            <text:p>-1642</text:p>
          </table:table-cell>
          <table:table-cell office:value-type="float" office:value="2816" calcext:value-type="float">
            <text:p>2816</text:p>
          </table:table-cell>
          <table:table-cell table:formula="of:=[.B551]/10" office:value-type="float" office:value="-164.2" calcext:value-type="float">
            <text:p>-164,2</text:p>
          </table:table-cell>
          <table:table-cell office:value-type="float" office:value="-2033" calcext:value-type="float">
            <text:p>-2033</text:p>
          </table:table-cell>
          <table:table-cell office:value-type="float" office:value="-1376" calcext:value-type="float">
            <text:p>-1376</text:p>
          </table:table-cell>
          <table:table-cell table:formula="of:=[.E551]/10" office:value-type="float" office:value="-203.3" calcext:value-type="float">
            <text:p>-203,3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614" calcext:value-type="float">
            <text:p>-1614</text:p>
          </table:table-cell>
          <table:table-cell office:value-type="float" office:value="2752" calcext:value-type="float">
            <text:p>2752</text:p>
          </table:table-cell>
          <table:table-cell table:formula="of:=[.B552]/10" office:value-type="float" office:value="-161.4" calcext:value-type="float">
            <text:p>-161,4</text:p>
          </table:table-cell>
          <table:table-cell office:value-type="float" office:value="-2047" calcext:value-type="float">
            <text:p>-2047</text:p>
          </table:table-cell>
          <table:table-cell office:value-type="float" office:value="-1376" calcext:value-type="float">
            <text:p>-1376</text:p>
          </table:table-cell>
          <table:table-cell table:formula="of:=[.E552]/10" office:value-type="float" office:value="-204.7" calcext:value-type="float">
            <text:p>-204,7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585" calcext:value-type="float">
            <text:p>-1585</text:p>
          </table:table-cell>
          <table:table-cell office:value-type="float" office:value="2784" calcext:value-type="float">
            <text:p>2784</text:p>
          </table:table-cell>
          <table:table-cell table:formula="of:=[.B553]/10" office:value-type="float" office:value="-158.5" calcext:value-type="float">
            <text:p>-158,5</text:p>
          </table:table-cell>
          <table:table-cell office:value-type="float" office:value="-2060" calcext:value-type="float">
            <text:p>-2060</text:p>
          </table:table-cell>
          <table:table-cell office:value-type="float" office:value="-1376" calcext:value-type="float">
            <text:p>-1376</text:p>
          </table:table-cell>
          <table:table-cell table:formula="of:=[.E553]/10" office:value-type="float" office:value="-206" calcext:value-type="float">
            <text:p>-206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558" calcext:value-type="float">
            <text:p>-1558</text:p>
          </table:table-cell>
          <table:table-cell office:value-type="float" office:value="2784" calcext:value-type="float">
            <text:p>2784</text:p>
          </table:table-cell>
          <table:table-cell table:formula="of:=[.B554]/10" office:value-type="float" office:value="-155.8" calcext:value-type="float">
            <text:p>-155,8</text:p>
          </table:table-cell>
          <table:table-cell office:value-type="float" office:value="-2074" calcext:value-type="float">
            <text:p>-2074</text:p>
          </table:table-cell>
          <table:table-cell office:value-type="float" office:value="-1440" calcext:value-type="float">
            <text:p>-1440</text:p>
          </table:table-cell>
          <table:table-cell table:formula="of:=[.E554]/10" office:value-type="float" office:value="-207.4" calcext:value-type="float">
            <text:p>-207,4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531" calcext:value-type="float">
            <text:p>-1531</text:p>
          </table:table-cell>
          <table:table-cell office:value-type="float" office:value="2784" calcext:value-type="float">
            <text:p>2784</text:p>
          </table:table-cell>
          <table:table-cell table:formula="of:=[.B555]/10" office:value-type="float" office:value="-153.1" calcext:value-type="float">
            <text:p>-153,1</text:p>
          </table:table-cell>
          <table:table-cell office:value-type="float" office:value="-2089" calcext:value-type="float">
            <text:p>-2089</text:p>
          </table:table-cell>
          <table:table-cell office:value-type="float" office:value="-1408" calcext:value-type="float">
            <text:p>-1408</text:p>
          </table:table-cell>
          <table:table-cell table:formula="of:=[.E555]/10" office:value-type="float" office:value="-208.9" calcext:value-type="float">
            <text:p>-208,9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503" calcext:value-type="float">
            <text:p>-1503</text:p>
          </table:table-cell>
          <table:table-cell office:value-type="float" office:value="2752" calcext:value-type="float">
            <text:p>2752</text:p>
          </table:table-cell>
          <table:table-cell table:formula="of:=[.B556]/10" office:value-type="float" office:value="-150.3" calcext:value-type="float">
            <text:p>-150,3</text:p>
          </table:table-cell>
          <table:table-cell office:value-type="float" office:value="-2102" calcext:value-type="float">
            <text:p>-2102</text:p>
          </table:table-cell>
          <table:table-cell office:value-type="float" office:value="-1312" calcext:value-type="float">
            <text:p>-1312</text:p>
          </table:table-cell>
          <table:table-cell table:formula="of:=[.E556]/10" office:value-type="float" office:value="-210.2" calcext:value-type="float">
            <text:p>-210,2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476" calcext:value-type="float">
            <text:p>-1476</text:p>
          </table:table-cell>
          <table:table-cell office:value-type="float" office:value="2656" calcext:value-type="float">
            <text:p>2656</text:p>
          </table:table-cell>
          <table:table-cell table:formula="of:=[.B557]/10" office:value-type="float" office:value="-147.6" calcext:value-type="float">
            <text:p>-147,6</text:p>
          </table:table-cell>
          <table:table-cell office:value-type="float" office:value="-2117" calcext:value-type="float">
            <text:p>-2117</text:p>
          </table:table-cell>
          <table:table-cell office:value-type="float" office:value="-1408" calcext:value-type="float">
            <text:p>-1408</text:p>
          </table:table-cell>
          <table:table-cell table:formula="of:=[.E557]/10" office:value-type="float" office:value="-211.7" calcext:value-type="float">
            <text:p>-211,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449" calcext:value-type="float">
            <text:p>-1449</text:p>
          </table:table-cell>
          <table:table-cell office:value-type="float" office:value="2688" calcext:value-type="float">
            <text:p>2688</text:p>
          </table:table-cell>
          <table:table-cell table:formula="of:=[.B558]/10" office:value-type="float" office:value="-144.9" calcext:value-type="float">
            <text:p>-144,9</text:p>
          </table:table-cell>
          <table:table-cell office:value-type="float" office:value="-2130" calcext:value-type="float">
            <text:p>-2130</text:p>
          </table:table-cell>
          <table:table-cell office:value-type="float" office:value="-1408" calcext:value-type="float">
            <text:p>-1408</text:p>
          </table:table-cell>
          <table:table-cell table:formula="of:=[.E558]/10" office:value-type="float" office:value="-213" calcext:value-type="float">
            <text:p>-213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423" calcext:value-type="float">
            <text:p>-1423</text:p>
          </table:table-cell>
          <table:table-cell office:value-type="float" office:value="2720" calcext:value-type="float">
            <text:p>2720</text:p>
          </table:table-cell>
          <table:table-cell table:formula="of:=[.B559]/10" office:value-type="float" office:value="-142.3" calcext:value-type="float">
            <text:p>-142,3</text:p>
          </table:table-cell>
          <table:table-cell office:value-type="float" office:value="-2145" calcext:value-type="float">
            <text:p>-2145</text:p>
          </table:table-cell>
          <table:table-cell office:value-type="float" office:value="-1440" calcext:value-type="float">
            <text:p>-1440</text:p>
          </table:table-cell>
          <table:table-cell table:formula="of:=[.E559]/10" office:value-type="float" office:value="-214.5" calcext:value-type="float">
            <text:p>-214,5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395" calcext:value-type="float">
            <text:p>-1395</text:p>
          </table:table-cell>
          <table:table-cell office:value-type="float" office:value="2656" calcext:value-type="float">
            <text:p>2656</text:p>
          </table:table-cell>
          <table:table-cell table:formula="of:=[.B560]/10" office:value-type="float" office:value="-139.5" calcext:value-type="float">
            <text:p>-139,5</text:p>
          </table:table-cell>
          <table:table-cell office:value-type="float" office:value="-2159" calcext:value-type="float">
            <text:p>-2159</text:p>
          </table:table-cell>
          <table:table-cell office:value-type="float" office:value="-1408" calcext:value-type="float">
            <text:p>-1408</text:p>
          </table:table-cell>
          <table:table-cell table:formula="of:=[.E560]/10" office:value-type="float" office:value="-215.9" calcext:value-type="float">
            <text:p>-215,9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367" calcext:value-type="float">
            <text:p>-1367</text:p>
          </table:table-cell>
          <table:table-cell office:value-type="float" office:value="2720" calcext:value-type="float">
            <text:p>2720</text:p>
          </table:table-cell>
          <table:table-cell table:formula="of:=[.B561]/10" office:value-type="float" office:value="-136.7" calcext:value-type="float">
            <text:p>-136,7</text:p>
          </table:table-cell>
          <table:table-cell office:value-type="float" office:value="-2172" calcext:value-type="float">
            <text:p>-2172</text:p>
          </table:table-cell>
          <table:table-cell office:value-type="float" office:value="-1344" calcext:value-type="float">
            <text:p>-1344</text:p>
          </table:table-cell>
          <table:table-cell table:formula="of:=[.E561]/10" office:value-type="float" office:value="-217.2" calcext:value-type="float">
            <text:p>-217,2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341" calcext:value-type="float">
            <text:p>-1341</text:p>
          </table:table-cell>
          <table:table-cell office:value-type="float" office:value="2720" calcext:value-type="float">
            <text:p>2720</text:p>
          </table:table-cell>
          <table:table-cell table:formula="of:=[.B562]/10" office:value-type="float" office:value="-134.1" calcext:value-type="float">
            <text:p>-134,1</text:p>
          </table:table-cell>
          <table:table-cell office:value-type="float" office:value="-2186" calcext:value-type="float">
            <text:p>-2186</text:p>
          </table:table-cell>
          <table:table-cell office:value-type="float" office:value="-1376" calcext:value-type="float">
            <text:p>-1376</text:p>
          </table:table-cell>
          <table:table-cell table:formula="of:=[.E562]/10" office:value-type="float" office:value="-218.6" calcext:value-type="float">
            <text:p>-218,6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314" calcext:value-type="float">
            <text:p>-1314</text:p>
          </table:table-cell>
          <table:table-cell office:value-type="float" office:value="2784" calcext:value-type="float">
            <text:p>2784</text:p>
          </table:table-cell>
          <table:table-cell table:formula="of:=[.B563]/10" office:value-type="float" office:value="-131.4" calcext:value-type="float">
            <text:p>-131,4</text:p>
          </table:table-cell>
          <table:table-cell office:value-type="float" office:value="-2200" calcext:value-type="float">
            <text:p>-2200</text:p>
          </table:table-cell>
          <table:table-cell office:value-type="float" office:value="-1440" calcext:value-type="float">
            <text:p>-1440</text:p>
          </table:table-cell>
          <table:table-cell table:formula="of:=[.E563]/10" office:value-type="float" office:value="-220" calcext:value-type="float">
            <text:p>-220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285" calcext:value-type="float">
            <text:p>-1285</text:p>
          </table:table-cell>
          <table:table-cell office:value-type="float" office:value="2848" calcext:value-type="float">
            <text:p>2848</text:p>
          </table:table-cell>
          <table:table-cell table:formula="of:=[.B564]/10" office:value-type="float" office:value="-128.5" calcext:value-type="float">
            <text:p>-128,5</text:p>
          </table:table-cell>
          <table:table-cell office:value-type="float" office:value="-2214" calcext:value-type="float">
            <text:p>-2214</text:p>
          </table:table-cell>
          <table:table-cell office:value-type="float" office:value="-1344" calcext:value-type="float">
            <text:p>-1344</text:p>
          </table:table-cell>
          <table:table-cell table:formula="of:=[.E564]/10" office:value-type="float" office:value="-221.4" calcext:value-type="float">
            <text:p>-221,4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257" calcext:value-type="float">
            <text:p>-1257</text:p>
          </table:table-cell>
          <table:table-cell office:value-type="float" office:value="2656" calcext:value-type="float">
            <text:p>2656</text:p>
          </table:table-cell>
          <table:table-cell table:formula="of:=[.B565]/10" office:value-type="float" office:value="-125.7" calcext:value-type="float">
            <text:p>-125,7</text:p>
          </table:table-cell>
          <table:table-cell office:value-type="float" office:value="-2228" calcext:value-type="float">
            <text:p>-2228</text:p>
          </table:table-cell>
          <table:table-cell office:value-type="float" office:value="-1376" calcext:value-type="float">
            <text:p>-1376</text:p>
          </table:table-cell>
          <table:table-cell table:formula="of:=[.E565]/10" office:value-type="float" office:value="-222.8" calcext:value-type="float">
            <text:p>-222,8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230" calcext:value-type="float">
            <text:p>-1230</text:p>
          </table:table-cell>
          <table:table-cell office:value-type="float" office:value="2720" calcext:value-type="float">
            <text:p>2720</text:p>
          </table:table-cell>
          <table:table-cell table:formula="of:=[.B566]/10" office:value-type="float" office:value="-123" calcext:value-type="float">
            <text:p>-123</text:p>
          </table:table-cell>
          <table:table-cell office:value-type="float" office:value="-2241" calcext:value-type="float">
            <text:p>-2241</text:p>
          </table:table-cell>
          <table:table-cell office:value-type="float" office:value="-1376" calcext:value-type="float">
            <text:p>-1376</text:p>
          </table:table-cell>
          <table:table-cell table:formula="of:=[.E566]/10" office:value-type="float" office:value="-224.1" calcext:value-type="float">
            <text:p>-224,1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204" calcext:value-type="float">
            <text:p>-1204</text:p>
          </table:table-cell>
          <table:table-cell office:value-type="float" office:value="2720" calcext:value-type="float">
            <text:p>2720</text:p>
          </table:table-cell>
          <table:table-cell table:formula="of:=[.B567]/10" office:value-type="float" office:value="-120.4" calcext:value-type="float">
            <text:p>-120,4</text:p>
          </table:table-cell>
          <table:table-cell office:value-type="float" office:value="-2255" calcext:value-type="float">
            <text:p>-2255</text:p>
          </table:table-cell>
          <table:table-cell office:value-type="float" office:value="-1376" calcext:value-type="float">
            <text:p>-1376</text:p>
          </table:table-cell>
          <table:table-cell table:formula="of:=[.E567]/10" office:value-type="float" office:value="-225.5" calcext:value-type="float">
            <text:p>-225,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177" calcext:value-type="float">
            <text:p>-1177</text:p>
          </table:table-cell>
          <table:table-cell office:value-type="float" office:value="2688" calcext:value-type="float">
            <text:p>2688</text:p>
          </table:table-cell>
          <table:table-cell table:formula="of:=[.B568]/10" office:value-type="float" office:value="-117.7" calcext:value-type="float">
            <text:p>-117,7</text:p>
          </table:table-cell>
          <table:table-cell office:value-type="float" office:value="-2269" calcext:value-type="float">
            <text:p>-2269</text:p>
          </table:table-cell>
          <table:table-cell office:value-type="float" office:value="-1376" calcext:value-type="float">
            <text:p>-1376</text:p>
          </table:table-cell>
          <table:table-cell table:formula="of:=[.E568]/10" office:value-type="float" office:value="-226.9" calcext:value-type="float">
            <text:p>-226,9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49" calcext:value-type="float">
            <text:p>-1149</text:p>
          </table:table-cell>
          <table:table-cell office:value-type="float" office:value="2720" calcext:value-type="float">
            <text:p>2720</text:p>
          </table:table-cell>
          <table:table-cell table:formula="of:=[.B569]/10" office:value-type="float" office:value="-114.9" calcext:value-type="float">
            <text:p>-114,9</text:p>
          </table:table-cell>
          <table:table-cell office:value-type="float" office:value="-2283" calcext:value-type="float">
            <text:p>-2283</text:p>
          </table:table-cell>
          <table:table-cell office:value-type="float" office:value="-1344" calcext:value-type="float">
            <text:p>-1344</text:p>
          </table:table-cell>
          <table:table-cell table:formula="of:=[.E569]/10" office:value-type="float" office:value="-228.3" calcext:value-type="float">
            <text:p>-228,3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121" calcext:value-type="float">
            <text:p>-1121</text:p>
          </table:table-cell>
          <table:table-cell office:value-type="float" office:value="2688" calcext:value-type="float">
            <text:p>2688</text:p>
          </table:table-cell>
          <table:table-cell table:formula="of:=[.B570]/10" office:value-type="float" office:value="-112.1" calcext:value-type="float">
            <text:p>-112,1</text:p>
          </table:table-cell>
          <table:table-cell office:value-type="float" office:value="-2296" calcext:value-type="float">
            <text:p>-2296</text:p>
          </table:table-cell>
          <table:table-cell office:value-type="float" office:value="-1344" calcext:value-type="float">
            <text:p>-1344</text:p>
          </table:table-cell>
          <table:table-cell table:formula="of:=[.E570]/10" office:value-type="float" office:value="-229.6" calcext:value-type="float">
            <text:p>-229,6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094" calcext:value-type="float">
            <text:p>-1094</text:p>
          </table:table-cell>
          <table:table-cell office:value-type="float" office:value="2784" calcext:value-type="float">
            <text:p>2784</text:p>
          </table:table-cell>
          <table:table-cell table:formula="of:=[.B571]/10" office:value-type="float" office:value="-109.4" calcext:value-type="float">
            <text:p>-109,4</text:p>
          </table:table-cell>
          <table:table-cell office:value-type="float" office:value="-2309" calcext:value-type="float">
            <text:p>-2309</text:p>
          </table:table-cell>
          <table:table-cell office:value-type="float" office:value="-1376" calcext:value-type="float">
            <text:p>-1376</text:p>
          </table:table-cell>
          <table:table-cell table:formula="of:=[.E571]/10" office:value-type="float" office:value="-230.9" calcext:value-type="float">
            <text:p>-230,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066" calcext:value-type="float">
            <text:p>-1066</text:p>
          </table:table-cell>
          <table:table-cell office:value-type="float" office:value="2912" calcext:value-type="float">
            <text:p>2912</text:p>
          </table:table-cell>
          <table:table-cell table:formula="of:=[.B572]/10" office:value-type="float" office:value="-106.6" calcext:value-type="float">
            <text:p>-106,6</text:p>
          </table:table-cell>
          <table:table-cell office:value-type="float" office:value="-2323" calcext:value-type="float">
            <text:p>-2323</text:p>
          </table:table-cell>
          <table:table-cell office:value-type="float" office:value="-1344" calcext:value-type="float">
            <text:p>-1344</text:p>
          </table:table-cell>
          <table:table-cell table:formula="of:=[.E572]/10" office:value-type="float" office:value="-232.3" calcext:value-type="float">
            <text:p>-232,3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37" calcext:value-type="float">
            <text:p>-1037</text:p>
          </table:table-cell>
          <table:table-cell office:value-type="float" office:value="2816" calcext:value-type="float">
            <text:p>2816</text:p>
          </table:table-cell>
          <table:table-cell table:formula="of:=[.B573]/10" office:value-type="float" office:value="-103.7" calcext:value-type="float">
            <text:p>-103,7</text:p>
          </table:table-cell>
          <table:table-cell office:value-type="float" office:value="-2337" calcext:value-type="float">
            <text:p>-2337</text:p>
          </table:table-cell>
          <table:table-cell office:value-type="float" office:value="-1344" calcext:value-type="float">
            <text:p>-1344</text:p>
          </table:table-cell>
          <table:table-cell table:formula="of:=[.E573]/10" office:value-type="float" office:value="-233.7" calcext:value-type="float">
            <text:p>-233,7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008" calcext:value-type="float">
            <text:p>-1008</text:p>
          </table:table-cell>
          <table:table-cell office:value-type="float" office:value="2816" calcext:value-type="float">
            <text:p>2816</text:p>
          </table:table-cell>
          <table:table-cell table:formula="of:=[.B574]/10" office:value-type="float" office:value="-100.8" calcext:value-type="float">
            <text:p>-100,8</text:p>
          </table:table-cell>
          <table:table-cell office:value-type="float" office:value="-2350" calcext:value-type="float">
            <text:p>-2350</text:p>
          </table:table-cell>
          <table:table-cell office:value-type="float" office:value="-1376" calcext:value-type="float">
            <text:p>-1376</text:p>
          </table:table-cell>
          <table:table-cell table:formula="of:=[.E574]/10" office:value-type="float" office:value="-235" calcext:value-type="float">
            <text:p>-235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981" calcext:value-type="float">
            <text:p>-981</text:p>
          </table:table-cell>
          <table:table-cell office:value-type="float" office:value="2816" calcext:value-type="float">
            <text:p>2816</text:p>
          </table:table-cell>
          <table:table-cell table:formula="of:=[.B575]/10" office:value-type="float" office:value="-98.1" calcext:value-type="float">
            <text:p>-98,1</text:p>
          </table:table-cell>
          <table:table-cell office:value-type="float" office:value="-2364" calcext:value-type="float">
            <text:p>-2364</text:p>
          </table:table-cell>
          <table:table-cell office:value-type="float" office:value="-1376" calcext:value-type="float">
            <text:p>-1376</text:p>
          </table:table-cell>
          <table:table-cell table:formula="of:=[.E575]/10" office:value-type="float" office:value="-236.4" calcext:value-type="float">
            <text:p>-236,4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954" calcext:value-type="float">
            <text:p>-954</text:p>
          </table:table-cell>
          <table:table-cell office:value-type="float" office:value="2752" calcext:value-type="float">
            <text:p>2752</text:p>
          </table:table-cell>
          <table:table-cell table:formula="of:=[.B576]/10" office:value-type="float" office:value="-95.4" calcext:value-type="float">
            <text:p>-95,4</text:p>
          </table:table-cell>
          <table:table-cell office:value-type="float" office:value="-2377" calcext:value-type="float">
            <text:p>-2377</text:p>
          </table:table-cell>
          <table:table-cell office:value-type="float" office:value="-1344" calcext:value-type="float">
            <text:p>-1344</text:p>
          </table:table-cell>
          <table:table-cell table:formula="of:=[.E576]/10" office:value-type="float" office:value="-237.7" calcext:value-type="float">
            <text:p>-237,7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925" calcext:value-type="float">
            <text:p>-925</text:p>
          </table:table-cell>
          <table:table-cell office:value-type="float" office:value="2816" calcext:value-type="float">
            <text:p>2816</text:p>
          </table:table-cell>
          <table:table-cell table:formula="of:=[.B577]/10" office:value-type="float" office:value="-92.5" calcext:value-type="float">
            <text:p>-92,5</text:p>
          </table:table-cell>
          <table:table-cell office:value-type="float" office:value="-2390" calcext:value-type="float">
            <text:p>-2390</text:p>
          </table:table-cell>
          <table:table-cell office:value-type="float" office:value="-1248" calcext:value-type="float">
            <text:p>-1248</text:p>
          </table:table-cell>
          <table:table-cell table:formula="of:=[.E577]/10" office:value-type="float" office:value="-239" calcext:value-type="float">
            <text:p>-239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899" calcext:value-type="float">
            <text:p>-899</text:p>
          </table:table-cell>
          <table:table-cell office:value-type="float" office:value="2624" calcext:value-type="float">
            <text:p>2624</text:p>
          </table:table-cell>
          <table:table-cell table:formula="of:=[.B578]/10" office:value-type="float" office:value="-89.9" calcext:value-type="float">
            <text:p>-89,9</text:p>
          </table:table-cell>
          <table:table-cell office:value-type="float" office:value="-2404" calcext:value-type="float">
            <text:p>-2404</text:p>
          </table:table-cell>
          <table:table-cell office:value-type="float" office:value="-1344" calcext:value-type="float">
            <text:p>-1344</text:p>
          </table:table-cell>
          <table:table-cell table:formula="of:=[.E578]/10" office:value-type="float" office:value="-240.4" calcext:value-type="float">
            <text:p>-240,4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871" calcext:value-type="float">
            <text:p>-871</text:p>
          </table:table-cell>
          <table:table-cell office:value-type="float" office:value="2720" calcext:value-type="float">
            <text:p>2720</text:p>
          </table:table-cell>
          <table:table-cell table:formula="of:=[.B579]/10" office:value-type="float" office:value="-87.1" calcext:value-type="float">
            <text:p>-87,1</text:p>
          </table:table-cell>
          <table:table-cell office:value-type="float" office:value="-2417" calcext:value-type="float">
            <text:p>-2417</text:p>
          </table:table-cell>
          <table:table-cell office:value-type="float" office:value="-1344" calcext:value-type="float">
            <text:p>-1344</text:p>
          </table:table-cell>
          <table:table-cell table:formula="of:=[.E579]/10" office:value-type="float" office:value="-241.7" calcext:value-type="float">
            <text:p>-241,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844" calcext:value-type="float">
            <text:p>-844</text:p>
          </table:table-cell>
          <table:table-cell office:value-type="float" office:value="2784" calcext:value-type="float">
            <text:p>2784</text:p>
          </table:table-cell>
          <table:table-cell table:formula="of:=[.B580]/10" office:value-type="float" office:value="-84.4" calcext:value-type="float">
            <text:p>-84,4</text:p>
          </table:table-cell>
          <table:table-cell office:value-type="float" office:value="-2430" calcext:value-type="float">
            <text:p>-2430</text:p>
          </table:table-cell>
          <table:table-cell office:value-type="float" office:value="-1344" calcext:value-type="float">
            <text:p>-1344</text:p>
          </table:table-cell>
          <table:table-cell table:formula="of:=[.E580]/10" office:value-type="float" office:value="-243" calcext:value-type="float">
            <text:p>-243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816" calcext:value-type="float">
            <text:p>-816</text:p>
          </table:table-cell>
          <table:table-cell office:value-type="float" office:value="2784" calcext:value-type="float">
            <text:p>2784</text:p>
          </table:table-cell>
          <table:table-cell table:formula="of:=[.B581]/10" office:value-type="float" office:value="-81.6" calcext:value-type="float">
            <text:p>-81,6</text:p>
          </table:table-cell>
          <table:table-cell office:value-type="float" office:value="-2444" calcext:value-type="float">
            <text:p>-2444</text:p>
          </table:table-cell>
          <table:table-cell office:value-type="float" office:value="-1344" calcext:value-type="float">
            <text:p>-1344</text:p>
          </table:table-cell>
          <table:table-cell table:formula="of:=[.E581]/10" office:value-type="float" office:value="-244.4" calcext:value-type="float">
            <text:p>-244,4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787" calcext:value-type="float">
            <text:p>-787</text:p>
          </table:table-cell>
          <table:table-cell office:value-type="float" office:value="2816" calcext:value-type="float">
            <text:p>2816</text:p>
          </table:table-cell>
          <table:table-cell table:formula="of:=[.B582]/10" office:value-type="float" office:value="-78.7" calcext:value-type="float">
            <text:p>-78,7</text:p>
          </table:table-cell>
          <table:table-cell office:value-type="float" office:value="-2456" calcext:value-type="float">
            <text:p>-2456</text:p>
          </table:table-cell>
          <table:table-cell office:value-type="float" office:value="-1248" calcext:value-type="float">
            <text:p>-1248</text:p>
          </table:table-cell>
          <table:table-cell table:formula="of:=[.E582]/10" office:value-type="float" office:value="-245.6" calcext:value-type="float">
            <text:p>-245,6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759" calcext:value-type="float">
            <text:p>-759</text:p>
          </table:table-cell>
          <table:table-cell office:value-type="float" office:value="2784" calcext:value-type="float">
            <text:p>2784</text:p>
          </table:table-cell>
          <table:table-cell table:formula="of:=[.B583]/10" office:value-type="float" office:value="-75.9" calcext:value-type="float">
            <text:p>-75,9</text:p>
          </table:table-cell>
          <table:table-cell office:value-type="float" office:value="-2469" calcext:value-type="float">
            <text:p>-2469</text:p>
          </table:table-cell>
          <table:table-cell office:value-type="float" office:value="-1376" calcext:value-type="float">
            <text:p>-1376</text:p>
          </table:table-cell>
          <table:table-cell table:formula="of:=[.E583]/10" office:value-type="float" office:value="-246.9" calcext:value-type="float">
            <text:p>-246,9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732" calcext:value-type="float">
            <text:p>-732</text:p>
          </table:table-cell>
          <table:table-cell office:value-type="float" office:value="2784" calcext:value-type="float">
            <text:p>2784</text:p>
          </table:table-cell>
          <table:table-cell table:formula="of:=[.B584]/10" office:value-type="float" office:value="-73.2" calcext:value-type="float">
            <text:p>-73,2</text:p>
          </table:table-cell>
          <table:table-cell office:value-type="float" office:value="-2484" calcext:value-type="float">
            <text:p>-2484</text:p>
          </table:table-cell>
          <table:table-cell office:value-type="float" office:value="-1440" calcext:value-type="float">
            <text:p>-1440</text:p>
          </table:table-cell>
          <table:table-cell table:formula="of:=[.E584]/10" office:value-type="float" office:value="-248.4" calcext:value-type="float">
            <text:p>-248,4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703" calcext:value-type="float">
            <text:p>-703</text:p>
          </table:table-cell>
          <table:table-cell office:value-type="float" office:value="2848" calcext:value-type="float">
            <text:p>2848</text:p>
          </table:table-cell>
          <table:table-cell table:formula="of:=[.B585]/10" office:value-type="float" office:value="-70.3" calcext:value-type="float">
            <text:p>-70,3</text:p>
          </table:table-cell>
          <table:table-cell office:value-type="float" office:value="-2498" calcext:value-type="float">
            <text:p>-2498</text:p>
          </table:table-cell>
          <table:table-cell office:value-type="float" office:value="-1376" calcext:value-type="float">
            <text:p>-1376</text:p>
          </table:table-cell>
          <table:table-cell table:formula="of:=[.E585]/10" office:value-type="float" office:value="-249.8" calcext:value-type="float">
            <text:p>-249,8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676" calcext:value-type="float">
            <text:p>-676</text:p>
          </table:table-cell>
          <table:table-cell office:value-type="float" office:value="2688" calcext:value-type="float">
            <text:p>2688</text:p>
          </table:table-cell>
          <table:table-cell table:formula="of:=[.B586]/10" office:value-type="float" office:value="-67.6" calcext:value-type="float">
            <text:p>-67,6</text:p>
          </table:table-cell>
          <table:table-cell office:value-type="float" office:value="-2511" calcext:value-type="float">
            <text:p>-2511</text:p>
          </table:table-cell>
          <table:table-cell office:value-type="float" office:value="-1312" calcext:value-type="float">
            <text:p>-1312</text:p>
          </table:table-cell>
          <table:table-cell table:formula="of:=[.E586]/10" office:value-type="float" office:value="-251.1" calcext:value-type="float">
            <text:p>-251,1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649" calcext:value-type="float">
            <text:p>-649</text:p>
          </table:table-cell>
          <table:table-cell office:value-type="float" office:value="2688" calcext:value-type="float">
            <text:p>2688</text:p>
          </table:table-cell>
          <table:table-cell table:formula="of:=[.B587]/10" office:value-type="float" office:value="-64.9" calcext:value-type="float">
            <text:p>-64,9</text:p>
          </table:table-cell>
          <table:table-cell office:value-type="float" office:value="-2524" calcext:value-type="float">
            <text:p>-2524</text:p>
          </table:table-cell>
          <table:table-cell office:value-type="float" office:value="-1344" calcext:value-type="float">
            <text:p>-1344</text:p>
          </table:table-cell>
          <table:table-cell table:formula="of:=[.E587]/10" office:value-type="float" office:value="-252.4" calcext:value-type="float">
            <text:p>-252,4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623" calcext:value-type="float">
            <text:p>-623</text:p>
          </table:table-cell>
          <table:table-cell office:value-type="float" office:value="2720" calcext:value-type="float">
            <text:p>2720</text:p>
          </table:table-cell>
          <table:table-cell table:formula="of:=[.B588]/10" office:value-type="float" office:value="-62.3" calcext:value-type="float">
            <text:p>-62,3</text:p>
          </table:table-cell>
          <table:table-cell office:value-type="float" office:value="-2538" calcext:value-type="float">
            <text:p>-2538</text:p>
          </table:table-cell>
          <table:table-cell office:value-type="float" office:value="-1376" calcext:value-type="float">
            <text:p>-1376</text:p>
          </table:table-cell>
          <table:table-cell table:formula="of:=[.E588]/10" office:value-type="float" office:value="-253.8" calcext:value-type="float">
            <text:p>-253,8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595" calcext:value-type="float">
            <text:p>-595</text:p>
          </table:table-cell>
          <table:table-cell office:value-type="float" office:value="2720" calcext:value-type="float">
            <text:p>2720</text:p>
          </table:table-cell>
          <table:table-cell table:formula="of:=[.B589]/10" office:value-type="float" office:value="-59.5" calcext:value-type="float">
            <text:p>-59,5</text:p>
          </table:table-cell>
          <table:table-cell office:value-type="float" office:value="-2552" calcext:value-type="float">
            <text:p>-2552</text:p>
          </table:table-cell>
          <table:table-cell office:value-type="float" office:value="-1408" calcext:value-type="float">
            <text:p>-1408</text:p>
          </table:table-cell>
          <table:table-cell table:formula="of:=[.E589]/10" office:value-type="float" office:value="-255.2" calcext:value-type="float">
            <text:p>-255,2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567" calcext:value-type="float">
            <text:p>-567</text:p>
          </table:table-cell>
          <table:table-cell office:value-type="float" office:value="2784" calcext:value-type="float">
            <text:p>2784</text:p>
          </table:table-cell>
          <table:table-cell table:formula="of:=[.B590]/10" office:value-type="float" office:value="-56.7" calcext:value-type="float">
            <text:p>-56,7</text:p>
          </table:table-cell>
          <table:table-cell office:value-type="float" office:value="-2566" calcext:value-type="float">
            <text:p>-2566</text:p>
          </table:table-cell>
          <table:table-cell office:value-type="float" office:value="-1376" calcext:value-type="float">
            <text:p>-1376</text:p>
          </table:table-cell>
          <table:table-cell table:formula="of:=[.E590]/10" office:value-type="float" office:value="-256.6" calcext:value-type="float">
            <text:p>-256,6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540" calcext:value-type="float">
            <text:p>-540</text:p>
          </table:table-cell>
          <table:table-cell office:value-type="float" office:value="2688" calcext:value-type="float">
            <text:p>2688</text:p>
          </table:table-cell>
          <table:table-cell table:formula="of:=[.B591]/10" office:value-type="float" office:value="-54" calcext:value-type="float">
            <text:p>-54</text:p>
          </table:table-cell>
          <table:table-cell office:value-type="float" office:value="-2580" calcext:value-type="float">
            <text:p>-2580</text:p>
          </table:table-cell>
          <table:table-cell office:value-type="float" office:value="-1408" calcext:value-type="float">
            <text:p>-1408</text:p>
          </table:table-cell>
          <table:table-cell table:formula="of:=[.E591]/10" office:value-type="float" office:value="-258" calcext:value-type="float">
            <text:p>-258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513" calcext:value-type="float">
            <text:p>-513</text:p>
          </table:table-cell>
          <table:table-cell office:value-type="float" office:value="2752" calcext:value-type="float">
            <text:p>2752</text:p>
          </table:table-cell>
          <table:table-cell table:formula="of:=[.B592]/10" office:value-type="float" office:value="-51.3" calcext:value-type="float">
            <text:p>-51,3</text:p>
          </table:table-cell>
          <table:table-cell office:value-type="float" office:value="-2593" calcext:value-type="float">
            <text:p>-2593</text:p>
          </table:table-cell>
          <table:table-cell office:value-type="float" office:value="-1408" calcext:value-type="float">
            <text:p>-1408</text:p>
          </table:table-cell>
          <table:table-cell table:formula="of:=[.E592]/10" office:value-type="float" office:value="-259.3" calcext:value-type="float">
            <text:p>-259,3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85" calcext:value-type="float">
            <text:p>-485</text:p>
          </table:table-cell>
          <table:table-cell office:value-type="float" office:value="2848" calcext:value-type="float">
            <text:p>2848</text:p>
          </table:table-cell>
          <table:table-cell table:formula="of:=[.B593]/10" office:value-type="float" office:value="-48.5" calcext:value-type="float">
            <text:p>-48,5</text:p>
          </table:table-cell>
          <table:table-cell office:value-type="float" office:value="-2607" calcext:value-type="float">
            <text:p>-2607</text:p>
          </table:table-cell>
          <table:table-cell office:value-type="float" office:value="-1344" calcext:value-type="float">
            <text:p>-1344</text:p>
          </table:table-cell>
          <table:table-cell table:formula="of:=[.E593]/10" office:value-type="float" office:value="-260.7" calcext:value-type="float">
            <text:p>-260,7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457" calcext:value-type="float">
            <text:p>-457</text:p>
          </table:table-cell>
          <table:table-cell office:value-type="float" office:value="2720" calcext:value-type="float">
            <text:p>2720</text:p>
          </table:table-cell>
          <table:table-cell table:formula="of:=[.B594]/10" office:value-type="float" office:value="-45.7" calcext:value-type="float">
            <text:p>-45,7</text:p>
          </table:table-cell>
          <table:table-cell office:value-type="float" office:value="-2622" calcext:value-type="float">
            <text:p>-2622</text:p>
          </table:table-cell>
          <table:table-cell office:value-type="float" office:value="-1376" calcext:value-type="float">
            <text:p>-1376</text:p>
          </table:table-cell>
          <table:table-cell table:formula="of:=[.E594]/10" office:value-type="float" office:value="-262.2" calcext:value-type="float">
            <text:p>-262,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429" calcext:value-type="float">
            <text:p>-429</text:p>
          </table:table-cell>
          <table:table-cell office:value-type="float" office:value="2720" calcext:value-type="float">
            <text:p>2720</text:p>
          </table:table-cell>
          <table:table-cell table:formula="of:=[.B595]/10" office:value-type="float" office:value="-42.9" calcext:value-type="float">
            <text:p>-42,9</text:p>
          </table:table-cell>
          <table:table-cell office:value-type="float" office:value="-2636" calcext:value-type="float">
            <text:p>-2636</text:p>
          </table:table-cell>
          <table:table-cell office:value-type="float" office:value="-1440" calcext:value-type="float">
            <text:p>-1440</text:p>
          </table:table-cell>
          <table:table-cell table:formula="of:=[.E595]/10" office:value-type="float" office:value="-263.6" calcext:value-type="float">
            <text:p>-263,6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403" calcext:value-type="float">
            <text:p>-403</text:p>
          </table:table-cell>
          <table:table-cell office:value-type="float" office:value="2720" calcext:value-type="float">
            <text:p>2720</text:p>
          </table:table-cell>
          <table:table-cell table:formula="of:=[.B596]/10" office:value-type="float" office:value="-40.3" calcext:value-type="float">
            <text:p>-40,3</text:p>
          </table:table-cell>
          <table:table-cell office:value-type="float" office:value="-2649" calcext:value-type="float">
            <text:p>-2649</text:p>
          </table:table-cell>
          <table:table-cell office:value-type="float" office:value="-1408" calcext:value-type="float">
            <text:p>-1408</text:p>
          </table:table-cell>
          <table:table-cell table:formula="of:=[.E596]/10" office:value-type="float" office:value="-264.9" calcext:value-type="float">
            <text:p>-264,9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376" calcext:value-type="float">
            <text:p>-376</text:p>
          </table:table-cell>
          <table:table-cell office:value-type="float" office:value="2720" calcext:value-type="float">
            <text:p>2720</text:p>
          </table:table-cell>
          <table:table-cell table:formula="of:=[.B597]/10" office:value-type="float" office:value="-37.6" calcext:value-type="float">
            <text:p>-37,6</text:p>
          </table:table-cell>
          <table:table-cell office:value-type="float" office:value="-2663" calcext:value-type="float">
            <text:p>-2663</text:p>
          </table:table-cell>
          <table:table-cell office:value-type="float" office:value="-1376" calcext:value-type="float">
            <text:p>-1376</text:p>
          </table:table-cell>
          <table:table-cell table:formula="of:=[.E597]/10" office:value-type="float" office:value="-266.3" calcext:value-type="float">
            <text:p>-266,3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348" calcext:value-type="float">
            <text:p>-348</text:p>
          </table:table-cell>
          <table:table-cell office:value-type="float" office:value="2752" calcext:value-type="float">
            <text:p>2752</text:p>
          </table:table-cell>
          <table:table-cell table:formula="of:=[.B598]/10" office:value-type="float" office:value="-34.8" calcext:value-type="float">
            <text:p>-34,8</text:p>
          </table:table-cell>
          <table:table-cell office:value-type="float" office:value="-2677" calcext:value-type="float">
            <text:p>-2677</text:p>
          </table:table-cell>
          <table:table-cell office:value-type="float" office:value="-1280" calcext:value-type="float">
            <text:p>-1280</text:p>
          </table:table-cell>
          <table:table-cell table:formula="of:=[.E598]/10" office:value-type="float" office:value="-267.7" calcext:value-type="float">
            <text:p>-267,7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322" calcext:value-type="float">
            <text:p>-322</text:p>
          </table:table-cell>
          <table:table-cell office:value-type="float" office:value="2656" calcext:value-type="float">
            <text:p>2656</text:p>
          </table:table-cell>
          <table:table-cell table:formula="of:=[.B599]/10" office:value-type="float" office:value="-32.2" calcext:value-type="float">
            <text:p>-32,2</text:p>
          </table:table-cell>
          <table:table-cell office:value-type="float" office:value="-2690" calcext:value-type="float">
            <text:p>-2690</text:p>
          </table:table-cell>
          <table:table-cell office:value-type="float" office:value="-1408" calcext:value-type="float">
            <text:p>-1408</text:p>
          </table:table-cell>
          <table:table-cell table:formula="of:=[.E599]/10" office:value-type="float" office:value="-269" calcext:value-type="float">
            <text:p>-269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94" calcext:value-type="float">
            <text:p>-294</text:p>
          </table:table-cell>
          <table:table-cell office:value-type="float" office:value="2688" calcext:value-type="float">
            <text:p>2688</text:p>
          </table:table-cell>
          <table:table-cell table:formula="of:=[.B600]/10" office:value-type="float" office:value="-29.4" calcext:value-type="float">
            <text:p>-29,4</text:p>
          </table:table-cell>
          <table:table-cell office:value-type="float" office:value="-2704" calcext:value-type="float">
            <text:p>-2704</text:p>
          </table:table-cell>
          <table:table-cell office:value-type="float" office:value="-1408" calcext:value-type="float">
            <text:p>-1408</text:p>
          </table:table-cell>
          <table:table-cell table:formula="of:=[.E600]/10" office:value-type="float" office:value="-270.4" calcext:value-type="float">
            <text:p>-270,4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68" calcext:value-type="float">
            <text:p>-268</text:p>
          </table:table-cell>
          <table:table-cell office:value-type="float" office:value="2784" calcext:value-type="float">
            <text:p>2784</text:p>
          </table:table-cell>
          <table:table-cell table:formula="of:=[.B601]/10" office:value-type="float" office:value="-26.8" calcext:value-type="float">
            <text:p>-26,8</text:p>
          </table:table-cell>
          <table:table-cell office:value-type="float" office:value="-2719" calcext:value-type="float">
            <text:p>-2719</text:p>
          </table:table-cell>
          <table:table-cell office:value-type="float" office:value="-1408" calcext:value-type="float">
            <text:p>-1408</text:p>
          </table:table-cell>
          <table:table-cell table:formula="of:=[.E601]/10" office:value-type="float" office:value="-271.9" calcext:value-type="float">
            <text:p>-271,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240" calcext:value-type="float">
            <text:p>-240</text:p>
          </table:table-cell>
          <table:table-cell office:value-type="float" office:value="2688" calcext:value-type="float">
            <text:p>2688</text:p>
          </table:table-cell>
          <table:table-cell table:formula="of:=[.B602]/10" office:value-type="float" office:value="-24" calcext:value-type="float">
            <text:p>-24</text:p>
          </table:table-cell>
          <table:table-cell office:value-type="float" office:value="-2733" calcext:value-type="float">
            <text:p>-2733</text:p>
          </table:table-cell>
          <table:table-cell office:value-type="float" office:value="-1408" calcext:value-type="float">
            <text:p>-1408</text:p>
          </table:table-cell>
          <table:table-cell table:formula="of:=[.E602]/10" office:value-type="float" office:value="-273.3" calcext:value-type="float">
            <text:p>-273,3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212" calcext:value-type="float">
            <text:p>-212</text:p>
          </table:table-cell>
          <table:table-cell office:value-type="float" office:value="2784" calcext:value-type="float">
            <text:p>2784</text:p>
          </table:table-cell>
          <table:table-cell table:formula="of:=[.B603]/10" office:value-type="float" office:value="-21.2" calcext:value-type="float">
            <text:p>-21,2</text:p>
          </table:table-cell>
          <table:table-cell office:value-type="float" office:value="-2746" calcext:value-type="float">
            <text:p>-2746</text:p>
          </table:table-cell>
          <table:table-cell office:value-type="float" office:value="-1312" calcext:value-type="float">
            <text:p>-1312</text:p>
          </table:table-cell>
          <table:table-cell table:formula="of:=[.E603]/10" office:value-type="float" office:value="-274.6" calcext:value-type="float">
            <text:p>-274,6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85" calcext:value-type="float">
            <text:p>-185</text:p>
          </table:table-cell>
          <table:table-cell office:value-type="float" office:value="2688" calcext:value-type="float">
            <text:p>2688</text:p>
          </table:table-cell>
          <table:table-cell table:formula="of:=[.B604]/10" office:value-type="float" office:value="-18.5" calcext:value-type="float">
            <text:p>-18,5</text:p>
          </table:table-cell>
          <table:table-cell office:value-type="float" office:value="-2759" calcext:value-type="float">
            <text:p>-2759</text:p>
          </table:table-cell>
          <table:table-cell office:value-type="float" office:value="-1376" calcext:value-type="float">
            <text:p>-1376</text:p>
          </table:table-cell>
          <table:table-cell table:formula="of:=[.E604]/10" office:value-type="float" office:value="-275.9" calcext:value-type="float">
            <text:p>-275,9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59" calcext:value-type="float">
            <text:p>-159</text:p>
          </table:table-cell>
          <table:table-cell office:value-type="float" office:value="2656" calcext:value-type="float">
            <text:p>2656</text:p>
          </table:table-cell>
          <table:table-cell table:formula="of:=[.B605]/10" office:value-type="float" office:value="-15.9" calcext:value-type="float">
            <text:p>-15,9</text:p>
          </table:table-cell>
          <table:table-cell office:value-type="float" office:value="-2774" calcext:value-type="float">
            <text:p>-2774</text:p>
          </table:table-cell>
          <table:table-cell office:value-type="float" office:value="-1408" calcext:value-type="float">
            <text:p>-1408</text:p>
          </table:table-cell>
          <table:table-cell table:formula="of:=[.E605]/10" office:value-type="float" office:value="-277.4" calcext:value-type="float">
            <text:p>-277,4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31" calcext:value-type="float">
            <text:p>-131</text:p>
          </table:table-cell>
          <table:table-cell office:value-type="float" office:value="2816" calcext:value-type="float">
            <text:p>2816</text:p>
          </table:table-cell>
          <table:table-cell table:formula="of:=[.B606]/10" office:value-type="float" office:value="-13.1" calcext:value-type="float">
            <text:p>-13,1</text:p>
          </table:table-cell>
          <table:table-cell office:value-type="float" office:value="-2788" calcext:value-type="float">
            <text:p>-2788</text:p>
          </table:table-cell>
          <table:table-cell office:value-type="float" office:value="-1440" calcext:value-type="float">
            <text:p>-1440</text:p>
          </table:table-cell>
          <table:table-cell table:formula="of:=[.E606]/10" office:value-type="float" office:value="-278.8" calcext:value-type="float">
            <text:p>-278,8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04" calcext:value-type="float">
            <text:p>-104</text:p>
          </table:table-cell>
          <table:table-cell office:value-type="float" office:value="2656" calcext:value-type="float">
            <text:p>2656</text:p>
          </table:table-cell>
          <table:table-cell table:formula="of:=[.B607]/10" office:value-type="float" office:value="-10.4" calcext:value-type="float">
            <text:p>-10,4</text:p>
          </table:table-cell>
          <table:table-cell office:value-type="float" office:value="-2803" calcext:value-type="float">
            <text:p>-2803</text:p>
          </table:table-cell>
          <table:table-cell office:value-type="float" office:value="-1408" calcext:value-type="float">
            <text:p>-1408</text:p>
          </table:table-cell>
          <table:table-cell table:formula="of:=[.E607]/10" office:value-type="float" office:value="-280.3" calcext:value-type="float">
            <text:p>-280,3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76" calcext:value-type="float">
            <text:p>-76</text:p>
          </table:table-cell>
          <table:table-cell office:value-type="float" office:value="2720" calcext:value-type="float">
            <text:p>2720</text:p>
          </table:table-cell>
          <table:table-cell table:formula="of:=[.B608]/10" office:value-type="float" office:value="-7.6" calcext:value-type="float">
            <text:p>-7,6</text:p>
          </table:table-cell>
          <table:table-cell office:value-type="float" office:value="-2816" calcext:value-type="float">
            <text:p>-2816</text:p>
          </table:table-cell>
          <table:table-cell office:value-type="float" office:value="-1408" calcext:value-type="float">
            <text:p>-1408</text:p>
          </table:table-cell>
          <table:table-cell table:formula="of:=[.E608]/10" office:value-type="float" office:value="-281.6" calcext:value-type="float">
            <text:p>-281,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49" calcext:value-type="float">
            <text:p>-49</text:p>
          </table:table-cell>
          <table:table-cell office:value-type="float" office:value="2816" calcext:value-type="float">
            <text:p>2816</text:p>
          </table:table-cell>
          <table:table-cell table:formula="of:=[.B609]/10" office:value-type="float" office:value="-4.9" calcext:value-type="float">
            <text:p>-4,9</text:p>
          </table:table-cell>
          <table:table-cell office:value-type="float" office:value="-2830" calcext:value-type="float">
            <text:p>-2830</text:p>
          </table:table-cell>
          <table:table-cell office:value-type="float" office:value="-1408" calcext:value-type="float">
            <text:p>-1408</text:p>
          </table:table-cell>
          <table:table-cell table:formula="of:=[.E609]/10" office:value-type="float" office:value="-283" calcext:value-type="float">
            <text:p>-283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22" calcext:value-type="float">
            <text:p>-22</text:p>
          </table:table-cell>
          <table:table-cell office:value-type="float" office:value="2720" calcext:value-type="float">
            <text:p>2720</text:p>
          </table:table-cell>
          <table:table-cell table:formula="of:=[.B610]/10" office:value-type="float" office:value="-2.2" calcext:value-type="float">
            <text:p>-2,2</text:p>
          </table:table-cell>
          <table:table-cell office:value-type="float" office:value="-2845" calcext:value-type="float">
            <text:p>-2845</text:p>
          </table:table-cell>
          <table:table-cell office:value-type="float" office:value="-1440" calcext:value-type="float">
            <text:p>-1440</text:p>
          </table:table-cell>
          <table:table-cell table:formula="of:=[.E610]/10" office:value-type="float" office:value="-284.5" calcext:value-type="float">
            <text:p>-284,5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" calcext:value-type="float">
            <text:p>-1</text:p>
          </table:table-cell>
          <table:table-cell office:value-type="float" office:value="2528" calcext:value-type="float">
            <text:p>2528</text:p>
          </table:table-cell>
          <table:table-cell table:formula="of:=[.B611]/10" office:value-type="float" office:value="-0.1" calcext:value-type="float">
            <text:p>-0,1</text:p>
          </table:table-cell>
          <table:table-cell office:value-type="float" office:value="-2859" calcext:value-type="float">
            <text:p>-2859</text:p>
          </table:table-cell>
          <table:table-cell office:value-type="float" office:value="-1408" calcext:value-type="float">
            <text:p>-1408</text:p>
          </table:table-cell>
          <table:table-cell table:formula="of:=[.E611]/10" office:value-type="float" office:value="-285.9" calcext:value-type="float">
            <text:p>-285,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formula="of:=[.B612]/10" office:value-type="float" office:value="0" calcext:value-type="float">
            <text:p>0</text:p>
          </table:table-cell>
          <table:table-cell office:value-type="float" office:value="-2873" calcext:value-type="float">
            <text:p>-2873</text:p>
          </table:table-cell>
          <table:table-cell office:value-type="float" office:value="-1408" calcext:value-type="float">
            <text:p>-1408</text:p>
          </table:table-cell>
          <table:table-cell table:formula="of:=[.E612]/10" office:value-type="float" office:value="-287.3" calcext:value-type="float">
            <text:p>-287,3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13]/10" office:value-type="float" office:value="0" calcext:value-type="float">
            <text:p>0</text:p>
          </table:table-cell>
          <table:table-cell office:value-type="float" office:value="-2887" calcext:value-type="float">
            <text:p>-2887</text:p>
          </table:table-cell>
          <table:table-cell office:value-type="float" office:value="-1440" calcext:value-type="float">
            <text:p>-1440</text:p>
          </table:table-cell>
          <table:table-cell table:formula="of:=[.E613]/10" office:value-type="float" office:value="-288.7" calcext:value-type="float">
            <text:p>-288,7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14]/10" office:value-type="float" office:value="0" calcext:value-type="float">
            <text:p>0</text:p>
          </table:table-cell>
          <table:table-cell office:value-type="float" office:value="-2901" calcext:value-type="float">
            <text:p>-2901</text:p>
          </table:table-cell>
          <table:table-cell office:value-type="float" office:value="-1408" calcext:value-type="float">
            <text:p>-1408</text:p>
          </table:table-cell>
          <table:table-cell table:formula="of:=[.E614]/10" office:value-type="float" office:value="-290.1" calcext:value-type="float">
            <text:p>-290,1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15]/10" office:value-type="float" office:value="0" calcext:value-type="float">
            <text:p>0</text:p>
          </table:table-cell>
          <table:table-cell office:value-type="float" office:value="-2915" calcext:value-type="float">
            <text:p>-2915</text:p>
          </table:table-cell>
          <table:table-cell office:value-type="float" office:value="-1376" calcext:value-type="float">
            <text:p>-1376</text:p>
          </table:table-cell>
          <table:table-cell table:formula="of:=[.E615]/10" office:value-type="float" office:value="-291.5" calcext:value-type="float">
            <text:p>-291,5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16]/10" office:value-type="float" office:value="0" calcext:value-type="float">
            <text:p>0</text:p>
          </table:table-cell>
          <table:table-cell office:value-type="float" office:value="-2929" calcext:value-type="float">
            <text:p>-2929</text:p>
          </table:table-cell>
          <table:table-cell office:value-type="float" office:value="-1408" calcext:value-type="float">
            <text:p>-1408</text:p>
          </table:table-cell>
          <table:table-cell table:formula="of:=[.E616]/10" office:value-type="float" office:value="-292.9" calcext:value-type="float">
            <text:p>-292,9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17]/10" office:value-type="float" office:value="0" calcext:value-type="float">
            <text:p>0</text:p>
          </table:table-cell>
          <table:table-cell office:value-type="float" office:value="-2944" calcext:value-type="float">
            <text:p>-2944</text:p>
          </table:table-cell>
          <table:table-cell office:value-type="float" office:value="-1472" calcext:value-type="float">
            <text:p>-1472</text:p>
          </table:table-cell>
          <table:table-cell table:formula="of:=[.E617]/10" office:value-type="float" office:value="-294.4" calcext:value-type="float">
            <text:p>-294,4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18]/10" office:value-type="float" office:value="0" calcext:value-type="float">
            <text:p>0</text:p>
          </table:table-cell>
          <table:table-cell office:value-type="float" office:value="-2957" calcext:value-type="float">
            <text:p>-2957</text:p>
          </table:table-cell>
          <table:table-cell office:value-type="float" office:value="-1376" calcext:value-type="float">
            <text:p>-1376</text:p>
          </table:table-cell>
          <table:table-cell table:formula="of:=[.E618]/10" office:value-type="float" office:value="-295.7" calcext:value-type="float">
            <text:p>-295,7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19]/10" office:value-type="float" office:value="0" calcext:value-type="float">
            <text:p>0</text:p>
          </table:table-cell>
          <table:table-cell office:value-type="float" office:value="-2970" calcext:value-type="float">
            <text:p>-2970</text:p>
          </table:table-cell>
          <table:table-cell office:value-type="float" office:value="-1280" calcext:value-type="float">
            <text:p>-1280</text:p>
          </table:table-cell>
          <table:table-cell table:formula="of:=[.E619]/10" office:value-type="float" office:value="-297" calcext:value-type="float">
            <text:p>-29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0]/10" office:value-type="float" office:value="0" calcext:value-type="float">
            <text:p>0</text:p>
          </table:table-cell>
          <table:table-cell office:value-type="float" office:value="-2984" calcext:value-type="float">
            <text:p>-2984</text:p>
          </table:table-cell>
          <table:table-cell office:value-type="float" office:value="-1312" calcext:value-type="float">
            <text:p>-1312</text:p>
          </table:table-cell>
          <table:table-cell table:formula="of:=[.E620]/10" office:value-type="float" office:value="-298.4" calcext:value-type="float">
            <text:p>-298,4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1]/10" office:value-type="float" office:value="0" calcext:value-type="float">
            <text:p>0</text:p>
          </table:table-cell>
          <table:table-cell office:value-type="float" office:value="-2997" calcext:value-type="float">
            <text:p>-2997</text:p>
          </table:table-cell>
          <table:table-cell office:value-type="float" office:value="-1408" calcext:value-type="float">
            <text:p>-1408</text:p>
          </table:table-cell>
          <table:table-cell table:formula="of:=[.E621]/10" office:value-type="float" office:value="-299.7" calcext:value-type="float">
            <text:p>-299,7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2]/10" office:value-type="float" office:value="0" calcext:value-type="float">
            <text:p>0</text:p>
          </table:table-cell>
          <table:table-cell office:value-type="float" office:value="-3010" calcext:value-type="float">
            <text:p>-3010</text:p>
          </table:table-cell>
          <table:table-cell office:value-type="float" office:value="-1344" calcext:value-type="float">
            <text:p>-1344</text:p>
          </table:table-cell>
          <table:table-cell table:formula="of:=[.E622]/10" office:value-type="float" office:value="-301" calcext:value-type="float">
            <text:p>-301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3]/10" office:value-type="float" office:value="0" calcext:value-type="float">
            <text:p>0</text:p>
          </table:table-cell>
          <table:table-cell office:value-type="float" office:value="-3024" calcext:value-type="float">
            <text:p>-3024</text:p>
          </table:table-cell>
          <table:table-cell office:value-type="float" office:value="-1312" calcext:value-type="float">
            <text:p>-1312</text:p>
          </table:table-cell>
          <table:table-cell table:formula="of:=[.E623]/10" office:value-type="float" office:value="-302.4" calcext:value-type="float">
            <text:p>-302,4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4]/10" office:value-type="float" office:value="0" calcext:value-type="float">
            <text:p>0</text:p>
          </table:table-cell>
          <table:table-cell office:value-type="float" office:value="-3036" calcext:value-type="float">
            <text:p>-3036</text:p>
          </table:table-cell>
          <table:table-cell office:value-type="float" office:value="-1248" calcext:value-type="float">
            <text:p>-1248</text:p>
          </table:table-cell>
          <table:table-cell table:formula="of:=[.E624]/10" office:value-type="float" office:value="-303.6" calcext:value-type="float">
            <text:p>-303,6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5]/10" office:value-type="float" office:value="0" calcext:value-type="float">
            <text:p>0</text:p>
          </table:table-cell>
          <table:table-cell office:value-type="float" office:value="-3049" calcext:value-type="float">
            <text:p>-3049</text:p>
          </table:table-cell>
          <table:table-cell office:value-type="float" office:value="-1376" calcext:value-type="float">
            <text:p>-1376</text:p>
          </table:table-cell>
          <table:table-cell table:formula="of:=[.E625]/10" office:value-type="float" office:value="-304.9" calcext:value-type="float">
            <text:p>-304,9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6]/10" office:value-type="float" office:value="0" calcext:value-type="float">
            <text:p>0</text:p>
          </table:table-cell>
          <table:table-cell office:value-type="float" office:value="-3064" calcext:value-type="float">
            <text:p>-3064</text:p>
          </table:table-cell>
          <table:table-cell office:value-type="float" office:value="-1408" calcext:value-type="float">
            <text:p>-1408</text:p>
          </table:table-cell>
          <table:table-cell table:formula="of:=[.E626]/10" office:value-type="float" office:value="-306.4" calcext:value-type="float">
            <text:p>-306,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7]/10" office:value-type="float" office:value="0" calcext:value-type="float">
            <text:p>0</text:p>
          </table:table-cell>
          <table:table-cell office:value-type="float" office:value="-3078" calcext:value-type="float">
            <text:p>-3078</text:p>
          </table:table-cell>
          <table:table-cell office:value-type="float" office:value="-1376" calcext:value-type="float">
            <text:p>-1376</text:p>
          </table:table-cell>
          <table:table-cell table:formula="of:=[.E627]/10" office:value-type="float" office:value="-307.8" calcext:value-type="float">
            <text:p>-307,8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8]/10" office:value-type="float" office:value="0" calcext:value-type="float">
            <text:p>0</text:p>
          </table:table-cell>
          <table:table-cell office:value-type="float" office:value="-3092" calcext:value-type="float">
            <text:p>-3092</text:p>
          </table:table-cell>
          <table:table-cell office:value-type="float" office:value="-1408" calcext:value-type="float">
            <text:p>-1408</text:p>
          </table:table-cell>
          <table:table-cell table:formula="of:=[.E628]/10" office:value-type="float" office:value="-309.2" calcext:value-type="float">
            <text:p>-309,2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9]/10" office:value-type="float" office:value="0" calcext:value-type="float">
            <text:p>0</text:p>
          </table:table-cell>
          <table:table-cell office:value-type="float" office:value="-3105" calcext:value-type="float">
            <text:p>-3105</text:p>
          </table:table-cell>
          <table:table-cell office:value-type="float" office:value="-1376" calcext:value-type="float">
            <text:p>-1376</text:p>
          </table:table-cell>
          <table:table-cell table:formula="of:=[.E629]/10" office:value-type="float" office:value="-310.5" calcext:value-type="float">
            <text:p>-310,5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0]/10" office:value-type="float" office:value="0" calcext:value-type="float">
            <text:p>0</text:p>
          </table:table-cell>
          <table:table-cell office:value-type="float" office:value="-3120" calcext:value-type="float">
            <text:p>-3120</text:p>
          </table:table-cell>
          <table:table-cell office:value-type="float" office:value="-1440" calcext:value-type="float">
            <text:p>-1440</text:p>
          </table:table-cell>
          <table:table-cell table:formula="of:=[.E630]/10" office:value-type="float" office:value="-312" calcext:value-type="float">
            <text:p>-312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1]/10" office:value-type="float" office:value="0" calcext:value-type="float">
            <text:p>0</text:p>
          </table:table-cell>
          <table:table-cell office:value-type="float" office:value="-3135" calcext:value-type="float">
            <text:p>-3135</text:p>
          </table:table-cell>
          <table:table-cell office:value-type="float" office:value="-1440" calcext:value-type="float">
            <text:p>-1440</text:p>
          </table:table-cell>
          <table:table-cell table:formula="of:=[.E631]/10" office:value-type="float" office:value="-313.5" calcext:value-type="float">
            <text:p>-313,5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2]/10" office:value-type="float" office:value="0" calcext:value-type="float">
            <text:p>0</text:p>
          </table:table-cell>
          <table:table-cell office:value-type="float" office:value="-3148" calcext:value-type="float">
            <text:p>-3148</text:p>
          </table:table-cell>
          <table:table-cell office:value-type="float" office:value="-1376" calcext:value-type="float">
            <text:p>-1376</text:p>
          </table:table-cell>
          <table:table-cell table:formula="of:=[.E632]/10" office:value-type="float" office:value="-314.8" calcext:value-type="float">
            <text:p>-314,8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3]/10" office:value-type="float" office:value="0" calcext:value-type="float">
            <text:p>0</text:p>
          </table:table-cell>
          <table:table-cell office:value-type="float" office:value="-3162" calcext:value-type="float">
            <text:p>-3162</text:p>
          </table:table-cell>
          <table:table-cell office:value-type="float" office:value="-1376" calcext:value-type="float">
            <text:p>-1376</text:p>
          </table:table-cell>
          <table:table-cell table:formula="of:=[.E633]/10" office:value-type="float" office:value="-316.2" calcext:value-type="float">
            <text:p>-316,2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4]/10" office:value-type="float" office:value="0" calcext:value-type="float">
            <text:p>0</text:p>
          </table:table-cell>
          <table:table-cell office:value-type="float" office:value="-3175" calcext:value-type="float">
            <text:p>-3175</text:p>
          </table:table-cell>
          <table:table-cell office:value-type="float" office:value="-1376" calcext:value-type="float">
            <text:p>-1376</text:p>
          </table:table-cell>
          <table:table-cell table:formula="of:=[.E634]/10" office:value-type="float" office:value="-317.5" calcext:value-type="float">
            <text:p>-317,5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5]/10" office:value-type="float" office:value="0" calcext:value-type="float">
            <text:p>0</text:p>
          </table:table-cell>
          <table:table-cell office:value-type="float" office:value="-3189" calcext:value-type="float">
            <text:p>-3189</text:p>
          </table:table-cell>
          <table:table-cell office:value-type="float" office:value="-1376" calcext:value-type="float">
            <text:p>-1376</text:p>
          </table:table-cell>
          <table:table-cell table:formula="of:=[.E635]/10" office:value-type="float" office:value="-318.9" calcext:value-type="float">
            <text:p>-318,9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6]/10" office:value-type="float" office:value="0" calcext:value-type="float">
            <text:p>0</text:p>
          </table:table-cell>
          <table:table-cell office:value-type="float" office:value="-3204" calcext:value-type="float">
            <text:p>-3204</text:p>
          </table:table-cell>
          <table:table-cell office:value-type="float" office:value="-1408" calcext:value-type="float">
            <text:p>-1408</text:p>
          </table:table-cell>
          <table:table-cell table:formula="of:=[.E636]/10" office:value-type="float" office:value="-320.4" calcext:value-type="float">
            <text:p>-320,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7]/10" office:value-type="float" office:value="0" calcext:value-type="float">
            <text:p>0</text:p>
          </table:table-cell>
          <table:table-cell office:value-type="float" office:value="-3217" calcext:value-type="float">
            <text:p>-3217</text:p>
          </table:table-cell>
          <table:table-cell office:value-type="float" office:value="-1408" calcext:value-type="float">
            <text:p>-1408</text:p>
          </table:table-cell>
          <table:table-cell table:formula="of:=[.E637]/10" office:value-type="float" office:value="-321.7" calcext:value-type="float">
            <text:p>-321,7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8]/10" office:value-type="float" office:value="0" calcext:value-type="float">
            <text:p>0</text:p>
          </table:table-cell>
          <table:table-cell office:value-type="float" office:value="-3231" calcext:value-type="float">
            <text:p>-3231</text:p>
          </table:table-cell>
          <table:table-cell office:value-type="float" office:value="-1408" calcext:value-type="float">
            <text:p>-1408</text:p>
          </table:table-cell>
          <table:table-cell table:formula="of:=[.E638]/10" office:value-type="float" office:value="-323.1" calcext:value-type="float">
            <text:p>-323,1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9]/10" office:value-type="float" office:value="0" calcext:value-type="float">
            <text:p>0</text:p>
          </table:table-cell>
          <table:table-cell office:value-type="float" office:value="-3246" calcext:value-type="float">
            <text:p>-3246</text:p>
          </table:table-cell>
          <table:table-cell office:value-type="float" office:value="-1504" calcext:value-type="float">
            <text:p>-1504</text:p>
          </table:table-cell>
          <table:table-cell table:formula="of:=[.E639]/10" office:value-type="float" office:value="-324.6" calcext:value-type="float">
            <text:p>-324,6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0]/10" office:value-type="float" office:value="0" calcext:value-type="float">
            <text:p>0</text:p>
          </table:table-cell>
          <table:table-cell office:value-type="float" office:value="-3260" calcext:value-type="float">
            <text:p>-3260</text:p>
          </table:table-cell>
          <table:table-cell office:value-type="float" office:value="-1280" calcext:value-type="float">
            <text:p>-1280</text:p>
          </table:table-cell>
          <table:table-cell table:formula="of:=[.E640]/10" office:value-type="float" office:value="-326" calcext:value-type="float">
            <text:p>-326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1]/10" office:value-type="float" office:value="0" calcext:value-type="float">
            <text:p>0</text:p>
          </table:table-cell>
          <table:table-cell office:value-type="float" office:value="-3273" calcext:value-type="float">
            <text:p>-3273</text:p>
          </table:table-cell>
          <table:table-cell office:value-type="float" office:value="-1376" calcext:value-type="float">
            <text:p>-1376</text:p>
          </table:table-cell>
          <table:table-cell table:formula="of:=[.E641]/10" office:value-type="float" office:value="-327.3" calcext:value-type="float">
            <text:p>-327,3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2]/10" office:value-type="float" office:value="0" calcext:value-type="float">
            <text:p>0</text:p>
          </table:table-cell>
          <table:table-cell office:value-type="float" office:value="-3287" calcext:value-type="float">
            <text:p>-3287</text:p>
          </table:table-cell>
          <table:table-cell office:value-type="float" office:value="-1408" calcext:value-type="float">
            <text:p>-1408</text:p>
          </table:table-cell>
          <table:table-cell table:formula="of:=[.E642]/10" office:value-type="float" office:value="-328.7" calcext:value-type="float">
            <text:p>-328,7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3]/10" office:value-type="float" office:value="0" calcext:value-type="float">
            <text:p>0</text:p>
          </table:table-cell>
          <table:table-cell office:value-type="float" office:value="-3301" calcext:value-type="float">
            <text:p>-3301</text:p>
          </table:table-cell>
          <table:table-cell office:value-type="float" office:value="-1408" calcext:value-type="float">
            <text:p>-1408</text:p>
          </table:table-cell>
          <table:table-cell table:formula="of:=[.E643]/10" office:value-type="float" office:value="-330.1" calcext:value-type="float">
            <text:p>-330,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4]/10" office:value-type="float" office:value="0" calcext:value-type="float">
            <text:p>0</text:p>
          </table:table-cell>
          <table:table-cell office:value-type="float" office:value="-3315" calcext:value-type="float">
            <text:p>-3315</text:p>
          </table:table-cell>
          <table:table-cell office:value-type="float" office:value="-1408" calcext:value-type="float">
            <text:p>-1408</text:p>
          </table:table-cell>
          <table:table-cell table:formula="of:=[.E644]/10" office:value-type="float" office:value="-331.5" calcext:value-type="float">
            <text:p>-331,5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5]/10" office:value-type="float" office:value="0" calcext:value-type="float">
            <text:p>0</text:p>
          </table:table-cell>
          <table:table-cell office:value-type="float" office:value="-3329" calcext:value-type="float">
            <text:p>-3329</text:p>
          </table:table-cell>
          <table:table-cell office:value-type="float" office:value="-1312" calcext:value-type="float">
            <text:p>-1312</text:p>
          </table:table-cell>
          <table:table-cell table:formula="of:=[.E645]/10" office:value-type="float" office:value="-332.9" calcext:value-type="float">
            <text:p>-332,9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6]/10" office:value-type="float" office:value="0" calcext:value-type="float">
            <text:p>0</text:p>
          </table:table-cell>
          <table:table-cell office:value-type="float" office:value="-3342" calcext:value-type="float">
            <text:p>-3342</text:p>
          </table:table-cell>
          <table:table-cell office:value-type="float" office:value="-1376" calcext:value-type="float">
            <text:p>-1376</text:p>
          </table:table-cell>
          <table:table-cell table:formula="of:=[.E646]/10" office:value-type="float" office:value="-334.2" calcext:value-type="float">
            <text:p>-334,2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7]/10" office:value-type="float" office:value="0" calcext:value-type="float">
            <text:p>0</text:p>
          </table:table-cell>
          <table:table-cell office:value-type="float" office:value="-3356" calcext:value-type="float">
            <text:p>-3356</text:p>
          </table:table-cell>
          <table:table-cell office:value-type="float" office:value="-1440" calcext:value-type="float">
            <text:p>-1440</text:p>
          </table:table-cell>
          <table:table-cell table:formula="of:=[.E647]/10" office:value-type="float" office:value="-335.6" calcext:value-type="float">
            <text:p>-335,6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8]/10" office:value-type="float" office:value="0" calcext:value-type="float">
            <text:p>0</text:p>
          </table:table-cell>
          <table:table-cell office:value-type="float" office:value="-3371" calcext:value-type="float">
            <text:p>-3371</text:p>
          </table:table-cell>
          <table:table-cell office:value-type="float" office:value="-1408" calcext:value-type="float">
            <text:p>-1408</text:p>
          </table:table-cell>
          <table:table-cell table:formula="of:=[.E648]/10" office:value-type="float" office:value="-337.1" calcext:value-type="float">
            <text:p>-337,1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9]/10" office:value-type="float" office:value="0" calcext:value-type="float">
            <text:p>0</text:p>
          </table:table-cell>
          <table:table-cell office:value-type="float" office:value="-3384" calcext:value-type="float">
            <text:p>-3384</text:p>
          </table:table-cell>
          <table:table-cell office:value-type="float" office:value="-1376" calcext:value-type="float">
            <text:p>-1376</text:p>
          </table:table-cell>
          <table:table-cell table:formula="of:=[.E649]/10" office:value-type="float" office:value="-338.4" calcext:value-type="float">
            <text:p>-338,4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0]/10" office:value-type="float" office:value="0" calcext:value-type="float">
            <text:p>0</text:p>
          </table:table-cell>
          <table:table-cell office:value-type="float" office:value="-3398" calcext:value-type="float">
            <text:p>-3398</text:p>
          </table:table-cell>
          <table:table-cell office:value-type="float" office:value="-1376" calcext:value-type="float">
            <text:p>-1376</text:p>
          </table:table-cell>
          <table:table-cell table:formula="of:=[.E650]/10" office:value-type="float" office:value="-339.8" calcext:value-type="float">
            <text:p>-339,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1]/10" office:value-type="float" office:value="0" calcext:value-type="float">
            <text:p>0</text:p>
          </table:table-cell>
          <table:table-cell office:value-type="float" office:value="-3411" calcext:value-type="float">
            <text:p>-3411</text:p>
          </table:table-cell>
          <table:table-cell office:value-type="float" office:value="-1344" calcext:value-type="float">
            <text:p>-1344</text:p>
          </table:table-cell>
          <table:table-cell table:formula="of:=[.E651]/10" office:value-type="float" office:value="-341.1" calcext:value-type="float">
            <text:p>-341,1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2]/10" office:value-type="float" office:value="0" calcext:value-type="float">
            <text:p>0</text:p>
          </table:table-cell>
          <table:table-cell office:value-type="float" office:value="-3425" calcext:value-type="float">
            <text:p>-3425</text:p>
          </table:table-cell>
          <table:table-cell office:value-type="float" office:value="-1408" calcext:value-type="float">
            <text:p>-1408</text:p>
          </table:table-cell>
          <table:table-cell table:formula="of:=[.E652]/10" office:value-type="float" office:value="-342.5" calcext:value-type="float">
            <text:p>-342,5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3]/10" office:value-type="float" office:value="0" calcext:value-type="float">
            <text:p>0</text:p>
          </table:table-cell>
          <table:table-cell office:value-type="float" office:value="-3439" calcext:value-type="float">
            <text:p>-3439</text:p>
          </table:table-cell>
          <table:table-cell office:value-type="float" office:value="-1376" calcext:value-type="float">
            <text:p>-1376</text:p>
          </table:table-cell>
          <table:table-cell table:formula="of:=[.E653]/10" office:value-type="float" office:value="-343.9" calcext:value-type="float">
            <text:p>-343,9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4]/10" office:value-type="float" office:value="0" calcext:value-type="float">
            <text:p>0</text:p>
          </table:table-cell>
          <table:table-cell office:value-type="float" office:value="-3452" calcext:value-type="float">
            <text:p>-3452</text:p>
          </table:table-cell>
          <table:table-cell office:value-type="float" office:value="-1376" calcext:value-type="float">
            <text:p>-1376</text:p>
          </table:table-cell>
          <table:table-cell table:formula="of:=[.E654]/10" office:value-type="float" office:value="-345.2" calcext:value-type="float">
            <text:p>-345,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5]/10" office:value-type="float" office:value="0" calcext:value-type="float">
            <text:p>0</text:p>
          </table:table-cell>
          <table:table-cell office:value-type="float" office:value="-3465" calcext:value-type="float">
            <text:p>-3465</text:p>
          </table:table-cell>
          <table:table-cell office:value-type="float" office:value="-1344" calcext:value-type="float">
            <text:p>-1344</text:p>
          </table:table-cell>
          <table:table-cell table:formula="of:=[.E655]/10" office:value-type="float" office:value="-346.5" calcext:value-type="float">
            <text:p>-346,5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6]/10" office:value-type="float" office:value="0" calcext:value-type="float">
            <text:p>0</text:p>
          </table:table-cell>
          <table:table-cell office:value-type="float" office:value="-3478" calcext:value-type="float">
            <text:p>-3478</text:p>
          </table:table-cell>
          <table:table-cell office:value-type="float" office:value="-1312" calcext:value-type="float">
            <text:p>-1312</text:p>
          </table:table-cell>
          <table:table-cell table:formula="of:=[.E656]/10" office:value-type="float" office:value="-347.8" calcext:value-type="float">
            <text:p>-347,8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7]/10" office:value-type="float" office:value="0" calcext:value-type="float">
            <text:p>0</text:p>
          </table:table-cell>
          <table:table-cell office:value-type="float" office:value="-3492" calcext:value-type="float">
            <text:p>-3492</text:p>
          </table:table-cell>
          <table:table-cell office:value-type="float" office:value="-1344" calcext:value-type="float">
            <text:p>-1344</text:p>
          </table:table-cell>
          <table:table-cell table:formula="of:=[.E657]/10" office:value-type="float" office:value="-349.2" calcext:value-type="float">
            <text:p>-349,2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8]/10" office:value-type="float" office:value="0" calcext:value-type="float">
            <text:p>0</text:p>
          </table:table-cell>
          <table:table-cell office:value-type="float" office:value="-3506" calcext:value-type="float">
            <text:p>-3506</text:p>
          </table:table-cell>
          <table:table-cell office:value-type="float" office:value="-1312" calcext:value-type="float">
            <text:p>-1312</text:p>
          </table:table-cell>
          <table:table-cell table:formula="of:=[.E658]/10" office:value-type="float" office:value="-350.6" calcext:value-type="float">
            <text:p>-350,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9]/10" office:value-type="float" office:value="0" calcext:value-type="float">
            <text:p>0</text:p>
          </table:table-cell>
          <table:table-cell office:value-type="float" office:value="-3519" calcext:value-type="float">
            <text:p>-3519</text:p>
          </table:table-cell>
          <table:table-cell office:value-type="float" office:value="-1376" calcext:value-type="float">
            <text:p>-1376</text:p>
          </table:table-cell>
          <table:table-cell table:formula="of:=[.E659]/10" office:value-type="float" office:value="-351.9" calcext:value-type="float">
            <text:p>-351,9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0]/10" office:value-type="float" office:value="0" calcext:value-type="float">
            <text:p>0</text:p>
          </table:table-cell>
          <table:table-cell office:value-type="float" office:value="-3532" calcext:value-type="float">
            <text:p>-3532</text:p>
          </table:table-cell>
          <table:table-cell office:value-type="float" office:value="-1376" calcext:value-type="float">
            <text:p>-1376</text:p>
          </table:table-cell>
          <table:table-cell table:formula="of:=[.E660]/10" office:value-type="float" office:value="-353.2" calcext:value-type="float">
            <text:p>-353,2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1]/10" office:value-type="float" office:value="0" calcext:value-type="float">
            <text:p>0</text:p>
          </table:table-cell>
          <table:table-cell office:value-type="float" office:value="-3545" calcext:value-type="float">
            <text:p>-3545</text:p>
          </table:table-cell>
          <table:table-cell office:value-type="float" office:value="-1248" calcext:value-type="float">
            <text:p>-1248</text:p>
          </table:table-cell>
          <table:table-cell table:formula="of:=[.E661]/10" office:value-type="float" office:value="-354.5" calcext:value-type="float">
            <text:p>-354,5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2]/10" office:value-type="float" office:value="0" calcext:value-type="float">
            <text:p>0</text:p>
          </table:table-cell>
          <table:table-cell office:value-type="float" office:value="-3559" calcext:value-type="float">
            <text:p>-3559</text:p>
          </table:table-cell>
          <table:table-cell office:value-type="float" office:value="-1312" calcext:value-type="float">
            <text:p>-1312</text:p>
          </table:table-cell>
          <table:table-cell table:formula="of:=[.E662]/10" office:value-type="float" office:value="-355.9" calcext:value-type="float">
            <text:p>-355,9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3]/10" office:value-type="float" office:value="0" calcext:value-type="float">
            <text:p>0</text:p>
          </table:table-cell>
          <table:table-cell office:value-type="float" office:value="-3572" calcext:value-type="float">
            <text:p>-3572</text:p>
          </table:table-cell>
          <table:table-cell office:value-type="float" office:value="-1376" calcext:value-type="float">
            <text:p>-1376</text:p>
          </table:table-cell>
          <table:table-cell table:formula="of:=[.E663]/10" office:value-type="float" office:value="-357.2" calcext:value-type="float">
            <text:p>-357,2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4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-1216" calcext:value-type="float">
            <text:p>-1216</text:p>
          </table:table-cell>
          <table:table-cell table:formula="of:=[.E66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5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-160" calcext:value-type="float">
            <text:p>-160</text:p>
          </table:table-cell>
          <table:table-cell table:formula="of:=[.E66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6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6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7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6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8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6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9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6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0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1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2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3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4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5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6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7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8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9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7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0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1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2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3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4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5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6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7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8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9]/10" office:value-type="float" office:value="0" calcext:value-type="float">
            <text:p>0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8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22" calcext:value-type="float">
            <text:p>-22</text:p>
          </table:table-cell>
          <table:table-cell office:value-type="float" office:value="-800" calcext:value-type="float">
            <text:p>-800</text:p>
          </table:table-cell>
          <table:table-cell table:formula="of:=[.B690]/10" office:value-type="float" office:value="-2.2" calcext:value-type="float">
            <text:p>-2,2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41" calcext:value-type="float">
            <text:p>-41</text:p>
          </table:table-cell>
          <table:table-cell office:value-type="float" office:value="-3200" calcext:value-type="float">
            <text:p>-3200</text:p>
          </table:table-cell>
          <table:table-cell table:formula="of:=[.B691]/10" office:value-type="float" office:value="-4.1" calcext:value-type="float">
            <text:p>-4,1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68" calcext:value-type="float">
            <text:p>-68</text:p>
          </table:table-cell>
          <table:table-cell office:value-type="float" office:value="-1888" calcext:value-type="float">
            <text:p>-1888</text:p>
          </table:table-cell>
          <table:table-cell table:formula="of:=[.B692]/10" office:value-type="float" office:value="-6.8" calcext:value-type="float">
            <text:p>-6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94" calcext:value-type="float">
            <text:p>-94</text:p>
          </table:table-cell>
          <table:table-cell office:value-type="float" office:value="-2720" calcext:value-type="float">
            <text:p>-2720</text:p>
          </table:table-cell>
          <table:table-cell table:formula="of:=[.B693]/10" office:value-type="float" office:value="-9.4" calcext:value-type="float">
            <text:p>-9,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22" calcext:value-type="float">
            <text:p>-122</text:p>
          </table:table-cell>
          <table:table-cell office:value-type="float" office:value="-2784" calcext:value-type="float">
            <text:p>-2784</text:p>
          </table:table-cell>
          <table:table-cell table:formula="of:=[.B694]/10" office:value-type="float" office:value="-12.2" calcext:value-type="float">
            <text:p>-12,2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51" calcext:value-type="float">
            <text:p>-151</text:p>
          </table:table-cell>
          <table:table-cell office:value-type="float" office:value="-2752" calcext:value-type="float">
            <text:p>-2752</text:p>
          </table:table-cell>
          <table:table-cell table:formula="of:=[.B695]/10" office:value-type="float" office:value="-15.1" calcext:value-type="float">
            <text:p>-15,1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78" calcext:value-type="float">
            <text:p>-178</text:p>
          </table:table-cell>
          <table:table-cell office:value-type="float" office:value="-2688" calcext:value-type="float">
            <text:p>-2688</text:p>
          </table:table-cell>
          <table:table-cell table:formula="of:=[.B696]/10" office:value-type="float" office:value="-17.8" calcext:value-type="float">
            <text:p>-17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204" calcext:value-type="float">
            <text:p>-204</text:p>
          </table:table-cell>
          <table:table-cell office:value-type="float" office:value="-2688" calcext:value-type="float">
            <text:p>-2688</text:p>
          </table:table-cell>
          <table:table-cell table:formula="of:=[.B697]/10" office:value-type="float" office:value="-20.4" calcext:value-type="float">
            <text:p>-20,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231" calcext:value-type="float">
            <text:p>-231</text:p>
          </table:table-cell>
          <table:table-cell office:value-type="float" office:value="-2784" calcext:value-type="float">
            <text:p>-2784</text:p>
          </table:table-cell>
          <table:table-cell table:formula="of:=[.B698]/10" office:value-type="float" office:value="-23.1" calcext:value-type="float">
            <text:p>-23,1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259" calcext:value-type="float">
            <text:p>-259</text:p>
          </table:table-cell>
          <table:table-cell office:value-type="float" office:value="-2688" calcext:value-type="float">
            <text:p>-2688</text:p>
          </table:table-cell>
          <table:table-cell table:formula="of:=[.B699]/10" office:value-type="float" office:value="-25.9" calcext:value-type="float">
            <text:p>-25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69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286" calcext:value-type="float">
            <text:p>-286</text:p>
          </table:table-cell>
          <table:table-cell office:value-type="float" office:value="-2720" calcext:value-type="float">
            <text:p>-2720</text:p>
          </table:table-cell>
          <table:table-cell table:formula="of:=[.B700]/10" office:value-type="float" office:value="-28.6" calcext:value-type="float">
            <text:p>-28,6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13" calcext:value-type="float">
            <text:p>-313</text:p>
          </table:table-cell>
          <table:table-cell office:value-type="float" office:value="-2752" calcext:value-type="float">
            <text:p>-2752</text:p>
          </table:table-cell>
          <table:table-cell table:formula="of:=[.B701]/10" office:value-type="float" office:value="-31.3" calcext:value-type="float">
            <text:p>-31,3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40" calcext:value-type="float">
            <text:p>-340</text:p>
          </table:table-cell>
          <table:table-cell office:value-type="float" office:value="-2688" calcext:value-type="float">
            <text:p>-2688</text:p>
          </table:table-cell>
          <table:table-cell table:formula="of:=[.B702]/10" office:value-type="float" office:value="-34" calcext:value-type="float">
            <text:p>-3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68" calcext:value-type="float">
            <text:p>-368</text:p>
          </table:table-cell>
          <table:table-cell office:value-type="float" office:value="-2752" calcext:value-type="float">
            <text:p>-2752</text:p>
          </table:table-cell>
          <table:table-cell table:formula="of:=[.B703]/10" office:value-type="float" office:value="-36.8" calcext:value-type="float">
            <text:p>-36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95" calcext:value-type="float">
            <text:p>-395</text:p>
          </table:table-cell>
          <table:table-cell office:value-type="float" office:value="-2656" calcext:value-type="float">
            <text:p>-2656</text:p>
          </table:table-cell>
          <table:table-cell table:formula="of:=[.B704]/10" office:value-type="float" office:value="-39.5" calcext:value-type="float">
            <text:p>-39,5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422" calcext:value-type="float">
            <text:p>-422</text:p>
          </table:table-cell>
          <table:table-cell office:value-type="float" office:value="-2656" calcext:value-type="float">
            <text:p>-2656</text:p>
          </table:table-cell>
          <table:table-cell table:formula="of:=[.B705]/10" office:value-type="float" office:value="-42.2" calcext:value-type="float">
            <text:p>-42,2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449" calcext:value-type="float">
            <text:p>-449</text:p>
          </table:table-cell>
          <table:table-cell office:value-type="float" office:value="-2816" calcext:value-type="float">
            <text:p>-2816</text:p>
          </table:table-cell>
          <table:table-cell table:formula="of:=[.B706]/10" office:value-type="float" office:value="-44.9" calcext:value-type="float">
            <text:p>-44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476" calcext:value-type="float">
            <text:p>-476</text:p>
          </table:table-cell>
          <table:table-cell office:value-type="float" office:value="-2720" calcext:value-type="float">
            <text:p>-2720</text:p>
          </table:table-cell>
          <table:table-cell table:formula="of:=[.B707]/10" office:value-type="float" office:value="-47.6" calcext:value-type="float">
            <text:p>-47,6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505" calcext:value-type="float">
            <text:p>-505</text:p>
          </table:table-cell>
          <table:table-cell office:value-type="float" office:value="-2720" calcext:value-type="float">
            <text:p>-2720</text:p>
          </table:table-cell>
          <table:table-cell table:formula="of:=[.B708]/10" office:value-type="float" office:value="-50.5" calcext:value-type="float">
            <text:p>-50,5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532" calcext:value-type="float">
            <text:p>-532</text:p>
          </table:table-cell>
          <table:table-cell office:value-type="float" office:value="-2752" calcext:value-type="float">
            <text:p>-2752</text:p>
          </table:table-cell>
          <table:table-cell table:formula="of:=[.B709]/10" office:value-type="float" office:value="-53.2" calcext:value-type="float">
            <text:p>-53,2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0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558" calcext:value-type="float">
            <text:p>-558</text:p>
          </table:table-cell>
          <table:table-cell office:value-type="float" office:value="-2720" calcext:value-type="float">
            <text:p>-2720</text:p>
          </table:table-cell>
          <table:table-cell table:formula="of:=[.B710]/10" office:value-type="float" office:value="-55.8" calcext:value-type="float">
            <text:p>-55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587" calcext:value-type="float">
            <text:p>-587</text:p>
          </table:table-cell>
          <table:table-cell office:value-type="float" office:value="-2848" calcext:value-type="float">
            <text:p>-2848</text:p>
          </table:table-cell>
          <table:table-cell table:formula="of:=[.B711]/10" office:value-type="float" office:value="-58.7" calcext:value-type="float">
            <text:p>-58,7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613" calcext:value-type="float">
            <text:p>-613</text:p>
          </table:table-cell>
          <table:table-cell office:value-type="float" office:value="-2656" calcext:value-type="float">
            <text:p>-2656</text:p>
          </table:table-cell>
          <table:table-cell table:formula="of:=[.B712]/10" office:value-type="float" office:value="-61.3" calcext:value-type="float">
            <text:p>-61,3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641" calcext:value-type="float">
            <text:p>-641</text:p>
          </table:table-cell>
          <table:table-cell office:value-type="float" office:value="-2656" calcext:value-type="float">
            <text:p>-2656</text:p>
          </table:table-cell>
          <table:table-cell table:formula="of:=[.B713]/10" office:value-type="float" office:value="-64.1" calcext:value-type="float">
            <text:p>-64,1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667" calcext:value-type="float">
            <text:p>-667</text:p>
          </table:table-cell>
          <table:table-cell office:value-type="float" office:value="-2752" calcext:value-type="float">
            <text:p>-2752</text:p>
          </table:table-cell>
          <table:table-cell table:formula="of:=[.B714]/10" office:value-type="float" office:value="-66.7" calcext:value-type="float">
            <text:p>-66,7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694" calcext:value-type="float">
            <text:p>-694</text:p>
          </table:table-cell>
          <table:table-cell office:value-type="float" office:value="-2720" calcext:value-type="float">
            <text:p>-2720</text:p>
          </table:table-cell>
          <table:table-cell table:formula="of:=[.B715]/10" office:value-type="float" office:value="-69.4" calcext:value-type="float">
            <text:p>-69,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723" calcext:value-type="float">
            <text:p>-723</text:p>
          </table:table-cell>
          <table:table-cell office:value-type="float" office:value="-2784" calcext:value-type="float">
            <text:p>-2784</text:p>
          </table:table-cell>
          <table:table-cell table:formula="of:=[.B716]/10" office:value-type="float" office:value="-72.3" calcext:value-type="float">
            <text:p>-72,3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751" calcext:value-type="float">
            <text:p>-751</text:p>
          </table:table-cell>
          <table:table-cell office:value-type="float" office:value="-2784" calcext:value-type="float">
            <text:p>-2784</text:p>
          </table:table-cell>
          <table:table-cell table:formula="of:=[.B717]/10" office:value-type="float" office:value="-75.1" calcext:value-type="float">
            <text:p>-75,1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777" calcext:value-type="float">
            <text:p>-777</text:p>
          </table:table-cell>
          <table:table-cell office:value-type="float" office:value="-2752" calcext:value-type="float">
            <text:p>-2752</text:p>
          </table:table-cell>
          <table:table-cell table:formula="of:=[.B718]/10" office:value-type="float" office:value="-77.7" calcext:value-type="float">
            <text:p>-77,7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806" calcext:value-type="float">
            <text:p>-806</text:p>
          </table:table-cell>
          <table:table-cell office:value-type="float" office:value="-2848" calcext:value-type="float">
            <text:p>-2848</text:p>
          </table:table-cell>
          <table:table-cell table:formula="of:=[.B719]/10" office:value-type="float" office:value="-80.6" calcext:value-type="float">
            <text:p>-80,6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1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834" calcext:value-type="float">
            <text:p>-834</text:p>
          </table:table-cell>
          <table:table-cell office:value-type="float" office:value="-2816" calcext:value-type="float">
            <text:p>-2816</text:p>
          </table:table-cell>
          <table:table-cell table:formula="of:=[.B720]/10" office:value-type="float" office:value="-83.4" calcext:value-type="float">
            <text:p>-83,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863" calcext:value-type="float">
            <text:p>-863</text:p>
          </table:table-cell>
          <table:table-cell office:value-type="float" office:value="-2752" calcext:value-type="float">
            <text:p>-2752</text:p>
          </table:table-cell>
          <table:table-cell table:formula="of:=[.B721]/10" office:value-type="float" office:value="-86.3" calcext:value-type="float">
            <text:p>-86,3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889" calcext:value-type="float">
            <text:p>-889</text:p>
          </table:table-cell>
          <table:table-cell office:value-type="float" office:value="-2784" calcext:value-type="float">
            <text:p>-2784</text:p>
          </table:table-cell>
          <table:table-cell table:formula="of:=[.B722]/10" office:value-type="float" office:value="-88.9" calcext:value-type="float">
            <text:p>-88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916" calcext:value-type="float">
            <text:p>-916</text:p>
          </table:table-cell>
          <table:table-cell office:value-type="float" office:value="-2720" calcext:value-type="float">
            <text:p>-2720</text:p>
          </table:table-cell>
          <table:table-cell table:formula="of:=[.B723]/10" office:value-type="float" office:value="-91.6" calcext:value-type="float">
            <text:p>-91,6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944" calcext:value-type="float">
            <text:p>-944</text:p>
          </table:table-cell>
          <table:table-cell office:value-type="float" office:value="-2752" calcext:value-type="float">
            <text:p>-2752</text:p>
          </table:table-cell>
          <table:table-cell table:formula="of:=[.B724]/10" office:value-type="float" office:value="-94.4" calcext:value-type="float">
            <text:p>-94,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972" calcext:value-type="float">
            <text:p>-972</text:p>
          </table:table-cell>
          <table:table-cell office:value-type="float" office:value="-2720" calcext:value-type="float">
            <text:p>-2720</text:p>
          </table:table-cell>
          <table:table-cell table:formula="of:=[.B725]/10" office:value-type="float" office:value="-97.2" calcext:value-type="float">
            <text:p>-97,2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999" calcext:value-type="float">
            <text:p>-999</text:p>
          </table:table-cell>
          <table:table-cell office:value-type="float" office:value="-2720" calcext:value-type="float">
            <text:p>-2720</text:p>
          </table:table-cell>
          <table:table-cell table:formula="of:=[.B726]/10" office:value-type="float" office:value="-99.9" calcext:value-type="float">
            <text:p>-99,9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026" calcext:value-type="float">
            <text:p>-1026</text:p>
          </table:table-cell>
          <table:table-cell office:value-type="float" office:value="-2848" calcext:value-type="float">
            <text:p>-2848</text:p>
          </table:table-cell>
          <table:table-cell table:formula="of:=[.B727]/10" office:value-type="float" office:value="-102.6" calcext:value-type="float">
            <text:p>-102,6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055" calcext:value-type="float">
            <text:p>-1055</text:p>
          </table:table-cell>
          <table:table-cell office:value-type="float" office:value="-2816" calcext:value-type="float">
            <text:p>-2816</text:p>
          </table:table-cell>
          <table:table-cell table:formula="of:=[.B728]/10" office:value-type="float" office:value="-105.5" calcext:value-type="float">
            <text:p>-105,5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084" calcext:value-type="float">
            <text:p>-1084</text:p>
          </table:table-cell>
          <table:table-cell office:value-type="float" office:value="-2848" calcext:value-type="float">
            <text:p>-2848</text:p>
          </table:table-cell>
          <table:table-cell table:formula="of:=[.B729]/10" office:value-type="float" office:value="-108.4" calcext:value-type="float">
            <text:p>-108,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2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112" calcext:value-type="float">
            <text:p>-1112</text:p>
          </table:table-cell>
          <table:table-cell office:value-type="float" office:value="-2784" calcext:value-type="float">
            <text:p>-2784</text:p>
          </table:table-cell>
          <table:table-cell table:formula="of:=[.B730]/10" office:value-type="float" office:value="-111.2" calcext:value-type="float">
            <text:p>-111,2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38" calcext:value-type="float">
            <text:p>-1138</text:p>
          </table:table-cell>
          <table:table-cell office:value-type="float" office:value="-2720" calcext:value-type="float">
            <text:p>-2720</text:p>
          </table:table-cell>
          <table:table-cell table:formula="of:=[.B731]/10" office:value-type="float" office:value="-113.8" calcext:value-type="float">
            <text:p>-113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167" calcext:value-type="float">
            <text:p>-1167</text:p>
          </table:table-cell>
          <table:table-cell office:value-type="float" office:value="-2848" calcext:value-type="float">
            <text:p>-2848</text:p>
          </table:table-cell>
          <table:table-cell table:formula="of:=[.B732]/10" office:value-type="float" office:value="-116.7" calcext:value-type="float">
            <text:p>-116,7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95" calcext:value-type="float">
            <text:p>-1195</text:p>
          </table:table-cell>
          <table:table-cell office:value-type="float" office:value="-2784" calcext:value-type="float">
            <text:p>-2784</text:p>
          </table:table-cell>
          <table:table-cell table:formula="of:=[.B733]/10" office:value-type="float" office:value="-119.5" calcext:value-type="float">
            <text:p>-119,5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3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222" calcext:value-type="float">
            <text:p>-1222</text:p>
          </table:table-cell>
          <table:table-cell office:value-type="float" office:value="-2624" calcext:value-type="float">
            <text:p>-2624</text:p>
          </table:table-cell>
          <table:table-cell table:formula="of:=[.B734]/10" office:value-type="float" office:value="-122.2" calcext:value-type="float">
            <text:p>-122,2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4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248" calcext:value-type="float">
            <text:p>-1248</text:p>
          </table:table-cell>
          <table:table-cell office:value-type="float" office:value="-2784" calcext:value-type="float">
            <text:p>-2784</text:p>
          </table:table-cell>
          <table:table-cell table:formula="of:=[.B735]/10" office:value-type="float" office:value="-124.8" calcext:value-type="float">
            <text:p>-124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5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276" calcext:value-type="float">
            <text:p>-1276</text:p>
          </table:table-cell>
          <table:table-cell office:value-type="float" office:value="-2720" calcext:value-type="float">
            <text:p>-2720</text:p>
          </table:table-cell>
          <table:table-cell table:formula="of:=[.B736]/10" office:value-type="float" office:value="-127.6" calcext:value-type="float">
            <text:p>-127,6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6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304" calcext:value-type="float">
            <text:p>-1304</text:p>
          </table:table-cell>
          <table:table-cell office:value-type="float" office:value="-2752" calcext:value-type="float">
            <text:p>-2752</text:p>
          </table:table-cell>
          <table:table-cell table:formula="of:=[.B737]/10" office:value-type="float" office:value="-130.4" calcext:value-type="float">
            <text:p>-130,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7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331" calcext:value-type="float">
            <text:p>-1331</text:p>
          </table:table-cell>
          <table:table-cell office:value-type="float" office:value="-2720" calcext:value-type="float">
            <text:p>-2720</text:p>
          </table:table-cell>
          <table:table-cell table:formula="of:=[.B738]/10" office:value-type="float" office:value="-133.1" calcext:value-type="float">
            <text:p>-133,1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8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358" calcext:value-type="float">
            <text:p>-1358</text:p>
          </table:table-cell>
          <table:table-cell office:value-type="float" office:value="-2688" calcext:value-type="float">
            <text:p>-2688</text:p>
          </table:table-cell>
          <table:table-cell table:formula="of:=[.B739]/10" office:value-type="float" office:value="-135.8" calcext:value-type="float">
            <text:p>-135,8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39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385" calcext:value-type="float">
            <text:p>-1385</text:p>
          </table:table-cell>
          <table:table-cell office:value-type="float" office:value="-2784" calcext:value-type="float">
            <text:p>-2784</text:p>
          </table:table-cell>
          <table:table-cell table:formula="of:=[.B740]/10" office:value-type="float" office:value="-138.5" calcext:value-type="float">
            <text:p>-138,5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40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413" calcext:value-type="float">
            <text:p>-1413</text:p>
          </table:table-cell>
          <table:table-cell office:value-type="float" office:value="-2752" calcext:value-type="float">
            <text:p>-2752</text:p>
          </table:table-cell>
          <table:table-cell table:formula="of:=[.B741]/10" office:value-type="float" office:value="-141.3" calcext:value-type="float">
            <text:p>-141,3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41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440" calcext:value-type="float">
            <text:p>-1440</text:p>
          </table:table-cell>
          <table:table-cell office:value-type="float" office:value="-2624" calcext:value-type="float">
            <text:p>-2624</text:p>
          </table:table-cell>
          <table:table-cell table:formula="of:=[.B742]/10" office:value-type="float" office:value="-144" calcext:value-type="float">
            <text:p>-144</text:p>
          </table:table-cell>
          <table:table-cell office:value-type="float" office:value="-3582" calcext:value-type="float">
            <text:p>-3582</text:p>
          </table:table-cell>
          <table:table-cell office:value-type="float" office:value="0" calcext:value-type="float">
            <text:p>0</text:p>
          </table:table-cell>
          <table:table-cell table:formula="of:=[.E742]/10" office:value-type="float" office:value="-358.2" calcext:value-type="float">
            <text:p>-358,2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466" calcext:value-type="float">
            <text:p>-1466</text:p>
          </table:table-cell>
          <table:table-cell office:value-type="float" office:value="-2688" calcext:value-type="float">
            <text:p>-2688</text:p>
          </table:table-cell>
          <table:table-cell table:formula="of:=[.B743]/10" office:value-type="float" office:value="-146.6" calcext:value-type="float">
            <text:p>-146,6</text:p>
          </table:table-cell>
          <table:table-cell office:value-type="float" office:value="-3579" calcext:value-type="float">
            <text:p>-3579</text:p>
          </table:table-cell>
          <table:table-cell office:value-type="float" office:value="96" calcext:value-type="float">
            <text:p>96</text:p>
          </table:table-cell>
          <table:table-cell table:formula="of:=[.E743]/10" office:value-type="float" office:value="-357.9" calcext:value-type="float">
            <text:p>-357,9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493" calcext:value-type="float">
            <text:p>-1493</text:p>
          </table:table-cell>
          <table:table-cell office:value-type="float" office:value="-2720" calcext:value-type="float">
            <text:p>-2720</text:p>
          </table:table-cell>
          <table:table-cell table:formula="of:=[.B744]/10" office:value-type="float" office:value="-149.3" calcext:value-type="float">
            <text:p>-149,3</text:p>
          </table:table-cell>
          <table:table-cell office:value-type="float" office:value="-3559" calcext:value-type="float">
            <text:p>-3559</text:p>
          </table:table-cell>
          <table:table-cell office:value-type="float" office:value="1920" calcext:value-type="float">
            <text:p>1920</text:p>
          </table:table-cell>
          <table:table-cell table:formula="of:=[.E744]/10" office:value-type="float" office:value="-355.9" calcext:value-type="float">
            <text:p>-355,9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521" calcext:value-type="float">
            <text:p>-1521</text:p>
          </table:table-cell>
          <table:table-cell office:value-type="float" office:value="-2752" calcext:value-type="float">
            <text:p>-2752</text:p>
          </table:table-cell>
          <table:table-cell table:formula="of:=[.B745]/10" office:value-type="float" office:value="-152.1" calcext:value-type="float">
            <text:p>-152,1</text:p>
          </table:table-cell>
          <table:table-cell office:value-type="float" office:value="-3558" calcext:value-type="float">
            <text:p>-3558</text:p>
          </table:table-cell>
          <table:table-cell office:value-type="float" office:value="352" calcext:value-type="float">
            <text:p>352</text:p>
          </table:table-cell>
          <table:table-cell table:formula="of:=[.E745]/10" office:value-type="float" office:value="-355.8" calcext:value-type="float">
            <text:p>-355,8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1549" calcext:value-type="float">
            <text:p>-1549</text:p>
          </table:table-cell>
          <table:table-cell office:value-type="float" office:value="-2752" calcext:value-type="float">
            <text:p>-2752</text:p>
          </table:table-cell>
          <table:table-cell table:formula="of:=[.B746]/10" office:value-type="float" office:value="-154.9" calcext:value-type="float">
            <text:p>-154,9</text:p>
          </table:table-cell>
          <table:table-cell office:value-type="float" office:value="-3545" calcext:value-type="float">
            <text:p>-3545</text:p>
          </table:table-cell>
          <table:table-cell office:value-type="float" office:value="1024" calcext:value-type="float">
            <text:p>1024</text:p>
          </table:table-cell>
          <table:table-cell table:formula="of:=[.E746]/10" office:value-type="float" office:value="-354.5" calcext:value-type="float">
            <text:p>-354,5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576" calcext:value-type="float">
            <text:p>-1576</text:p>
          </table:table-cell>
          <table:table-cell office:value-type="float" office:value="-2720" calcext:value-type="float">
            <text:p>-2720</text:p>
          </table:table-cell>
          <table:table-cell table:formula="of:=[.B747]/10" office:value-type="float" office:value="-157.6" calcext:value-type="float">
            <text:p>-157,6</text:p>
          </table:table-cell>
          <table:table-cell office:value-type="float" office:value="-3532" calcext:value-type="float">
            <text:p>-3532</text:p>
          </table:table-cell>
          <table:table-cell office:value-type="float" office:value="1312" calcext:value-type="float">
            <text:p>1312</text:p>
          </table:table-cell>
          <table:table-cell table:formula="of:=[.E747]/10" office:value-type="float" office:value="-353.2" calcext:value-type="float">
            <text:p>-353,2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603" calcext:value-type="float">
            <text:p>-1603</text:p>
          </table:table-cell>
          <table:table-cell office:value-type="float" office:value="-2848" calcext:value-type="float">
            <text:p>-2848</text:p>
          </table:table-cell>
          <table:table-cell table:formula="of:=[.B748]/10" office:value-type="float" office:value="-160.3" calcext:value-type="float">
            <text:p>-160,3</text:p>
          </table:table-cell>
          <table:table-cell office:value-type="float" office:value="-3518" calcext:value-type="float">
            <text:p>-3518</text:p>
          </table:table-cell>
          <table:table-cell office:value-type="float" office:value="1312" calcext:value-type="float">
            <text:p>1312</text:p>
          </table:table-cell>
          <table:table-cell table:formula="of:=[.E748]/10" office:value-type="float" office:value="-351.8" calcext:value-type="float">
            <text:p>-351,8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632" calcext:value-type="float">
            <text:p>-1632</text:p>
          </table:table-cell>
          <table:table-cell office:value-type="float" office:value="-2784" calcext:value-type="float">
            <text:p>-2784</text:p>
          </table:table-cell>
          <table:table-cell table:formula="of:=[.B749]/10" office:value-type="float" office:value="-163.2" calcext:value-type="float">
            <text:p>-163,2</text:p>
          </table:table-cell>
          <table:table-cell office:value-type="float" office:value="-3505" calcext:value-type="float">
            <text:p>-3505</text:p>
          </table:table-cell>
          <table:table-cell office:value-type="float" office:value="1344" calcext:value-type="float">
            <text:p>1344</text:p>
          </table:table-cell>
          <table:table-cell table:formula="of:=[.E749]/10" office:value-type="float" office:value="-350.5" calcext:value-type="float">
            <text:p>-350,5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660" calcext:value-type="float">
            <text:p>-1660</text:p>
          </table:table-cell>
          <table:table-cell office:value-type="float" office:value="-2752" calcext:value-type="float">
            <text:p>-2752</text:p>
          </table:table-cell>
          <table:table-cell table:formula="of:=[.B750]/10" office:value-type="float" office:value="-166" calcext:value-type="float">
            <text:p>-166</text:p>
          </table:table-cell>
          <table:table-cell office:value-type="float" office:value="-3492" calcext:value-type="float">
            <text:p>-3492</text:p>
          </table:table-cell>
          <table:table-cell office:value-type="float" office:value="1376" calcext:value-type="float">
            <text:p>1376</text:p>
          </table:table-cell>
          <table:table-cell table:formula="of:=[.E750]/10" office:value-type="float" office:value="-349.2" calcext:value-type="float">
            <text:p>-349,2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87" calcext:value-type="float">
            <text:p>-1687</text:p>
          </table:table-cell>
          <table:table-cell office:value-type="float" office:value="-2720" calcext:value-type="float">
            <text:p>-2720</text:p>
          </table:table-cell>
          <table:table-cell table:formula="of:=[.B751]/10" office:value-type="float" office:value="-168.7" calcext:value-type="float">
            <text:p>-168,7</text:p>
          </table:table-cell>
          <table:table-cell office:value-type="float" office:value="-3478" calcext:value-type="float">
            <text:p>-3478</text:p>
          </table:table-cell>
          <table:table-cell office:value-type="float" office:value="1312" calcext:value-type="float">
            <text:p>1312</text:p>
          </table:table-cell>
          <table:table-cell table:formula="of:=[.E751]/10" office:value-type="float" office:value="-347.8" calcext:value-type="float">
            <text:p>-347,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714" calcext:value-type="float">
            <text:p>-1714</text:p>
          </table:table-cell>
          <table:table-cell office:value-type="float" office:value="-2784" calcext:value-type="float">
            <text:p>-2784</text:p>
          </table:table-cell>
          <table:table-cell table:formula="of:=[.B752]/10" office:value-type="float" office:value="-171.4" calcext:value-type="float">
            <text:p>-171,4</text:p>
          </table:table-cell>
          <table:table-cell office:value-type="float" office:value="-3464" calcext:value-type="float">
            <text:p>-3464</text:p>
          </table:table-cell>
          <table:table-cell office:value-type="float" office:value="1312" calcext:value-type="float">
            <text:p>1312</text:p>
          </table:table-cell>
          <table:table-cell table:formula="of:=[.E752]/10" office:value-type="float" office:value="-346.4" calcext:value-type="float">
            <text:p>-346,4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742" calcext:value-type="float">
            <text:p>-1742</text:p>
          </table:table-cell>
          <table:table-cell office:value-type="float" office:value="-2816" calcext:value-type="float">
            <text:p>-2816</text:p>
          </table:table-cell>
          <table:table-cell table:formula="of:=[.B753]/10" office:value-type="float" office:value="-174.2" calcext:value-type="float">
            <text:p>-174,2</text:p>
          </table:table-cell>
          <table:table-cell office:value-type="float" office:value="-3452" calcext:value-type="float">
            <text:p>-3452</text:p>
          </table:table-cell>
          <table:table-cell office:value-type="float" office:value="1312" calcext:value-type="float">
            <text:p>1312</text:p>
          </table:table-cell>
          <table:table-cell table:formula="of:=[.E753]/10" office:value-type="float" office:value="-345.2" calcext:value-type="float">
            <text:p>-345,2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769" calcext:value-type="float">
            <text:p>-1769</text:p>
          </table:table-cell>
          <table:table-cell office:value-type="float" office:value="-2656" calcext:value-type="float">
            <text:p>-2656</text:p>
          </table:table-cell>
          <table:table-cell table:formula="of:=[.B754]/10" office:value-type="float" office:value="-176.9" calcext:value-type="float">
            <text:p>-176,9</text:p>
          </table:table-cell>
          <table:table-cell office:value-type="float" office:value="-3438" calcext:value-type="float">
            <text:p>-3438</text:p>
          </table:table-cell>
          <table:table-cell office:value-type="float" office:value="1376" calcext:value-type="float">
            <text:p>1376</text:p>
          </table:table-cell>
          <table:table-cell table:formula="of:=[.E754]/10" office:value-type="float" office:value="-343.8" calcext:value-type="float">
            <text:p>-343,8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797" calcext:value-type="float">
            <text:p>-1797</text:p>
          </table:table-cell>
          <table:table-cell office:value-type="float" office:value="-2720" calcext:value-type="float">
            <text:p>-2720</text:p>
          </table:table-cell>
          <table:table-cell table:formula="of:=[.B755]/10" office:value-type="float" office:value="-179.7" calcext:value-type="float">
            <text:p>-179,7</text:p>
          </table:table-cell>
          <table:table-cell office:value-type="float" office:value="-3424" calcext:value-type="float">
            <text:p>-3424</text:p>
          </table:table-cell>
          <table:table-cell office:value-type="float" office:value="1408" calcext:value-type="float">
            <text:p>1408</text:p>
          </table:table-cell>
          <table:table-cell table:formula="of:=[.E755]/10" office:value-type="float" office:value="-342.4" calcext:value-type="float">
            <text:p>-342,4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824" calcext:value-type="float">
            <text:p>-1824</text:p>
          </table:table-cell>
          <table:table-cell office:value-type="float" office:value="-2816" calcext:value-type="float">
            <text:p>-2816</text:p>
          </table:table-cell>
          <table:table-cell table:formula="of:=[.B756]/10" office:value-type="float" office:value="-182.4" calcext:value-type="float">
            <text:p>-182,4</text:p>
          </table:table-cell>
          <table:table-cell office:value-type="float" office:value="-3410" calcext:value-type="float">
            <text:p>-3410</text:p>
          </table:table-cell>
          <table:table-cell office:value-type="float" office:value="1344" calcext:value-type="float">
            <text:p>1344</text:p>
          </table:table-cell>
          <table:table-cell table:formula="of:=[.E756]/10" office:value-type="float" office:value="-341" calcext:value-type="float">
            <text:p>-341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851" calcext:value-type="float">
            <text:p>-1851</text:p>
          </table:table-cell>
          <table:table-cell office:value-type="float" office:value="-2720" calcext:value-type="float">
            <text:p>-2720</text:p>
          </table:table-cell>
          <table:table-cell table:formula="of:=[.B757]/10" office:value-type="float" office:value="-185.1" calcext:value-type="float">
            <text:p>-185,1</text:p>
          </table:table-cell>
          <table:table-cell office:value-type="float" office:value="-3397" calcext:value-type="float">
            <text:p>-3397</text:p>
          </table:table-cell>
          <table:table-cell office:value-type="float" office:value="1344" calcext:value-type="float">
            <text:p>1344</text:p>
          </table:table-cell>
          <table:table-cell table:formula="of:=[.E757]/10" office:value-type="float" office:value="-339.7" calcext:value-type="float">
            <text:p>-339,7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880" calcext:value-type="float">
            <text:p>-1880</text:p>
          </table:table-cell>
          <table:table-cell office:value-type="float" office:value="-2816" calcext:value-type="float">
            <text:p>-2816</text:p>
          </table:table-cell>
          <table:table-cell table:formula="of:=[.B758]/10" office:value-type="float" office:value="-188" calcext:value-type="float">
            <text:p>-188</text:p>
          </table:table-cell>
          <table:table-cell office:value-type="float" office:value="-3383" calcext:value-type="float">
            <text:p>-3383</text:p>
          </table:table-cell>
          <table:table-cell office:value-type="float" office:value="1408" calcext:value-type="float">
            <text:p>1408</text:p>
          </table:table-cell>
          <table:table-cell table:formula="of:=[.E758]/10" office:value-type="float" office:value="-338.3" calcext:value-type="float">
            <text:p>-338,3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907" calcext:value-type="float">
            <text:p>-1907</text:p>
          </table:table-cell>
          <table:table-cell office:value-type="float" office:value="-2688" calcext:value-type="float">
            <text:p>-2688</text:p>
          </table:table-cell>
          <table:table-cell table:formula="of:=[.B759]/10" office:value-type="float" office:value="-190.7" calcext:value-type="float">
            <text:p>-190,7</text:p>
          </table:table-cell>
          <table:table-cell office:value-type="float" office:value="-3369" calcext:value-type="float">
            <text:p>-3369</text:p>
          </table:table-cell>
          <table:table-cell office:value-type="float" office:value="1408" calcext:value-type="float">
            <text:p>1408</text:p>
          </table:table-cell>
          <table:table-cell table:formula="of:=[.E759]/10" office:value-type="float" office:value="-336.9" calcext:value-type="float">
            <text:p>-336,9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934" calcext:value-type="float">
            <text:p>-1934</text:p>
          </table:table-cell>
          <table:table-cell office:value-type="float" office:value="-2784" calcext:value-type="float">
            <text:p>-2784</text:p>
          </table:table-cell>
          <table:table-cell table:formula="of:=[.B760]/10" office:value-type="float" office:value="-193.4" calcext:value-type="float">
            <text:p>-193,4</text:p>
          </table:table-cell>
          <table:table-cell office:value-type="float" office:value="-3355" calcext:value-type="float">
            <text:p>-3355</text:p>
          </table:table-cell>
          <table:table-cell office:value-type="float" office:value="1376" calcext:value-type="float">
            <text:p>1376</text:p>
          </table:table-cell>
          <table:table-cell table:formula="of:=[.E760]/10" office:value-type="float" office:value="-335.5" calcext:value-type="float">
            <text:p>-335,5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962" calcext:value-type="float">
            <text:p>-1962</text:p>
          </table:table-cell>
          <table:table-cell office:value-type="float" office:value="-2816" calcext:value-type="float">
            <text:p>-2816</text:p>
          </table:table-cell>
          <table:table-cell table:formula="of:=[.B761]/10" office:value-type="float" office:value="-196.2" calcext:value-type="float">
            <text:p>-196,2</text:p>
          </table:table-cell>
          <table:table-cell office:value-type="float" office:value="-3341" calcext:value-type="float">
            <text:p>-3341</text:p>
          </table:table-cell>
          <table:table-cell office:value-type="float" office:value="1376" calcext:value-type="float">
            <text:p>1376</text:p>
          </table:table-cell>
          <table:table-cell table:formula="of:=[.E761]/10" office:value-type="float" office:value="-334.1" calcext:value-type="float">
            <text:p>-334,1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989" calcext:value-type="float">
            <text:p>-1989</text:p>
          </table:table-cell>
          <table:table-cell office:value-type="float" office:value="-2688" calcext:value-type="float">
            <text:p>-2688</text:p>
          </table:table-cell>
          <table:table-cell table:formula="of:=[.B762]/10" office:value-type="float" office:value="-198.9" calcext:value-type="float">
            <text:p>-198,9</text:p>
          </table:table-cell>
          <table:table-cell office:value-type="float" office:value="-3329" calcext:value-type="float">
            <text:p>-3329</text:p>
          </table:table-cell>
          <table:table-cell office:value-type="float" office:value="1312" calcext:value-type="float">
            <text:p>1312</text:p>
          </table:table-cell>
          <table:table-cell table:formula="of:=[.E762]/10" office:value-type="float" office:value="-332.9" calcext:value-type="float">
            <text:p>-332,9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016" calcext:value-type="float">
            <text:p>-2016</text:p>
          </table:table-cell>
          <table:table-cell office:value-type="float" office:value="-2592" calcext:value-type="float">
            <text:p>-2592</text:p>
          </table:table-cell>
          <table:table-cell table:formula="of:=[.B763]/10" office:value-type="float" office:value="-201.6" calcext:value-type="float">
            <text:p>-201,6</text:p>
          </table:table-cell>
          <table:table-cell office:value-type="float" office:value="-3314" calcext:value-type="float">
            <text:p>-3314</text:p>
          </table:table-cell>
          <table:table-cell office:value-type="float" office:value="1440" calcext:value-type="float">
            <text:p>1440</text:p>
          </table:table-cell>
          <table:table-cell table:formula="of:=[.E763]/10" office:value-type="float" office:value="-331.4" calcext:value-type="float">
            <text:p>-331,4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2043" calcext:value-type="float">
            <text:p>-2043</text:p>
          </table:table-cell>
          <table:table-cell office:value-type="float" office:value="-2752" calcext:value-type="float">
            <text:p>-2752</text:p>
          </table:table-cell>
          <table:table-cell table:formula="of:=[.B764]/10" office:value-type="float" office:value="-204.3" calcext:value-type="float">
            <text:p>-204,3</text:p>
          </table:table-cell>
          <table:table-cell office:value-type="float" office:value="-3300" calcext:value-type="float">
            <text:p>-3300</text:p>
          </table:table-cell>
          <table:table-cell office:value-type="float" office:value="1376" calcext:value-type="float">
            <text:p>1376</text:p>
          </table:table-cell>
          <table:table-cell table:formula="of:=[.E764]/10" office:value-type="float" office:value="-330" calcext:value-type="float">
            <text:p>-330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2070" calcext:value-type="float">
            <text:p>-2070</text:p>
          </table:table-cell>
          <table:table-cell office:value-type="float" office:value="-2720" calcext:value-type="float">
            <text:p>-2720</text:p>
          </table:table-cell>
          <table:table-cell table:formula="of:=[.B765]/10" office:value-type="float" office:value="-207" calcext:value-type="float">
            <text:p>-207</text:p>
          </table:table-cell>
          <table:table-cell office:value-type="float" office:value="-3286" calcext:value-type="float">
            <text:p>-3286</text:p>
          </table:table-cell>
          <table:table-cell office:value-type="float" office:value="1376" calcext:value-type="float">
            <text:p>1376</text:p>
          </table:table-cell>
          <table:table-cell table:formula="of:=[.E765]/10" office:value-type="float" office:value="-328.6" calcext:value-type="float">
            <text:p>-328,6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2099" calcext:value-type="float">
            <text:p>-2099</text:p>
          </table:table-cell>
          <table:table-cell office:value-type="float" office:value="-2848" calcext:value-type="float">
            <text:p>-2848</text:p>
          </table:table-cell>
          <table:table-cell table:formula="of:=[.B766]/10" office:value-type="float" office:value="-209.9" calcext:value-type="float">
            <text:p>-209,9</text:p>
          </table:table-cell>
          <table:table-cell office:value-type="float" office:value="-3273" calcext:value-type="float">
            <text:p>-3273</text:p>
          </table:table-cell>
          <table:table-cell office:value-type="float" office:value="1376" calcext:value-type="float">
            <text:p>1376</text:p>
          </table:table-cell>
          <table:table-cell table:formula="of:=[.E766]/10" office:value-type="float" office:value="-327.3" calcext:value-type="float">
            <text:p>-327,3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2126" calcext:value-type="float">
            <text:p>-2126</text:p>
          </table:table-cell>
          <table:table-cell office:value-type="float" office:value="-2752" calcext:value-type="float">
            <text:p>-2752</text:p>
          </table:table-cell>
          <table:table-cell table:formula="of:=[.B767]/10" office:value-type="float" office:value="-212.6" calcext:value-type="float">
            <text:p>-212,6</text:p>
          </table:table-cell>
          <table:table-cell office:value-type="float" office:value="-3260" calcext:value-type="float">
            <text:p>-3260</text:p>
          </table:table-cell>
          <table:table-cell office:value-type="float" office:value="1344" calcext:value-type="float">
            <text:p>1344</text:p>
          </table:table-cell>
          <table:table-cell table:formula="of:=[.E767]/10" office:value-type="float" office:value="-326" calcext:value-type="float">
            <text:p>-32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2155" calcext:value-type="float">
            <text:p>-2155</text:p>
          </table:table-cell>
          <table:table-cell office:value-type="float" office:value="-2784" calcext:value-type="float">
            <text:p>-2784</text:p>
          </table:table-cell>
          <table:table-cell table:formula="of:=[.B768]/10" office:value-type="float" office:value="-215.5" calcext:value-type="float">
            <text:p>-215,5</text:p>
          </table:table-cell>
          <table:table-cell office:value-type="float" office:value="-3245" calcext:value-type="float">
            <text:p>-3245</text:p>
          </table:table-cell>
          <table:table-cell office:value-type="float" office:value="1376" calcext:value-type="float">
            <text:p>1376</text:p>
          </table:table-cell>
          <table:table-cell table:formula="of:=[.E768]/10" office:value-type="float" office:value="-324.5" calcext:value-type="float">
            <text:p>-324,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2182" calcext:value-type="float">
            <text:p>-2182</text:p>
          </table:table-cell>
          <table:table-cell office:value-type="float" office:value="-2816" calcext:value-type="float">
            <text:p>-2816</text:p>
          </table:table-cell>
          <table:table-cell table:formula="of:=[.B769]/10" office:value-type="float" office:value="-218.2" calcext:value-type="float">
            <text:p>-218,2</text:p>
          </table:table-cell>
          <table:table-cell office:value-type="float" office:value="-3231" calcext:value-type="float">
            <text:p>-3231</text:p>
          </table:table-cell>
          <table:table-cell office:value-type="float" office:value="1376" calcext:value-type="float">
            <text:p>1376</text:p>
          </table:table-cell>
          <table:table-cell table:formula="of:=[.E769]/10" office:value-type="float" office:value="-323.1" calcext:value-type="float">
            <text:p>-323,1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2210" calcext:value-type="float">
            <text:p>-2210</text:p>
          </table:table-cell>
          <table:table-cell office:value-type="float" office:value="-2816" calcext:value-type="float">
            <text:p>-2816</text:p>
          </table:table-cell>
          <table:table-cell table:formula="of:=[.B770]/10" office:value-type="float" office:value="-221" calcext:value-type="float">
            <text:p>-221</text:p>
          </table:table-cell>
          <table:table-cell office:value-type="float" office:value="-3218" calcext:value-type="float">
            <text:p>-3218</text:p>
          </table:table-cell>
          <table:table-cell office:value-type="float" office:value="1344" calcext:value-type="float">
            <text:p>1344</text:p>
          </table:table-cell>
          <table:table-cell table:formula="of:=[.E770]/10" office:value-type="float" office:value="-321.8" calcext:value-type="float">
            <text:p>-321,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2238" calcext:value-type="float">
            <text:p>-2238</text:p>
          </table:table-cell>
          <table:table-cell office:value-type="float" office:value="-2752" calcext:value-type="float">
            <text:p>-2752</text:p>
          </table:table-cell>
          <table:table-cell table:formula="of:=[.B771]/10" office:value-type="float" office:value="-223.8" calcext:value-type="float">
            <text:p>-223,8</text:p>
          </table:table-cell>
          <table:table-cell office:value-type="float" office:value="-3205" calcext:value-type="float">
            <text:p>-3205</text:p>
          </table:table-cell>
          <table:table-cell office:value-type="float" office:value="1408" calcext:value-type="float">
            <text:p>1408</text:p>
          </table:table-cell>
          <table:table-cell table:formula="of:=[.E771]/10" office:value-type="float" office:value="-320.5" calcext:value-type="float">
            <text:p>-320,5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2266" calcext:value-type="float">
            <text:p>-2266</text:p>
          </table:table-cell>
          <table:table-cell office:value-type="float" office:value="-2752" calcext:value-type="float">
            <text:p>-2752</text:p>
          </table:table-cell>
          <table:table-cell table:formula="of:=[.B772]/10" office:value-type="float" office:value="-226.6" calcext:value-type="float">
            <text:p>-226,6</text:p>
          </table:table-cell>
          <table:table-cell office:value-type="float" office:value="-3191" calcext:value-type="float">
            <text:p>-3191</text:p>
          </table:table-cell>
          <table:table-cell office:value-type="float" office:value="1376" calcext:value-type="float">
            <text:p>1376</text:p>
          </table:table-cell>
          <table:table-cell table:formula="of:=[.E772]/10" office:value-type="float" office:value="-319.1" calcext:value-type="float">
            <text:p>-319,1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2293" calcext:value-type="float">
            <text:p>-2293</text:p>
          </table:table-cell>
          <table:table-cell office:value-type="float" office:value="-2752" calcext:value-type="float">
            <text:p>-2752</text:p>
          </table:table-cell>
          <table:table-cell table:formula="of:=[.B773]/10" office:value-type="float" office:value="-229.3" calcext:value-type="float">
            <text:p>-229,3</text:p>
          </table:table-cell>
          <table:table-cell office:value-type="float" office:value="-3176" calcext:value-type="float">
            <text:p>-3176</text:p>
          </table:table-cell>
          <table:table-cell office:value-type="float" office:value="1376" calcext:value-type="float">
            <text:p>1376</text:p>
          </table:table-cell>
          <table:table-cell table:formula="of:=[.E773]/10" office:value-type="float" office:value="-317.6" calcext:value-type="float">
            <text:p>-317,6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2320" calcext:value-type="float">
            <text:p>-2320</text:p>
          </table:table-cell>
          <table:table-cell office:value-type="float" office:value="-2784" calcext:value-type="float">
            <text:p>-2784</text:p>
          </table:table-cell>
          <table:table-cell table:formula="of:=[.B774]/10" office:value-type="float" office:value="-232" calcext:value-type="float">
            <text:p>-232</text:p>
          </table:table-cell>
          <table:table-cell office:value-type="float" office:value="-3162" calcext:value-type="float">
            <text:p>-3162</text:p>
          </table:table-cell>
          <table:table-cell office:value-type="float" office:value="1408" calcext:value-type="float">
            <text:p>1408</text:p>
          </table:table-cell>
          <table:table-cell table:formula="of:=[.E774]/10" office:value-type="float" office:value="-316.2" calcext:value-type="float">
            <text:p>-316,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2347" calcext:value-type="float">
            <text:p>-2347</text:p>
          </table:table-cell>
          <table:table-cell office:value-type="float" office:value="-2688" calcext:value-type="float">
            <text:p>-2688</text:p>
          </table:table-cell>
          <table:table-cell table:formula="of:=[.B775]/10" office:value-type="float" office:value="-234.7" calcext:value-type="float">
            <text:p>-234,7</text:p>
          </table:table-cell>
          <table:table-cell office:value-type="float" office:value="-3148" calcext:value-type="float">
            <text:p>-3148</text:p>
          </table:table-cell>
          <table:table-cell office:value-type="float" office:value="1472" calcext:value-type="float">
            <text:p>1472</text:p>
          </table:table-cell>
          <table:table-cell table:formula="of:=[.E775]/10" office:value-type="float" office:value="-314.8" calcext:value-type="float">
            <text:p>-314,8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2375" calcext:value-type="float">
            <text:p>-2375</text:p>
          </table:table-cell>
          <table:table-cell office:value-type="float" office:value="-2688" calcext:value-type="float">
            <text:p>-2688</text:p>
          </table:table-cell>
          <table:table-cell table:formula="of:=[.B776]/10" office:value-type="float" office:value="-237.5" calcext:value-type="float">
            <text:p>-237,5</text:p>
          </table:table-cell>
          <table:table-cell office:value-type="float" office:value="-3133" calcext:value-type="float">
            <text:p>-3133</text:p>
          </table:table-cell>
          <table:table-cell office:value-type="float" office:value="1472" calcext:value-type="float">
            <text:p>1472</text:p>
          </table:table-cell>
          <table:table-cell table:formula="of:=[.E776]/10" office:value-type="float" office:value="-313.3" calcext:value-type="float">
            <text:p>-313,3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2401" calcext:value-type="float">
            <text:p>-2401</text:p>
          </table:table-cell>
          <table:table-cell office:value-type="float" office:value="-2688" calcext:value-type="float">
            <text:p>-2688</text:p>
          </table:table-cell>
          <table:table-cell table:formula="of:=[.B777]/10" office:value-type="float" office:value="-240.1" calcext:value-type="float">
            <text:p>-240,1</text:p>
          </table:table-cell>
          <table:table-cell office:value-type="float" office:value="-3119" calcext:value-type="float">
            <text:p>-3119</text:p>
          </table:table-cell>
          <table:table-cell office:value-type="float" office:value="1376" calcext:value-type="float">
            <text:p>1376</text:p>
          </table:table-cell>
          <table:table-cell table:formula="of:=[.E777]/10" office:value-type="float" office:value="-311.9" calcext:value-type="float">
            <text:p>-311,9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2427" calcext:value-type="float">
            <text:p>-2427</text:p>
          </table:table-cell>
          <table:table-cell office:value-type="float" office:value="-2656" calcext:value-type="float">
            <text:p>-2656</text:p>
          </table:table-cell>
          <table:table-cell table:formula="of:=[.B778]/10" office:value-type="float" office:value="-242.7" calcext:value-type="float">
            <text:p>-242,7</text:p>
          </table:table-cell>
          <table:table-cell office:value-type="float" office:value="-3105" calcext:value-type="float">
            <text:p>-3105</text:p>
          </table:table-cell>
          <table:table-cell office:value-type="float" office:value="1376" calcext:value-type="float">
            <text:p>1376</text:p>
          </table:table-cell>
          <table:table-cell table:formula="of:=[.E778]/10" office:value-type="float" office:value="-310.5" calcext:value-type="float">
            <text:p>-310,5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2454" calcext:value-type="float">
            <text:p>-2454</text:p>
          </table:table-cell>
          <table:table-cell office:value-type="float" office:value="-2688" calcext:value-type="float">
            <text:p>-2688</text:p>
          </table:table-cell>
          <table:table-cell table:formula="of:=[.B779]/10" office:value-type="float" office:value="-245.4" calcext:value-type="float">
            <text:p>-245,4</text:p>
          </table:table-cell>
          <table:table-cell office:value-type="float" office:value="-3091" calcext:value-type="float">
            <text:p>-3091</text:p>
          </table:table-cell>
          <table:table-cell office:value-type="float" office:value="1472" calcext:value-type="float">
            <text:p>1472</text:p>
          </table:table-cell>
          <table:table-cell table:formula="of:=[.E779]/10" office:value-type="float" office:value="-309.1" calcext:value-type="float">
            <text:p>-309,1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2481" calcext:value-type="float">
            <text:p>-2481</text:p>
          </table:table-cell>
          <table:table-cell office:value-type="float" office:value="-2624" calcext:value-type="float">
            <text:p>-2624</text:p>
          </table:table-cell>
          <table:table-cell table:formula="of:=[.B780]/10" office:value-type="float" office:value="-248.1" calcext:value-type="float">
            <text:p>-248,1</text:p>
          </table:table-cell>
          <table:table-cell office:value-type="float" office:value="-3077" calcext:value-type="float">
            <text:p>-3077</text:p>
          </table:table-cell>
          <table:table-cell office:value-type="float" office:value="1440" calcext:value-type="float">
            <text:p>1440</text:p>
          </table:table-cell>
          <table:table-cell table:formula="of:=[.E780]/10" office:value-type="float" office:value="-307.7" calcext:value-type="float">
            <text:p>-307,7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2507" calcext:value-type="float">
            <text:p>-2507</text:p>
          </table:table-cell>
          <table:table-cell office:value-type="float" office:value="-2656" calcext:value-type="float">
            <text:p>-2656</text:p>
          </table:table-cell>
          <table:table-cell table:formula="of:=[.B781]/10" office:value-type="float" office:value="-250.7" calcext:value-type="float">
            <text:p>-250,7</text:p>
          </table:table-cell>
          <table:table-cell office:value-type="float" office:value="-3062" calcext:value-type="float">
            <text:p>-3062</text:p>
          </table:table-cell>
          <table:table-cell office:value-type="float" office:value="1440" calcext:value-type="float">
            <text:p>1440</text:p>
          </table:table-cell>
          <table:table-cell table:formula="of:=[.E781]/10" office:value-type="float" office:value="-306.2" calcext:value-type="float">
            <text:p>-306,2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2535" calcext:value-type="float">
            <text:p>-2535</text:p>
          </table:table-cell>
          <table:table-cell office:value-type="float" office:value="-2816" calcext:value-type="float">
            <text:p>-2816</text:p>
          </table:table-cell>
          <table:table-cell table:formula="of:=[.B782]/10" office:value-type="float" office:value="-253.5" calcext:value-type="float">
            <text:p>-253,5</text:p>
          </table:table-cell>
          <table:table-cell office:value-type="float" office:value="-3049" calcext:value-type="float">
            <text:p>-3049</text:p>
          </table:table-cell>
          <table:table-cell office:value-type="float" office:value="1344" calcext:value-type="float">
            <text:p>1344</text:p>
          </table:table-cell>
          <table:table-cell table:formula="of:=[.E782]/10" office:value-type="float" office:value="-304.9" calcext:value-type="float">
            <text:p>-304,9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2562" calcext:value-type="float">
            <text:p>-2562</text:p>
          </table:table-cell>
          <table:table-cell office:value-type="float" office:value="-2688" calcext:value-type="float">
            <text:p>-2688</text:p>
          </table:table-cell>
          <table:table-cell table:formula="of:=[.B783]/10" office:value-type="float" office:value="-256.2" calcext:value-type="float">
            <text:p>-256,2</text:p>
          </table:table-cell>
          <table:table-cell office:value-type="float" office:value="-3036" calcext:value-type="float">
            <text:p>-3036</text:p>
          </table:table-cell>
          <table:table-cell office:value-type="float" office:value="1344" calcext:value-type="float">
            <text:p>1344</text:p>
          </table:table-cell>
          <table:table-cell table:formula="of:=[.E783]/10" office:value-type="float" office:value="-303.6" calcext:value-type="float">
            <text:p>-303,6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2591" calcext:value-type="float">
            <text:p>-2591</text:p>
          </table:table-cell>
          <table:table-cell office:value-type="float" office:value="-2720" calcext:value-type="float">
            <text:p>-2720</text:p>
          </table:table-cell>
          <table:table-cell table:formula="of:=[.B784]/10" office:value-type="float" office:value="-259.1" calcext:value-type="float">
            <text:p>-259,1</text:p>
          </table:table-cell>
          <table:table-cell office:value-type="float" office:value="-3022" calcext:value-type="float">
            <text:p>-3022</text:p>
          </table:table-cell>
          <table:table-cell office:value-type="float" office:value="1408" calcext:value-type="float">
            <text:p>1408</text:p>
          </table:table-cell>
          <table:table-cell table:formula="of:=[.E784]/10" office:value-type="float" office:value="-302.2" calcext:value-type="float">
            <text:p>-302,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2618" calcext:value-type="float">
            <text:p>-2618</text:p>
          </table:table-cell>
          <table:table-cell office:value-type="float" office:value="-2752" calcext:value-type="float">
            <text:p>-2752</text:p>
          </table:table-cell>
          <table:table-cell table:formula="of:=[.B785]/10" office:value-type="float" office:value="-261.8" calcext:value-type="float">
            <text:p>-261,8</text:p>
          </table:table-cell>
          <table:table-cell office:value-type="float" office:value="-3008" calcext:value-type="float">
            <text:p>-3008</text:p>
          </table:table-cell>
          <table:table-cell office:value-type="float" office:value="1376" calcext:value-type="float">
            <text:p>1376</text:p>
          </table:table-cell>
          <table:table-cell table:formula="of:=[.E785]/10" office:value-type="float" office:value="-300.8" calcext:value-type="float">
            <text:p>-300,8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2645" calcext:value-type="float">
            <text:p>-2645</text:p>
          </table:table-cell>
          <table:table-cell office:value-type="float" office:value="-2752" calcext:value-type="float">
            <text:p>-2752</text:p>
          </table:table-cell>
          <table:table-cell table:formula="of:=[.B786]/10" office:value-type="float" office:value="-264.5" calcext:value-type="float">
            <text:p>-264,5</text:p>
          </table:table-cell>
          <table:table-cell office:value-type="float" office:value="-2994" calcext:value-type="float">
            <text:p>-2994</text:p>
          </table:table-cell>
          <table:table-cell office:value-type="float" office:value="1344" calcext:value-type="float">
            <text:p>1344</text:p>
          </table:table-cell>
          <table:table-cell table:formula="of:=[.E786]/10" office:value-type="float" office:value="-299.4" calcext:value-type="float">
            <text:p>-299,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2674" calcext:value-type="float">
            <text:p>-2674</text:p>
          </table:table-cell>
          <table:table-cell office:value-type="float" office:value="-2880" calcext:value-type="float">
            <text:p>-2880</text:p>
          </table:table-cell>
          <table:table-cell table:formula="of:=[.B787]/10" office:value-type="float" office:value="-267.4" calcext:value-type="float">
            <text:p>-267,4</text:p>
          </table:table-cell>
          <table:table-cell office:value-type="float" office:value="-2981" calcext:value-type="float">
            <text:p>-2981</text:p>
          </table:table-cell>
          <table:table-cell office:value-type="float" office:value="1376" calcext:value-type="float">
            <text:p>1376</text:p>
          </table:table-cell>
          <table:table-cell table:formula="of:=[.E787]/10" office:value-type="float" office:value="-298.1" calcext:value-type="float">
            <text:p>-298,1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2700" calcext:value-type="float">
            <text:p>-2700</text:p>
          </table:table-cell>
          <table:table-cell office:value-type="float" office:value="-2656" calcext:value-type="float">
            <text:p>-2656</text:p>
          </table:table-cell>
          <table:table-cell table:formula="of:=[.B788]/10" office:value-type="float" office:value="-270" calcext:value-type="float">
            <text:p>-270</text:p>
          </table:table-cell>
          <table:table-cell office:value-type="float" office:value="-2968" calcext:value-type="float">
            <text:p>-2968</text:p>
          </table:table-cell>
          <table:table-cell office:value-type="float" office:value="1312" calcext:value-type="float">
            <text:p>1312</text:p>
          </table:table-cell>
          <table:table-cell table:formula="of:=[.E788]/10" office:value-type="float" office:value="-296.8" calcext:value-type="float">
            <text:p>-296,8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2728" calcext:value-type="float">
            <text:p>-2728</text:p>
          </table:table-cell>
          <table:table-cell office:value-type="float" office:value="-2720" calcext:value-type="float">
            <text:p>-2720</text:p>
          </table:table-cell>
          <table:table-cell table:formula="of:=[.B789]/10" office:value-type="float" office:value="-272.8" calcext:value-type="float">
            <text:p>-272,8</text:p>
          </table:table-cell>
          <table:table-cell office:value-type="float" office:value="-2954" calcext:value-type="float">
            <text:p>-2954</text:p>
          </table:table-cell>
          <table:table-cell office:value-type="float" office:value="1344" calcext:value-type="float">
            <text:p>1344</text:p>
          </table:table-cell>
          <table:table-cell table:formula="of:=[.E789]/10" office:value-type="float" office:value="-295.4" calcext:value-type="float">
            <text:p>-295,4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756" calcext:value-type="float">
            <text:p>-2756</text:p>
          </table:table-cell>
          <table:table-cell office:value-type="float" office:value="-2848" calcext:value-type="float">
            <text:p>-2848</text:p>
          </table:table-cell>
          <table:table-cell table:formula="of:=[.B790]/10" office:value-type="float" office:value="-275.6" calcext:value-type="float">
            <text:p>-275,6</text:p>
          </table:table-cell>
          <table:table-cell office:value-type="float" office:value="-2941" calcext:value-type="float">
            <text:p>-2941</text:p>
          </table:table-cell>
          <table:table-cell office:value-type="float" office:value="1312" calcext:value-type="float">
            <text:p>1312</text:p>
          </table:table-cell>
          <table:table-cell table:formula="of:=[.E790]/10" office:value-type="float" office:value="-294.1" calcext:value-type="float">
            <text:p>-294,1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783" calcext:value-type="float">
            <text:p>-2783</text:p>
          </table:table-cell>
          <table:table-cell office:value-type="float" office:value="-2784" calcext:value-type="float">
            <text:p>-2784</text:p>
          </table:table-cell>
          <table:table-cell table:formula="of:=[.B791]/10" office:value-type="float" office:value="-278.3" calcext:value-type="float">
            <text:p>-278,3</text:p>
          </table:table-cell>
          <table:table-cell office:value-type="float" office:value="-2927" calcext:value-type="float">
            <text:p>-2927</text:p>
          </table:table-cell>
          <table:table-cell office:value-type="float" office:value="1376" calcext:value-type="float">
            <text:p>1376</text:p>
          </table:table-cell>
          <table:table-cell table:formula="of:=[.E791]/10" office:value-type="float" office:value="-292.7" calcext:value-type="float">
            <text:p>-292,7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2812" calcext:value-type="float">
            <text:p>-2812</text:p>
          </table:table-cell>
          <table:table-cell office:value-type="float" office:value="-2784" calcext:value-type="float">
            <text:p>-2784</text:p>
          </table:table-cell>
          <table:table-cell table:formula="of:=[.B792]/10" office:value-type="float" office:value="-281.2" calcext:value-type="float">
            <text:p>-281,2</text:p>
          </table:table-cell>
          <table:table-cell office:value-type="float" office:value="-2914" calcext:value-type="float">
            <text:p>-2914</text:p>
          </table:table-cell>
          <table:table-cell office:value-type="float" office:value="1440" calcext:value-type="float">
            <text:p>1440</text:p>
          </table:table-cell>
          <table:table-cell table:formula="of:=[.E792]/10" office:value-type="float" office:value="-291.4" calcext:value-type="float">
            <text:p>-291,4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2841" calcext:value-type="float">
            <text:p>-2841</text:p>
          </table:table-cell>
          <table:table-cell office:value-type="float" office:value="-2848" calcext:value-type="float">
            <text:p>-2848</text:p>
          </table:table-cell>
          <table:table-cell table:formula="of:=[.B793]/10" office:value-type="float" office:value="-284.1" calcext:value-type="float">
            <text:p>-284,1</text:p>
          </table:table-cell>
          <table:table-cell office:value-type="float" office:value="-2901" calcext:value-type="float">
            <text:p>-2901</text:p>
          </table:table-cell>
          <table:table-cell office:value-type="float" office:value="1312" calcext:value-type="float">
            <text:p>1312</text:p>
          </table:table-cell>
          <table:table-cell table:formula="of:=[.E793]/10" office:value-type="float" office:value="-290.1" calcext:value-type="float">
            <text:p>-290,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2868" calcext:value-type="float">
            <text:p>-2868</text:p>
          </table:table-cell>
          <table:table-cell office:value-type="float" office:value="-2784" calcext:value-type="float">
            <text:p>-2784</text:p>
          </table:table-cell>
          <table:table-cell table:formula="of:=[.B794]/10" office:value-type="float" office:value="-286.8" calcext:value-type="float">
            <text:p>-286,8</text:p>
          </table:table-cell>
          <table:table-cell office:value-type="float" office:value="-2886" calcext:value-type="float">
            <text:p>-2886</text:p>
          </table:table-cell>
          <table:table-cell office:value-type="float" office:value="1312" calcext:value-type="float">
            <text:p>1312</text:p>
          </table:table-cell>
          <table:table-cell table:formula="of:=[.E794]/10" office:value-type="float" office:value="-288.6" calcext:value-type="float">
            <text:p>-288,6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2897" calcext:value-type="float">
            <text:p>-2897</text:p>
          </table:table-cell>
          <table:table-cell office:value-type="float" office:value="-2912" calcext:value-type="float">
            <text:p>-2912</text:p>
          </table:table-cell>
          <table:table-cell table:formula="of:=[.B795]/10" office:value-type="float" office:value="-289.7" calcext:value-type="float">
            <text:p>-289,7</text:p>
          </table:table-cell>
          <table:table-cell office:value-type="float" office:value="-2873" calcext:value-type="float">
            <text:p>-2873</text:p>
          </table:table-cell>
          <table:table-cell office:value-type="float" office:value="1376" calcext:value-type="float">
            <text:p>1376</text:p>
          </table:table-cell>
          <table:table-cell table:formula="of:=[.E795]/10" office:value-type="float" office:value="-287.3" calcext:value-type="float">
            <text:p>-287,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925" calcext:value-type="float">
            <text:p>-2925</text:p>
          </table:table-cell>
          <table:table-cell office:value-type="float" office:value="-2816" calcext:value-type="float">
            <text:p>-2816</text:p>
          </table:table-cell>
          <table:table-cell table:formula="of:=[.B796]/10" office:value-type="float" office:value="-292.5" calcext:value-type="float">
            <text:p>-292,5</text:p>
          </table:table-cell>
          <table:table-cell office:value-type="float" office:value="-2859" calcext:value-type="float">
            <text:p>-2859</text:p>
          </table:table-cell>
          <table:table-cell office:value-type="float" office:value="1440" calcext:value-type="float">
            <text:p>1440</text:p>
          </table:table-cell>
          <table:table-cell table:formula="of:=[.E796]/10" office:value-type="float" office:value="-285.9" calcext:value-type="float">
            <text:p>-285,9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953" calcext:value-type="float">
            <text:p>-2953</text:p>
          </table:table-cell>
          <table:table-cell office:value-type="float" office:value="-2720" calcext:value-type="float">
            <text:p>-2720</text:p>
          </table:table-cell>
          <table:table-cell table:formula="of:=[.B797]/10" office:value-type="float" office:value="-295.3" calcext:value-type="float">
            <text:p>-295,3</text:p>
          </table:table-cell>
          <table:table-cell office:value-type="float" office:value="-2844" calcext:value-type="float">
            <text:p>-2844</text:p>
          </table:table-cell>
          <table:table-cell office:value-type="float" office:value="1440" calcext:value-type="float">
            <text:p>1440</text:p>
          </table:table-cell>
          <table:table-cell table:formula="of:=[.E797]/10" office:value-type="float" office:value="-284.4" calcext:value-type="float">
            <text:p>-284,4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2981" calcext:value-type="float">
            <text:p>-2981</text:p>
          </table:table-cell>
          <table:table-cell office:value-type="float" office:value="-2880" calcext:value-type="float">
            <text:p>-2880</text:p>
          </table:table-cell>
          <table:table-cell table:formula="of:=[.B798]/10" office:value-type="float" office:value="-298.1" calcext:value-type="float">
            <text:p>-298,1</text:p>
          </table:table-cell>
          <table:table-cell office:value-type="float" office:value="-2830" calcext:value-type="float">
            <text:p>-2830</text:p>
          </table:table-cell>
          <table:table-cell office:value-type="float" office:value="1376" calcext:value-type="float">
            <text:p>1376</text:p>
          </table:table-cell>
          <table:table-cell table:formula="of:=[.E798]/10" office:value-type="float" office:value="-283" calcext:value-type="float">
            <text:p>-283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3008" calcext:value-type="float">
            <text:p>-3008</text:p>
          </table:table-cell>
          <table:table-cell office:value-type="float" office:value="-2688" calcext:value-type="float">
            <text:p>-2688</text:p>
          </table:table-cell>
          <table:table-cell table:formula="of:=[.B799]/10" office:value-type="float" office:value="-300.8" calcext:value-type="float">
            <text:p>-300,8</text:p>
          </table:table-cell>
          <table:table-cell office:value-type="float" office:value="-2817" calcext:value-type="float">
            <text:p>-2817</text:p>
          </table:table-cell>
          <table:table-cell office:value-type="float" office:value="1344" calcext:value-type="float">
            <text:p>1344</text:p>
          </table:table-cell>
          <table:table-cell table:formula="of:=[.E799]/10" office:value-type="float" office:value="-281.7" calcext:value-type="float">
            <text:p>-281,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035" calcext:value-type="float">
            <text:p>-3035</text:p>
          </table:table-cell>
          <table:table-cell office:value-type="float" office:value="-2656" calcext:value-type="float">
            <text:p>-2656</text:p>
          </table:table-cell>
          <table:table-cell table:formula="of:=[.B800]/10" office:value-type="float" office:value="-303.5" calcext:value-type="float">
            <text:p>-303,5</text:p>
          </table:table-cell>
          <table:table-cell office:value-type="float" office:value="-2803" calcext:value-type="float">
            <text:p>-2803</text:p>
          </table:table-cell>
          <table:table-cell office:value-type="float" office:value="1440" calcext:value-type="float">
            <text:p>1440</text:p>
          </table:table-cell>
          <table:table-cell table:formula="of:=[.E800]/10" office:value-type="float" office:value="-280.3" calcext:value-type="float">
            <text:p>-280,3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061" calcext:value-type="float">
            <text:p>-3061</text:p>
          </table:table-cell>
          <table:table-cell office:value-type="float" office:value="-2592" calcext:value-type="float">
            <text:p>-2592</text:p>
          </table:table-cell>
          <table:table-cell table:formula="of:=[.B801]/10" office:value-type="float" office:value="-306.1" calcext:value-type="float">
            <text:p>-306,1</text:p>
          </table:table-cell>
          <table:table-cell office:value-type="float" office:value="-2788" calcext:value-type="float">
            <text:p>-2788</text:p>
          </table:table-cell>
          <table:table-cell office:value-type="float" office:value="1504" calcext:value-type="float">
            <text:p>1504</text:p>
          </table:table-cell>
          <table:table-cell table:formula="of:=[.E801]/10" office:value-type="float" office:value="-278.8" calcext:value-type="float">
            <text:p>-278,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3087" calcext:value-type="float">
            <text:p>-3087</text:p>
          </table:table-cell>
          <table:table-cell office:value-type="float" office:value="-2688" calcext:value-type="float">
            <text:p>-2688</text:p>
          </table:table-cell>
          <table:table-cell table:formula="of:=[.B802]/10" office:value-type="float" office:value="-308.7" calcext:value-type="float">
            <text:p>-308,7</text:p>
          </table:table-cell>
          <table:table-cell office:value-type="float" office:value="-2773" calcext:value-type="float">
            <text:p>-2773</text:p>
          </table:table-cell>
          <table:table-cell office:value-type="float" office:value="1440" calcext:value-type="float">
            <text:p>1440</text:p>
          </table:table-cell>
          <table:table-cell table:formula="of:=[.E802]/10" office:value-type="float" office:value="-277.3" calcext:value-type="float">
            <text:p>-277,3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3115" calcext:value-type="float">
            <text:p>-3115</text:p>
          </table:table-cell>
          <table:table-cell office:value-type="float" office:value="-2816" calcext:value-type="float">
            <text:p>-2816</text:p>
          </table:table-cell>
          <table:table-cell table:formula="of:=[.B803]/10" office:value-type="float" office:value="-311.5" calcext:value-type="float">
            <text:p>-311,5</text:p>
          </table:table-cell>
          <table:table-cell office:value-type="float" office:value="-2759" calcext:value-type="float">
            <text:p>-2759</text:p>
          </table:table-cell>
          <table:table-cell office:value-type="float" office:value="1376" calcext:value-type="float">
            <text:p>1376</text:p>
          </table:table-cell>
          <table:table-cell table:formula="of:=[.E803]/10" office:value-type="float" office:value="-275.9" calcext:value-type="float">
            <text:p>-275,9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3144" calcext:value-type="float">
            <text:p>-3144</text:p>
          </table:table-cell>
          <table:table-cell office:value-type="float" office:value="-2816" calcext:value-type="float">
            <text:p>-2816</text:p>
          </table:table-cell>
          <table:table-cell table:formula="of:=[.B804]/10" office:value-type="float" office:value="-314.4" calcext:value-type="float">
            <text:p>-314,4</text:p>
          </table:table-cell>
          <table:table-cell office:value-type="float" office:value="-2746" calcext:value-type="float">
            <text:p>-2746</text:p>
          </table:table-cell>
          <table:table-cell office:value-type="float" office:value="1344" calcext:value-type="float">
            <text:p>1344</text:p>
          </table:table-cell>
          <table:table-cell table:formula="of:=[.E804]/10" office:value-type="float" office:value="-274.6" calcext:value-type="float">
            <text:p>-274,6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3172" calcext:value-type="float">
            <text:p>-3172</text:p>
          </table:table-cell>
          <table:table-cell office:value-type="float" office:value="-2784" calcext:value-type="float">
            <text:p>-2784</text:p>
          </table:table-cell>
          <table:table-cell table:formula="of:=[.B805]/10" office:value-type="float" office:value="-317.2" calcext:value-type="float">
            <text:p>-317,2</text:p>
          </table:table-cell>
          <table:table-cell office:value-type="float" office:value="-2732" calcext:value-type="float">
            <text:p>-2732</text:p>
          </table:table-cell>
          <table:table-cell office:value-type="float" office:value="1440" calcext:value-type="float">
            <text:p>1440</text:p>
          </table:table-cell>
          <table:table-cell table:formula="of:=[.E805]/10" office:value-type="float" office:value="-273.2" calcext:value-type="float">
            <text:p>-273,2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3200" calcext:value-type="float">
            <text:p>-3200</text:p>
          </table:table-cell>
          <table:table-cell office:value-type="float" office:value="-2752" calcext:value-type="float">
            <text:p>-2752</text:p>
          </table:table-cell>
          <table:table-cell table:formula="of:=[.B806]/10" office:value-type="float" office:value="-320" calcext:value-type="float">
            <text:p>-320</text:p>
          </table:table-cell>
          <table:table-cell office:value-type="float" office:value="-2718" calcext:value-type="float">
            <text:p>-2718</text:p>
          </table:table-cell>
          <table:table-cell office:value-type="float" office:value="1440" calcext:value-type="float">
            <text:p>1440</text:p>
          </table:table-cell>
          <table:table-cell table:formula="of:=[.E806]/10" office:value-type="float" office:value="-271.8" calcext:value-type="float">
            <text:p>-271,8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3226" calcext:value-type="float">
            <text:p>-3226</text:p>
          </table:table-cell>
          <table:table-cell office:value-type="float" office:value="-2752" calcext:value-type="float">
            <text:p>-2752</text:p>
          </table:table-cell>
          <table:table-cell table:formula="of:=[.B807]/10" office:value-type="float" office:value="-322.6" calcext:value-type="float">
            <text:p>-322,6</text:p>
          </table:table-cell>
          <table:table-cell office:value-type="float" office:value="-2704" calcext:value-type="float">
            <text:p>-2704</text:p>
          </table:table-cell>
          <table:table-cell office:value-type="float" office:value="1344" calcext:value-type="float">
            <text:p>1344</text:p>
          </table:table-cell>
          <table:table-cell table:formula="of:=[.E807]/10" office:value-type="float" office:value="-270.4" calcext:value-type="float">
            <text:p>-270,4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3256" calcext:value-type="float">
            <text:p>-3256</text:p>
          </table:table-cell>
          <table:table-cell office:value-type="float" office:value="-2880" calcext:value-type="float">
            <text:p>-2880</text:p>
          </table:table-cell>
          <table:table-cell table:formula="of:=[.B808]/10" office:value-type="float" office:value="-325.6" calcext:value-type="float">
            <text:p>-325,6</text:p>
          </table:table-cell>
          <table:table-cell office:value-type="float" office:value="-2691" calcext:value-type="float">
            <text:p>-2691</text:p>
          </table:table-cell>
          <table:table-cell office:value-type="float" office:value="1344" calcext:value-type="float">
            <text:p>1344</text:p>
          </table:table-cell>
          <table:table-cell table:formula="of:=[.E808]/10" office:value-type="float" office:value="-269.1" calcext:value-type="float">
            <text:p>-269,1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3284" calcext:value-type="float">
            <text:p>-3284</text:p>
          </table:table-cell>
          <table:table-cell office:value-type="float" office:value="-2816" calcext:value-type="float">
            <text:p>-2816</text:p>
          </table:table-cell>
          <table:table-cell table:formula="of:=[.B809]/10" office:value-type="float" office:value="-328.4" calcext:value-type="float">
            <text:p>-328,4</text:p>
          </table:table-cell>
          <table:table-cell office:value-type="float" office:value="-2678" calcext:value-type="float">
            <text:p>-2678</text:p>
          </table:table-cell>
          <table:table-cell office:value-type="float" office:value="1344" calcext:value-type="float">
            <text:p>1344</text:p>
          </table:table-cell>
          <table:table-cell table:formula="of:=[.E809]/10" office:value-type="float" office:value="-267.8" calcext:value-type="float">
            <text:p>-267,8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3312" calcext:value-type="float">
            <text:p>-3312</text:p>
          </table:table-cell>
          <table:table-cell office:value-type="float" office:value="-2720" calcext:value-type="float">
            <text:p>-2720</text:p>
          </table:table-cell>
          <table:table-cell table:formula="of:=[.B810]/10" office:value-type="float" office:value="-331.2" calcext:value-type="float">
            <text:p>-331,2</text:p>
          </table:table-cell>
          <table:table-cell office:value-type="float" office:value="-2664" calcext:value-type="float">
            <text:p>-2664</text:p>
          </table:table-cell>
          <table:table-cell office:value-type="float" office:value="1376" calcext:value-type="float">
            <text:p>1376</text:p>
          </table:table-cell>
          <table:table-cell table:formula="of:=[.E810]/10" office:value-type="float" office:value="-266.4" calcext:value-type="float">
            <text:p>-266,4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3339" calcext:value-type="float">
            <text:p>-3339</text:p>
          </table:table-cell>
          <table:table-cell office:value-type="float" office:value="-2816" calcext:value-type="float">
            <text:p>-2816</text:p>
          </table:table-cell>
          <table:table-cell table:formula="of:=[.B811]/10" office:value-type="float" office:value="-333.9" calcext:value-type="float">
            <text:p>-333,9</text:p>
          </table:table-cell>
          <table:table-cell office:value-type="float" office:value="-2649" calcext:value-type="float">
            <text:p>-2649</text:p>
          </table:table-cell>
          <table:table-cell office:value-type="float" office:value="1376" calcext:value-type="float">
            <text:p>1376</text:p>
          </table:table-cell>
          <table:table-cell table:formula="of:=[.E811]/10" office:value-type="float" office:value="-264.9" calcext:value-type="float">
            <text:p>-264,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3366" calcext:value-type="float">
            <text:p>-3366</text:p>
          </table:table-cell>
          <table:table-cell office:value-type="float" office:value="-2720" calcext:value-type="float">
            <text:p>-2720</text:p>
          </table:table-cell>
          <table:table-cell table:formula="of:=[.B812]/10" office:value-type="float" office:value="-336.6" calcext:value-type="float">
            <text:p>-336,6</text:p>
          </table:table-cell>
          <table:table-cell office:value-type="float" office:value="-2636" calcext:value-type="float">
            <text:p>-2636</text:p>
          </table:table-cell>
          <table:table-cell office:value-type="float" office:value="1376" calcext:value-type="float">
            <text:p>1376</text:p>
          </table:table-cell>
          <table:table-cell table:formula="of:=[.E812]/10" office:value-type="float" office:value="-263.6" calcext:value-type="float">
            <text:p>-263,6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3395" calcext:value-type="float">
            <text:p>-3395</text:p>
          </table:table-cell>
          <table:table-cell office:value-type="float" office:value="-2784" calcext:value-type="float">
            <text:p>-2784</text:p>
          </table:table-cell>
          <table:table-cell table:formula="of:=[.B813]/10" office:value-type="float" office:value="-339.5" calcext:value-type="float">
            <text:p>-339,5</text:p>
          </table:table-cell>
          <table:table-cell office:value-type="float" office:value="-2622" calcext:value-type="float">
            <text:p>-2622</text:p>
          </table:table-cell>
          <table:table-cell office:value-type="float" office:value="1440" calcext:value-type="float">
            <text:p>1440</text:p>
          </table:table-cell>
          <table:table-cell table:formula="of:=[.E813]/10" office:value-type="float" office:value="-262.2" calcext:value-type="float">
            <text:p>-262,2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3422" calcext:value-type="float">
            <text:p>-3422</text:p>
          </table:table-cell>
          <table:table-cell office:value-type="float" office:value="-2784" calcext:value-type="float">
            <text:p>-2784</text:p>
          </table:table-cell>
          <table:table-cell table:formula="of:=[.B814]/10" office:value-type="float" office:value="-342.2" calcext:value-type="float">
            <text:p>-342,2</text:p>
          </table:table-cell>
          <table:table-cell office:value-type="float" office:value="-2608" calcext:value-type="float">
            <text:p>-2608</text:p>
          </table:table-cell>
          <table:table-cell office:value-type="float" office:value="1408" calcext:value-type="float">
            <text:p>1408</text:p>
          </table:table-cell>
          <table:table-cell table:formula="of:=[.E814]/10" office:value-type="float" office:value="-260.8" calcext:value-type="float">
            <text:p>-260,8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3449" calcext:value-type="float">
            <text:p>-3449</text:p>
          </table:table-cell>
          <table:table-cell office:value-type="float" office:value="-2688" calcext:value-type="float">
            <text:p>-2688</text:p>
          </table:table-cell>
          <table:table-cell table:formula="of:=[.B815]/10" office:value-type="float" office:value="-344.9" calcext:value-type="float">
            <text:p>-344,9</text:p>
          </table:table-cell>
          <table:table-cell office:value-type="float" office:value="-2593" calcext:value-type="float">
            <text:p>-2593</text:p>
          </table:table-cell>
          <table:table-cell office:value-type="float" office:value="1376" calcext:value-type="float">
            <text:p>1376</text:p>
          </table:table-cell>
          <table:table-cell table:formula="of:=[.E815]/10" office:value-type="float" office:value="-259.3" calcext:value-type="float">
            <text:p>-259,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3476" calcext:value-type="float">
            <text:p>-3476</text:p>
          </table:table-cell>
          <table:table-cell office:value-type="float" office:value="-2784" calcext:value-type="float">
            <text:p>-2784</text:p>
          </table:table-cell>
          <table:table-cell table:formula="of:=[.B816]/10" office:value-type="float" office:value="-347.6" calcext:value-type="float">
            <text:p>-347,6</text:p>
          </table:table-cell>
          <table:table-cell office:value-type="float" office:value="-2580" calcext:value-type="float">
            <text:p>-2580</text:p>
          </table:table-cell>
          <table:table-cell office:value-type="float" office:value="1376" calcext:value-type="float">
            <text:p>1376</text:p>
          </table:table-cell>
          <table:table-cell table:formula="of:=[.E816]/10" office:value-type="float" office:value="-258" calcext:value-type="float">
            <text:p>-258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3503" calcext:value-type="float">
            <text:p>-3503</text:p>
          </table:table-cell>
          <table:table-cell office:value-type="float" office:value="-2656" calcext:value-type="float">
            <text:p>-2656</text:p>
          </table:table-cell>
          <table:table-cell table:formula="of:=[.B817]/10" office:value-type="float" office:value="-350.3" calcext:value-type="float">
            <text:p>-350,3</text:p>
          </table:table-cell>
          <table:table-cell office:value-type="float" office:value="-2566" calcext:value-type="float">
            <text:p>-2566</text:p>
          </table:table-cell>
          <table:table-cell office:value-type="float" office:value="1408" calcext:value-type="float">
            <text:p>1408</text:p>
          </table:table-cell>
          <table:table-cell table:formula="of:=[.E817]/10" office:value-type="float" office:value="-256.6" calcext:value-type="float">
            <text:p>-256,6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3530" calcext:value-type="float">
            <text:p>-3530</text:p>
          </table:table-cell>
          <table:table-cell office:value-type="float" office:value="-2656" calcext:value-type="float">
            <text:p>-2656</text:p>
          </table:table-cell>
          <table:table-cell table:formula="of:=[.B818]/10" office:value-type="float" office:value="-353" calcext:value-type="float">
            <text:p>-353</text:p>
          </table:table-cell>
          <table:table-cell office:value-type="float" office:value="-2552" calcext:value-type="float">
            <text:p>-2552</text:p>
          </table:table-cell>
          <table:table-cell office:value-type="float" office:value="1440" calcext:value-type="float">
            <text:p>1440</text:p>
          </table:table-cell>
          <table:table-cell table:formula="of:=[.E818]/10" office:value-type="float" office:value="-255.2" calcext:value-type="float">
            <text:p>-255,2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3556" calcext:value-type="float">
            <text:p>-3556</text:p>
          </table:table-cell>
          <table:table-cell office:value-type="float" office:value="-2688" calcext:value-type="float">
            <text:p>-2688</text:p>
          </table:table-cell>
          <table:table-cell table:formula="of:=[.B819]/10" office:value-type="float" office:value="-355.6" calcext:value-type="float">
            <text:p>-355,6</text:p>
          </table:table-cell>
          <table:table-cell office:value-type="float" office:value="-2538" calcext:value-type="float">
            <text:p>-2538</text:p>
          </table:table-cell>
          <table:table-cell office:value-type="float" office:value="1344" calcext:value-type="float">
            <text:p>1344</text:p>
          </table:table-cell>
          <table:table-cell table:formula="of:=[.E819]/10" office:value-type="float" office:value="-253.8" calcext:value-type="float">
            <text:p>-253,8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3582" calcext:value-type="float">
            <text:p>-3582</text:p>
          </table:table-cell>
          <table:table-cell office:value-type="float" office:value="-2656" calcext:value-type="float">
            <text:p>-2656</text:p>
          </table:table-cell>
          <table:table-cell table:formula="of:=[.B820]/10" office:value-type="float" office:value="-358.2" calcext:value-type="float">
            <text:p>-358,2</text:p>
          </table:table-cell>
          <table:table-cell office:value-type="float" office:value="-2524" calcext:value-type="float">
            <text:p>-2524</text:p>
          </table:table-cell>
          <table:table-cell office:value-type="float" office:value="1344" calcext:value-type="float">
            <text:p>1344</text:p>
          </table:table-cell>
          <table:table-cell table:formula="of:=[.E820]/10" office:value-type="float" office:value="-252.4" calcext:value-type="float">
            <text:p>-252,4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3599" calcext:value-type="float">
            <text:p>-3599</text:p>
          </table:table-cell>
          <table:table-cell office:value-type="float" office:value="-2080" calcext:value-type="float">
            <text:p>-2080</text:p>
          </table:table-cell>
          <table:table-cell table:formula="of:=[.B821]/10" office:value-type="float" office:value="-359.9" calcext:value-type="float">
            <text:p>-359,9</text:p>
          </table:table-cell>
          <table:table-cell office:value-type="float" office:value="-2511" calcext:value-type="float">
            <text:p>-2511</text:p>
          </table:table-cell>
          <table:table-cell office:value-type="float" office:value="1376" calcext:value-type="float">
            <text:p>1376</text:p>
          </table:table-cell>
          <table:table-cell table:formula="of:=[.E821]/10" office:value-type="float" office:value="-251.1" calcext:value-type="float">
            <text:p>-251,1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3599" calcext:value-type="float">
            <text:p>-3599</text:p>
          </table:table-cell>
          <table:table-cell office:value-type="float" office:value="-352" calcext:value-type="float">
            <text:p>-352</text:p>
          </table:table-cell>
          <table:table-cell table:formula="of:=[.B822]/10" office:value-type="float" office:value="-359.9" calcext:value-type="float">
            <text:p>-359,9</text:p>
          </table:table-cell>
          <table:table-cell office:value-type="float" office:value="-2497" calcext:value-type="float">
            <text:p>-2497</text:p>
          </table:table-cell>
          <table:table-cell office:value-type="float" office:value="1408" calcext:value-type="float">
            <text:p>1408</text:p>
          </table:table-cell>
          <table:table-cell table:formula="of:=[.E822]/10" office:value-type="float" office:value="-249.7" calcext:value-type="float">
            <text:p>-249,7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823]/10" office:value-type="float" office:value="-359.9" calcext:value-type="float">
            <text:p>-359,9</text:p>
          </table:table-cell>
          <table:table-cell office:value-type="float" office:value="-2483" calcext:value-type="float">
            <text:p>-2483</text:p>
          </table:table-cell>
          <table:table-cell office:value-type="float" office:value="1344" calcext:value-type="float">
            <text:p>1344</text:p>
          </table:table-cell>
          <table:table-cell table:formula="of:=[.E823]/10" office:value-type="float" office:value="-248.3" calcext:value-type="float">
            <text:p>-248,3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824]/10" office:value-type="float" office:value="-359.9" calcext:value-type="float">
            <text:p>-359,9</text:p>
          </table:table-cell>
          <table:table-cell office:value-type="float" office:value="-2470" calcext:value-type="float">
            <text:p>-2470</text:p>
          </table:table-cell>
          <table:table-cell office:value-type="float" office:value="1344" calcext:value-type="float">
            <text:p>1344</text:p>
          </table:table-cell>
          <table:table-cell table:formula="of:=[.E824]/10" office:value-type="float" office:value="-247" calcext:value-type="float">
            <text:p>-247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 table:formula="of:=[.B825]/10" office:value-type="float" office:value="-359.9" calcext:value-type="float">
            <text:p>-359,9</text:p>
          </table:table-cell>
          <table:table-cell office:value-type="float" office:value="-2458" calcext:value-type="float">
            <text:p>-2458</text:p>
          </table:table-cell>
          <table:table-cell office:value-type="float" office:value="1248" calcext:value-type="float">
            <text:p>1248</text:p>
          </table:table-cell>
          <table:table-cell table:formula="of:=[.E825]/10" office:value-type="float" office:value="-245.8" calcext:value-type="float">
            <text:p>-245,8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44" calcext:value-type="float">
            <text:p>-2444</text:p>
          </table:table-cell>
          <table:table-cell office:value-type="float" office:value="1376" calcext:value-type="float">
            <text:p>1376</text:p>
          </table:table-cell>
          <table:table-cell table:formula="of:=[.E826]/10" office:value-type="float" office:value="-244.4" calcext:value-type="float">
            <text:p>-244,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30" calcext:value-type="float">
            <text:p>-2430</text:p>
          </table:table-cell>
          <table:table-cell office:value-type="float" office:value="1376" calcext:value-type="float">
            <text:p>1376</text:p>
          </table:table-cell>
          <table:table-cell table:formula="of:=[.E827]/10" office:value-type="float" office:value="-243" calcext:value-type="float">
            <text:p>-243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16" calcext:value-type="float">
            <text:p>-2416</text:p>
          </table:table-cell>
          <table:table-cell office:value-type="float" office:value="1312" calcext:value-type="float">
            <text:p>1312</text:p>
          </table:table-cell>
          <table:table-cell table:formula="of:=[.E828]/10" office:value-type="float" office:value="-241.6" calcext:value-type="float">
            <text:p>-241,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04" calcext:value-type="float">
            <text:p>-2404</text:p>
          </table:table-cell>
          <table:table-cell office:value-type="float" office:value="1312" calcext:value-type="float">
            <text:p>1312</text:p>
          </table:table-cell>
          <table:table-cell table:formula="of:=[.E829]/10" office:value-type="float" office:value="-240.4" calcext:value-type="float">
            <text:p>-240,4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91" calcext:value-type="float">
            <text:p>-2391</text:p>
          </table:table-cell>
          <table:table-cell office:value-type="float" office:value="1280" calcext:value-type="float">
            <text:p>1280</text:p>
          </table:table-cell>
          <table:table-cell table:formula="of:=[.E830]/10" office:value-type="float" office:value="-239.1" calcext:value-type="float">
            <text:p>-239,1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77" calcext:value-type="float">
            <text:p>-2377</text:p>
          </table:table-cell>
          <table:table-cell office:value-type="float" office:value="1376" calcext:value-type="float">
            <text:p>1376</text:p>
          </table:table-cell>
          <table:table-cell table:formula="of:=[.E831]/10" office:value-type="float" office:value="-237.7" calcext:value-type="float">
            <text:p>-237,7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64" calcext:value-type="float">
            <text:p>-2364</text:p>
          </table:table-cell>
          <table:table-cell office:value-type="float" office:value="1312" calcext:value-type="float">
            <text:p>1312</text:p>
          </table:table-cell>
          <table:table-cell table:formula="of:=[.E832]/10" office:value-type="float" office:value="-236.4" calcext:value-type="float">
            <text:p>-236,4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50" calcext:value-type="float">
            <text:p>-2350</text:p>
          </table:table-cell>
          <table:table-cell office:value-type="float" office:value="1376" calcext:value-type="float">
            <text:p>1376</text:p>
          </table:table-cell>
          <table:table-cell table:formula="of:=[.E833]/10" office:value-type="float" office:value="-235" calcext:value-type="float">
            <text:p>-235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37" calcext:value-type="float">
            <text:p>-2337</text:p>
          </table:table-cell>
          <table:table-cell office:value-type="float" office:value="1376" calcext:value-type="float">
            <text:p>1376</text:p>
          </table:table-cell>
          <table:table-cell table:formula="of:=[.E834]/10" office:value-type="float" office:value="-233.7" calcext:value-type="float">
            <text:p>-233,7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24" calcext:value-type="float">
            <text:p>-2324</text:p>
          </table:table-cell>
          <table:table-cell office:value-type="float" office:value="1344" calcext:value-type="float">
            <text:p>1344</text:p>
          </table:table-cell>
          <table:table-cell table:formula="of:=[.E835]/10" office:value-type="float" office:value="-232.4" calcext:value-type="float">
            <text:p>-232,4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09" calcext:value-type="float">
            <text:p>-2309</text:p>
          </table:table-cell>
          <table:table-cell office:value-type="float" office:value="1312" calcext:value-type="float">
            <text:p>1312</text:p>
          </table:table-cell>
          <table:table-cell table:formula="of:=[.E836]/10" office:value-type="float" office:value="-230.9" calcext:value-type="float">
            <text:p>-230,9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96" calcext:value-type="float">
            <text:p>-2296</text:p>
          </table:table-cell>
          <table:table-cell office:value-type="float" office:value="1344" calcext:value-type="float">
            <text:p>1344</text:p>
          </table:table-cell>
          <table:table-cell table:formula="of:=[.E837]/10" office:value-type="float" office:value="-229.6" calcext:value-type="float">
            <text:p>-229,6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83" calcext:value-type="float">
            <text:p>-2283</text:p>
          </table:table-cell>
          <table:table-cell office:value-type="float" office:value="1376" calcext:value-type="float">
            <text:p>1376</text:p>
          </table:table-cell>
          <table:table-cell table:formula="of:=[.E838]/10" office:value-type="float" office:value="-228.3" calcext:value-type="float">
            <text:p>-228,3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68" calcext:value-type="float">
            <text:p>-2268</text:p>
          </table:table-cell>
          <table:table-cell office:value-type="float" office:value="1440" calcext:value-type="float">
            <text:p>1440</text:p>
          </table:table-cell>
          <table:table-cell table:formula="of:=[.E839]/10" office:value-type="float" office:value="-226.8" calcext:value-type="float">
            <text:p>-226,8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3599" calcext:value-type="float">
            <text:p>-35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55" calcext:value-type="float">
            <text:p>-2255</text:p>
          </table:table-cell>
          <table:table-cell office:value-type="float" office:value="1344" calcext:value-type="float">
            <text:p>1344</text:p>
          </table:table-cell>
          <table:table-cell table:formula="of:=[.E840]/10" office:value-type="float" office:value="-225.5" calcext:value-type="float">
            <text:p>-225,5</text:p>
          </table:table-cell>
          <table:table-cell table:number-columns-repeated="4"/>
        </table:table-row>
      </table:table>
      <table:table table:name="Лист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Время оборота,ms</text:p>
          </table:table-cell>
          <table:table-cell office:value-type="string" calcext:value-type="string">
            <text:p>Оборотов в секунду</text:p>
          </table:table-cell>
          <table:table-cell office:value-type="string" calcext:value-type="string">
            <text:p>Градусов в секунду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 table:formula="of:=([.B4]/[.A5])*1000" office:value-type="float" office:value="0.763358778625954" calcext:value-type="float">
            <text:p>0,76</text:p>
          </table:table-cell>
          <table:table-cell table:formula="of:=([.C4]/[.A5])*1000" office:value-type="float" office:value="274.809160305344" calcext:value-type="float">
            <text:p>274,80916030534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table:style-name="ce1" table:formula="of:=([.B4]/[.A6])*1000" office:value-type="float" office:value="0.381679389312977" calcext:value-type="float">
            <text:p>0,38</text:p>
          </table:table-cell>
          <table:table-cell table:formula="of:=([.C4]/[.A6])*1000" office:value-type="float" office:value="137.404580152672" calcext:value-type="float">
            <text:p>137,404580152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19:30:36.54730220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9:34:51.550398721</dc:date>
    <meta:editing-duration>PT31M12S</meta:editing-duration>
    <meta:editing-cycles>2</meta:editing-cycles>
    <meta:generator>LibreOffice/7.5.9.2$Linux_X86_64 LibreOffice_project/50$Build-2</meta:generator>
    <meta:document-statistic meta:table-count="2" meta:cell-count="588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63cm" svg:height="14.849cm" xlink:href=".." xlink:type="simple" chart:class="chart:line" chart:style-name="ch1">
        <chart:legend chart:legend-position="end" svg:x="20.646cm" svg:y="6.378cm" style:legend-expansion="high" chart:style-name="ch2"/>
        <chart:plot-area chart:style-name="ch3" table:cell-range-address="'1'.A1:'1'.A840 '1'.C1:'1'.D840 '1'.F1:'1'.G840" chart:data-source-has-labels="both" svg:x="-0.521cm" svg:y="0.138cm" svg:width="20.912cm" svg:height="14.268cm">
          <chart:coordinate-region svg:x="0.577cm" svg:y="0.337cm" svg:width="19.814cm" svg:height="13.87cm"/>
          <chart:axis chart:dimension="x" chart:name="primary-x" chart:style-name="ch4" chartooo:axis-type="auto">
            <chartooo:date-scale/>
            <chart:categories table:cell-range-address="'1'.A2:'1'.A8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'.C2:'1'.C840" chart:label-cell-address="'1'.C1:'1'.C1" chart:class="chart:line">
            <chart:data-point chart:repeated="839"/>
          </chart:series>
          <chart:series chart:style-name="ch7" chart:values-cell-range-address="'1'.D2:'1'.D840" chart:label-cell-address="'1'.D1:'1'.D1" chart:class="chart:line">
            <chart:data-point chart:repeated="839"/>
          </chart:series>
          <chart:series chart:style-name="ch8" chart:values-cell-range-address="'1'.F2:'1'.F840" chart:label-cell-address="'1'.F1:'1'.F1" chart:class="chart:line">
            <chart:data-point chart:repeated="839"/>
          </chart:series>
          <chart:series chart:style-name="ch9" chart:values-cell-range-address="'1'.G2:'1'.G840" chart:label-cell-address="'1'.G1:'1'.G1" chart:class="chart:line">
            <chart:data-point chart:repeated="8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корость 1</text:p>
                <draw:g>
                  <svg:desc>'1'.C1:'1'.C1</svg:desc>
                </draw:g>
              </table:table-cell>
              <table:table-cell office:value-type="string">
                <text:p>Угол 1</text:p>
                <draw:g>
                  <svg:desc>'1'.D1:'1'.D1</svg:desc>
                </draw:g>
              </table:table-cell>
              <table:table-cell office:value-type="string">
                <text:p>Скорость 2</text:p>
                <draw:g>
                  <svg:desc>'1'.F1:'1'.F1</svg:desc>
                </draw:g>
              </table:table-cell>
              <table:table-cell office:value-type="string">
                <text:p>Угол 2</text:p>
                <draw:g>
                  <svg:desc>'1'.G1:'1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1'.A2:'1'.A840</svg:desc>
                </draw:g>
              </table:table-cell>
              <table:table-cell office:value-type="float" office:value="0">
                <text:p>0</text:p>
                <draw:g>
                  <svg:desc>'1'.C2:'1'.C840</svg:desc>
                </draw:g>
              </table:table-cell>
              <table:table-cell office:value-type="float" office:value="-359.9">
                <text:p>-359.9</text:p>
                <draw:g>
                  <svg:desc>'1'.D2:'1'.D840</svg:desc>
                </draw:g>
              </table:table-cell>
              <table:table-cell office:value-type="float" office:value="0">
                <text:p>0</text:p>
                <draw:g>
                  <svg:desc>'1'.F2:'1'.F840</svg:desc>
                </draw:g>
              </table:table-cell>
              <table:table-cell office:value-type="float" office:value="-358.2">
                <text:p>-358.2</text:p>
                <draw:g>
                  <svg:desc>'1'.G2:'1'.G84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600">
                <text:p>1600</text:p>
              </table:table-cell>
              <table:table-cell office:value-type="float" office:value="-356.8">
                <text:p>-356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52">
                <text:p>3552</text:p>
              </table:table-cell>
              <table:table-cell office:value-type="float" office:value="-354.5">
                <text:p>-354.5</text:p>
              </table:table-cell>
              <table:table-cell office:value-type="float" office:value="1056">
                <text:p>1056</text:p>
              </table:table-cell>
              <table:table-cell office:value-type="float" office:value="-356.4">
                <text:p>-356.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376">
                <text:p>1376</text:p>
              </table:table-cell>
              <table:table-cell office:value-type="float" office:value="-352.6">
                <text:p>-352.6</text:p>
              </table:table-cell>
              <table:table-cell office:value-type="float" office:value="1184">
                <text:p>1184</text:p>
              </table:table-cell>
              <table:table-cell office:value-type="float" office:value="-355.9">
                <text:p>-355.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592">
                <text:p>2592</text:p>
              </table:table-cell>
              <table:table-cell office:value-type="float" office:value="-350">
                <text:p>-350</text:p>
              </table:table-cell>
              <table:table-cell office:value-type="float" office:value="480">
                <text:p>480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656">
                <text:p>2656</text:p>
              </table:table-cell>
              <table:table-cell office:value-type="float" office:value="-347.4">
                <text:p>-347.4</text:p>
              </table:table-cell>
              <table:table-cell office:value-type="float" office:value="1248">
                <text:p>1248</text:p>
              </table:table-cell>
              <table:table-cell office:value-type="float" office:value="-353.8">
                <text:p>-353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784">
                <text:p>2784</text:p>
              </table:table-cell>
              <table:table-cell office:value-type="float" office:value="-344.6">
                <text:p>-344.6</text:p>
              </table:table-cell>
              <table:table-cell office:value-type="float" office:value="1376">
                <text:p>1376</text:p>
              </table:table-cell>
              <table:table-cell office:value-type="float" office:value="-352.5">
                <text:p>-352.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688">
                <text:p>2688</text:p>
              </table:table-cell>
              <table:table-cell office:value-type="float" office:value="-341.8">
                <text:p>-341.8</text:p>
              </table:table-cell>
              <table:table-cell office:value-type="float" office:value="1376">
                <text:p>1376</text:p>
              </table:table-cell>
              <table:table-cell office:value-type="float" office:value="-351.1">
                <text:p>-351.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752">
                <text:p>2752</text:p>
              </table:table-cell>
              <table:table-cell office:value-type="float" office:value="-339">
                <text:p>-339</text:p>
              </table:table-cell>
              <table:table-cell office:value-type="float" office:value="1312">
                <text:p>1312</text:p>
              </table:table-cell>
              <table:table-cell office:value-type="float" office:value="-349.7">
                <text:p>-349.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752">
                <text:p>2752</text:p>
              </table:table-cell>
              <table:table-cell office:value-type="float" office:value="-336.4">
                <text:p>-336.4</text:p>
              </table:table-cell>
              <table:table-cell office:value-type="float" office:value="1344">
                <text:p>1344</text:p>
              </table:table-cell>
              <table:table-cell office:value-type="float" office:value="-348.4">
                <text:p>-348.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752">
                <text:p>2752</text:p>
              </table:table-cell>
              <table:table-cell office:value-type="float" office:value="-333.6">
                <text:p>-333.6</text:p>
              </table:table-cell>
              <table:table-cell office:value-type="float" office:value="1280">
                <text:p>1280</text:p>
              </table:table-cell>
              <table:table-cell office:value-type="float" office:value="-347.2">
                <text:p>-347.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816">
                <text:p>2816</text:p>
              </table:table-cell>
              <table:table-cell office:value-type="float" office:value="-330.8">
                <text:p>-330.8</text:p>
              </table:table-cell>
              <table:table-cell office:value-type="float" office:value="1376">
                <text:p>1376</text:p>
              </table:table-cell>
              <table:table-cell office:value-type="float" office:value="-345.8">
                <text:p>-345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56">
                <text:p>2656</text:p>
              </table:table-cell>
              <table:table-cell office:value-type="float" office:value="-328.1">
                <text:p>-328.1</text:p>
              </table:table-cell>
              <table:table-cell office:value-type="float" office:value="1344">
                <text:p>1344</text:p>
              </table:table-cell>
              <table:table-cell office:value-type="float" office:value="-344.4">
                <text:p>-344.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720">
                <text:p>2720</text:p>
              </table:table-cell>
              <table:table-cell office:value-type="float" office:value="-325.4">
                <text:p>-325.4</text:p>
              </table:table-cell>
              <table:table-cell office:value-type="float" office:value="1344">
                <text:p>1344</text:p>
              </table:table-cell>
              <table:table-cell office:value-type="float" office:value="-343.1">
                <text:p>-343.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816">
                <text:p>2816</text:p>
              </table:table-cell>
              <table:table-cell office:value-type="float" office:value="-322.7">
                <text:p>-322.7</text:p>
              </table:table-cell>
              <table:table-cell office:value-type="float" office:value="1344">
                <text:p>1344</text:p>
              </table:table-cell>
              <table:table-cell office:value-type="float" office:value="-341.7">
                <text:p>-341.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784">
                <text:p>2784</text:p>
              </table:table-cell>
              <table:table-cell office:value-type="float" office:value="-319.8">
                <text:p>-319.8</text:p>
              </table:table-cell>
              <table:table-cell office:value-type="float" office:value="1376">
                <text:p>1376</text:p>
              </table:table-cell>
              <table:table-cell office:value-type="float" office:value="-340.4">
                <text:p>-340.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880">
                <text:p>2880</text:p>
              </table:table-cell>
              <table:table-cell office:value-type="float" office:value="-316.8">
                <text:p>-316.8</text:p>
              </table:table-cell>
              <table:table-cell office:value-type="float" office:value="1408">
                <text:p>1408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784">
                <text:p>2784</text:p>
              </table:table-cell>
              <table:table-cell office:value-type="float" office:value="-314.1">
                <text:p>-314.1</text:p>
              </table:table-cell>
              <table:table-cell office:value-type="float" office:value="1408">
                <text:p>1408</text:p>
              </table:table-cell>
              <table:table-cell office:value-type="float" office:value="-337.5">
                <text:p>-337.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848">
                <text:p>2848</text:p>
              </table:table-cell>
              <table:table-cell office:value-type="float" office:value="-311.4">
                <text:p>-311.4</text:p>
              </table:table-cell>
              <table:table-cell office:value-type="float" office:value="1376">
                <text:p>1376</text:p>
              </table:table-cell>
              <table:table-cell office:value-type="float" office:value="-336.2">
                <text:p>-336.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912">
                <text:p>2912</text:p>
              </table:table-cell>
              <table:table-cell office:value-type="float" office:value="-308.4">
                <text:p>-308.4</text:p>
              </table:table-cell>
              <table:table-cell office:value-type="float" office:value="1440">
                <text:p>1440</text:p>
              </table:table-cell>
              <table:table-cell office:value-type="float" office:value="-334.8">
                <text:p>-334.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656">
                <text:p>2656</text:p>
              </table:table-cell>
              <table:table-cell office:value-type="float" office:value="-305.8">
                <text:p>-305.8</text:p>
              </table:table-cell>
              <table:table-cell office:value-type="float" office:value="1344">
                <text:p>1344</text:p>
              </table:table-cell>
              <table:table-cell office:value-type="float" office:value="-333.5">
                <text:p>-333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720">
                <text:p>2720</text:p>
              </table:table-cell>
              <table:table-cell office:value-type="float" office:value="-303">
                <text:p>-303</text:p>
              </table:table-cell>
              <table:table-cell office:value-type="float" office:value="1344">
                <text:p>1344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20">
                <text:p>2720</text:p>
              </table:table-cell>
              <table:table-cell office:value-type="float" office:value="-300.4">
                <text:p>-300.4</text:p>
              </table:table-cell>
              <table:table-cell office:value-type="float" office:value="1376">
                <text:p>1376</text:p>
              </table:table-cell>
              <table:table-cell office:value-type="float" office:value="-330.7">
                <text:p>-330.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624">
                <text:p>2624</text:p>
              </table:table-cell>
              <table:table-cell office:value-type="float" office:value="-297.7">
                <text:p>-297.7</text:p>
              </table:table-cell>
              <table:table-cell office:value-type="float" office:value="1376">
                <text:p>1376</text:p>
              </table:table-cell>
              <table:table-cell office:value-type="float" office:value="-329.3">
                <text:p>-329.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720">
                <text:p>2720</text:p>
              </table:table-cell>
              <table:table-cell office:value-type="float" office:value="-294.9">
                <text:p>-294.9</text:p>
              </table:table-cell>
              <table:table-cell office:value-type="float" office:value="1472">
                <text:p>1472</text:p>
              </table:table-cell>
              <table:table-cell office:value-type="float" office:value="-327.9">
                <text:p>-327.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688">
                <text:p>2688</text:p>
              </table:table-cell>
              <table:table-cell office:value-type="float" office:value="-292.2">
                <text:p>-292.2</text:p>
              </table:table-cell>
              <table:table-cell office:value-type="float" office:value="1312">
                <text:p>1312</text:p>
              </table:table-cell>
              <table:table-cell office:value-type="float" office:value="-326.5">
                <text:p>-326.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720">
                <text:p>2720</text:p>
              </table:table-cell>
              <table:table-cell office:value-type="float" office:value="-289.5">
                <text:p>-289.5</text:p>
              </table:table-cell>
              <table:table-cell office:value-type="float" office:value="1312">
                <text:p>1312</text:p>
              </table:table-cell>
              <table:table-cell office:value-type="float" office:value="-325.2">
                <text:p>-325.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880">
                <text:p>2880</text:p>
              </table:table-cell>
              <table:table-cell office:value-type="float" office:value="-286.6">
                <text:p>-286.6</text:p>
              </table:table-cell>
              <table:table-cell office:value-type="float" office:value="1408">
                <text:p>1408</text:p>
              </table:table-cell>
              <table:table-cell office:value-type="float" office:value="-323.8">
                <text:p>-323.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784">
                <text:p>2784</text:p>
              </table:table-cell>
              <table:table-cell office:value-type="float" office:value="-283.8">
                <text:p>-283.8</text:p>
              </table:table-cell>
              <table:table-cell office:value-type="float" office:value="1408">
                <text:p>1408</text:p>
              </table:table-cell>
              <table:table-cell office:value-type="float" office:value="-322.5">
                <text:p>-322.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816">
                <text:p>2816</text:p>
              </table:table-cell>
              <table:table-cell office:value-type="float" office:value="-280.9">
                <text:p>-280.9</text:p>
              </table:table-cell>
              <table:table-cell office:value-type="float" office:value="1376">
                <text:p>1376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48">
                <text:p>2848</text:p>
              </table:table-cell>
              <table:table-cell office:value-type="float" office:value="-278.2">
                <text:p>-278.2</text:p>
              </table:table-cell>
              <table:table-cell office:value-type="float" office:value="1376">
                <text:p>1376</text:p>
              </table:table-cell>
              <table:table-cell office:value-type="float" office:value="-319.7">
                <text:p>-319.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784">
                <text:p>2784</text:p>
              </table:table-cell>
              <table:table-cell office:value-type="float" office:value="-275.4">
                <text:p>-275.4</text:p>
              </table:table-cell>
              <table:table-cell office:value-type="float" office:value="1312">
                <text:p>1312</text:p>
              </table:table-cell>
              <table:table-cell office:value-type="float" office:value="-318.4">
                <text:p>-318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16">
                <text:p>2816</text:p>
              </table:table-cell>
              <table:table-cell office:value-type="float" office:value="-272.6">
                <text:p>-272.6</text:p>
              </table:table-cell>
              <table:table-cell office:value-type="float" office:value="1472">
                <text:p>1472</text:p>
              </table:table-cell>
              <table:table-cell office:value-type="float" office:value="-316.9">
                <text:p>-316.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656">
                <text:p>2656</text:p>
              </table:table-cell>
              <table:table-cell office:value-type="float" office:value="-269.9">
                <text:p>-269.9</text:p>
              </table:table-cell>
              <table:table-cell office:value-type="float" office:value="1472">
                <text:p>1472</text:p>
              </table:table-cell>
              <table:table-cell office:value-type="float" office:value="-315.4">
                <text:p>-315.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752">
                <text:p>2752</text:p>
              </table:table-cell>
              <table:table-cell office:value-type="float" office:value="-267.2">
                <text:p>-267.2</text:p>
              </table:table-cell>
              <table:table-cell office:value-type="float" office:value="1440">
                <text:p>1440</text:p>
              </table:table-cell>
              <table:table-cell office:value-type="float" office:value="-313.9">
                <text:p>-313.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848">
                <text:p>2848</text:p>
              </table:table-cell>
              <table:table-cell office:value-type="float" office:value="-264.4">
                <text:p>-264.4</text:p>
              </table:table-cell>
              <table:table-cell office:value-type="float" office:value="1408">
                <text:p>1408</text:p>
              </table:table-cell>
              <table:table-cell office:value-type="float" office:value="-312.6">
                <text:p>-312.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816">
                <text:p>2816</text:p>
              </table:table-cell>
              <table:table-cell office:value-type="float" office:value="-261.6">
                <text:p>-261.6</text:p>
              </table:table-cell>
              <table:table-cell office:value-type="float" office:value="1408">
                <text:p>1408</text:p>
              </table:table-cell>
              <table:table-cell office:value-type="float" office:value="-311.2">
                <text:p>-311.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784">
                <text:p>2784</text:p>
              </table:table-cell>
              <table:table-cell office:value-type="float" office:value="-258.7">
                <text:p>-258.7</text:p>
              </table:table-cell>
              <table:table-cell office:value-type="float" office:value="1440">
                <text:p>1440</text:p>
              </table:table-cell>
              <table:table-cell office:value-type="float" office:value="-309.7">
                <text:p>-309.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784">
                <text:p>2784</text:p>
              </table:table-cell>
              <table:table-cell office:value-type="float" office:value="-256">
                <text:p>-256</text:p>
              </table:table-cell>
              <table:table-cell office:value-type="float" office:value="1376">
                <text:p>1376</text:p>
              </table:table-cell>
              <table:table-cell office:value-type="float" office:value="-308.3">
                <text:p>-308.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720">
                <text:p>2720</text:p>
              </table:table-cell>
              <table:table-cell office:value-type="float" office:value="-253.3">
                <text:p>-253.3</text:p>
              </table:table-cell>
              <table:table-cell office:value-type="float" office:value="1408">
                <text:p>1408</text:p>
              </table:table-cell>
              <table:table-cell office:value-type="float" office:value="-306.9">
                <text:p>-306.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816">
                <text:p>2816</text:p>
              </table:table-cell>
              <table:table-cell office:value-type="float" office:value="-250.5">
                <text:p>-250.5</text:p>
              </table:table-cell>
              <table:table-cell office:value-type="float" office:value="1440">
                <text:p>1440</text:p>
              </table:table-cell>
              <table:table-cell office:value-type="float" office:value="-305.6">
                <text:p>-305.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92">
                <text:p>2592</text:p>
              </table:table-cell>
              <table:table-cell office:value-type="float" office:value="-247.9">
                <text:p>-247.9</text:p>
              </table:table-cell>
              <table:table-cell office:value-type="float" office:value="1376">
                <text:p>1376</text:p>
              </table:table-cell>
              <table:table-cell office:value-type="float" office:value="-304.2">
                <text:p>-304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56">
                <text:p>2656</text:p>
              </table:table-cell>
              <table:table-cell office:value-type="float" office:value="-245.2">
                <text:p>-245.2</text:p>
              </table:table-cell>
              <table:table-cell office:value-type="float" office:value="1344">
                <text:p>1344</text:p>
              </table:table-cell>
              <table:table-cell office:value-type="float" office:value="-302.8">
                <text:p>-302.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656">
                <text:p>2656</text:p>
              </table:table-cell>
              <table:table-cell office:value-type="float" office:value="-242.6">
                <text:p>-242.6</text:p>
              </table:table-cell>
              <table:table-cell office:value-type="float" office:value="1344">
                <text:p>1344</text:p>
              </table:table-cell>
              <table:table-cell office:value-type="float" office:value="-301.5">
                <text:p>-301.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656">
                <text:p>2656</text:p>
              </table:table-cell>
              <table:table-cell office:value-type="float" office:value="-239.9">
                <text:p>-239.9</text:p>
              </table:table-cell>
              <table:table-cell office:value-type="float" office:value="1376">
                <text:p>1376</text:p>
              </table:table-cell>
              <table:table-cell office:value-type="float" office:value="-300.1">
                <text:p>-300.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720">
                <text:p>2720</text:p>
              </table:table-cell>
              <table:table-cell office:value-type="float" office:value="-237.1">
                <text:p>-237.1</text:p>
              </table:table-cell>
              <table:table-cell office:value-type="float" office:value="1440">
                <text:p>1440</text:p>
              </table:table-cell>
              <table:table-cell office:value-type="float" office:value="-298.7">
                <text:p>-298.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56">
                <text:p>2656</text:p>
              </table:table-cell>
              <table:table-cell office:value-type="float" office:value="-234.4">
                <text:p>-234.4</text:p>
              </table:table-cell>
              <table:table-cell office:value-type="float" office:value="1312">
                <text:p>1312</text:p>
              </table:table-cell>
              <table:table-cell office:value-type="float" office:value="-297.3">
                <text:p>-297.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688">
                <text:p>2688</text:p>
              </table:table-cell>
              <table:table-cell office:value-type="float" office:value="-231.8">
                <text:p>-231.8</text:p>
              </table:table-cell>
              <table:table-cell office:value-type="float" office:value="1248">
                <text:p>1248</text:p>
              </table:table-cell>
              <table:table-cell office:value-type="float" office:value="-296.1">
                <text:p>-296.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816">
                <text:p>2816</text:p>
              </table:table-cell>
              <table:table-cell office:value-type="float" office:value="-229">
                <text:p>-229</text:p>
              </table:table-cell>
              <table:table-cell office:value-type="float" office:value="1376">
                <text:p>1376</text:p>
              </table:table-cell>
              <table:table-cell office:value-type="float" office:value="-294.8">
                <text:p>-294.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688">
                <text:p>2688</text:p>
              </table:table-cell>
              <table:table-cell office:value-type="float" office:value="-226.3">
                <text:p>-226.3</text:p>
              </table:table-cell>
              <table:table-cell office:value-type="float" office:value="1408">
                <text:p>1408</text:p>
              </table:table-cell>
              <table:table-cell office:value-type="float" office:value="-293.4">
                <text:p>-293.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20">
                <text:p>2720</text:p>
              </table:table-cell>
              <table:table-cell office:value-type="float" office:value="-223.5">
                <text:p>-223.5</text:p>
              </table:table-cell>
              <table:table-cell office:value-type="float" office:value="1408">
                <text:p>1408</text:p>
              </table:table-cell>
              <table:table-cell office:value-type="float" office:value="-291.9">
                <text:p>-291.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52">
                <text:p>2752</text:p>
              </table:table-cell>
              <table:table-cell office:value-type="float" office:value="-220.8">
                <text:p>-220.8</text:p>
              </table:table-cell>
              <table:table-cell office:value-type="float" office:value="1312">
                <text:p>1312</text:p>
              </table:table-cell>
              <table:table-cell office:value-type="float" office:value="-290.6">
                <text:p>-290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52">
                <text:p>2752</text:p>
              </table:table-cell>
              <table:table-cell office:value-type="float" office:value="-218.1">
                <text:p>-218.1</text:p>
              </table:table-cell>
              <table:table-cell office:value-type="float" office:value="1344">
                <text:p>1344</text:p>
              </table:table-cell>
              <table:table-cell office:value-type="float" office:value="-289.3">
                <text:p>-289.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848">
                <text:p>2848</text:p>
              </table:table-cell>
              <table:table-cell office:value-type="float" office:value="-215.2">
                <text:p>-215.2</text:p>
              </table:table-cell>
              <table:table-cell office:value-type="float" office:value="1408">
                <text:p>1408</text:p>
              </table:table-cell>
              <table:table-cell office:value-type="float" office:value="-287.9">
                <text:p>-287.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752">
                <text:p>2752</text:p>
              </table:table-cell>
              <table:table-cell office:value-type="float" office:value="-212.4">
                <text:p>-212.4</text:p>
              </table:table-cell>
              <table:table-cell office:value-type="float" office:value="1408">
                <text:p>1408</text:p>
              </table:table-cell>
              <table:table-cell office:value-type="float" office:value="-286.4">
                <text:p>-286.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752">
                <text:p>2752</text:p>
              </table:table-cell>
              <table:table-cell office:value-type="float" office:value="-209.7">
                <text:p>-209.7</text:p>
              </table:table-cell>
              <table:table-cell office:value-type="float" office:value="1408">
                <text:p>1408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880">
                <text:p>2880</text:p>
              </table:table-cell>
              <table:table-cell office:value-type="float" office:value="-206.9">
                <text:p>-206.9</text:p>
              </table:table-cell>
              <table:table-cell office:value-type="float" office:value="1408">
                <text:p>1408</text:p>
              </table:table-cell>
              <table:table-cell office:value-type="float" office:value="-283.7">
                <text:p>-283.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784">
                <text:p>2784</text:p>
              </table:table-cell>
              <table:table-cell office:value-type="float" office:value="-204">
                <text:p>-204</text:p>
              </table:table-cell>
              <table:table-cell office:value-type="float" office:value="1376">
                <text:p>1376</text:p>
              </table:table-cell>
              <table:table-cell office:value-type="float" office:value="-282.4">
                <text:p>-282.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784">
                <text:p>2784</text:p>
              </table:table-cell>
              <table:table-cell office:value-type="float" office:value="-201.2">
                <text:p>-201.2</text:p>
              </table:table-cell>
              <table:table-cell office:value-type="float" office:value="1440">
                <text:p>1440</text:p>
              </table:table-cell>
              <table:table-cell office:value-type="float" office:value="-280.9">
                <text:p>-280.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688">
                <text:p>2688</text:p>
              </table:table-cell>
              <table:table-cell office:value-type="float" office:value="-198.5">
                <text:p>-198.5</text:p>
              </table:table-cell>
              <table:table-cell office:value-type="float" office:value="1408">
                <text:p>1408</text:p>
              </table:table-cell>
              <table:table-cell office:value-type="float" office:value="-279.4">
                <text:p>-279.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720">
                <text:p>2720</text:p>
              </table:table-cell>
              <table:table-cell office:value-type="float" office:value="-195.9">
                <text:p>-195.9</text:p>
              </table:table-cell>
              <table:table-cell office:value-type="float" office:value="1440">
                <text:p>1440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784">
                <text:p>2784</text:p>
              </table:table-cell>
              <table:table-cell office:value-type="float" office:value="-193.1">
                <text:p>-193.1</text:p>
              </table:table-cell>
              <table:table-cell office:value-type="float" office:value="1440">
                <text:p>1440</text:p>
              </table:table-cell>
              <table:table-cell office:value-type="float" office:value="-276.6">
                <text:p>-276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88">
                <text:p>2688</text:p>
              </table:table-cell>
              <table:table-cell office:value-type="float" office:value="-190.4">
                <text:p>-190.4</text:p>
              </table:table-cell>
              <table:table-cell office:value-type="float" office:value="1376">
                <text:p>1376</text:p>
              </table:table-cell>
              <table:table-cell office:value-type="float" office:value="-275.2">
                <text:p>-275.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688">
                <text:p>2688</text:p>
              </table:table-cell>
              <table:table-cell office:value-type="float" office:value="-187.6">
                <text:p>-187.6</text:p>
              </table:table-cell>
              <table:table-cell office:value-type="float" office:value="1344">
                <text:p>1344</text:p>
              </table:table-cell>
              <table:table-cell office:value-type="float" office:value="-273.8">
                <text:p>-273.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752">
                <text:p>2752</text:p>
              </table:table-cell>
              <table:table-cell office:value-type="float" office:value="-185">
                <text:p>-185</text:p>
              </table:table-cell>
              <table:table-cell office:value-type="float" office:value="1408">
                <text:p>1408</text:p>
              </table:table-cell>
              <table:table-cell office:value-type="float" office:value="-272.4">
                <text:p>-272.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784">
                <text:p>2784</text:p>
              </table:table-cell>
              <table:table-cell office:value-type="float" office:value="-182.2">
                <text:p>-182.2</text:p>
              </table:table-cell>
              <table:table-cell office:value-type="float" office:value="1408">
                <text:p>1408</text:p>
              </table:table-cell>
              <table:table-cell office:value-type="float" office:value="-271.1">
                <text:p>-271.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752">
                <text:p>2752</text:p>
              </table:table-cell>
              <table:table-cell office:value-type="float" office:value="-179.4">
                <text:p>-179.4</text:p>
              </table:table-cell>
              <table:table-cell office:value-type="float" office:value="1408">
                <text:p>1408</text:p>
              </table:table-cell>
              <table:table-cell office:value-type="float" office:value="-269.7">
                <text:p>-269.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720">
                <text:p>2720</text:p>
              </table:table-cell>
              <table:table-cell office:value-type="float" office:value="-176.6">
                <text:p>-176.6</text:p>
              </table:table-cell>
              <table:table-cell office:value-type="float" office:value="1312">
                <text:p>1312</text:p>
              </table:table-cell>
              <table:table-cell office:value-type="float" office:value="-268.3">
                <text:p>-268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688">
                <text:p>2688</text:p>
              </table:table-cell>
              <table:table-cell office:value-type="float" office:value="-174">
                <text:p>-174</text:p>
              </table:table-cell>
              <table:table-cell office:value-type="float" office:value="1312">
                <text:p>1312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816">
                <text:p>2816</text:p>
              </table:table-cell>
              <table:table-cell office:value-type="float" office:value="-171.2">
                <text:p>-171.2</text:p>
              </table:table-cell>
              <table:table-cell office:value-type="float" office:value="1376">
                <text:p>1376</text:p>
              </table:table-cell>
              <table:table-cell office:value-type="float" office:value="-265.7">
                <text:p>-265.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656">
                <text:p>2656</text:p>
              </table:table-cell>
              <table:table-cell office:value-type="float" office:value="-168.5">
                <text:p>-168.5</text:p>
              </table:table-cell>
              <table:table-cell office:value-type="float" office:value="1408">
                <text:p>1408</text:p>
              </table:table-cell>
              <table:table-cell office:value-type="float" office:value="-264.3">
                <text:p>-264.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752">
                <text:p>2752</text:p>
              </table:table-cell>
              <table:table-cell office:value-type="float" office:value="-165.7">
                <text:p>-165.7</text:p>
              </table:table-cell>
              <table:table-cell office:value-type="float" office:value="1440">
                <text:p>1440</text:p>
              </table:table-cell>
              <table:table-cell office:value-type="float" office:value="-262.8">
                <text:p>-26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52">
                <text:p>2752</text:p>
              </table:table-cell>
              <table:table-cell office:value-type="float" office:value="-163">
                <text:p>-163</text:p>
              </table:table-cell>
              <table:table-cell office:value-type="float" office:value="1376">
                <text:p>1376</text:p>
              </table:table-cell>
              <table:table-cell office:value-type="float" office:value="-261.4">
                <text:p>-261.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816">
                <text:p>2816</text:p>
              </table:table-cell>
              <table:table-cell office:value-type="float" office:value="-160.3">
                <text:p>-160.3</text:p>
              </table:table-cell>
              <table:table-cell office:value-type="float" office:value="1344">
                <text:p>1344</text:p>
              </table:table-cell>
              <table:table-cell office:value-type="float" office:value="-260.1">
                <text:p>-260.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816">
                <text:p>2816</text:p>
              </table:table-cell>
              <table:table-cell office:value-type="float" office:value="-157.4">
                <text:p>-157.4</text:p>
              </table:table-cell>
              <table:table-cell office:value-type="float" office:value="1440">
                <text:p>1440</text:p>
              </table:table-cell>
              <table:table-cell office:value-type="float" office:value="-258.7">
                <text:p>-258.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720">
                <text:p>2720</text:p>
              </table:table-cell>
              <table:table-cell office:value-type="float" office:value="-154.6">
                <text:p>-154.6</text:p>
              </table:table-cell>
              <table:table-cell office:value-type="float" office:value="1408">
                <text:p>1408</text:p>
              </table:table-cell>
              <table:table-cell office:value-type="float" office:value="-257.2">
                <text:p>-257.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752">
                <text:p>2752</text:p>
              </table:table-cell>
              <table:table-cell office:value-type="float" office:value="-151.9">
                <text:p>-151.9</text:p>
              </table:table-cell>
              <table:table-cell office:value-type="float" office:value="1376">
                <text:p>1376</text:p>
              </table:table-cell>
              <table:table-cell office:value-type="float" office:value="-255.8">
                <text:p>-255.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752">
                <text:p>2752</text:p>
              </table:table-cell>
              <table:table-cell office:value-type="float" office:value="-149.3">
                <text:p>-149.3</text:p>
              </table:table-cell>
              <table:table-cell office:value-type="float" office:value="1408">
                <text:p>1408</text:p>
              </table:table-cell>
              <table:table-cell office:value-type="float" office:value="-254.5">
                <text:p>-254.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688">
                <text:p>2688</text:p>
              </table:table-cell>
              <table:table-cell office:value-type="float" office:value="-146.5">
                <text:p>-146.5</text:p>
              </table:table-cell>
              <table:table-cell office:value-type="float" office:value="1376">
                <text:p>1376</text:p>
              </table:table-cell>
              <table:table-cell office:value-type="float" office:value="-253.1">
                <text:p>-253.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688">
                <text:p>2688</text:p>
              </table:table-cell>
              <table:table-cell office:value-type="float" office:value="-143.8">
                <text:p>-143.8</text:p>
              </table:table-cell>
              <table:table-cell office:value-type="float" office:value="1408">
                <text:p>1408</text:p>
              </table:table-cell>
              <table:table-cell office:value-type="float" office:value="-251.7">
                <text:p>-251.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656">
                <text:p>2656</text:p>
              </table:table-cell>
              <table:table-cell office:value-type="float" office:value="-141.1">
                <text:p>-141.1</text:p>
              </table:table-cell>
              <table:table-cell office:value-type="float" office:value="1344">
                <text:p>1344</text:p>
              </table:table-cell>
              <table:table-cell office:value-type="float" office:value="-250.3">
                <text:p>-250.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688">
                <text:p>2688</text:p>
              </table:table-cell>
              <table:table-cell office:value-type="float" office:value="-138.5">
                <text:p>-138.5</text:p>
              </table:table-cell>
              <table:table-cell office:value-type="float" office:value="1344">
                <text:p>1344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16">
                <text:p>2816</text:p>
              </table:table-cell>
              <table:table-cell office:value-type="float" office:value="-135.7">
                <text:p>-135.7</text:p>
              </table:table-cell>
              <table:table-cell office:value-type="float" office:value="1376">
                <text:p>1376</text:p>
              </table:table-cell>
              <table:table-cell office:value-type="float" office:value="-247.6">
                <text:p>-247.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688">
                <text:p>2688</text:p>
              </table:table-cell>
              <table:table-cell office:value-type="float" office:value="-132.9">
                <text:p>-132.9</text:p>
              </table:table-cell>
              <table:table-cell office:value-type="float" office:value="1312">
                <text:p>1312</text:p>
              </table:table-cell>
              <table:table-cell office:value-type="float" office:value="-246.4">
                <text:p>-246.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752">
                <text:p>2752</text:p>
              </table:table-cell>
              <table:table-cell office:value-type="float" office:value="-130.1">
                <text:p>-130.1</text:p>
              </table:table-cell>
              <table:table-cell office:value-type="float" office:value="1312">
                <text:p>1312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720">
                <text:p>2720</text:p>
              </table:table-cell>
              <table:table-cell office:value-type="float" office:value="-127.5">
                <text:p>-127.5</text:p>
              </table:table-cell>
              <table:table-cell office:value-type="float" office:value="1344">
                <text:p>1344</text:p>
              </table:table-cell>
              <table:table-cell office:value-type="float" office:value="-243.6">
                <text:p>-243.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784">
                <text:p>2784</text:p>
              </table:table-cell>
              <table:table-cell office:value-type="float" office:value="-124.7">
                <text:p>-124.7</text:p>
              </table:table-cell>
              <table:table-cell office:value-type="float" office:value="1344">
                <text:p>1344</text:p>
              </table:table-cell>
              <table:table-cell office:value-type="float" office:value="-242.4">
                <text:p>-242.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784">
                <text:p>2784</text:p>
              </table:table-cell>
              <table:table-cell office:value-type="float" office:value="-121.9">
                <text:p>-121.9</text:p>
              </table:table-cell>
              <table:table-cell office:value-type="float" office:value="1376">
                <text:p>1376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656">
                <text:p>2656</text:p>
              </table:table-cell>
              <table:table-cell office:value-type="float" office:value="-119.2">
                <text:p>-119.2</text:p>
              </table:table-cell>
              <table:table-cell office:value-type="float" office:value="1312">
                <text:p>1312</text:p>
              </table:table-cell>
              <table:table-cell office:value-type="float" office:value="-239.7">
                <text:p>-239.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656">
                <text:p>2656</text:p>
              </table:table-cell>
              <table:table-cell office:value-type="float" office:value="-116.6">
                <text:p>-116.6</text:p>
              </table:table-cell>
              <table:table-cell office:value-type="float" office:value="1280">
                <text:p>1280</text:p>
              </table:table-cell>
              <table:table-cell office:value-type="float" office:value="-238.4">
                <text:p>-238.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784">
                <text:p>2784</text:p>
              </table:table-cell>
              <table:table-cell office:value-type="float" office:value="-113.9">
                <text:p>-113.9</text:p>
              </table:table-cell>
              <table:table-cell office:value-type="float" office:value="1344">
                <text:p>1344</text:p>
              </table:table-cell>
              <table:table-cell office:value-type="float" office:value="-237.1">
                <text:p>-237.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784">
                <text:p>2784</text:p>
              </table:table-cell>
              <table:table-cell office:value-type="float" office:value="-111">
                <text:p>-111</text:p>
              </table:table-cell>
              <table:table-cell office:value-type="float" office:value="1408">
                <text:p>1408</text:p>
              </table:table-cell>
              <table:table-cell office:value-type="float" office:value="-235.7">
                <text:p>-235.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48">
                <text:p>2848</text:p>
              </table:table-cell>
              <table:table-cell office:value-type="float" office:value="-108.1">
                <text:p>-108.1</text:p>
              </table:table-cell>
              <table:table-cell office:value-type="float" office:value="1408">
                <text:p>1408</text:p>
              </table:table-cell>
              <table:table-cell office:value-type="float" office:value="-234.2">
                <text:p>-234.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784">
                <text:p>2784</text:p>
              </table:table-cell>
              <table:table-cell office:value-type="float" office:value="-105.3">
                <text:p>-105.3</text:p>
              </table:table-cell>
              <table:table-cell office:value-type="float" office:value="1312">
                <text:p>1312</text:p>
              </table:table-cell>
              <table:table-cell office:value-type="float" office:value="-232.9">
                <text:p>-232.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848">
                <text:p>2848</text:p>
              </table:table-cell>
              <table:table-cell office:value-type="float" office:value="-102.6">
                <text:p>-102.6</text:p>
              </table:table-cell>
              <table:table-cell office:value-type="float" office:value="1312">
                <text:p>1312</text:p>
              </table:table-cell>
              <table:table-cell office:value-type="float" office:value="-231.6">
                <text:p>-231.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912">
                <text:p>2912</text:p>
              </table:table-cell>
              <table:table-cell office:value-type="float" office:value="-99.6">
                <text:p>-99.6</text:p>
              </table:table-cell>
              <table:table-cell office:value-type="float" office:value="1408">
                <text:p>1408</text:p>
              </table:table-cell>
              <table:table-cell office:value-type="float" office:value="-230.3">
                <text:p>-230.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688">
                <text:p>2688</text:p>
              </table:table-cell>
              <table:table-cell office:value-type="float" office:value="-96.9">
                <text:p>-96.9</text:p>
              </table:table-cell>
              <table:table-cell office:value-type="float" office:value="1408">
                <text:p>1408</text:p>
              </table:table-cell>
              <table:table-cell office:value-type="float" office:value="-228.9">
                <text:p>-228.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784">
                <text:p>2784</text:p>
              </table:table-cell>
              <table:table-cell office:value-type="float" office:value="-94.1">
                <text:p>-94.1</text:p>
              </table:table-cell>
              <table:table-cell office:value-type="float" office:value="1344">
                <text:p>1344</text:p>
              </table:table-cell>
              <table:table-cell office:value-type="float" office:value="-227.4">
                <text:p>-227.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752">
                <text:p>2752</text:p>
              </table:table-cell>
              <table:table-cell office:value-type="float" office:value="-91.5">
                <text:p>-91.5</text:p>
              </table:table-cell>
              <table:table-cell office:value-type="float" office:value="1376">
                <text:p>1376</text:p>
              </table:table-cell>
              <table:table-cell office:value-type="float" office:value="-226.1">
                <text:p>-226.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720">
                <text:p>2720</text:p>
              </table:table-cell>
              <table:table-cell office:value-type="float" office:value="-88.8">
                <text:p>-88.8</text:p>
              </table:table-cell>
              <table:table-cell office:value-type="float" office:value="1344">
                <text:p>1344</text:p>
              </table:table-cell>
              <table:table-cell office:value-type="float" office:value="-224.8">
                <text:p>-224.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784">
                <text:p>2784</text:p>
              </table:table-cell>
              <table:table-cell office:value-type="float" office:value="-85.9">
                <text:p>-85.9</text:p>
              </table:table-cell>
              <table:table-cell office:value-type="float" office:value="1408">
                <text:p>1408</text:p>
              </table:table-cell>
              <table:table-cell office:value-type="float" office:value="-223.4">
                <text:p>-223.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720">
                <text:p>2720</text:p>
              </table:table-cell>
              <table:table-cell office:value-type="float" office:value="-83.2">
                <text:p>-83.2</text:p>
              </table:table-cell>
              <table:table-cell office:value-type="float" office:value="1344">
                <text:p>134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84">
                <text:p>2784</text:p>
              </table:table-cell>
              <table:table-cell office:value-type="float" office:value="-80.5">
                <text:p>-80.5</text:p>
              </table:table-cell>
              <table:table-cell office:value-type="float" office:value="1376">
                <text:p>1376</text:p>
              </table:table-cell>
              <table:table-cell office:value-type="float" office:value="-220.6">
                <text:p>-220.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912">
                <text:p>2912</text:p>
              </table:table-cell>
              <table:table-cell office:value-type="float" office:value="-77.6">
                <text:p>-77.6</text:p>
              </table:table-cell>
              <table:table-cell office:value-type="float" office:value="1408">
                <text:p>1408</text:p>
              </table:table-cell>
              <table:table-cell office:value-type="float" office:value="-219.3">
                <text:p>-219.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784">
                <text:p>2784</text:p>
              </table:table-cell>
              <table:table-cell office:value-type="float" office:value="-74.8">
                <text:p>-74.8</text:p>
              </table:table-cell>
              <table:table-cell office:value-type="float" office:value="1376">
                <text:p>1376</text:p>
              </table:table-cell>
              <table:table-cell office:value-type="float" office:value="-217.9">
                <text:p>-217.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784">
                <text:p>2784</text:p>
              </table:table-cell>
              <table:table-cell office:value-type="float" office:value="-71.9">
                <text:p>-71.9</text:p>
              </table:table-cell>
              <table:table-cell office:value-type="float" office:value="1376">
                <text:p>1376</text:p>
              </table:table-cell>
              <table:table-cell office:value-type="float" office:value="-216.5">
                <text:p>-216.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784">
                <text:p>2784</text:p>
              </table:table-cell>
              <table:table-cell office:value-type="float" office:value="-69.2">
                <text:p>-69.2</text:p>
              </table:table-cell>
              <table:table-cell office:value-type="float" office:value="1376">
                <text:p>1376</text:p>
              </table:table-cell>
              <table:table-cell office:value-type="float" office:value="-215.1">
                <text:p>-215.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720">
                <text:p>2720</text:p>
              </table:table-cell>
              <table:table-cell office:value-type="float" office:value="-66.6">
                <text:p>-66.6</text:p>
              </table:table-cell>
              <table:table-cell office:value-type="float" office:value="1408">
                <text:p>1408</text:p>
              </table:table-cell>
              <table:table-cell office:value-type="float" office:value="-213.8">
                <text:p>-213.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752">
                <text:p>2752</text:p>
              </table:table-cell>
              <table:table-cell office:value-type="float" office:value="-63.8">
                <text:p>-63.8</text:p>
              </table:table-cell>
              <table:table-cell office:value-type="float" office:value="1440">
                <text:p>1440</text:p>
              </table:table-cell>
              <table:table-cell office:value-type="float" office:value="-212.4">
                <text:p>-212.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624">
                <text:p>2624</text:p>
              </table:table-cell>
              <table:table-cell office:value-type="float" office:value="-61.1">
                <text:p>-61.1</text:p>
              </table:table-cell>
              <table:table-cell office:value-type="float" office:value="1376">
                <text:p>1376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688">
                <text:p>2688</text:p>
              </table:table-cell>
              <table:table-cell office:value-type="float" office:value="-58.4">
                <text:p>-58.4</text:p>
              </table:table-cell>
              <table:table-cell office:value-type="float" office:value="1344">
                <text:p>1344</text:p>
              </table:table-cell>
              <table:table-cell office:value-type="float" office:value="-209.5">
                <text:p>-209.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848">
                <text:p>2848</text:p>
              </table:table-cell>
              <table:table-cell office:value-type="float" office:value="-55.6">
                <text:p>-55.6</text:p>
              </table:table-cell>
              <table:table-cell office:value-type="float" office:value="1408">
                <text:p>1408</text:p>
              </table:table-cell>
              <table:table-cell office:value-type="float" office:value="-208.2">
                <text:p>-208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20">
                <text:p>2720</text:p>
              </table:table-cell>
              <table:table-cell office:value-type="float" office:value="-52.9">
                <text:p>-52.9</text:p>
              </table:table-cell>
              <table:table-cell office:value-type="float" office:value="1440">
                <text:p>1440</text:p>
              </table:table-cell>
              <table:table-cell office:value-type="float" office:value="-206.8">
                <text:p>-206.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752">
                <text:p>2752</text:p>
              </table:table-cell>
              <table:table-cell office:value-type="float" office:value="-50">
                <text:p>-50</text:p>
              </table:table-cell>
              <table:table-cell office:value-type="float" office:value="1440">
                <text:p>1440</text:p>
              </table:table-cell>
              <table:table-cell office:value-type="float" office:value="-205.3">
                <text:p>-205.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752">
                <text:p>2752</text:p>
              </table:table-cell>
              <table:table-cell office:value-type="float" office:value="-47.3">
                <text:p>-47.3</text:p>
              </table:table-cell>
              <table:table-cell office:value-type="float" office:value="1376">
                <text:p>1376</text:p>
              </table:table-cell>
              <table:table-cell office:value-type="float" office:value="-203.9">
                <text:p>-203.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720">
                <text:p>2720</text:p>
              </table:table-cell>
              <table:table-cell office:value-type="float" office:value="-44.6">
                <text:p>-44.6</text:p>
              </table:table-cell>
              <table:table-cell office:value-type="float" office:value="1344">
                <text:p>1344</text:p>
              </table:table-cell>
              <table:table-cell office:value-type="float" office:value="-202.6">
                <text:p>-202.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784">
                <text:p>2784</text:p>
              </table:table-cell>
              <table:table-cell office:value-type="float" office:value="-41.8">
                <text:p>-41.8</text:p>
              </table:table-cell>
              <table:table-cell office:value-type="float" office:value="1408">
                <text:p>1408</text:p>
              </table:table-cell>
              <table:table-cell office:value-type="float" office:value="-201.2">
                <text:p>-201.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656">
                <text:p>2656</text:p>
              </table:table-cell>
              <table:table-cell office:value-type="float" office:value="-39.1">
                <text:p>-39.1</text:p>
              </table:table-cell>
              <table:table-cell office:value-type="float" office:value="1408">
                <text:p>1408</text:p>
              </table:table-cell>
              <table:table-cell office:value-type="float" office:value="-199.8">
                <text:p>-199.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720">
                <text:p>2720</text:p>
              </table:table-cell>
              <table:table-cell office:value-type="float" office:value="-36.4">
                <text:p>-36.4</text:p>
              </table:table-cell>
              <table:table-cell office:value-type="float" office:value="1344">
                <text:p>1344</text:p>
              </table:table-cell>
              <table:table-cell office:value-type="float" office:value="-198.4">
                <text:p>-198.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720">
                <text:p>2720</text:p>
              </table:table-cell>
              <table:table-cell office:value-type="float" office:value="-33.8">
                <text:p>-33.8</text:p>
              </table:table-cell>
              <table:table-cell office:value-type="float" office:value="1376">
                <text:p>137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688">
                <text:p>2688</text:p>
              </table:table-cell>
              <table:table-cell office:value-type="float" office:value="-31.1">
                <text:p>-31.1</text:p>
              </table:table-cell>
              <table:table-cell office:value-type="float" office:value="1312">
                <text:p>1312</text:p>
              </table:table-cell>
              <table:table-cell office:value-type="float" office:value="-195.7">
                <text:p>-195.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720">
                <text:p>2720</text:p>
              </table:table-cell>
              <table:table-cell office:value-type="float" office:value="-28.3">
                <text:p>-28.3</text:p>
              </table:table-cell>
              <table:table-cell office:value-type="float" office:value="1440">
                <text:p>1440</text:p>
              </table:table-cell>
              <table:table-cell office:value-type="float" office:value="-194.3">
                <text:p>-194.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88">
                <text:p>2688</text:p>
              </table:table-cell>
              <table:table-cell office:value-type="float" office:value="-25.6">
                <text:p>-25.6</text:p>
              </table:table-cell>
              <table:table-cell office:value-type="float" office:value="1344">
                <text:p>1344</text:p>
              </table:table-cell>
              <table:table-cell office:value-type="float" office:value="-192.9">
                <text:p>-192.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688">
                <text:p>2688</text:p>
              </table:table-cell>
              <table:table-cell office:value-type="float" office:value="-22.9">
                <text:p>-22.9</text:p>
              </table:table-cell>
              <table:table-cell office:value-type="float" office:value="1344">
                <text:p>1344</text:p>
              </table:table-cell>
              <table:table-cell office:value-type="float" office:value="-191.6">
                <text:p>-191.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816">
                <text:p>2816</text:p>
              </table:table-cell>
              <table:table-cell office:value-type="float" office:value="-20.2">
                <text:p>-20.2</text:p>
              </table:table-cell>
              <table:table-cell office:value-type="float" office:value="1376">
                <text:p>1376</text:p>
              </table:table-cell>
              <table:table-cell office:value-type="float" office:value="-190.3">
                <text:p>-190.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688">
                <text:p>2688</text:p>
              </table:table-cell>
              <table:table-cell office:value-type="float" office:value="-17.4">
                <text:p>-17.4</text:p>
              </table:table-cell>
              <table:table-cell office:value-type="float" office:value="1344">
                <text:p>134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688">
                <text:p>2688</text:p>
              </table:table-cell>
              <table:table-cell office:value-type="float" office:value="-14.7">
                <text:p>-14.7</text:p>
              </table:table-cell>
              <table:table-cell office:value-type="float" office:value="1376">
                <text:p>1376</text:p>
              </table:table-cell>
              <table:table-cell office:value-type="float" office:value="-187.5">
                <text:p>-187.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720">
                <text:p>2720</text:p>
              </table:table-cell>
              <table:table-cell office:value-type="float" office:value="-12">
                <text:p>-12</text:p>
              </table:table-cell>
              <table:table-cell office:value-type="float" office:value="1376">
                <text:p>1376</text:p>
              </table:table-cell>
              <table:table-cell office:value-type="float" office:value="-186.1">
                <text:p>-186.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720">
                <text:p>2720</text:p>
              </table:table-cell>
              <table:table-cell office:value-type="float" office:value="-9.3">
                <text:p>-9.3</text:p>
              </table:table-cell>
              <table:table-cell office:value-type="float" office:value="1344">
                <text:p>1344</text:p>
              </table:table-cell>
              <table:table-cell office:value-type="float" office:value="-184.8">
                <text:p>-184.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784">
                <text:p>2784</text:p>
              </table:table-cell>
              <table:table-cell office:value-type="float" office:value="-6.5">
                <text:p>-6.5</text:p>
              </table:table-cell>
              <table:table-cell office:value-type="float" office:value="1440">
                <text:p>1440</text:p>
              </table:table-cell>
              <table:table-cell office:value-type="float" office:value="-183.4">
                <text:p>-183.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720">
                <text:p>2720</text:p>
              </table:table-cell>
              <table:table-cell office:value-type="float" office:value="-3.8">
                <text:p>-3.8</text:p>
              </table:table-cell>
              <table:table-cell office:value-type="float" office:value="1376">
                <text:p>1376</text:p>
              </table:table-cell>
              <table:table-cell office:value-type="float" office:value="-182.1">
                <text:p>-182.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752">
                <text:p>2752</text:p>
              </table:table-cell>
              <table:table-cell office:value-type="float" office:value="-1">
                <text:p>-1</text:p>
              </table:table-cell>
              <table:table-cell office:value-type="float" office:value="1312">
                <text:p>1312</text:p>
              </table:table-cell>
              <table:table-cell office:value-type="float" office:value="-180.7">
                <text:p>-180.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79.3">
                <text:p>-179.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77.9">
                <text:p>-177.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76.5">
                <text:p>-176.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75.1">
                <text:p>-175.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2">
                <text:p>1312</text:p>
              </table:table-cell>
              <table:table-cell office:value-type="float" office:value="-173.9">
                <text:p>-173.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72.5">
                <text:p>-172.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69.6">
                <text:p>-169.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68.3">
                <text:p>-168.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">
                <text:p>1280</text:p>
              </table:table-cell>
              <table:table-cell office:value-type="float" office:value="-167.1">
                <text:p>-167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65.7">
                <text:p>-165.7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64.2">
                <text:p>-164.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62.8">
                <text:p>-162.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61.5">
                <text:p>-161.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60.1">
                <text:p>-160.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58.7">
                <text:p>-158.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57.3">
                <text:p>-157.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55.9">
                <text:p>-155.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154.5">
                <text:p>-154.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53.2">
                <text:p>-153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51.7">
                <text:p>-151.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50.4">
                <text:p>-150.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49.1">
                <text:p>-149.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47.7">
                <text:p>-147.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46.3">
                <text:p>-146.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">
                <text:p>128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43.7">
                <text:p>-143.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42.3">
                <text:p>-142.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40.9">
                <text:p>-140.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2">
                <text:p>1312</text:p>
              </table:table-cell>
              <table:table-cell office:value-type="float" office:value="-139.6">
                <text:p>-139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2">
                <text:p>1312</text:p>
              </table:table-cell>
              <table:table-cell office:value-type="float" office:value="-138.3">
                <text:p>-138.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36.9">
                <text:p>-136.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35.5">
                <text:p>-135.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34.1">
                <text:p>-134.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32.8">
                <text:p>-132.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31.5">
                <text:p>-131.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28.6">
                <text:p>-128.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27.3">
                <text:p>-127.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125.9">
                <text:p>-125.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24.5">
                <text:p>-124.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23.1">
                <text:p>-123.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21.7">
                <text:p>-121.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20.4">
                <text:p>-120.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2">
                <text:p>1312</text:p>
              </table:table-cell>
              <table:table-cell office:value-type="float" office:value="-117.7">
                <text:p>-117.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">
                <text:p>1280</text:p>
              </table:table-cell>
              <table:table-cell office:value-type="float" office:value="-116.3">
                <text:p>-116.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15.1">
                <text:p>-115.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13.7">
                <text:p>-113.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112.2">
                <text:p>-11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10.9">
                <text:p>-110.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109.6">
                <text:p>-109.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108.2">
                <text:p>-108.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2">
                <text:p>1472</text:p>
              </table:table-cell>
              <table:table-cell office:value-type="float" office:value="-106.6">
                <text:p>-106.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05.2">
                <text:p>-105.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103.9">
                <text:p>-103.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102.5">
                <text:p>-102.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99.5">
                <text:p>-99.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98.2">
                <text:p>-98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96.8">
                <text:p>-96.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95.4">
                <text:p>-95.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2">
                <text:p>131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92.7">
                <text:p>-92.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91.3">
                <text:p>-91.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89.9">
                <text:p>-89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88.5">
                <text:p>-88.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">
                <text:p>1280</text:p>
              </table:table-cell>
              <table:table-cell office:value-type="float" office:value="-87.2">
                <text:p>-87.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85.9">
                <text:p>-85.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84.5">
                <text:p>-84.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81.7">
                <text:p>-81.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4">
                <text:p>1344</text:p>
              </table:table-cell>
              <table:table-cell office:value-type="float" office:value="-80.3">
                <text:p>-80.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77.5">
                <text:p>-77.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-74.6">
                <text:p>-74.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6">
                <text:p>1376</text:p>
              </table:table-cell>
              <table:table-cell office:value-type="float" office:value="-73.3">
                <text:p>-73.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-71.9">
                <text:p>-71.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-2592">
                <text:p>-2592</text:p>
              </table:table-cell>
              <table:table-cell office:value-type="float" office:value="-3.8">
                <text:p>-3.8</text:p>
              </table:table-cell>
              <table:table-cell office:value-type="float" office:value="1408">
                <text:p>1408</text:p>
              </table:table-cell>
              <table:table-cell office:value-type="float" office:value="-70.4">
                <text:p>-7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760">
                <text:p>-1760</text:p>
              </table:table-cell>
              <table:table-cell office:value-type="float" office:value="-5">
                <text:p>-5</text:p>
              </table:table-cell>
              <table:table-cell office:value-type="float" office:value="1376">
                <text:p>1376</text:p>
              </table:table-cell>
              <table:table-cell office:value-type="float" office:value="-69.1">
                <text:p>-69.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720">
                <text:p>-2720</text:p>
              </table:table-cell>
              <table:table-cell office:value-type="float" office:value="-7.9">
                <text:p>-7.9</text:p>
              </table:table-cell>
              <table:table-cell office:value-type="float" office:value="1440">
                <text:p>1440</text:p>
              </table:table-cell>
              <table:table-cell office:value-type="float" office:value="-67.7">
                <text:p>-67.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2720">
                <text:p>-2720</text:p>
              </table:table-cell>
              <table:table-cell office:value-type="float" office:value="-10.7">
                <text:p>-10.7</text:p>
              </table:table-cell>
              <table:table-cell office:value-type="float" office:value="1376">
                <text:p>1376</text:p>
              </table:table-cell>
              <table:table-cell office:value-type="float" office:value="-66.4">
                <text:p>-66.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2720">
                <text:p>-2720</text:p>
              </table:table-cell>
              <table:table-cell office:value-type="float" office:value="-13.3">
                <text:p>-13.3</text:p>
              </table:table-cell>
              <table:table-cell office:value-type="float" office:value="1344">
                <text:p>1344</text:p>
              </table:table-cell>
              <table:table-cell office:value-type="float" office:value="-64.9">
                <text:p>-64.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2816">
                <text:p>-2816</text:p>
              </table:table-cell>
              <table:table-cell office:value-type="float" office:value="-16.1">
                <text:p>-16.1</text:p>
              </table:table-cell>
              <table:table-cell office:value-type="float" office:value="1312">
                <text:p>1312</text:p>
              </table:table-cell>
              <table:table-cell office:value-type="float" office:value="-63.6">
                <text:p>-63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2720">
                <text:p>-2720</text:p>
              </table:table-cell>
              <table:table-cell office:value-type="float" office:value="-18.8">
                <text:p>-18.8</text:p>
              </table:table-cell>
              <table:table-cell office:value-type="float" office:value="1376">
                <text:p>1376</text:p>
              </table:table-cell>
              <table:table-cell office:value-type="float" office:value="-62.3">
                <text:p>-62.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2688">
                <text:p>-2688</text:p>
              </table:table-cell>
              <table:table-cell office:value-type="float" office:value="-21.6">
                <text:p>-21.6</text:p>
              </table:table-cell>
              <table:table-cell office:value-type="float" office:value="1408">
                <text:p>1408</text:p>
              </table:table-cell>
              <table:table-cell office:value-type="float" office:value="-60.9">
                <text:p>-60.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2688">
                <text:p>-2688</text:p>
              </table:table-cell>
              <table:table-cell office:value-type="float" office:value="-24.2">
                <text:p>-24.2</text:p>
              </table:table-cell>
              <table:table-cell office:value-type="float" office:value="1312">
                <text:p>1312</text:p>
              </table:table-cell>
              <table:table-cell office:value-type="float" office:value="-59.6">
                <text:p>-59.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2720">
                <text:p>-2720</text:p>
              </table:table-cell>
              <table:table-cell office:value-type="float" office:value="-26.9">
                <text:p>-26.9</text:p>
              </table:table-cell>
              <table:table-cell office:value-type="float" office:value="1280">
                <text:p>1280</text:p>
              </table:table-cell>
              <table:table-cell office:value-type="float" office:value="-58.2">
                <text:p>-58.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2784">
                <text:p>-2784</text:p>
              </table:table-cell>
              <table:table-cell office:value-type="float" office:value="-29.8">
                <text:p>-29.8</text:p>
              </table:table-cell>
              <table:table-cell office:value-type="float" office:value="1408">
                <text:p>1408</text:p>
              </table:table-cell>
              <table:table-cell office:value-type="float" office:value="-56.9">
                <text:p>-56.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2688">
                <text:p>-2688</text:p>
              </table:table-cell>
              <table:table-cell office:value-type="float" office:value="-32.5">
                <text:p>-32.5</text:p>
              </table:table-cell>
              <table:table-cell office:value-type="float" office:value="1408">
                <text:p>1408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2688">
                <text:p>-2688</text:p>
              </table:table-cell>
              <table:table-cell office:value-type="float" office:value="-35.2">
                <text:p>-35.2</text:p>
              </table:table-cell>
              <table:table-cell office:value-type="float" office:value="1440">
                <text:p>144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2720">
                <text:p>-2720</text:p>
              </table:table-cell>
              <table:table-cell office:value-type="float" office:value="-37.8">
                <text:p>-37.8</text:p>
              </table:table-cell>
              <table:table-cell office:value-type="float" office:value="1344">
                <text:p>1344</text:p>
              </table:table-cell>
              <table:table-cell office:value-type="float" office:value="-52.7">
                <text:p>-52.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2720">
                <text:p>-2720</text:p>
              </table:table-cell>
              <table:table-cell office:value-type="float" office:value="-40.6">
                <text:p>-40.6</text:p>
              </table:table-cell>
              <table:table-cell office:value-type="float" office:value="1312">
                <text:p>1312</text:p>
              </table:table-cell>
              <table:table-cell office:value-type="float" office:value="-51.4">
                <text:p>-51.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2720">
                <text:p>-2720</text:p>
              </table:table-cell>
              <table:table-cell office:value-type="float" office:value="-43.4">
                <text:p>-43.4</text:p>
              </table:table-cell>
              <table:table-cell office:value-type="float" office:value="1408">
                <text:p>1408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2720">
                <text:p>-2720</text:p>
              </table:table-cell>
              <table:table-cell office:value-type="float" office:value="-46">
                <text:p>-46</text:p>
              </table:table-cell>
              <table:table-cell office:value-type="float" office:value="1408">
                <text:p>1408</text:p>
              </table:table-cell>
              <table:table-cell office:value-type="float" office:value="-48.6">
                <text:p>-48.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2688">
                <text:p>-2688</text:p>
              </table:table-cell>
              <table:table-cell office:value-type="float" office:value="-48.7">
                <text:p>-48.7</text:p>
              </table:table-cell>
              <table:table-cell office:value-type="float" office:value="1376">
                <text:p>1376</text:p>
              </table:table-cell>
              <table:table-cell office:value-type="float" office:value="-47.1">
                <text:p>-47.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2848">
                <text:p>-2848</text:p>
              </table:table-cell>
              <table:table-cell office:value-type="float" office:value="-51.5">
                <text:p>-51.5</text:p>
              </table:table-cell>
              <table:table-cell office:value-type="float" office:value="1376">
                <text:p>1376</text:p>
              </table:table-cell>
              <table:table-cell office:value-type="float" office:value="-45.8">
                <text:p>-45.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2720">
                <text:p>-2720</text:p>
              </table:table-cell>
              <table:table-cell office:value-type="float" office:value="-54.3">
                <text:p>-54.3</text:p>
              </table:table-cell>
              <table:table-cell office:value-type="float" office:value="1344">
                <text:p>1344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2688">
                <text:p>-2688</text:p>
              </table:table-cell>
              <table:table-cell office:value-type="float" office:value="-57.1">
                <text:p>-57.1</text:p>
              </table:table-cell>
              <table:table-cell office:value-type="float" office:value="1408">
                <text:p>1408</text:p>
              </table:table-cell>
              <table:table-cell office:value-type="float" office:value="-43.1">
                <text:p>-43.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2752">
                <text:p>-2752</text:p>
              </table:table-cell>
              <table:table-cell office:value-type="float" office:value="-59.7">
                <text:p>-59.7</text:p>
              </table:table-cell>
              <table:table-cell office:value-type="float" office:value="1376">
                <text:p>1376</text:p>
              </table:table-cell>
              <table:table-cell office:value-type="float" office:value="-41.7">
                <text:p>-41.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-2720">
                <text:p>-2720</text:p>
              </table:table-cell>
              <table:table-cell office:value-type="float" office:value="-62.3">
                <text:p>-62.3</text:p>
              </table:table-cell>
              <table:table-cell office:value-type="float" office:value="1344">
                <text:p>1344</text:p>
              </table:table-cell>
              <table:table-cell office:value-type="float" office:value="-40.3">
                <text:p>-40.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-2720">
                <text:p>-2720</text:p>
              </table:table-cell>
              <table:table-cell office:value-type="float" office:value="-65.2">
                <text:p>-65.2</text:p>
              </table:table-cell>
              <table:table-cell office:value-type="float" office:value="1408">
                <text:p>140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-2688">
                <text:p>-2688</text:p>
              </table:table-cell>
              <table:table-cell office:value-type="float" office:value="-67.9">
                <text:p>-67.9</text:p>
              </table:table-cell>
              <table:table-cell office:value-type="float" office:value="1344">
                <text:p>1344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-2688">
                <text:p>-2688</text:p>
              </table:table-cell>
              <table:table-cell office:value-type="float" office:value="-70.6">
                <text:p>-70.6</text:p>
              </table:table-cell>
              <table:table-cell office:value-type="float" office:value="1344">
                <text:p>1344</text:p>
              </table:table-cell>
              <table:table-cell office:value-type="float" office:value="-36.3">
                <text:p>-36.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2880">
                <text:p>-2880</text:p>
              </table:table-cell>
              <table:table-cell office:value-type="float" office:value="-73.4">
                <text:p>-73.4</text:p>
              </table:table-cell>
              <table:table-cell office:value-type="float" office:value="1376">
                <text:p>1376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2784">
                <text:p>-2784</text:p>
              </table:table-cell>
              <table:table-cell office:value-type="float" office:value="-76.2">
                <text:p>-76.2</text:p>
              </table:table-cell>
              <table:table-cell office:value-type="float" office:value="1344">
                <text:p>1344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2720">
                <text:p>-2720</text:p>
              </table:table-cell>
              <table:table-cell office:value-type="float" office:value="-79">
                <text:p>-79</text:p>
              </table:table-cell>
              <table:table-cell office:value-type="float" office:value="1408">
                <text:p>1408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-2784">
                <text:p>-2784</text:p>
              </table:table-cell>
              <table:table-cell office:value-type="float" office:value="-81.7">
                <text:p>-81.7</text:p>
              </table:table-cell>
              <table:table-cell office:value-type="float" office:value="1344">
                <text:p>1344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2848">
                <text:p>-2848</text:p>
              </table:table-cell>
              <table:table-cell office:value-type="float" office:value="-84.5">
                <text:p>-84.5</text:p>
              </table:table-cell>
              <table:table-cell office:value-type="float" office:value="1312">
                <text:p>1312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2816">
                <text:p>-2816</text:p>
              </table:table-cell>
              <table:table-cell office:value-type="float" office:value="-87.4">
                <text:p>-87.4</text:p>
              </table:table-cell>
              <table:table-cell office:value-type="float" office:value="1344">
                <text:p>1344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2688">
                <text:p>-2688</text:p>
              </table:table-cell>
              <table:table-cell office:value-type="float" office:value="-90.1">
                <text:p>-90.1</text:p>
              </table:table-cell>
              <table:table-cell office:value-type="float" office:value="1408">
                <text:p>1408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-2656">
                <text:p>-2656</text:p>
              </table:table-cell>
              <table:table-cell office:value-type="float" office:value="-92.7">
                <text:p>-92.7</text:p>
              </table:table-cell>
              <table:table-cell office:value-type="float" office:value="1408">
                <text:p>1408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-2848">
                <text:p>-2848</text:p>
              </table:table-cell>
              <table:table-cell office:value-type="float" office:value="-95.5">
                <text:p>-95.5</text:p>
              </table:table-cell>
              <table:table-cell office:value-type="float" office:value="1344">
                <text:p>134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-2784">
                <text:p>-2784</text:p>
              </table:table-cell>
              <table:table-cell office:value-type="float" office:value="-98.3">
                <text:p>-98.3</text:p>
              </table:table-cell>
              <table:table-cell office:value-type="float" office:value="1280">
                <text:p>1280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-2720">
                <text:p>-2720</text:p>
              </table:table-cell>
              <table:table-cell office:value-type="float" office:value="-101.2">
                <text:p>-101.2</text:p>
              </table:table-cell>
              <table:table-cell office:value-type="float" office:value="1408">
                <text:p>1408</text:p>
              </table:table-cell>
              <table:table-cell office:value-type="float" office:value="-21.4">
                <text:p>-21.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-2784">
                <text:p>-2784</text:p>
              </table:table-cell>
              <table:table-cell office:value-type="float" office:value="-103.9">
                <text:p>-103.9</text:p>
              </table:table-cell>
              <table:table-cell office:value-type="float" office:value="1408">
                <text:p>140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-2816">
                <text:p>-2816</text:p>
              </table:table-cell>
              <table:table-cell office:value-type="float" office:value="-106.6">
                <text:p>-106.6</text:p>
              </table:table-cell>
              <table:table-cell office:value-type="float" office:value="1344">
                <text:p>1344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-2912">
                <text:p>-2912</text:p>
              </table:table-cell>
              <table:table-cell office:value-type="float" office:value="-109.5">
                <text:p>-109.5</text:p>
              </table:table-cell>
              <table:table-cell office:value-type="float" office:value="1376">
                <text:p>1376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-2752">
                <text:p>-2752</text:p>
              </table:table-cell>
              <table:table-cell office:value-type="float" office:value="-112.3">
                <text:p>-112.3</text:p>
              </table:table-cell>
              <table:table-cell office:value-type="float" office:value="1344">
                <text:p>13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2720">
                <text:p>-2720</text:p>
              </table:table-cell>
              <table:table-cell office:value-type="float" office:value="-115.1">
                <text:p>-115.1</text:p>
              </table:table-cell>
              <table:table-cell office:value-type="float" office:value="1376">
                <text:p>1376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-2816">
                <text:p>-2816</text:p>
              </table:table-cell>
              <table:table-cell office:value-type="float" office:value="-117.8">
                <text:p>-117.8</text:p>
              </table:table-cell>
              <table:table-cell office:value-type="float" office:value="1376">
                <text:p>1376</text:p>
              </table:table-cell>
              <table:table-cell office:value-type="float" office:value="-13.2">
                <text:p>-13.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-2784">
                <text:p>-2784</text:p>
              </table:table-cell>
              <table:table-cell office:value-type="float" office:value="-120.5">
                <text:p>-120.5</text:p>
              </table:table-cell>
              <table:table-cell office:value-type="float" office:value="1312">
                <text:p>1312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-2720">
                <text:p>-2720</text:p>
              </table:table-cell>
              <table:table-cell office:value-type="float" office:value="-123.3">
                <text:p>-123.3</text:p>
              </table:table-cell>
              <table:table-cell office:value-type="float" office:value="1408">
                <text:p>1408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-2688">
                <text:p>-2688</text:p>
              </table:table-cell>
              <table:table-cell office:value-type="float" office:value="-126.1">
                <text:p>-126.1</text:p>
              </table:table-cell>
              <table:table-cell office:value-type="float" office:value="1344">
                <text:p>134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2720">
                <text:p>-2720</text:p>
              </table:table-cell>
              <table:table-cell office:value-type="float" office:value="-128.7">
                <text:p>-128.7</text:p>
              </table:table-cell>
              <table:table-cell office:value-type="float" office:value="1344">
                <text:p>1344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2816">
                <text:p>-2816</text:p>
              </table:table-cell>
              <table:table-cell office:value-type="float" office:value="-131.5">
                <text:p>-131.5</text:p>
              </table:table-cell>
              <table:table-cell office:value-type="float" office:value="1344">
                <text:p>1344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2720">
                <text:p>-2720</text:p>
              </table:table-cell>
              <table:table-cell office:value-type="float" office:value="-134.2">
                <text:p>-134.2</text:p>
              </table:table-cell>
              <table:table-cell office:value-type="float" office:value="1376">
                <text:p>1376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-2688">
                <text:p>-2688</text:p>
              </table:table-cell>
              <table:table-cell office:value-type="float" office:value="-137">
                <text:p>-137</text:p>
              </table:table-cell>
              <table:table-cell office:value-type="float" office:value="1440">
                <text:p>1440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-2720">
                <text:p>-2720</text:p>
              </table:table-cell>
              <table:table-cell office:value-type="float" office:value="-139.7">
                <text:p>-139.7</text:p>
              </table:table-cell>
              <table:table-cell office:value-type="float" office:value="1376">
                <text:p>1376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2688">
                <text:p>-2688</text:p>
              </table:table-cell>
              <table:table-cell office:value-type="float" office:value="-142.3">
                <text:p>-142.3</text:p>
              </table:table-cell>
              <table:table-cell office:value-type="float" office:value="1344">
                <text:p>134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-2752">
                <text:p>-2752</text:p>
              </table:table-cell>
              <table:table-cell office:value-type="float" office:value="-145.1">
                <text:p>-145.1</text:p>
              </table:table-cell>
              <table:table-cell office:value-type="float" office:value="1216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-2688">
                <text:p>-2688</text:p>
              </table:table-cell>
              <table:table-cell office:value-type="float" office:value="-147.8">
                <text:p>-147.8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-2656">
                <text:p>-2656</text:p>
              </table:table-cell>
              <table:table-cell office:value-type="float" office:value="-150.5">
                <text:p>-15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-2784">
                <text:p>-2784</text:p>
              </table:table-cell>
              <table:table-cell office:value-type="float" office:value="-153.2">
                <text:p>-15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2784">
                <text:p>-2784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-2752">
                <text:p>-2752</text:p>
              </table:table-cell>
              <table:table-cell office:value-type="float" office:value="-158.9">
                <text:p>-15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-2720">
                <text:p>-2720</text:p>
              </table:table-cell>
              <table:table-cell office:value-type="float" office:value="-161.6">
                <text:p>-16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-2752">
                <text:p>-2752</text:p>
              </table:table-cell>
              <table:table-cell office:value-type="float" office:value="-164.3">
                <text:p>-16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-2816">
                <text:p>-2816</text:p>
              </table:table-cell>
              <table:table-cell office:value-type="float" office:value="-167.1">
                <text:p>-16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2720">
                <text:p>-2720</text:p>
              </table:table-cell>
              <table:table-cell office:value-type="float" office:value="-169.8">
                <text:p>-16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-2752">
                <text:p>-2752</text:p>
              </table:table-cell>
              <table:table-cell office:value-type="float" office:value="-172.6">
                <text:p>-17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-2784">
                <text:p>-2784</text:p>
              </table:table-cell>
              <table:table-cell office:value-type="float" office:value="-175.3">
                <text:p>-17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-2688">
                <text:p>-2688</text:p>
              </table:table-cell>
              <table:table-cell office:value-type="float" office:value="-178">
                <text:p>-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-2816">
                <text:p>-2816</text:p>
              </table:table-cell>
              <table:table-cell office:value-type="float" office:value="-180.9">
                <text:p>-18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2720">
                <text:p>-2720</text:p>
              </table:table-cell>
              <table:table-cell office:value-type="float" office:value="-183.6">
                <text:p>-18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2688">
                <text:p>-2688</text:p>
              </table:table-cell>
              <table:table-cell office:value-type="float" office:value="-186.3">
                <text:p>-18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2816">
                <text:p>-2816</text:p>
              </table:table-cell>
              <table:table-cell office:value-type="float" office:value="-189.1">
                <text:p>-18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-2752">
                <text:p>-2752</text:p>
              </table:table-cell>
              <table:table-cell office:value-type="float" office:value="-191.9">
                <text:p>-19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-2752">
                <text:p>-2752</text:p>
              </table:table-cell>
              <table:table-cell office:value-type="float" office:value="-194.7">
                <text:p>-19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2752">
                <text:p>-2752</text:p>
              </table:table-cell>
              <table:table-cell office:value-type="float" office:value="-197.4">
                <text:p>-19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-2624">
                <text:p>-2624</text:p>
              </table:table-cell>
              <table:table-cell office:value-type="float" office:value="-199.9">
                <text:p>-19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-2752">
                <text:p>-2752</text:p>
              </table:table-cell>
              <table:table-cell office:value-type="float" office:value="-202.8">
                <text:p>-20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2688">
                <text:p>-2688</text:p>
              </table:table-cell>
              <table:table-cell office:value-type="float" office:value="-205.5">
                <text:p>-20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-2752">
                <text:p>-2752</text:p>
              </table:table-cell>
              <table:table-cell office:value-type="float" office:value="-208.2">
                <text:p>-20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2848">
                <text:p>-2848</text:p>
              </table:table-cell>
              <table:table-cell office:value-type="float" office:value="-211">
                <text:p>-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-2784">
                <text:p>-2784</text:p>
              </table:table-cell>
              <table:table-cell office:value-type="float" office:value="-213.8">
                <text:p>-21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-2816">
                <text:p>-2816</text:p>
              </table:table-cell>
              <table:table-cell office:value-type="float" office:value="-216.6">
                <text:p>-21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-2784">
                <text:p>-2784</text:p>
              </table:table-cell>
              <table:table-cell office:value-type="float" office:value="-219.5">
                <text:p>-2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-2720">
                <text:p>-2720</text:p>
              </table:table-cell>
              <table:table-cell office:value-type="float" office:value="-222.1">
                <text:p>-22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2848">
                <text:p>-2848</text:p>
              </table:table-cell>
              <table:table-cell office:value-type="float" office:value="-224.9">
                <text:p>-22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-2752">
                <text:p>-2752</text:p>
              </table:table-cell>
              <table:table-cell office:value-type="float" office:value="-227.7">
                <text:p>-22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-2720">
                <text:p>-2720</text:p>
              </table:table-cell>
              <table:table-cell office:value-type="float" office:value="-230.5">
                <text:p>-23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-2688">
                <text:p>-2688</text:p>
              </table:table-cell>
              <table:table-cell office:value-type="float" office:value="-233.1">
                <text:p>-23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-2688">
                <text:p>-2688</text:p>
              </table:table-cell>
              <table:table-cell office:value-type="float" office:value="-235.8">
                <text:p>-23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-2752">
                <text:p>-2752</text:p>
              </table:table-cell>
              <table:table-cell office:value-type="float" office:value="-238.6">
                <text:p>-23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-2624">
                <text:p>-2624</text:p>
              </table:table-cell>
              <table:table-cell office:value-type="float" office:value="-241.2">
                <text:p>-24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-2656">
                <text:p>-2656</text:p>
              </table:table-cell>
              <table:table-cell office:value-type="float" office:value="-243.8">
                <text:p>-24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2688">
                <text:p>-2688</text:p>
              </table:table-cell>
              <table:table-cell office:value-type="float" office:value="-246.5">
                <text:p>-24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2656">
                <text:p>-2656</text:p>
              </table:table-cell>
              <table:table-cell office:value-type="float" office:value="-249.2">
                <text:p>-24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720">
                <text:p>-2720</text:p>
              </table:table-cell>
              <table:table-cell office:value-type="float" office:value="-252">
                <text:p>-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-2688">
                <text:p>-2688</text:p>
              </table:table-cell>
              <table:table-cell office:value-type="float" office:value="-254.6">
                <text:p>-25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-2720">
                <text:p>-2720</text:p>
              </table:table-cell>
              <table:table-cell office:value-type="float" office:value="-257.2">
                <text:p>-25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-2880">
                <text:p>-2880</text:p>
              </table:table-cell>
              <table:table-cell office:value-type="float" office:value="-260.2">
                <text:p>-26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-2720">
                <text:p>-2720</text:p>
              </table:table-cell>
              <table:table-cell office:value-type="float" office:value="-262.9">
                <text:p>-26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-2720">
                <text:p>-2720</text:p>
              </table:table-cell>
              <table:table-cell office:value-type="float" office:value="-265.7">
                <text:p>-26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-2784">
                <text:p>-2784</text:p>
              </table:table-cell>
              <table:table-cell office:value-type="float" office:value="-268.4">
                <text:p>-26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-2720">
                <text:p>-2720</text:p>
              </table:table-cell>
              <table:table-cell office:value-type="float" office:value="-271.1">
                <text:p>-27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-2784">
                <text:p>-2784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-2816">
                <text:p>-2816</text:p>
              </table:table-cell>
              <table:table-cell office:value-type="float" office:value="-276.8">
                <text:p>-2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-2720">
                <text:p>-2720</text:p>
              </table:table-cell>
              <table:table-cell office:value-type="float" office:value="-279.4">
                <text:p>-27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-2912">
                <text:p>-2912</text:p>
              </table:table-cell>
              <table:table-cell office:value-type="float" office:value="-282.4">
                <text:p>-28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-2816">
                <text:p>-2816</text:p>
              </table:table-cell>
              <table:table-cell office:value-type="float" office:value="-285.2">
                <text:p>-28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-2816">
                <text:p>-2816</text:p>
              </table:table-cell>
              <table:table-cell office:value-type="float" office:value="-288.1">
                <text:p>-28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-2848">
                <text:p>-2848</text:p>
              </table:table-cell>
              <table:table-cell office:value-type="float" office:value="-290.9">
                <text:p>-29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-2816">
                <text:p>-2816</text:p>
              </table:table-cell>
              <table:table-cell office:value-type="float" office:value="-293.6">
                <text:p>-29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-2816">
                <text:p>-2816</text:p>
              </table:table-cell>
              <table:table-cell office:value-type="float" office:value="-296.5">
                <text:p>-29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-2816">
                <text:p>-2816</text:p>
              </table:table-cell>
              <table:table-cell office:value-type="float" office:value="-299.3">
                <text:p>-29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-2656">
                <text:p>-2656</text:p>
              </table:table-cell>
              <table:table-cell office:value-type="float" office:value="-301.9">
                <text:p>-30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-2624">
                <text:p>-2624</text:p>
              </table:table-cell>
              <table:table-cell office:value-type="float" office:value="-304.5">
                <text:p>-30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2592">
                <text:p>-2592</text:p>
              </table:table-cell>
              <table:table-cell office:value-type="float" office:value="-307.2">
                <text:p>-30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-2720">
                <text:p>-2720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-2816">
                <text:p>-2816</text:p>
              </table:table-cell>
              <table:table-cell office:value-type="float" office:value="-312.8">
                <text:p>-3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-2784">
                <text:p>-2784</text:p>
              </table:table-cell>
              <table:table-cell office:value-type="float" office:value="-315.5">
                <text:p>-31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-2880">
                <text:p>-2880</text:p>
              </table:table-cell>
              <table:table-cell office:value-type="float" office:value="-318.4">
                <text:p>-31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-2720">
                <text:p>-2720</text:p>
              </table:table-cell>
              <table:table-cell office:value-type="float" office:value="-321.1">
                <text:p>-32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-2752">
                <text:p>-2752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-2848">
                <text:p>-2848</text:p>
              </table:table-cell>
              <table:table-cell office:value-type="float" office:value="-326.7">
                <text:p>-32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-2784">
                <text:p>-2784</text:p>
              </table:table-cell>
              <table:table-cell office:value-type="float" office:value="-329.4">
                <text:p>-32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-2816">
                <text:p>-2816</text:p>
              </table:table-cell>
              <table:table-cell office:value-type="float" office:value="-332.3">
                <text:p>-33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-2752">
                <text:p>-2752</text:p>
              </table:table-cell>
              <table:table-cell office:value-type="float" office:value="-335.1">
                <text:p>-33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-2688">
                <text:p>-2688</text:p>
              </table:table-cell>
              <table:table-cell office:value-type="float" office:value="-337.8">
                <text:p>-33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-2848">
                <text:p>-2848</text:p>
              </table:table-cell>
              <table:table-cell office:value-type="float" office:value="-340.6">
                <text:p>-34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-2720">
                <text:p>-2720</text:p>
              </table:table-cell>
              <table:table-cell office:value-type="float" office:value="-343.3">
                <text:p>-34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-2688">
                <text:p>-2688</text:p>
              </table:table-cell>
              <table:table-cell office:value-type="float" office:value="-346.1">
                <text:p>-34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-2752">
                <text:p>-2752</text:p>
              </table:table-cell>
              <table:table-cell office:value-type="float" office:value="-348.7">
                <text:p>-34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-2624">
                <text:p>-2624</text:p>
              </table:table-cell>
              <table:table-cell office:value-type="float" office:value="-351.3">
                <text:p>-35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-2720">
                <text:p>-2720</text:p>
              </table:table-cell>
              <table:table-cell office:value-type="float" office:value="-354.1">
                <text:p>-35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-2656">
                <text:p>-2656</text:p>
              </table:table-cell>
              <table:table-cell office:value-type="float" office:value="-356.8">
                <text:p>-35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2528">
                <text:p>-2528</text:p>
              </table:table-cell>
              <table:table-cell office:value-type="float" office:value="-359.2">
                <text:p>-35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1312">
                <text:p>-1312</text:p>
              </table:table-cell>
              <table:table-cell office:value-type="float" office:value="-359.8">
                <text:p>-35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-32">
                <text:p>-32</text:p>
              </table:table-cell>
              <table:table-cell office:value-type="float" office:value="-359.9">
                <text:p>-359.9</text:p>
              </table:table-cell>
              <table:table-cell office:value-type="float" office:value="-224">
                <text:p>-22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32">
                <text:p>32</text:p>
              </table:table-cell>
              <table:table-cell office:value-type="float" office:value="-359.8">
                <text:p>-359.8</text:p>
              </table:table-cell>
              <table:table-cell office:value-type="float" office:value="-896">
                <text:p>-89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12">
                <text:p>-131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440">
                <text:p>-1440</text:p>
              </table:table-cell>
              <table:table-cell office:value-type="float" office:value="-11.1">
                <text:p>-11.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15.2">
                <text:p>-15.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376">
                <text:p>-1376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344">
                <text:p>-1344</text:p>
              </table:table-cell>
              <table:table-cell office:value-type="float" office:value="-19.3">
                <text:p>-19.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20.7">
                <text:p>-20.7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24.8">
                <text:p>-24.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26.2">
                <text:p>-26.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-32">
                <text:p>-32</text:p>
              </table:table-cell>
              <table:table-cell office:value-type="float" office:value="-359.9">
                <text:p>-359.9</text:p>
              </table:table-cell>
              <table:table-cell office:value-type="float" office:value="-1376">
                <text:p>-1376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28.8">
                <text:p>-28.8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12">
                <text:p>-1312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32.9">
                <text:p>-32.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35.7">
                <text:p>-35.7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280">
                <text:p>-1280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41.1">
                <text:p>-41.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42.5">
                <text:p>-42.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43.7">
                <text:p>-43.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46.6">
                <text:p>-46.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49.3">
                <text:p>-49.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50.6">
                <text:p>-50.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-32">
                <text:p>-32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376">
                <text:p>-1376</text:p>
              </table:table-cell>
              <table:table-cell office:value-type="float" office:value="-57.5">
                <text:p>-57.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280">
                <text:p>-1280</text:p>
              </table:table-cell>
              <table:table-cell office:value-type="float" office:value="-58.9">
                <text:p>-58.9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12">
                <text:p>-1312</text:p>
              </table:table-cell>
              <table:table-cell office:value-type="float" office:value="-60.2">
                <text:p>-60.2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61.5">
                <text:p>-61.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62.9">
                <text:p>-62.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64.3">
                <text:p>-64.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12">
                <text:p>-1312</text:p>
              </table:table-cell>
              <table:table-cell office:value-type="float" office:value="-65.6">
                <text:p>-65.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66.9">
                <text:p>-66.9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68.3">
                <text:p>-68.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72">
                <text:p>-1472</text:p>
              </table:table-cell>
              <table:table-cell office:value-type="float" office:value="-69.8">
                <text:p>-69.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344">
                <text:p>-1344</text:p>
              </table:table-cell>
              <table:table-cell office:value-type="float" office:value="-71.2">
                <text:p>-71.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72.5">
                <text:p>-72.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73.9">
                <text:p>-73.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75.4">
                <text:p>-75.4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76.7">
                <text:p>-76.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78.1">
                <text:p>-78.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79.4">
                <text:p>-79.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72">
                <text:p>-1472</text:p>
              </table:table-cell>
              <table:table-cell office:value-type="float" office:value="-80.9">
                <text:p>-80.9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82.4">
                <text:p>-82.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83.7">
                <text:p>-83.7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86.4">
                <text:p>-86.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344">
                <text:p>-1344</text:p>
              </table:table-cell>
              <table:table-cell office:value-type="float" office:value="-87.8">
                <text:p>-87.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89.1">
                <text:p>-89.1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408">
                <text:p>-1408</text:p>
              </table:table-cell>
              <table:table-cell office:value-type="float" office:value="-90.5">
                <text:p>-90.5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40">
                <text:p>-1440</text:p>
              </table:table-cell>
              <table:table-cell office:value-type="float" office:value="-91.9">
                <text:p>-91.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93.4">
                <text:p>-93.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12">
                <text:p>-1312</text:p>
              </table:table-cell>
              <table:table-cell office:value-type="float" office:value="-94.7">
                <text:p>-94.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76">
                <text:p>-137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97.4">
                <text:p>-97.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98.9">
                <text:p>-98.9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08">
                <text:p>-1408</text:p>
              </table:table-cell>
              <table:table-cell office:value-type="float" office:value="-100.3">
                <text:p>-100.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344">
                <text:p>-1344</text:p>
              </table:table-cell>
              <table:table-cell office:value-type="float" office:value="-101.6">
                <text:p>-101.6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-359.8">
                <text:p>-359.8</text:p>
              </table:table-cell>
              <table:table-cell office:value-type="float" office:value="-1440">
                <text:p>-144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-1472">
                <text:p>-1472</text:p>
              </table:table-cell>
              <table:table-cell office:value-type="float" office:value="-104.5">
                <text:p>-104.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224">
                <text:p>224</text:p>
              </table:table-cell>
              <table:table-cell office:value-type="float" office:value="-358.9">
                <text:p>-358.9</text:p>
              </table:table-cell>
              <table:table-cell office:value-type="float" office:value="-1376">
                <text:p>-1376</text:p>
              </table:table-cell>
              <table:table-cell office:value-type="float" office:value="-105.9">
                <text:p>-105.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3808">
                <text:p>3808</text:p>
              </table:table-cell>
              <table:table-cell office:value-type="float" office:value="-354.9">
                <text:p>-354.9</text:p>
              </table:table-cell>
              <table:table-cell office:value-type="float" office:value="-1408">
                <text:p>-1408</text:p>
              </table:table-cell>
              <table:table-cell office:value-type="float" office:value="-107.3">
                <text:p>-107.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600">
                <text:p>1600</text:p>
              </table:table-cell>
              <table:table-cell office:value-type="float" office:value="-353.7">
                <text:p>-353.7</text:p>
              </table:table-cell>
              <table:table-cell office:value-type="float" office:value="-1376">
                <text:p>-1376</text:p>
              </table:table-cell>
              <table:table-cell office:value-type="float" office:value="-108.6">
                <text:p>-108.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2272">
                <text:p>2272</text:p>
              </table:table-cell>
              <table:table-cell office:value-type="float" office:value="-351.2">
                <text:p>-351.2</text:p>
              </table:table-cell>
              <table:table-cell office:value-type="float" office:value="-1376">
                <text:p>-137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2656">
                <text:p>2656</text:p>
              </table:table-cell>
              <table:table-cell office:value-type="float" office:value="-348.5">
                <text:p>-348.5</text:p>
              </table:table-cell>
              <table:table-cell office:value-type="float" office:value="-1376">
                <text:p>-1376</text:p>
              </table:table-cell>
              <table:table-cell office:value-type="float" office:value="-111.5">
                <text:p>-111.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2688">
                <text:p>2688</text:p>
              </table:table-cell>
              <table:table-cell office:value-type="float" office:value="-345.7">
                <text:p>-345.7</text:p>
              </table:table-cell>
              <table:table-cell office:value-type="float" office:value="-1376">
                <text:p>-1376</text:p>
              </table:table-cell>
              <table:table-cell office:value-type="float" office:value="-112.9">
                <text:p>-112.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2688">
                <text:p>2688</text:p>
              </table:table-cell>
              <table:table-cell office:value-type="float" office:value="-343">
                <text:p>-343</text:p>
              </table:table-cell>
              <table:table-cell office:value-type="float" office:value="-1440">
                <text:p>-1440</text:p>
              </table:table-cell>
              <table:table-cell office:value-type="float" office:value="-114.2">
                <text:p>-114.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2784">
                <text:p>2784</text:p>
              </table:table-cell>
              <table:table-cell office:value-type="float" office:value="-340.3">
                <text:p>-340.3</text:p>
              </table:table-cell>
              <table:table-cell office:value-type="float" office:value="-1440">
                <text:p>-1440</text:p>
              </table:table-cell>
              <table:table-cell office:value-type="float" office:value="-115.6">
                <text:p>-115.6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2848">
                <text:p>2848</text:p>
              </table:table-cell>
              <table:table-cell office:value-type="float" office:value="-337.4">
                <text:p>-337.4</text:p>
              </table:table-cell>
              <table:table-cell office:value-type="float" office:value="-1376">
                <text:p>-137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2656">
                <text:p>2656</text:p>
              </table:table-cell>
              <table:table-cell office:value-type="float" office:value="-334.7">
                <text:p>-334.7</text:p>
              </table:table-cell>
              <table:table-cell office:value-type="float" office:value="-1312">
                <text:p>-1312</text:p>
              </table:table-cell>
              <table:table-cell office:value-type="float" office:value="-118.4">
                <text:p>-118.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2784">
                <text:p>2784</text:p>
              </table:table-cell>
              <table:table-cell office:value-type="float" office:value="-331.9">
                <text:p>-331.9</text:p>
              </table:table-cell>
              <table:table-cell office:value-type="float" office:value="-1376">
                <text:p>-1376</text:p>
              </table:table-cell>
              <table:table-cell office:value-type="float" office:value="-119.7">
                <text:p>-119.7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752">
                <text:p>2752</text:p>
              </table:table-cell>
              <table:table-cell office:value-type="float" office:value="-329.3">
                <text:p>-329.3</text:p>
              </table:table-cell>
              <table:table-cell office:value-type="float" office:value="-1376">
                <text:p>-137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720">
                <text:p>2720</text:p>
              </table:table-cell>
              <table:table-cell office:value-type="float" office:value="-326.5">
                <text:p>-326.5</text:p>
              </table:table-cell>
              <table:table-cell office:value-type="float" office:value="-1408">
                <text:p>-1408</text:p>
              </table:table-cell>
              <table:table-cell office:value-type="float" office:value="-122.5">
                <text:p>-122.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784">
                <text:p>2784</text:p>
              </table:table-cell>
              <table:table-cell office:value-type="float" office:value="-323.7">
                <text:p>-323.7</text:p>
              </table:table-cell>
              <table:table-cell office:value-type="float" office:value="-1312">
                <text:p>-1312</text:p>
              </table:table-cell>
              <table:table-cell office:value-type="float" office:value="-123.8">
                <text:p>-123.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2688">
                <text:p>2688</text:p>
              </table:table-cell>
              <table:table-cell office:value-type="float" office:value="-321">
                <text:p>-321</text:p>
              </table:table-cell>
              <table:table-cell office:value-type="float" office:value="-1376">
                <text:p>-1376</text:p>
              </table:table-cell>
              <table:table-cell office:value-type="float" office:value="-125.1">
                <text:p>-125.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2848">
                <text:p>2848</text:p>
              </table:table-cell>
              <table:table-cell office:value-type="float" office:value="-318.2">
                <text:p>-318.2</text:p>
              </table:table-cell>
              <table:table-cell office:value-type="float" office:value="-1440">
                <text:p>-1440</text:p>
              </table:table-cell>
              <table:table-cell office:value-type="float" office:value="-126.5">
                <text:p>-126.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2944">
                <text:p>2944</text:p>
              </table:table-cell>
              <table:table-cell office:value-type="float" office:value="-315.3">
                <text:p>-315.3</text:p>
              </table:table-cell>
              <table:table-cell office:value-type="float" office:value="-1408">
                <text:p>-140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816">
                <text:p>2816</text:p>
              </table:table-cell>
              <table:table-cell office:value-type="float" office:value="-312.4">
                <text:p>-312.4</text:p>
              </table:table-cell>
              <table:table-cell office:value-type="float" office:value="-1376">
                <text:p>-1376</text:p>
              </table:table-cell>
              <table:table-cell office:value-type="float" office:value="-129.4">
                <text:p>-129.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816">
                <text:p>2816</text:p>
              </table:table-cell>
              <table:table-cell office:value-type="float" office:value="-309.5">
                <text:p>-309.5</text:p>
              </table:table-cell>
              <table:table-cell office:value-type="float" office:value="-1312">
                <text:p>-1312</text:p>
              </table:table-cell>
              <table:table-cell office:value-type="float" office:value="-130.7">
                <text:p>-130.7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752">
                <text:p>2752</text:p>
              </table:table-cell>
              <table:table-cell office:value-type="float" office:value="-306.9">
                <text:p>-306.9</text:p>
              </table:table-cell>
              <table:table-cell office:value-type="float" office:value="-1376">
                <text:p>-137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720">
                <text:p>2720</text:p>
              </table:table-cell>
              <table:table-cell office:value-type="float" office:value="-304.2">
                <text:p>-304.2</text:p>
              </table:table-cell>
              <table:table-cell office:value-type="float" office:value="-1408">
                <text:p>-1408</text:p>
              </table:table-cell>
              <table:table-cell office:value-type="float" office:value="-133.4">
                <text:p>-133.4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784">
                <text:p>2784</text:p>
              </table:table-cell>
              <table:table-cell office:value-type="float" office:value="-301.4">
                <text:p>-301.4</text:p>
              </table:table-cell>
              <table:table-cell office:value-type="float" office:value="-1344">
                <text:p>-1344</text:p>
              </table:table-cell>
              <table:table-cell office:value-type="float" office:value="-134.8">
                <text:p>-134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24">
                <text:p>2624</text:p>
              </table:table-cell>
              <table:table-cell office:value-type="float" office:value="-298.8">
                <text:p>-298.8</text:p>
              </table:table-cell>
              <table:table-cell office:value-type="float" office:value="-1344">
                <text:p>-1344</text:p>
              </table:table-cell>
              <table:table-cell office:value-type="float" office:value="-136.2">
                <text:p>-136.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656">
                <text:p>2656</text:p>
              </table:table-cell>
              <table:table-cell office:value-type="float" office:value="-296">
                <text:p>-296</text:p>
              </table:table-cell>
              <table:table-cell office:value-type="float" office:value="-1376">
                <text:p>-1376</text:p>
              </table:table-cell>
              <table:table-cell office:value-type="float" office:value="-137.4">
                <text:p>-137.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784">
                <text:p>2784</text:p>
              </table:table-cell>
              <table:table-cell office:value-type="float" office:value="-293.4">
                <text:p>-293.4</text:p>
              </table:table-cell>
              <table:table-cell office:value-type="float" office:value="-1344">
                <text:p>-1344</text:p>
              </table:table-cell>
              <table:table-cell office:value-type="float" office:value="-138.8">
                <text:p>-138.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688">
                <text:p>2688</text:p>
              </table:table-cell>
              <table:table-cell office:value-type="float" office:value="-290.6">
                <text:p>-290.6</text:p>
              </table:table-cell>
              <table:table-cell office:value-type="float" office:value="-1344">
                <text:p>-1344</text:p>
              </table:table-cell>
              <table:table-cell office:value-type="float" office:value="-140.2">
                <text:p>-140.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816">
                <text:p>2816</text:p>
              </table:table-cell>
              <table:table-cell office:value-type="float" office:value="-287.7">
                <text:p>-287.7</text:p>
              </table:table-cell>
              <table:table-cell office:value-type="float" office:value="-1344">
                <text:p>-1344</text:p>
              </table:table-cell>
              <table:table-cell office:value-type="float" office:value="-141.6">
                <text:p>-141.6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784">
                <text:p>2784</text:p>
              </table:table-cell>
              <table:table-cell office:value-type="float" office:value="-285">
                <text:p>-285</text:p>
              </table:table-cell>
              <table:table-cell office:value-type="float" office:value="-1344">
                <text:p>-1344</text:p>
              </table:table-cell>
              <table:table-cell office:value-type="float" office:value="-142.8">
                <text:p>-142.8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816">
                <text:p>2816</text:p>
              </table:table-cell>
              <table:table-cell office:value-type="float" office:value="-282.2">
                <text:p>-282.2</text:p>
              </table:table-cell>
              <table:table-cell office:value-type="float" office:value="-1408">
                <text:p>-1408</text:p>
              </table:table-cell>
              <table:table-cell office:value-type="float" office:value="-144.2">
                <text:p>-144.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944">
                <text:p>2944</text:p>
              </table:table-cell>
              <table:table-cell office:value-type="float" office:value="-279.3">
                <text:p>-279.3</text:p>
              </table:table-cell>
              <table:table-cell office:value-type="float" office:value="-1312">
                <text:p>-1312</text:p>
              </table:table-cell>
              <table:table-cell office:value-type="float" office:value="-145.6">
                <text:p>-145.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720">
                <text:p>2720</text:p>
              </table:table-cell>
              <table:table-cell office:value-type="float" office:value="-276.5">
                <text:p>-276.5</text:p>
              </table:table-cell>
              <table:table-cell office:value-type="float" office:value="-1344">
                <text:p>-1344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784">
                <text:p>2784</text:p>
              </table:table-cell>
              <table:table-cell office:value-type="float" office:value="-273.7">
                <text:p>-273.7</text:p>
              </table:table-cell>
              <table:table-cell office:value-type="float" office:value="-1376">
                <text:p>-1376</text:p>
              </table:table-cell>
              <table:table-cell office:value-type="float" office:value="-148.3">
                <text:p>-148.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720">
                <text:p>2720</text:p>
              </table:table-cell>
              <table:table-cell office:value-type="float" office:value="-271.1">
                <text:p>-271.1</text:p>
              </table:table-cell>
              <table:table-cell office:value-type="float" office:value="-1408">
                <text:p>-1408</text:p>
              </table:table-cell>
              <table:table-cell office:value-type="float" office:value="-149.7">
                <text:p>-149.7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720">
                <text:p>2720</text:p>
              </table:table-cell>
              <table:table-cell office:value-type="float" office:value="-268.4">
                <text:p>-268.4</text:p>
              </table:table-cell>
              <table:table-cell office:value-type="float" office:value="-1408">
                <text:p>-1408</text:p>
              </table:table-cell>
              <table:table-cell office:value-type="float" office:value="-151.1">
                <text:p>-151.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816">
                <text:p>2816</text:p>
              </table:table-cell>
              <table:table-cell office:value-type="float" office:value="-265.5">
                <text:p>-265.5</text:p>
              </table:table-cell>
              <table:table-cell office:value-type="float" office:value="-1344">
                <text:p>-1344</text:p>
              </table:table-cell>
              <table:table-cell office:value-type="float" office:value="-152.5">
                <text:p>-152.5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784">
                <text:p>2784</text:p>
              </table:table-cell>
              <table:table-cell office:value-type="float" office:value="-262.7">
                <text:p>-262.7</text:p>
              </table:table-cell>
              <table:table-cell office:value-type="float" office:value="-1376">
                <text:p>-1376</text:p>
              </table:table-cell>
              <table:table-cell office:value-type="float" office:value="-153.8">
                <text:p>-153.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752">
                <text:p>2752</text:p>
              </table:table-cell>
              <table:table-cell office:value-type="float" office:value="-260">
                <text:p>-260</text:p>
              </table:table-cell>
              <table:table-cell office:value-type="float" office:value="-1440">
                <text:p>-1440</text:p>
              </table:table-cell>
              <table:table-cell office:value-type="float" office:value="-155.2">
                <text:p>-155.2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880">
                <text:p>2880</text:p>
              </table:table-cell>
              <table:table-cell office:value-type="float" office:value="-257.2">
                <text:p>-257.2</text:p>
              </table:table-cell>
              <table:table-cell office:value-type="float" office:value="-1408">
                <text:p>-1408</text:p>
              </table:table-cell>
              <table:table-cell office:value-type="float" office:value="-156.6">
                <text:p>-156.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784">
                <text:p>2784</text:p>
              </table:table-cell>
              <table:table-cell office:value-type="float" office:value="-254.3">
                <text:p>-254.3</text:p>
              </table:table-cell>
              <table:table-cell office:value-type="float" office:value="-1344">
                <text:p>-1344</text:p>
              </table:table-cell>
              <table:table-cell office:value-type="float" office:value="-158.1">
                <text:p>-158.1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688">
                <text:p>2688</text:p>
              </table:table-cell>
              <table:table-cell office:value-type="float" office:value="-251.6">
                <text:p>-251.6</text:p>
              </table:table-cell>
              <table:table-cell office:value-type="float" office:value="-1376">
                <text:p>-1376</text:p>
              </table:table-cell>
              <table:table-cell office:value-type="float" office:value="-159.4">
                <text:p>-159.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688">
                <text:p>2688</text:p>
              </table:table-cell>
              <table:table-cell office:value-type="float" office:value="-249">
                <text:p>-249</text:p>
              </table:table-cell>
              <table:table-cell office:value-type="float" office:value="-1344">
                <text:p>-1344</text:p>
              </table:table-cell>
              <table:table-cell office:value-type="float" office:value="-160.7">
                <text:p>-160.7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656">
                <text:p>2656</text:p>
              </table:table-cell>
              <table:table-cell office:value-type="float" office:value="-246.3">
                <text:p>-246.3</text:p>
              </table:table-cell>
              <table:table-cell office:value-type="float" office:value="-1376">
                <text:p>-1376</text:p>
              </table:table-cell>
              <table:table-cell office:value-type="float" office:value="-162.1">
                <text:p>-162.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752">
                <text:p>2752</text:p>
              </table:table-cell>
              <table:table-cell office:value-type="float" office:value="-243.6">
                <text:p>-243.6</text:p>
              </table:table-cell>
              <table:table-cell office:value-type="float" office:value="-1408">
                <text:p>-1408</text:p>
              </table:table-cell>
              <table:table-cell office:value-type="float" office:value="-163.6">
                <text:p>-163.6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592">
                <text:p>2592</text:p>
              </table:table-cell>
              <table:table-cell office:value-type="float" office:value="-241">
                <text:p>-241</text:p>
              </table:table-cell>
              <table:table-cell office:value-type="float" office:value="-1376">
                <text:p>-1376</text:p>
              </table:table-cell>
              <table:table-cell office:value-type="float" office:value="-164.9">
                <text:p>-164.9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656">
                <text:p>2656</text:p>
              </table:table-cell>
              <table:table-cell office:value-type="float" office:value="-238.3">
                <text:p>-238.3</text:p>
              </table:table-cell>
              <table:table-cell office:value-type="float" office:value="-1376">
                <text:p>-1376</text:p>
              </table:table-cell>
              <table:table-cell office:value-type="float" office:value="-166.2">
                <text:p>-166.2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752">
                <text:p>2752</text:p>
              </table:table-cell>
              <table:table-cell office:value-type="float" office:value="-235.7">
                <text:p>-235.7</text:p>
              </table:table-cell>
              <table:table-cell office:value-type="float" office:value="-1408">
                <text:p>-1408</text:p>
              </table:table-cell>
              <table:table-cell office:value-type="float" office:value="-167.6">
                <text:p>-167.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688">
                <text:p>2688</text:p>
              </table:table-cell>
              <table:table-cell office:value-type="float" office:value="-232.9">
                <text:p>-232.9</text:p>
              </table:table-cell>
              <table:table-cell office:value-type="float" office:value="-1408">
                <text:p>-1408</text:p>
              </table:table-cell>
              <table:table-cell office:value-type="float" office:value="-169.1">
                <text:p>-169.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720">
                <text:p>2720</text:p>
              </table:table-cell>
              <table:table-cell office:value-type="float" office:value="-230.1">
                <text:p>-230.1</text:p>
              </table:table-cell>
              <table:table-cell office:value-type="float" office:value="-1376">
                <text:p>-1376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2688">
                <text:p>2688</text:p>
              </table:table-cell>
              <table:table-cell office:value-type="float" office:value="-227.4">
                <text:p>-227.4</text:p>
              </table:table-cell>
              <table:table-cell office:value-type="float" office:value="-1408">
                <text:p>-1408</text:p>
              </table:table-cell>
              <table:table-cell office:value-type="float" office:value="-171.8">
                <text:p>-171.8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688">
                <text:p>2688</text:p>
              </table:table-cell>
              <table:table-cell office:value-type="float" office:value="-224.8">
                <text:p>-224.8</text:p>
              </table:table-cell>
              <table:table-cell office:value-type="float" office:value="-1376">
                <text:p>-1376</text:p>
              </table:table-cell>
              <table:table-cell office:value-type="float" office:value="-173.1">
                <text:p>-173.1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848">
                <text:p>2848</text:p>
              </table:table-cell>
              <table:table-cell office:value-type="float" office:value="-222">
                <text:p>-222</text:p>
              </table:table-cell>
              <table:table-cell office:value-type="float" office:value="-1312">
                <text:p>-1312</text:p>
              </table:table-cell>
              <table:table-cell office:value-type="float" office:value="-174.5">
                <text:p>-174.5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688">
                <text:p>2688</text:p>
              </table:table-cell>
              <table:table-cell office:value-type="float" office:value="-219.2">
                <text:p>-219.2</text:p>
              </table:table-cell>
              <table:table-cell office:value-type="float" office:value="-1376">
                <text:p>-1376</text:p>
              </table:table-cell>
              <table:table-cell office:value-type="float" office:value="-175.9">
                <text:p>-175.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784">
                <text:p>2784</text:p>
              </table:table-cell>
              <table:table-cell office:value-type="float" office:value="-216.3">
                <text:p>-216.3</text:p>
              </table:table-cell>
              <table:table-cell office:value-type="float" office:value="-1376">
                <text:p>-1376</text:p>
              </table:table-cell>
              <table:table-cell office:value-type="float" office:value="-177.2">
                <text:p>-177.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2816">
                <text:p>2816</text:p>
              </table:table-cell>
              <table:table-cell office:value-type="float" office:value="-213.6">
                <text:p>-213.6</text:p>
              </table:table-cell>
              <table:table-cell office:value-type="float" office:value="-1440">
                <text:p>-1440</text:p>
              </table:table-cell>
              <table:table-cell office:value-type="float" office:value="-178.7">
                <text:p>-178.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2784">
                <text:p>2784</text:p>
              </table:table-cell>
              <table:table-cell office:value-type="float" office:value="-210.9">
                <text:p>-210.9</text:p>
              </table:table-cell>
              <table:table-cell office:value-type="float" office:value="-1376">
                <text:p>-1376</text:p>
              </table:table-cell>
              <table:table-cell office:value-type="float" office:value="-180.1">
                <text:p>-180.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2848">
                <text:p>2848</text:p>
              </table:table-cell>
              <table:table-cell office:value-type="float" office:value="-207.9">
                <text:p>-207.9</text:p>
              </table:table-cell>
              <table:table-cell office:value-type="float" office:value="-1312">
                <text:p>-1312</text:p>
              </table:table-cell>
              <table:table-cell office:value-type="float" office:value="-181.4">
                <text:p>-181.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784">
                <text:p>2784</text:p>
              </table:table-cell>
              <table:table-cell office:value-type="float" office:value="-205.2">
                <text:p>-205.2</text:p>
              </table:table-cell>
              <table:table-cell office:value-type="float" office:value="-1344">
                <text:p>-1344</text:p>
              </table:table-cell>
              <table:table-cell office:value-type="float" office:value="-182.7">
                <text:p>-182.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720">
                <text:p>2720</text:p>
              </table:table-cell>
              <table:table-cell office:value-type="float" office:value="-202.4">
                <text:p>-202.4</text:p>
              </table:table-cell>
              <table:table-cell office:value-type="float" office:value="-1440">
                <text:p>-1440</text:p>
              </table:table-cell>
              <table:table-cell office:value-type="float" office:value="-184.1">
                <text:p>-184.1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2816">
                <text:p>2816</text:p>
              </table:table-cell>
              <table:table-cell office:value-type="float" office:value="-199.7">
                <text:p>-199.7</text:p>
              </table:table-cell>
              <table:table-cell office:value-type="float" office:value="-1408">
                <text:p>-1408</text:p>
              </table:table-cell>
              <table:table-cell office:value-type="float" office:value="-185.6">
                <text:p>-185.6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2752">
                <text:p>2752</text:p>
              </table:table-cell>
              <table:table-cell office:value-type="float" office:value="-196.9">
                <text:p>-196.9</text:p>
              </table:table-cell>
              <table:table-cell office:value-type="float" office:value="-1376">
                <text:p>-1376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2688">
                <text:p>2688</text:p>
              </table:table-cell>
              <table:table-cell office:value-type="float" office:value="-194.2">
                <text:p>-194.2</text:p>
              </table:table-cell>
              <table:table-cell office:value-type="float" office:value="-1344">
                <text:p>-1344</text:p>
              </table:table-cell>
              <table:table-cell office:value-type="float" office:value="-188.3">
                <text:p>-188.3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688">
                <text:p>2688</text:p>
              </table:table-cell>
              <table:table-cell office:value-type="float" office:value="-191.5">
                <text:p>-191.5</text:p>
              </table:table-cell>
              <table:table-cell office:value-type="float" office:value="-1408">
                <text:p>-1408</text:p>
              </table:table-cell>
              <table:table-cell office:value-type="float" office:value="-189.6">
                <text:p>-189.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720">
                <text:p>2720</text:p>
              </table:table-cell>
              <table:table-cell office:value-type="float" office:value="-188.9">
                <text:p>-188.9</text:p>
              </table:table-cell>
              <table:table-cell office:value-type="float" office:value="-1440">
                <text:p>-1440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784">
                <text:p>2784</text:p>
              </table:table-cell>
              <table:table-cell office:value-type="float" office:value="-186.1">
                <text:p>-186.1</text:p>
              </table:table-cell>
              <table:table-cell office:value-type="float" office:value="-1344">
                <text:p>-1344</text:p>
              </table:table-cell>
              <table:table-cell office:value-type="float" office:value="-192.4">
                <text:p>-192.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2720">
                <text:p>2720</text:p>
              </table:table-cell>
              <table:table-cell office:value-type="float" office:value="-183.3">
                <text:p>-183.3</text:p>
              </table:table-cell>
              <table:table-cell office:value-type="float" office:value="-1376">
                <text:p>-1376</text:p>
              </table:table-cell>
              <table:table-cell office:value-type="float" office:value="-193.8">
                <text:p>-193.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720">
                <text:p>2720</text:p>
              </table:table-cell>
              <table:table-cell office:value-type="float" office:value="-180.6">
                <text:p>-180.6</text:p>
              </table:table-cell>
              <table:table-cell office:value-type="float" office:value="-1344">
                <text:p>-1344</text:p>
              </table:table-cell>
              <table:table-cell office:value-type="float" office:value="-195.1">
                <text:p>-195.1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784">
                <text:p>2784</text:p>
              </table:table-cell>
              <table:table-cell office:value-type="float" office:value="-177.8">
                <text:p>-177.8</text:p>
              </table:table-cell>
              <table:table-cell office:value-type="float" office:value="-1344">
                <text:p>-1344</text:p>
              </table:table-cell>
              <table:table-cell office:value-type="float" office:value="-196.4">
                <text:p>-196.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720">
                <text:p>2720</text:p>
              </table:table-cell>
              <table:table-cell office:value-type="float" office:value="-175.1">
                <text:p>-175.1</text:p>
              </table:table-cell>
              <table:table-cell office:value-type="float" office:value="-1344">
                <text:p>-1344</text:p>
              </table:table-cell>
              <table:table-cell office:value-type="float" office:value="-197.9">
                <text:p>-197.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2784">
                <text:p>2784</text:p>
              </table:table-cell>
              <table:table-cell office:value-type="float" office:value="-172.3">
                <text:p>-172.3</text:p>
              </table:table-cell>
              <table:table-cell office:value-type="float" office:value="-1344">
                <text:p>-1344</text:p>
              </table:table-cell>
              <table:table-cell office:value-type="float" office:value="-199.2">
                <text:p>-199.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2656">
                <text:p>2656</text:p>
              </table:table-cell>
              <table:table-cell office:value-type="float" office:value="-169.7">
                <text:p>-169.7</text:p>
              </table:table-cell>
              <table:table-cell office:value-type="float" office:value="-1408">
                <text:p>-1408</text:p>
              </table:table-cell>
              <table:table-cell office:value-type="float" office:value="-200.5">
                <text:p>-200.5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2720">
                <text:p>2720</text:p>
              </table:table-cell>
              <table:table-cell office:value-type="float" office:value="-166.9">
                <text:p>-166.9</text:p>
              </table:table-cell>
              <table:table-cell office:value-type="float" office:value="-1376">
                <text:p>-1376</text:p>
              </table:table-cell>
              <table:table-cell office:value-type="float" office:value="-201.9">
                <text:p>-201.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2816">
                <text:p>2816</text:p>
              </table:table-cell>
              <table:table-cell office:value-type="float" office:value="-164.2">
                <text:p>-164.2</text:p>
              </table:table-cell>
              <table:table-cell office:value-type="float" office:value="-1376">
                <text:p>-1376</text:p>
              </table:table-cell>
              <table:table-cell office:value-type="float" office:value="-203.3">
                <text:p>-203.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752">
                <text:p>2752</text:p>
              </table:table-cell>
              <table:table-cell office:value-type="float" office:value="-161.4">
                <text:p>-161.4</text:p>
              </table:table-cell>
              <table:table-cell office:value-type="float" office:value="-1376">
                <text:p>-1376</text:p>
              </table:table-cell>
              <table:table-cell office:value-type="float" office:value="-204.7">
                <text:p>-204.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2784">
                <text:p>2784</text:p>
              </table:table-cell>
              <table:table-cell office:value-type="float" office:value="-158.5">
                <text:p>-158.5</text:p>
              </table:table-cell>
              <table:table-cell office:value-type="float" office:value="-1376">
                <text:p>-137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784">
                <text:p>2784</text:p>
              </table:table-cell>
              <table:table-cell office:value-type="float" office:value="-155.8">
                <text:p>-155.8</text:p>
              </table:table-cell>
              <table:table-cell office:value-type="float" office:value="-1440">
                <text:p>-1440</text:p>
              </table:table-cell>
              <table:table-cell office:value-type="float" office:value="-207.4">
                <text:p>-207.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2784">
                <text:p>2784</text:p>
              </table:table-cell>
              <table:table-cell office:value-type="float" office:value="-153.1">
                <text:p>-153.1</text:p>
              </table:table-cell>
              <table:table-cell office:value-type="float" office:value="-1408">
                <text:p>-1408</text:p>
              </table:table-cell>
              <table:table-cell office:value-type="float" office:value="-208.9">
                <text:p>-208.9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752">
                <text:p>2752</text:p>
              </table:table-cell>
              <table:table-cell office:value-type="float" office:value="-150.3">
                <text:p>-150.3</text:p>
              </table:table-cell>
              <table:table-cell office:value-type="float" office:value="-1312">
                <text:p>-1312</text:p>
              </table:table-cell>
              <table:table-cell office:value-type="float" office:value="-210.2">
                <text:p>-210.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2656">
                <text:p>2656</text:p>
              </table:table-cell>
              <table:table-cell office:value-type="float" office:value="-147.6">
                <text:p>-147.6</text:p>
              </table:table-cell>
              <table:table-cell office:value-type="float" office:value="-1408">
                <text:p>-1408</text:p>
              </table:table-cell>
              <table:table-cell office:value-type="float" office:value="-211.7">
                <text:p>-211.7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2688">
                <text:p>2688</text:p>
              </table:table-cell>
              <table:table-cell office:value-type="float" office:value="-144.9">
                <text:p>-144.9</text:p>
              </table:table-cell>
              <table:table-cell office:value-type="float" office:value="-1408">
                <text:p>-1408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2720">
                <text:p>2720</text:p>
              </table:table-cell>
              <table:table-cell office:value-type="float" office:value="-142.3">
                <text:p>-142.3</text:p>
              </table:table-cell>
              <table:table-cell office:value-type="float" office:value="-1440">
                <text:p>-1440</text:p>
              </table:table-cell>
              <table:table-cell office:value-type="float" office:value="-214.5">
                <text:p>-214.5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2656">
                <text:p>2656</text:p>
              </table:table-cell>
              <table:table-cell office:value-type="float" office:value="-139.5">
                <text:p>-139.5</text:p>
              </table:table-cell>
              <table:table-cell office:value-type="float" office:value="-1408">
                <text:p>-1408</text:p>
              </table:table-cell>
              <table:table-cell office:value-type="float" office:value="-215.9">
                <text:p>-215.9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2720">
                <text:p>2720</text:p>
              </table:table-cell>
              <table:table-cell office:value-type="float" office:value="-136.7">
                <text:p>-136.7</text:p>
              </table:table-cell>
              <table:table-cell office:value-type="float" office:value="-1344">
                <text:p>-1344</text:p>
              </table:table-cell>
              <table:table-cell office:value-type="float" office:value="-217.2">
                <text:p>-217.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720">
                <text:p>2720</text:p>
              </table:table-cell>
              <table:table-cell office:value-type="float" office:value="-134.1">
                <text:p>-134.1</text:p>
              </table:table-cell>
              <table:table-cell office:value-type="float" office:value="-1376">
                <text:p>-1376</text:p>
              </table:table-cell>
              <table:table-cell office:value-type="float" office:value="-218.6">
                <text:p>-218.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2784">
                <text:p>2784</text:p>
              </table:table-cell>
              <table:table-cell office:value-type="float" office:value="-131.4">
                <text:p>-131.4</text:p>
              </table:table-cell>
              <table:table-cell office:value-type="float" office:value="-1440">
                <text:p>-144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2848">
                <text:p>2848</text:p>
              </table:table-cell>
              <table:table-cell office:value-type="float" office:value="-128.5">
                <text:p>-128.5</text:p>
              </table:table-cell>
              <table:table-cell office:value-type="float" office:value="-1344">
                <text:p>-1344</text:p>
              </table:table-cell>
              <table:table-cell office:value-type="float" office:value="-221.4">
                <text:p>-221.4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2656">
                <text:p>2656</text:p>
              </table:table-cell>
              <table:table-cell office:value-type="float" office:value="-125.7">
                <text:p>-125.7</text:p>
              </table:table-cell>
              <table:table-cell office:value-type="float" office:value="-1376">
                <text:p>-1376</text:p>
              </table:table-cell>
              <table:table-cell office:value-type="float" office:value="-222.8">
                <text:p>-222.8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720">
                <text:p>2720</text:p>
              </table:table-cell>
              <table:table-cell office:value-type="float" office:value="-123">
                <text:p>-123</text:p>
              </table:table-cell>
              <table:table-cell office:value-type="float" office:value="-1376">
                <text:p>-1376</text:p>
              </table:table-cell>
              <table:table-cell office:value-type="float" office:value="-224.1">
                <text:p>-224.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2720">
                <text:p>2720</text:p>
              </table:table-cell>
              <table:table-cell office:value-type="float" office:value="-120.4">
                <text:p>-120.4</text:p>
              </table:table-cell>
              <table:table-cell office:value-type="float" office:value="-1376">
                <text:p>-1376</text:p>
              </table:table-cell>
              <table:table-cell office:value-type="float" office:value="-225.5">
                <text:p>-225.5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2688">
                <text:p>2688</text:p>
              </table:table-cell>
              <table:table-cell office:value-type="float" office:value="-117.7">
                <text:p>-117.7</text:p>
              </table:table-cell>
              <table:table-cell office:value-type="float" office:value="-1376">
                <text:p>-1376</text:p>
              </table:table-cell>
              <table:table-cell office:value-type="float" office:value="-226.9">
                <text:p>-226.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2720">
                <text:p>2720</text:p>
              </table:table-cell>
              <table:table-cell office:value-type="float" office:value="-114.9">
                <text:p>-114.9</text:p>
              </table:table-cell>
              <table:table-cell office:value-type="float" office:value="-1344">
                <text:p>-1344</text:p>
              </table:table-cell>
              <table:table-cell office:value-type="float" office:value="-228.3">
                <text:p>-228.3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2688">
                <text:p>2688</text:p>
              </table:table-cell>
              <table:table-cell office:value-type="float" office:value="-112.1">
                <text:p>-112.1</text:p>
              </table:table-cell>
              <table:table-cell office:value-type="float" office:value="-1344">
                <text:p>-1344</text:p>
              </table:table-cell>
              <table:table-cell office:value-type="float" office:value="-229.6">
                <text:p>-229.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2784">
                <text:p>2784</text:p>
              </table:table-cell>
              <table:table-cell office:value-type="float" office:value="-109.4">
                <text:p>-109.4</text:p>
              </table:table-cell>
              <table:table-cell office:value-type="float" office:value="-1376">
                <text:p>-1376</text:p>
              </table:table-cell>
              <table:table-cell office:value-type="float" office:value="-230.9">
                <text:p>-230.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912">
                <text:p>2912</text:p>
              </table:table-cell>
              <table:table-cell office:value-type="float" office:value="-106.6">
                <text:p>-106.6</text:p>
              </table:table-cell>
              <table:table-cell office:value-type="float" office:value="-1344">
                <text:p>-1344</text:p>
              </table:table-cell>
              <table:table-cell office:value-type="float" office:value="-232.3">
                <text:p>-232.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2816">
                <text:p>2816</text:p>
              </table:table-cell>
              <table:table-cell office:value-type="float" office:value="-103.7">
                <text:p>-103.7</text:p>
              </table:table-cell>
              <table:table-cell office:value-type="float" office:value="-1344">
                <text:p>-1344</text:p>
              </table:table-cell>
              <table:table-cell office:value-type="float" office:value="-233.7">
                <text:p>-233.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2816">
                <text:p>2816</text:p>
              </table:table-cell>
              <table:table-cell office:value-type="float" office:value="-100.8">
                <text:p>-100.8</text:p>
              </table:table-cell>
              <table:table-cell office:value-type="float" office:value="-1376">
                <text:p>-1376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2816">
                <text:p>2816</text:p>
              </table:table-cell>
              <table:table-cell office:value-type="float" office:value="-98.1">
                <text:p>-98.1</text:p>
              </table:table-cell>
              <table:table-cell office:value-type="float" office:value="-1376">
                <text:p>-1376</text:p>
              </table:table-cell>
              <table:table-cell office:value-type="float" office:value="-236.4">
                <text:p>-236.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2752">
                <text:p>2752</text:p>
              </table:table-cell>
              <table:table-cell office:value-type="float" office:value="-95.4">
                <text:p>-95.4</text:p>
              </table:table-cell>
              <table:table-cell office:value-type="float" office:value="-1344">
                <text:p>-1344</text:p>
              </table:table-cell>
              <table:table-cell office:value-type="float" office:value="-237.7">
                <text:p>-237.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2816">
                <text:p>2816</text:p>
              </table:table-cell>
              <table:table-cell office:value-type="float" office:value="-92.5">
                <text:p>-92.5</text:p>
              </table:table-cell>
              <table:table-cell office:value-type="float" office:value="-1248">
                <text:p>-1248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2624">
                <text:p>2624</text:p>
              </table:table-cell>
              <table:table-cell office:value-type="float" office:value="-89.9">
                <text:p>-89.9</text:p>
              </table:table-cell>
              <table:table-cell office:value-type="float" office:value="-1344">
                <text:p>-1344</text:p>
              </table:table-cell>
              <table:table-cell office:value-type="float" office:value="-240.4">
                <text:p>-240.4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2720">
                <text:p>2720</text:p>
              </table:table-cell>
              <table:table-cell office:value-type="float" office:value="-87.1">
                <text:p>-87.1</text:p>
              </table:table-cell>
              <table:table-cell office:value-type="float" office:value="-1344">
                <text:p>-1344</text:p>
              </table:table-cell>
              <table:table-cell office:value-type="float" office:value="-241.7">
                <text:p>-241.7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2784">
                <text:p>2784</text:p>
              </table:table-cell>
              <table:table-cell office:value-type="float" office:value="-84.4">
                <text:p>-84.4</text:p>
              </table:table-cell>
              <table:table-cell office:value-type="float" office:value="-1344">
                <text:p>-1344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2784">
                <text:p>2784</text:p>
              </table:table-cell>
              <table:table-cell office:value-type="float" office:value="-81.6">
                <text:p>-81.6</text:p>
              </table:table-cell>
              <table:table-cell office:value-type="float" office:value="-1344">
                <text:p>-1344</text:p>
              </table:table-cell>
              <table:table-cell office:value-type="float" office:value="-244.4">
                <text:p>-244.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816">
                <text:p>2816</text:p>
              </table:table-cell>
              <table:table-cell office:value-type="float" office:value="-78.7">
                <text:p>-78.7</text:p>
              </table:table-cell>
              <table:table-cell office:value-type="float" office:value="-1248">
                <text:p>-1248</text:p>
              </table:table-cell>
              <table:table-cell office:value-type="float" office:value="-245.6">
                <text:p>-245.6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2784">
                <text:p>2784</text:p>
              </table:table-cell>
              <table:table-cell office:value-type="float" office:value="-75.9">
                <text:p>-75.9</text:p>
              </table:table-cell>
              <table:table-cell office:value-type="float" office:value="-1376">
                <text:p>-1376</text:p>
              </table:table-cell>
              <table:table-cell office:value-type="float" office:value="-246.9">
                <text:p>-246.9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2784">
                <text:p>2784</text:p>
              </table:table-cell>
              <table:table-cell office:value-type="float" office:value="-73.2">
                <text:p>-73.2</text:p>
              </table:table-cell>
              <table:table-cell office:value-type="float" office:value="-1440">
                <text:p>-1440</text:p>
              </table:table-cell>
              <table:table-cell office:value-type="float" office:value="-248.4">
                <text:p>-248.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2848">
                <text:p>2848</text:p>
              </table:table-cell>
              <table:table-cell office:value-type="float" office:value="-70.3">
                <text:p>-70.3</text:p>
              </table:table-cell>
              <table:table-cell office:value-type="float" office:value="-1376">
                <text:p>-1376</text:p>
              </table:table-cell>
              <table:table-cell office:value-type="float" office:value="-249.8">
                <text:p>-249.8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2688">
                <text:p>2688</text:p>
              </table:table-cell>
              <table:table-cell office:value-type="float" office:value="-67.6">
                <text:p>-67.6</text:p>
              </table:table-cell>
              <table:table-cell office:value-type="float" office:value="-1312">
                <text:p>-1312</text:p>
              </table:table-cell>
              <table:table-cell office:value-type="float" office:value="-251.1">
                <text:p>-251.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688">
                <text:p>2688</text:p>
              </table:table-cell>
              <table:table-cell office:value-type="float" office:value="-64.9">
                <text:p>-64.9</text:p>
              </table:table-cell>
              <table:table-cell office:value-type="float" office:value="-1344">
                <text:p>-1344</text:p>
              </table:table-cell>
              <table:table-cell office:value-type="float" office:value="-252.4">
                <text:p>-252.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2720">
                <text:p>2720</text:p>
              </table:table-cell>
              <table:table-cell office:value-type="float" office:value="-62.3">
                <text:p>-62.3</text:p>
              </table:table-cell>
              <table:table-cell office:value-type="float" office:value="-1376">
                <text:p>-1376</text:p>
              </table:table-cell>
              <table:table-cell office:value-type="float" office:value="-253.8">
                <text:p>-253.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2720">
                <text:p>2720</text:p>
              </table:table-cell>
              <table:table-cell office:value-type="float" office:value="-59.5">
                <text:p>-59.5</text:p>
              </table:table-cell>
              <table:table-cell office:value-type="float" office:value="-1408">
                <text:p>-1408</text:p>
              </table:table-cell>
              <table:table-cell office:value-type="float" office:value="-255.2">
                <text:p>-255.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2784">
                <text:p>2784</text:p>
              </table:table-cell>
              <table:table-cell office:value-type="float" office:value="-56.7">
                <text:p>-56.7</text:p>
              </table:table-cell>
              <table:table-cell office:value-type="float" office:value="-1376">
                <text:p>-1376</text:p>
              </table:table-cell>
              <table:table-cell office:value-type="float" office:value="-256.6">
                <text:p>-256.6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2688">
                <text:p>2688</text:p>
              </table:table-cell>
              <table:table-cell office:value-type="float" office:value="-54">
                <text:p>-54</text:p>
              </table:table-cell>
              <table:table-cell office:value-type="float" office:value="-1408">
                <text:p>-140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752">
                <text:p>2752</text:p>
              </table:table-cell>
              <table:table-cell office:value-type="float" office:value="-51.3">
                <text:p>-51.3</text:p>
              </table:table-cell>
              <table:table-cell office:value-type="float" office:value="-1408">
                <text:p>-1408</text:p>
              </table:table-cell>
              <table:table-cell office:value-type="float" office:value="-259.3">
                <text:p>-259.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2848">
                <text:p>2848</text:p>
              </table:table-cell>
              <table:table-cell office:value-type="float" office:value="-48.5">
                <text:p>-48.5</text:p>
              </table:table-cell>
              <table:table-cell office:value-type="float" office:value="-1344">
                <text:p>-1344</text:p>
              </table:table-cell>
              <table:table-cell office:value-type="float" office:value="-260.7">
                <text:p>-260.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2720">
                <text:p>2720</text:p>
              </table:table-cell>
              <table:table-cell office:value-type="float" office:value="-45.7">
                <text:p>-45.7</text:p>
              </table:table-cell>
              <table:table-cell office:value-type="float" office:value="-1376">
                <text:p>-1376</text:p>
              </table:table-cell>
              <table:table-cell office:value-type="float" office:value="-262.2">
                <text:p>-262.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2720">
                <text:p>2720</text:p>
              </table:table-cell>
              <table:table-cell office:value-type="float" office:value="-42.9">
                <text:p>-42.9</text:p>
              </table:table-cell>
              <table:table-cell office:value-type="float" office:value="-1440">
                <text:p>-1440</text:p>
              </table:table-cell>
              <table:table-cell office:value-type="float" office:value="-263.6">
                <text:p>-263.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2720">
                <text:p>2720</text:p>
              </table:table-cell>
              <table:table-cell office:value-type="float" office:value="-40.3">
                <text:p>-40.3</text:p>
              </table:table-cell>
              <table:table-cell office:value-type="float" office:value="-1408">
                <text:p>-1408</text:p>
              </table:table-cell>
              <table:table-cell office:value-type="float" office:value="-264.9">
                <text:p>-264.9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2720">
                <text:p>2720</text:p>
              </table:table-cell>
              <table:table-cell office:value-type="float" office:value="-37.6">
                <text:p>-37.6</text:p>
              </table:table-cell>
              <table:table-cell office:value-type="float" office:value="-1376">
                <text:p>-1376</text:p>
              </table:table-cell>
              <table:table-cell office:value-type="float" office:value="-266.3">
                <text:p>-266.3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2752">
                <text:p>2752</text:p>
              </table:table-cell>
              <table:table-cell office:value-type="float" office:value="-34.8">
                <text:p>-34.8</text:p>
              </table:table-cell>
              <table:table-cell office:value-type="float" office:value="-1280">
                <text:p>-1280</text:p>
              </table:table-cell>
              <table:table-cell office:value-type="float" office:value="-267.7">
                <text:p>-267.7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2656">
                <text:p>2656</text:p>
              </table:table-cell>
              <table:table-cell office:value-type="float" office:value="-32.2">
                <text:p>-32.2</text:p>
              </table:table-cell>
              <table:table-cell office:value-type="float" office:value="-1408">
                <text:p>-1408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2688">
                <text:p>2688</text:p>
              </table:table-cell>
              <table:table-cell office:value-type="float" office:value="-29.4">
                <text:p>-29.4</text:p>
              </table:table-cell>
              <table:table-cell office:value-type="float" office:value="-1408">
                <text:p>-1408</text:p>
              </table:table-cell>
              <table:table-cell office:value-type="float" office:value="-270.4">
                <text:p>-270.4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2784">
                <text:p>2784</text:p>
              </table:table-cell>
              <table:table-cell office:value-type="float" office:value="-26.8">
                <text:p>-26.8</text:p>
              </table:table-cell>
              <table:table-cell office:value-type="float" office:value="-1408">
                <text:p>-1408</text:p>
              </table:table-cell>
              <table:table-cell office:value-type="float" office:value="-271.9">
                <text:p>-27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688">
                <text:p>2688</text:p>
              </table:table-cell>
              <table:table-cell office:value-type="float" office:value="-24">
                <text:p>-24</text:p>
              </table:table-cell>
              <table:table-cell office:value-type="float" office:value="-1408">
                <text:p>-1408</text:p>
              </table:table-cell>
              <table:table-cell office:value-type="float" office:value="-273.3">
                <text:p>-273.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2784">
                <text:p>2784</text:p>
              </table:table-cell>
              <table:table-cell office:value-type="float" office:value="-21.2">
                <text:p>-21.2</text:p>
              </table:table-cell>
              <table:table-cell office:value-type="float" office:value="-1312">
                <text:p>-1312</text:p>
              </table:table-cell>
              <table:table-cell office:value-type="float" office:value="-274.6">
                <text:p>-274.6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2688">
                <text:p>2688</text:p>
              </table:table-cell>
              <table:table-cell office:value-type="float" office:value="-18.5">
                <text:p>-18.5</text:p>
              </table:table-cell>
              <table:table-cell office:value-type="float" office:value="-1376">
                <text:p>-1376</text:p>
              </table:table-cell>
              <table:table-cell office:value-type="float" office:value="-275.9">
                <text:p>-275.9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2656">
                <text:p>2656</text:p>
              </table:table-cell>
              <table:table-cell office:value-type="float" office:value="-15.9">
                <text:p>-15.9</text:p>
              </table:table-cell>
              <table:table-cell office:value-type="float" office:value="-1408">
                <text:p>-1408</text:p>
              </table:table-cell>
              <table:table-cell office:value-type="float" office:value="-277.4">
                <text:p>-277.4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2816">
                <text:p>2816</text:p>
              </table:table-cell>
              <table:table-cell office:value-type="float" office:value="-13.1">
                <text:p>-13.1</text:p>
              </table:table-cell>
              <table:table-cell office:value-type="float" office:value="-1440">
                <text:p>-1440</text:p>
              </table:table-cell>
              <table:table-cell office:value-type="float" office:value="-278.8">
                <text:p>-278.8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2656">
                <text:p>2656</text:p>
              </table:table-cell>
              <table:table-cell office:value-type="float" office:value="-10.4">
                <text:p>-10.4</text:p>
              </table:table-cell>
              <table:table-cell office:value-type="float" office:value="-1408">
                <text:p>-1408</text:p>
              </table:table-cell>
              <table:table-cell office:value-type="float" office:value="-280.3">
                <text:p>-280.3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2720">
                <text:p>2720</text:p>
              </table:table-cell>
              <table:table-cell office:value-type="float" office:value="-7.6">
                <text:p>-7.6</text:p>
              </table:table-cell>
              <table:table-cell office:value-type="float" office:value="-1408">
                <text:p>-1408</text:p>
              </table:table-cell>
              <table:table-cell office:value-type="float" office:value="-281.6">
                <text:p>-281.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2816">
                <text:p>2816</text:p>
              </table:table-cell>
              <table:table-cell office:value-type="float" office:value="-4.9">
                <text:p>-4.9</text:p>
              </table:table-cell>
              <table:table-cell office:value-type="float" office:value="-1408">
                <text:p>-1408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2720">
                <text:p>2720</text:p>
              </table:table-cell>
              <table:table-cell office:value-type="float" office:value="-2.2">
                <text:p>-2.2</text:p>
              </table:table-cell>
              <table:table-cell office:value-type="float" office:value="-1440">
                <text:p>-1440</text:p>
              </table:table-cell>
              <table:table-cell office:value-type="float" office:value="-284.5">
                <text:p>-284.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2528">
                <text:p>2528</text:p>
              </table:table-cell>
              <table:table-cell office:value-type="float" office:value="-0.1">
                <text:p>-0.1</text:p>
              </table:table-cell>
              <table:table-cell office:value-type="float" office:value="-1408">
                <text:p>-1408</text:p>
              </table:table-cell>
              <table:table-cell office:value-type="float" office:value="-285.9">
                <text:p>-285.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287.3">
                <text:p>-287.3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40">
                <text:p>-1440</text:p>
              </table:table-cell>
              <table:table-cell office:value-type="float" office:value="-288.7">
                <text:p>-288.7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290.1">
                <text:p>-290.1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291.5">
                <text:p>-291.5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292.9">
                <text:p>-292.9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72">
                <text:p>-1472</text:p>
              </table:table-cell>
              <table:table-cell office:value-type="float" office:value="-294.4">
                <text:p>-294.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295.7">
                <text:p>-295.7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280">
                <text:p>-1280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12">
                <text:p>-1312</text:p>
              </table:table-cell>
              <table:table-cell office:value-type="float" office:value="-298.4">
                <text:p>-298.4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299.7">
                <text:p>-299.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44">
                <text:p>-1344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12">
                <text:p>-1312</text:p>
              </table:table-cell>
              <table:table-cell office:value-type="float" office:value="-302.4">
                <text:p>-302.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248">
                <text:p>-1248</text:p>
              </table:table-cell>
              <table:table-cell office:value-type="float" office:value="-303.6">
                <text:p>-303.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04.9">
                <text:p>-304.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06.4">
                <text:p>-306.4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07.8">
                <text:p>-307.8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09.2">
                <text:p>-309.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10.5">
                <text:p>-310.5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40">
                <text:p>-1440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40">
                <text:p>-1440</text:p>
              </table:table-cell>
              <table:table-cell office:value-type="float" office:value="-313.5">
                <text:p>-313.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14.8">
                <text:p>-314.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16.2">
                <text:p>-316.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17.5">
                <text:p>-317.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18.9">
                <text:p>-318.9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20.4">
                <text:p>-320.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21.7">
                <text:p>-321.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23.1">
                <text:p>-323.1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504">
                <text:p>-1504</text:p>
              </table:table-cell>
              <table:table-cell office:value-type="float" office:value="-324.6">
                <text:p>-324.6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280">
                <text:p>-1280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27.3">
                <text:p>-327.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28.7">
                <text:p>-328.7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30.1">
                <text:p>-330.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31.5">
                <text:p>-331.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12">
                <text:p>-1312</text:p>
              </table:table-cell>
              <table:table-cell office:value-type="float" office:value="-332.9">
                <text:p>-332.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34.2">
                <text:p>-334.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40">
                <text:p>-1440</text:p>
              </table:table-cell>
              <table:table-cell office:value-type="float" office:value="-335.6">
                <text:p>-335.6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37.1">
                <text:p>-337.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38.4">
                <text:p>-338.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39.8">
                <text:p>-339.8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44">
                <text:p>-1344</text:p>
              </table:table-cell>
              <table:table-cell office:value-type="float" office:value="-341.1">
                <text:p>-341.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08">
                <text:p>-1408</text:p>
              </table:table-cell>
              <table:table-cell office:value-type="float" office:value="-342.5">
                <text:p>-342.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43.9">
                <text:p>-343.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45.2">
                <text:p>-345.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44">
                <text:p>-1344</text:p>
              </table:table-cell>
              <table:table-cell office:value-type="float" office:value="-346.5">
                <text:p>-346.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12">
                <text:p>-1312</text:p>
              </table:table-cell>
              <table:table-cell office:value-type="float" office:value="-347.8">
                <text:p>-347.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44">
                <text:p>-1344</text:p>
              </table:table-cell>
              <table:table-cell office:value-type="float" office:value="-349.2">
                <text:p>-349.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12">
                <text:p>-1312</text:p>
              </table:table-cell>
              <table:table-cell office:value-type="float" office:value="-350.6">
                <text:p>-350.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51.9">
                <text:p>-351.9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53.2">
                <text:p>-353.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248">
                <text:p>-1248</text:p>
              </table:table-cell>
              <table:table-cell office:value-type="float" office:value="-354.5">
                <text:p>-354.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12">
                <text:p>-1312</text:p>
              </table:table-cell>
              <table:table-cell office:value-type="float" office:value="-355.9">
                <text:p>-355.9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376">
                <text:p>-1376</text:p>
              </table:table-cell>
              <table:table-cell office:value-type="float" office:value="-357.2">
                <text:p>-357.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216">
                <text:p>-1216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60">
                <text:p>-16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-800">
                <text:p>-80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-3200">
                <text:p>-3200</text:p>
              </table:table-cell>
              <table:table-cell office:value-type="float" office:value="-4.1">
                <text:p>-4.1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-1888">
                <text:p>-1888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-2720">
                <text:p>-2720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-2784">
                <text:p>-2784</text:p>
              </table:table-cell>
              <table:table-cell office:value-type="float" office:value="-12.2">
                <text:p>-12.2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-2752">
                <text:p>-2752</text:p>
              </table:table-cell>
              <table:table-cell office:value-type="float" office:value="-15.1">
                <text:p>-15.1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-2688">
                <text:p>-2688</text:p>
              </table:table-cell>
              <table:table-cell office:value-type="float" office:value="-17.8">
                <text:p>-17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-2688">
                <text:p>-2688</text:p>
              </table:table-cell>
              <table:table-cell office:value-type="float" office:value="-20.4">
                <text:p>-20.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-2784">
                <text:p>-2784</text:p>
              </table:table-cell>
              <table:table-cell office:value-type="float" office:value="-23.1">
                <text:p>-23.1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-2688">
                <text:p>-2688</text:p>
              </table:table-cell>
              <table:table-cell office:value-type="float" office:value="-25.9">
                <text:p>-25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-2720">
                <text:p>-2720</text:p>
              </table:table-cell>
              <table:table-cell office:value-type="float" office:value="-28.6">
                <text:p>-28.6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-2752">
                <text:p>-2752</text:p>
              </table:table-cell>
              <table:table-cell office:value-type="float" office:value="-31.3">
                <text:p>-31.3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2688">
                <text:p>-2688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-2752">
                <text:p>-2752</text:p>
              </table:table-cell>
              <table:table-cell office:value-type="float" office:value="-36.8">
                <text:p>-36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-2656">
                <text:p>-2656</text:p>
              </table:table-cell>
              <table:table-cell office:value-type="float" office:value="-39.5">
                <text:p>-39.5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-2656">
                <text:p>-2656</text:p>
              </table:table-cell>
              <table:table-cell office:value-type="float" office:value="-42.2">
                <text:p>-42.2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-2816">
                <text:p>-2816</text:p>
              </table:table-cell>
              <table:table-cell office:value-type="float" office:value="-44.9">
                <text:p>-44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-2720">
                <text:p>-2720</text:p>
              </table:table-cell>
              <table:table-cell office:value-type="float" office:value="-47.6">
                <text:p>-47.6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-2720">
                <text:p>-2720</text:p>
              </table:table-cell>
              <table:table-cell office:value-type="float" office:value="-50.5">
                <text:p>-50.5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-2752">
                <text:p>-2752</text:p>
              </table:table-cell>
              <table:table-cell office:value-type="float" office:value="-53.2">
                <text:p>-53.2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-2720">
                <text:p>-2720</text:p>
              </table:table-cell>
              <table:table-cell office:value-type="float" office:value="-55.8">
                <text:p>-55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-2848">
                <text:p>-2848</text:p>
              </table:table-cell>
              <table:table-cell office:value-type="float" office:value="-58.7">
                <text:p>-58.7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-2656">
                <text:p>-2656</text:p>
              </table:table-cell>
              <table:table-cell office:value-type="float" office:value="-61.3">
                <text:p>-61.3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-2656">
                <text:p>-2656</text:p>
              </table:table-cell>
              <table:table-cell office:value-type="float" office:value="-64.1">
                <text:p>-64.1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-2752">
                <text:p>-2752</text:p>
              </table:table-cell>
              <table:table-cell office:value-type="float" office:value="-66.7">
                <text:p>-66.7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-2720">
                <text:p>-2720</text:p>
              </table:table-cell>
              <table:table-cell office:value-type="float" office:value="-69.4">
                <text:p>-69.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-2784">
                <text:p>-2784</text:p>
              </table:table-cell>
              <table:table-cell office:value-type="float" office:value="-72.3">
                <text:p>-72.3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-2784">
                <text:p>-2784</text:p>
              </table:table-cell>
              <table:table-cell office:value-type="float" office:value="-75.1">
                <text:p>-75.1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-2752">
                <text:p>-2752</text:p>
              </table:table-cell>
              <table:table-cell office:value-type="float" office:value="-77.7">
                <text:p>-77.7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-2848">
                <text:p>-2848</text:p>
              </table:table-cell>
              <table:table-cell office:value-type="float" office:value="-80.6">
                <text:p>-80.6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-2816">
                <text:p>-2816</text:p>
              </table:table-cell>
              <table:table-cell office:value-type="float" office:value="-83.4">
                <text:p>-83.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-2752">
                <text:p>-2752</text:p>
              </table:table-cell>
              <table:table-cell office:value-type="float" office:value="-86.3">
                <text:p>-86.3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-2784">
                <text:p>-2784</text:p>
              </table:table-cell>
              <table:table-cell office:value-type="float" office:value="-88.9">
                <text:p>-88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-2720">
                <text:p>-2720</text:p>
              </table:table-cell>
              <table:table-cell office:value-type="float" office:value="-91.6">
                <text:p>-91.6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-2752">
                <text:p>-2752</text:p>
              </table:table-cell>
              <table:table-cell office:value-type="float" office:value="-94.4">
                <text:p>-94.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-2720">
                <text:p>-2720</text:p>
              </table:table-cell>
              <table:table-cell office:value-type="float" office:value="-97.2">
                <text:p>-97.2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-2720">
                <text:p>-2720</text:p>
              </table:table-cell>
              <table:table-cell office:value-type="float" office:value="-99.9">
                <text:p>-99.9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-2848">
                <text:p>-2848</text:p>
              </table:table-cell>
              <table:table-cell office:value-type="float" office:value="-102.6">
                <text:p>-102.6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-2816">
                <text:p>-2816</text:p>
              </table:table-cell>
              <table:table-cell office:value-type="float" office:value="-105.5">
                <text:p>-105.5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-2848">
                <text:p>-2848</text:p>
              </table:table-cell>
              <table:table-cell office:value-type="float" office:value="-108.4">
                <text:p>-108.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-2784">
                <text:p>-2784</text:p>
              </table:table-cell>
              <table:table-cell office:value-type="float" office:value="-111.2">
                <text:p>-111.2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-2720">
                <text:p>-2720</text:p>
              </table:table-cell>
              <table:table-cell office:value-type="float" office:value="-113.8">
                <text:p>-113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-2848">
                <text:p>-2848</text:p>
              </table:table-cell>
              <table:table-cell office:value-type="float" office:value="-116.7">
                <text:p>-116.7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-2784">
                <text:p>-2784</text:p>
              </table:table-cell>
              <table:table-cell office:value-type="float" office:value="-119.5">
                <text:p>-119.5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-2624">
                <text:p>-2624</text:p>
              </table:table-cell>
              <table:table-cell office:value-type="float" office:value="-122.2">
                <text:p>-122.2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-2784">
                <text:p>-2784</text:p>
              </table:table-cell>
              <table:table-cell office:value-type="float" office:value="-124.8">
                <text:p>-124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-2720">
                <text:p>-2720</text:p>
              </table:table-cell>
              <table:table-cell office:value-type="float" office:value="-127.6">
                <text:p>-127.6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-2752">
                <text:p>-2752</text:p>
              </table:table-cell>
              <table:table-cell office:value-type="float" office:value="-130.4">
                <text:p>-130.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-2720">
                <text:p>-2720</text:p>
              </table:table-cell>
              <table:table-cell office:value-type="float" office:value="-133.1">
                <text:p>-133.1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-2688">
                <text:p>-2688</text:p>
              </table:table-cell>
              <table:table-cell office:value-type="float" office:value="-135.8">
                <text:p>-135.8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-2784">
                <text:p>-2784</text:p>
              </table:table-cell>
              <table:table-cell office:value-type="float" office:value="-138.5">
                <text:p>-138.5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-2752">
                <text:p>-2752</text:p>
              </table:table-cell>
              <table:table-cell office:value-type="float" office:value="-141.3">
                <text:p>-141.3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-2624">
                <text:p>-2624</text:p>
              </table:table-cell>
              <table:table-cell office:value-type="float" office:value="-144">
                <text:p>-144</text:p>
              </table:table-cell>
              <table:table-cell office:value-type="float" office:value="0">
                <text:p>0</text:p>
              </table:table-cell>
              <table:table-cell office:value-type="float" office:value="-358.2">
                <text:p>-358.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-2688">
                <text:p>-2688</text:p>
              </table:table-cell>
              <table:table-cell office:value-type="float" office:value="-146.6">
                <text:p>-146.6</text:p>
              </table:table-cell>
              <table:table-cell office:value-type="float" office:value="96">
                <text:p>96</text:p>
              </table:table-cell>
              <table:table-cell office:value-type="float" office:value="-357.9">
                <text:p>-357.9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-2720">
                <text:p>-2720</text:p>
              </table:table-cell>
              <table:table-cell office:value-type="float" office:value="-149.3">
                <text:p>-149.3</text:p>
              </table:table-cell>
              <table:table-cell office:value-type="float" office:value="1920">
                <text:p>1920</text:p>
              </table:table-cell>
              <table:table-cell office:value-type="float" office:value="-355.9">
                <text:p>-355.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-2752">
                <text:p>-2752</text:p>
              </table:table-cell>
              <table:table-cell office:value-type="float" office:value="-152.1">
                <text:p>-152.1</text:p>
              </table:table-cell>
              <table:table-cell office:value-type="float" office:value="352">
                <text:p>352</text:p>
              </table:table-cell>
              <table:table-cell office:value-type="float" office:value="-355.8">
                <text:p>-355.8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-2752">
                <text:p>-2752</text:p>
              </table:table-cell>
              <table:table-cell office:value-type="float" office:value="-154.9">
                <text:p>-154.9</text:p>
              </table:table-cell>
              <table:table-cell office:value-type="float" office:value="1024">
                <text:p>1024</text:p>
              </table:table-cell>
              <table:table-cell office:value-type="float" office:value="-354.5">
                <text:p>-354.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-2720">
                <text:p>-2720</text:p>
              </table:table-cell>
              <table:table-cell office:value-type="float" office:value="-157.6">
                <text:p>-157.6</text:p>
              </table:table-cell>
              <table:table-cell office:value-type="float" office:value="1312">
                <text:p>1312</text:p>
              </table:table-cell>
              <table:table-cell office:value-type="float" office:value="-353.2">
                <text:p>-353.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-2848">
                <text:p>-2848</text:p>
              </table:table-cell>
              <table:table-cell office:value-type="float" office:value="-160.3">
                <text:p>-160.3</text:p>
              </table:table-cell>
              <table:table-cell office:value-type="float" office:value="1312">
                <text:p>1312</text:p>
              </table:table-cell>
              <table:table-cell office:value-type="float" office:value="-351.8">
                <text:p>-351.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-2784">
                <text:p>-2784</text:p>
              </table:table-cell>
              <table:table-cell office:value-type="float" office:value="-163.2">
                <text:p>-163.2</text:p>
              </table:table-cell>
              <table:table-cell office:value-type="float" office:value="1344">
                <text:p>1344</text:p>
              </table:table-cell>
              <table:table-cell office:value-type="float" office:value="-350.5">
                <text:p>-350.5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-2752">
                <text:p>-2752</text:p>
              </table:table-cell>
              <table:table-cell office:value-type="float" office:value="-166">
                <text:p>-166</text:p>
              </table:table-cell>
              <table:table-cell office:value-type="float" office:value="1376">
                <text:p>1376</text:p>
              </table:table-cell>
              <table:table-cell office:value-type="float" office:value="-349.2">
                <text:p>-349.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-2720">
                <text:p>-2720</text:p>
              </table:table-cell>
              <table:table-cell office:value-type="float" office:value="-168.7">
                <text:p>-168.7</text:p>
              </table:table-cell>
              <table:table-cell office:value-type="float" office:value="1312">
                <text:p>1312</text:p>
              </table:table-cell>
              <table:table-cell office:value-type="float" office:value="-347.8">
                <text:p>-347.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-2784">
                <text:p>-2784</text:p>
              </table:table-cell>
              <table:table-cell office:value-type="float" office:value="-171.4">
                <text:p>-171.4</text:p>
              </table:table-cell>
              <table:table-cell office:value-type="float" office:value="1312">
                <text:p>1312</text:p>
              </table:table-cell>
              <table:table-cell office:value-type="float" office:value="-346.4">
                <text:p>-346.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-2816">
                <text:p>-2816</text:p>
              </table:table-cell>
              <table:table-cell office:value-type="float" office:value="-174.2">
                <text:p>-174.2</text:p>
              </table:table-cell>
              <table:table-cell office:value-type="float" office:value="1312">
                <text:p>1312</text:p>
              </table:table-cell>
              <table:table-cell office:value-type="float" office:value="-345.2">
                <text:p>-345.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-2656">
                <text:p>-2656</text:p>
              </table:table-cell>
              <table:table-cell office:value-type="float" office:value="-176.9">
                <text:p>-176.9</text:p>
              </table:table-cell>
              <table:table-cell office:value-type="float" office:value="1376">
                <text:p>1376</text:p>
              </table:table-cell>
              <table:table-cell office:value-type="float" office:value="-343.8">
                <text:p>-343.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-2720">
                <text:p>-2720</text:p>
              </table:table-cell>
              <table:table-cell office:value-type="float" office:value="-179.7">
                <text:p>-179.7</text:p>
              </table:table-cell>
              <table:table-cell office:value-type="float" office:value="1408">
                <text:p>1408</text:p>
              </table:table-cell>
              <table:table-cell office:value-type="float" office:value="-342.4">
                <text:p>-342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-2816">
                <text:p>-2816</text:p>
              </table:table-cell>
              <table:table-cell office:value-type="float" office:value="-182.4">
                <text:p>-182.4</text:p>
              </table:table-cell>
              <table:table-cell office:value-type="float" office:value="1344">
                <text:p>1344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-2720">
                <text:p>-2720</text:p>
              </table:table-cell>
              <table:table-cell office:value-type="float" office:value="-185.1">
                <text:p>-185.1</text:p>
              </table:table-cell>
              <table:table-cell office:value-type="float" office:value="1344">
                <text:p>1344</text:p>
              </table:table-cell>
              <table:table-cell office:value-type="float" office:value="-339.7">
                <text:p>-339.7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-2816">
                <text:p>-2816</text:p>
              </table:table-cell>
              <table:table-cell office:value-type="float" office:value="-188">
                <text:p>-188</text:p>
              </table:table-cell>
              <table:table-cell office:value-type="float" office:value="1408">
                <text:p>1408</text:p>
              </table:table-cell>
              <table:table-cell office:value-type="float" office:value="-338.3">
                <text:p>-338.3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-2688">
                <text:p>-2688</text:p>
              </table:table-cell>
              <table:table-cell office:value-type="float" office:value="-190.7">
                <text:p>-190.7</text:p>
              </table:table-cell>
              <table:table-cell office:value-type="float" office:value="1408">
                <text:p>1408</text:p>
              </table:table-cell>
              <table:table-cell office:value-type="float" office:value="-336.9">
                <text:p>-336.9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-2784">
                <text:p>-2784</text:p>
              </table:table-cell>
              <table:table-cell office:value-type="float" office:value="-193.4">
                <text:p>-193.4</text:p>
              </table:table-cell>
              <table:table-cell office:value-type="float" office:value="1376">
                <text:p>1376</text:p>
              </table:table-cell>
              <table:table-cell office:value-type="float" office:value="-335.5">
                <text:p>-335.5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-2816">
                <text:p>-2816</text:p>
              </table:table-cell>
              <table:table-cell office:value-type="float" office:value="-196.2">
                <text:p>-196.2</text:p>
              </table:table-cell>
              <table:table-cell office:value-type="float" office:value="1376">
                <text:p>1376</text:p>
              </table:table-cell>
              <table:table-cell office:value-type="float" office:value="-334.1">
                <text:p>-334.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-2688">
                <text:p>-2688</text:p>
              </table:table-cell>
              <table:table-cell office:value-type="float" office:value="-198.9">
                <text:p>-198.9</text:p>
              </table:table-cell>
              <table:table-cell office:value-type="float" office:value="1312">
                <text:p>1312</text:p>
              </table:table-cell>
              <table:table-cell office:value-type="float" office:value="-332.9">
                <text:p>-332.9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-2592">
                <text:p>-2592</text:p>
              </table:table-cell>
              <table:table-cell office:value-type="float" office:value="-201.6">
                <text:p>-201.6</text:p>
              </table:table-cell>
              <table:table-cell office:value-type="float" office:value="1440">
                <text:p>1440</text:p>
              </table:table-cell>
              <table:table-cell office:value-type="float" office:value="-331.4">
                <text:p>-331.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-2752">
                <text:p>-2752</text:p>
              </table:table-cell>
              <table:table-cell office:value-type="float" office:value="-204.3">
                <text:p>-204.3</text:p>
              </table:table-cell>
              <table:table-cell office:value-type="float" office:value="1376">
                <text:p>1376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-2720">
                <text:p>-2720</text:p>
              </table:table-cell>
              <table:table-cell office:value-type="float" office:value="-207">
                <text:p>-207</text:p>
              </table:table-cell>
              <table:table-cell office:value-type="float" office:value="1376">
                <text:p>1376</text:p>
              </table:table-cell>
              <table:table-cell office:value-type="float" office:value="-328.6">
                <text:p>-328.6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-2848">
                <text:p>-2848</text:p>
              </table:table-cell>
              <table:table-cell office:value-type="float" office:value="-209.9">
                <text:p>-209.9</text:p>
              </table:table-cell>
              <table:table-cell office:value-type="float" office:value="1376">
                <text:p>1376</text:p>
              </table:table-cell>
              <table:table-cell office:value-type="float" office:value="-327.3">
                <text:p>-327.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-2752">
                <text:p>-2752</text:p>
              </table:table-cell>
              <table:table-cell office:value-type="float" office:value="-212.6">
                <text:p>-212.6</text:p>
              </table:table-cell>
              <table:table-cell office:value-type="float" office:value="1344">
                <text:p>134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-2784">
                <text:p>-2784</text:p>
              </table:table-cell>
              <table:table-cell office:value-type="float" office:value="-215.5">
                <text:p>-215.5</text:p>
              </table:table-cell>
              <table:table-cell office:value-type="float" office:value="1376">
                <text:p>1376</text:p>
              </table:table-cell>
              <table:table-cell office:value-type="float" office:value="-324.5">
                <text:p>-324.5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-2816">
                <text:p>-2816</text:p>
              </table:table-cell>
              <table:table-cell office:value-type="float" office:value="-218.2">
                <text:p>-218.2</text:p>
              </table:table-cell>
              <table:table-cell office:value-type="float" office:value="1376">
                <text:p>1376</text:p>
              </table:table-cell>
              <table:table-cell office:value-type="float" office:value="-323.1">
                <text:p>-323.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-2816">
                <text:p>-2816</text:p>
              </table:table-cell>
              <table:table-cell office:value-type="float" office:value="-221">
                <text:p>-221</text:p>
              </table:table-cell>
              <table:table-cell office:value-type="float" office:value="1344">
                <text:p>1344</text:p>
              </table:table-cell>
              <table:table-cell office:value-type="float" office:value="-321.8">
                <text:p>-321.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-2752">
                <text:p>-2752</text:p>
              </table:table-cell>
              <table:table-cell office:value-type="float" office:value="-223.8">
                <text:p>-223.8</text:p>
              </table:table-cell>
              <table:table-cell office:value-type="float" office:value="1408">
                <text:p>1408</text:p>
              </table:table-cell>
              <table:table-cell office:value-type="float" office:value="-320.5">
                <text:p>-320.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-2752">
                <text:p>-2752</text:p>
              </table:table-cell>
              <table:table-cell office:value-type="float" office:value="-226.6">
                <text:p>-226.6</text:p>
              </table:table-cell>
              <table:table-cell office:value-type="float" office:value="1376">
                <text:p>1376</text:p>
              </table:table-cell>
              <table:table-cell office:value-type="float" office:value="-319.1">
                <text:p>-319.1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-2752">
                <text:p>-2752</text:p>
              </table:table-cell>
              <table:table-cell office:value-type="float" office:value="-229.3">
                <text:p>-229.3</text:p>
              </table:table-cell>
              <table:table-cell office:value-type="float" office:value="1376">
                <text:p>1376</text:p>
              </table:table-cell>
              <table:table-cell office:value-type="float" office:value="-317.6">
                <text:p>-317.6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-2784">
                <text:p>-2784</text:p>
              </table:table-cell>
              <table:table-cell office:value-type="float" office:value="-232">
                <text:p>-232</text:p>
              </table:table-cell>
              <table:table-cell office:value-type="float" office:value="1408">
                <text:p>1408</text:p>
              </table:table-cell>
              <table:table-cell office:value-type="float" office:value="-316.2">
                <text:p>-316.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-2688">
                <text:p>-2688</text:p>
              </table:table-cell>
              <table:table-cell office:value-type="float" office:value="-234.7">
                <text:p>-234.7</text:p>
              </table:table-cell>
              <table:table-cell office:value-type="float" office:value="1472">
                <text:p>1472</text:p>
              </table:table-cell>
              <table:table-cell office:value-type="float" office:value="-314.8">
                <text:p>-314.8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-2688">
                <text:p>-2688</text:p>
              </table:table-cell>
              <table:table-cell office:value-type="float" office:value="-237.5">
                <text:p>-237.5</text:p>
              </table:table-cell>
              <table:table-cell office:value-type="float" office:value="1472">
                <text:p>1472</text:p>
              </table:table-cell>
              <table:table-cell office:value-type="float" office:value="-313.3">
                <text:p>-313.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-2688">
                <text:p>-2688</text:p>
              </table:table-cell>
              <table:table-cell office:value-type="float" office:value="-240.1">
                <text:p>-240.1</text:p>
              </table:table-cell>
              <table:table-cell office:value-type="float" office:value="1376">
                <text:p>1376</text:p>
              </table:table-cell>
              <table:table-cell office:value-type="float" office:value="-311.9">
                <text:p>-311.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-2656">
                <text:p>-2656</text:p>
              </table:table-cell>
              <table:table-cell office:value-type="float" office:value="-242.7">
                <text:p>-242.7</text:p>
              </table:table-cell>
              <table:table-cell office:value-type="float" office:value="1376">
                <text:p>1376</text:p>
              </table:table-cell>
              <table:table-cell office:value-type="float" office:value="-310.5">
                <text:p>-310.5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-2688">
                <text:p>-2688</text:p>
              </table:table-cell>
              <table:table-cell office:value-type="float" office:value="-245.4">
                <text:p>-245.4</text:p>
              </table:table-cell>
              <table:table-cell office:value-type="float" office:value="1472">
                <text:p>1472</text:p>
              </table:table-cell>
              <table:table-cell office:value-type="float" office:value="-309.1">
                <text:p>-309.1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-2624">
                <text:p>-2624</text:p>
              </table:table-cell>
              <table:table-cell office:value-type="float" office:value="-248.1">
                <text:p>-248.1</text:p>
              </table:table-cell>
              <table:table-cell office:value-type="float" office:value="1440">
                <text:p>1440</text:p>
              </table:table-cell>
              <table:table-cell office:value-type="float" office:value="-307.7">
                <text:p>-307.7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-2656">
                <text:p>-2656</text:p>
              </table:table-cell>
              <table:table-cell office:value-type="float" office:value="-250.7">
                <text:p>-250.7</text:p>
              </table:table-cell>
              <table:table-cell office:value-type="float" office:value="1440">
                <text:p>1440</text:p>
              </table:table-cell>
              <table:table-cell office:value-type="float" office:value="-306.2">
                <text:p>-306.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-2816">
                <text:p>-2816</text:p>
              </table:table-cell>
              <table:table-cell office:value-type="float" office:value="-253.5">
                <text:p>-253.5</text:p>
              </table:table-cell>
              <table:table-cell office:value-type="float" office:value="1344">
                <text:p>1344</text:p>
              </table:table-cell>
              <table:table-cell office:value-type="float" office:value="-304.9">
                <text:p>-304.9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-2688">
                <text:p>-2688</text:p>
              </table:table-cell>
              <table:table-cell office:value-type="float" office:value="-256.2">
                <text:p>-256.2</text:p>
              </table:table-cell>
              <table:table-cell office:value-type="float" office:value="1344">
                <text:p>1344</text:p>
              </table:table-cell>
              <table:table-cell office:value-type="float" office:value="-303.6">
                <text:p>-303.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-2720">
                <text:p>-2720</text:p>
              </table:table-cell>
              <table:table-cell office:value-type="float" office:value="-259.1">
                <text:p>-259.1</text:p>
              </table:table-cell>
              <table:table-cell office:value-type="float" office:value="1408">
                <text:p>1408</text:p>
              </table:table-cell>
              <table:table-cell office:value-type="float" office:value="-302.2">
                <text:p>-302.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-2752">
                <text:p>-2752</text:p>
              </table:table-cell>
              <table:table-cell office:value-type="float" office:value="-261.8">
                <text:p>-261.8</text:p>
              </table:table-cell>
              <table:table-cell office:value-type="float" office:value="1376">
                <text:p>1376</text:p>
              </table:table-cell>
              <table:table-cell office:value-type="float" office:value="-300.8">
                <text:p>-300.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-2752">
                <text:p>-2752</text:p>
              </table:table-cell>
              <table:table-cell office:value-type="float" office:value="-264.5">
                <text:p>-264.5</text:p>
              </table:table-cell>
              <table:table-cell office:value-type="float" office:value="1344">
                <text:p>1344</text:p>
              </table:table-cell>
              <table:table-cell office:value-type="float" office:value="-299.4">
                <text:p>-299.4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-2880">
                <text:p>-2880</text:p>
              </table:table-cell>
              <table:table-cell office:value-type="float" office:value="-267.4">
                <text:p>-267.4</text:p>
              </table:table-cell>
              <table:table-cell office:value-type="float" office:value="1376">
                <text:p>1376</text:p>
              </table:table-cell>
              <table:table-cell office:value-type="float" office:value="-298.1">
                <text:p>-298.1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-2656">
                <text:p>-2656</text:p>
              </table:table-cell>
              <table:table-cell office:value-type="float" office:value="-270">
                <text:p>-270</text:p>
              </table:table-cell>
              <table:table-cell office:value-type="float" office:value="1312">
                <text:p>1312</text:p>
              </table:table-cell>
              <table:table-cell office:value-type="float" office:value="-296.8">
                <text:p>-296.8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-2720">
                <text:p>-2720</text:p>
              </table:table-cell>
              <table:table-cell office:value-type="float" office:value="-272.8">
                <text:p>-272.8</text:p>
              </table:table-cell>
              <table:table-cell office:value-type="float" office:value="1344">
                <text:p>1344</text:p>
              </table:table-cell>
              <table:table-cell office:value-type="float" office:value="-295.4">
                <text:p>-295.4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-2848">
                <text:p>-2848</text:p>
              </table:table-cell>
              <table:table-cell office:value-type="float" office:value="-275.6">
                <text:p>-275.6</text:p>
              </table:table-cell>
              <table:table-cell office:value-type="float" office:value="1312">
                <text:p>1312</text:p>
              </table:table-cell>
              <table:table-cell office:value-type="float" office:value="-294.1">
                <text:p>-294.1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-2784">
                <text:p>-2784</text:p>
              </table:table-cell>
              <table:table-cell office:value-type="float" office:value="-278.3">
                <text:p>-278.3</text:p>
              </table:table-cell>
              <table:table-cell office:value-type="float" office:value="1376">
                <text:p>1376</text:p>
              </table:table-cell>
              <table:table-cell office:value-type="float" office:value="-292.7">
                <text:p>-292.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-2784">
                <text:p>-2784</text:p>
              </table:table-cell>
              <table:table-cell office:value-type="float" office:value="-281.2">
                <text:p>-281.2</text:p>
              </table:table-cell>
              <table:table-cell office:value-type="float" office:value="1440">
                <text:p>1440</text:p>
              </table:table-cell>
              <table:table-cell office:value-type="float" office:value="-291.4">
                <text:p>-291.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-2848">
                <text:p>-2848</text:p>
              </table:table-cell>
              <table:table-cell office:value-type="float" office:value="-284.1">
                <text:p>-284.1</text:p>
              </table:table-cell>
              <table:table-cell office:value-type="float" office:value="1312">
                <text:p>1312</text:p>
              </table:table-cell>
              <table:table-cell office:value-type="float" office:value="-290.1">
                <text:p>-290.1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-2784">
                <text:p>-2784</text:p>
              </table:table-cell>
              <table:table-cell office:value-type="float" office:value="-286.8">
                <text:p>-286.8</text:p>
              </table:table-cell>
              <table:table-cell office:value-type="float" office:value="1312">
                <text:p>1312</text:p>
              </table:table-cell>
              <table:table-cell office:value-type="float" office:value="-288.6">
                <text:p>-288.6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-2912">
                <text:p>-2912</text:p>
              </table:table-cell>
              <table:table-cell office:value-type="float" office:value="-289.7">
                <text:p>-289.7</text:p>
              </table:table-cell>
              <table:table-cell office:value-type="float" office:value="1376">
                <text:p>1376</text:p>
              </table:table-cell>
              <table:table-cell office:value-type="float" office:value="-287.3">
                <text:p>-287.3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-2816">
                <text:p>-2816</text:p>
              </table:table-cell>
              <table:table-cell office:value-type="float" office:value="-292.5">
                <text:p>-292.5</text:p>
              </table:table-cell>
              <table:table-cell office:value-type="float" office:value="1440">
                <text:p>1440</text:p>
              </table:table-cell>
              <table:table-cell office:value-type="float" office:value="-285.9">
                <text:p>-285.9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-2720">
                <text:p>-2720</text:p>
              </table:table-cell>
              <table:table-cell office:value-type="float" office:value="-295.3">
                <text:p>-295.3</text:p>
              </table:table-cell>
              <table:table-cell office:value-type="float" office:value="1440">
                <text:p>1440</text:p>
              </table:table-cell>
              <table:table-cell office:value-type="float" office:value="-284.4">
                <text:p>-284.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-2880">
                <text:p>-2880</text:p>
              </table:table-cell>
              <table:table-cell office:value-type="float" office:value="-298.1">
                <text:p>-298.1</text:p>
              </table:table-cell>
              <table:table-cell office:value-type="float" office:value="1376">
                <text:p>1376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-2688">
                <text:p>-2688</text:p>
              </table:table-cell>
              <table:table-cell office:value-type="float" office:value="-300.8">
                <text:p>-300.8</text:p>
              </table:table-cell>
              <table:table-cell office:value-type="float" office:value="1344">
                <text:p>1344</text:p>
              </table:table-cell>
              <table:table-cell office:value-type="float" office:value="-281.7">
                <text:p>-281.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-2656">
                <text:p>-2656</text:p>
              </table:table-cell>
              <table:table-cell office:value-type="float" office:value="-303.5">
                <text:p>-303.5</text:p>
              </table:table-cell>
              <table:table-cell office:value-type="float" office:value="1440">
                <text:p>1440</text:p>
              </table:table-cell>
              <table:table-cell office:value-type="float" office:value="-280.3">
                <text:p>-280.3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-2592">
                <text:p>-2592</text:p>
              </table:table-cell>
              <table:table-cell office:value-type="float" office:value="-306.1">
                <text:p>-306.1</text:p>
              </table:table-cell>
              <table:table-cell office:value-type="float" office:value="1504">
                <text:p>1504</text:p>
              </table:table-cell>
              <table:table-cell office:value-type="float" office:value="-278.8">
                <text:p>-278.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2688">
                <text:p>-2688</text:p>
              </table:table-cell>
              <table:table-cell office:value-type="float" office:value="-308.7">
                <text:p>-308.7</text:p>
              </table:table-cell>
              <table:table-cell office:value-type="float" office:value="1440">
                <text:p>1440</text:p>
              </table:table-cell>
              <table:table-cell office:value-type="float" office:value="-277.3">
                <text:p>-277.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-2816">
                <text:p>-2816</text:p>
              </table:table-cell>
              <table:table-cell office:value-type="float" office:value="-311.5">
                <text:p>-311.5</text:p>
              </table:table-cell>
              <table:table-cell office:value-type="float" office:value="1376">
                <text:p>1376</text:p>
              </table:table-cell>
              <table:table-cell office:value-type="float" office:value="-275.9">
                <text:p>-275.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-2816">
                <text:p>-2816</text:p>
              </table:table-cell>
              <table:table-cell office:value-type="float" office:value="-314.4">
                <text:p>-314.4</text:p>
              </table:table-cell>
              <table:table-cell office:value-type="float" office:value="1344">
                <text:p>1344</text:p>
              </table:table-cell>
              <table:table-cell office:value-type="float" office:value="-274.6">
                <text:p>-274.6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-2784">
                <text:p>-2784</text:p>
              </table:table-cell>
              <table:table-cell office:value-type="float" office:value="-317.2">
                <text:p>-317.2</text:p>
              </table:table-cell>
              <table:table-cell office:value-type="float" office:value="1440">
                <text:p>1440</text:p>
              </table:table-cell>
              <table:table-cell office:value-type="float" office:value="-273.2">
                <text:p>-273.2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-2752">
                <text:p>-2752</text:p>
              </table:table-cell>
              <table:table-cell office:value-type="float" office:value="-320">
                <text:p>-320</text:p>
              </table:table-cell>
              <table:table-cell office:value-type="float" office:value="1440">
                <text:p>1440</text:p>
              </table:table-cell>
              <table:table-cell office:value-type="float" office:value="-271.8">
                <text:p>-271.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-2752">
                <text:p>-2752</text:p>
              </table:table-cell>
              <table:table-cell office:value-type="float" office:value="-322.6">
                <text:p>-322.6</text:p>
              </table:table-cell>
              <table:table-cell office:value-type="float" office:value="1344">
                <text:p>1344</text:p>
              </table:table-cell>
              <table:table-cell office:value-type="float" office:value="-270.4">
                <text:p>-270.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-2880">
                <text:p>-2880</text:p>
              </table:table-cell>
              <table:table-cell office:value-type="float" office:value="-325.6">
                <text:p>-325.6</text:p>
              </table:table-cell>
              <table:table-cell office:value-type="float" office:value="1344">
                <text:p>1344</text:p>
              </table:table-cell>
              <table:table-cell office:value-type="float" office:value="-269.1">
                <text:p>-269.1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-2816">
                <text:p>-2816</text:p>
              </table:table-cell>
              <table:table-cell office:value-type="float" office:value="-328.4">
                <text:p>-328.4</text:p>
              </table:table-cell>
              <table:table-cell office:value-type="float" office:value="1344">
                <text:p>1344</text:p>
              </table:table-cell>
              <table:table-cell office:value-type="float" office:value="-267.8">
                <text:p>-267.8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-2720">
                <text:p>-2720</text:p>
              </table:table-cell>
              <table:table-cell office:value-type="float" office:value="-331.2">
                <text:p>-331.2</text:p>
              </table:table-cell>
              <table:table-cell office:value-type="float" office:value="1376">
                <text:p>1376</text:p>
              </table:table-cell>
              <table:table-cell office:value-type="float" office:value="-266.4">
                <text:p>-266.4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-2816">
                <text:p>-2816</text:p>
              </table:table-cell>
              <table:table-cell office:value-type="float" office:value="-333.9">
                <text:p>-333.9</text:p>
              </table:table-cell>
              <table:table-cell office:value-type="float" office:value="1376">
                <text:p>1376</text:p>
              </table:table-cell>
              <table:table-cell office:value-type="float" office:value="-264.9">
                <text:p>-264.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-2720">
                <text:p>-2720</text:p>
              </table:table-cell>
              <table:table-cell office:value-type="float" office:value="-336.6">
                <text:p>-336.6</text:p>
              </table:table-cell>
              <table:table-cell office:value-type="float" office:value="1376">
                <text:p>1376</text:p>
              </table:table-cell>
              <table:table-cell office:value-type="float" office:value="-263.6">
                <text:p>-263.6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-2784">
                <text:p>-2784</text:p>
              </table:table-cell>
              <table:table-cell office:value-type="float" office:value="-339.5">
                <text:p>-339.5</text:p>
              </table:table-cell>
              <table:table-cell office:value-type="float" office:value="1440">
                <text:p>1440</text:p>
              </table:table-cell>
              <table:table-cell office:value-type="float" office:value="-262.2">
                <text:p>-262.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-2784">
                <text:p>-2784</text:p>
              </table:table-cell>
              <table:table-cell office:value-type="float" office:value="-342.2">
                <text:p>-342.2</text:p>
              </table:table-cell>
              <table:table-cell office:value-type="float" office:value="1408">
                <text:p>1408</text:p>
              </table:table-cell>
              <table:table-cell office:value-type="float" office:value="-260.8">
                <text:p>-260.8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-2688">
                <text:p>-2688</text:p>
              </table:table-cell>
              <table:table-cell office:value-type="float" office:value="-344.9">
                <text:p>-344.9</text:p>
              </table:table-cell>
              <table:table-cell office:value-type="float" office:value="1376">
                <text:p>1376</text:p>
              </table:table-cell>
              <table:table-cell office:value-type="float" office:value="-259.3">
                <text:p>-259.3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-2784">
                <text:p>-2784</text:p>
              </table:table-cell>
              <table:table-cell office:value-type="float" office:value="-347.6">
                <text:p>-347.6</text:p>
              </table:table-cell>
              <table:table-cell office:value-type="float" office:value="1376">
                <text:p>1376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-2656">
                <text:p>-2656</text:p>
              </table:table-cell>
              <table:table-cell office:value-type="float" office:value="-350.3">
                <text:p>-350.3</text:p>
              </table:table-cell>
              <table:table-cell office:value-type="float" office:value="1408">
                <text:p>1408</text:p>
              </table:table-cell>
              <table:table-cell office:value-type="float" office:value="-256.6">
                <text:p>-256.6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-2656">
                <text:p>-2656</text:p>
              </table:table-cell>
              <table:table-cell office:value-type="float" office:value="-353">
                <text:p>-353</text:p>
              </table:table-cell>
              <table:table-cell office:value-type="float" office:value="1440">
                <text:p>1440</text:p>
              </table:table-cell>
              <table:table-cell office:value-type="float" office:value="-255.2">
                <text:p>-255.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-2688">
                <text:p>-2688</text:p>
              </table:table-cell>
              <table:table-cell office:value-type="float" office:value="-355.6">
                <text:p>-355.6</text:p>
              </table:table-cell>
              <table:table-cell office:value-type="float" office:value="1344">
                <text:p>1344</text:p>
              </table:table-cell>
              <table:table-cell office:value-type="float" office:value="-253.8">
                <text:p>-253.8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-2656">
                <text:p>-2656</text:p>
              </table:table-cell>
              <table:table-cell office:value-type="float" office:value="-358.2">
                <text:p>-358.2</text:p>
              </table:table-cell>
              <table:table-cell office:value-type="float" office:value="1344">
                <text:p>1344</text:p>
              </table:table-cell>
              <table:table-cell office:value-type="float" office:value="-252.4">
                <text:p>-252.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-2080">
                <text:p>-2080</text:p>
              </table:table-cell>
              <table:table-cell office:value-type="float" office:value="-359.9">
                <text:p>-359.9</text:p>
              </table:table-cell>
              <table:table-cell office:value-type="float" office:value="1376">
                <text:p>1376</text:p>
              </table:table-cell>
              <table:table-cell office:value-type="float" office:value="-251.1">
                <text:p>-251.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-352">
                <text:p>-352</text:p>
              </table:table-cell>
              <table:table-cell office:value-type="float" office:value="-359.9">
                <text:p>-359.9</text:p>
              </table:table-cell>
              <table:table-cell office:value-type="float" office:value="1408">
                <text:p>1408</text:p>
              </table:table-cell>
              <table:table-cell office:value-type="float" office:value="-249.7">
                <text:p>-249.7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1344">
                <text:p>1344</text:p>
              </table:table-cell>
              <table:table-cell office:value-type="float" office:value="-248.3">
                <text:p>-248.3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1344">
                <text:p>1344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-359.9">
                <text:p>-359.9</text:p>
              </table:table-cell>
              <table:table-cell office:value-type="float" office:value="1248">
                <text:p>1248</text:p>
              </table:table-cell>
              <table:table-cell office:value-type="float" office:value="-245.8">
                <text:p>-245.8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-244.4">
                <text:p>-244.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-241.6">
                <text:p>-241.6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-240.4">
                <text:p>-240.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-239.1">
                <text:p>-239.1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-237.7">
                <text:p>-237.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-236.4">
                <text:p>-236.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-233.7">
                <text:p>-233.7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-232.4">
                <text:p>-232.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-230.9">
                <text:p>-230.9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-229.6">
                <text:p>-229.6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-228.3">
                <text:p>-228.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-226.8">
                <text:p>-226.8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-225.5">
                <text:p>-22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